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596" calcext:value-type="float">
            <text:p>137596</text:p>
          </table:table-cell>
          <table:table-cell office:value-type="float" office:value="2127" calcext:value-type="float">
            <text:p>2127</text:p>
          </table:table-cell>
          <table:table-cell office:value-type="float" office:value="2042216" calcext:value-type="float">
            <text:p>20422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316816" calcext:value-type="float">
            <text:p>4316816</text:p>
          </table:table-cell>
          <table:table-cell office:value-type="float" office:value="0" calcext:value-type="float">
            <text:p>0</text:p>
          </table:table-cell>
          <table:table-cell office:value-type="float" office:value="4316816" calcext:value-type="float">
            <text:p>4316816</text:p>
          </table:table-cell>
          <table:table-cell office:value-type="float" office:value="8" calcext:value-type="float">
            <text:p>8</text:p>
          </table:table-cell>
          <table:table-cell office:value-type="float" office:value="1586000" calcext:value-type="float">
            <text:p>1586000</text:p>
          </table:table-cell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1302" calcext:value-type="float">
            <text:p>1610521751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0320" calcext:value-type="float">
            <text:p>130320</text:p>
          </table:table-cell>
          <table:table-cell office:value-type="float" office:value="2125" calcext:value-type="float">
            <text:p>2125</text:p>
          </table:table-cell>
          <table:table-cell office:value-type="float" office:value="2043228" calcext:value-type="float">
            <text:p>20432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6752" calcext:value-type="float">
            <text:p>6076752</text:p>
          </table:table-cell>
          <table:table-cell office:value-type="float" office:value="2612392" calcext:value-type="float">
            <text:p>2612392</text:p>
          </table:table-cell>
          <table:table-cell office:value-type="float" office:value="3464360" calcext:value-type="float">
            <text:p>3464360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172" calcext:value-type="float">
            <text:p>17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1427" calcext:value-type="float">
            <text:p>1610521751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4004" calcext:value-type="float">
            <text:p>134004</text:p>
          </table:table-cell>
          <table:table-cell office:value-type="float" office:value="2125" calcext:value-type="float">
            <text:p>2125</text:p>
          </table:table-cell>
          <table:table-cell office:value-type="float" office:value="2043404" calcext:value-type="float">
            <text:p>20434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10462" calcext:value-type="float">
            <text:p>5510462</text:p>
          </table:table-cell>
          <table:table-cell office:value-type="float" office:value="1788574" calcext:value-type="float">
            <text:p>1788574</text:p>
          </table:table-cell>
          <table:table-cell office:value-type="float" office:value="3721888" calcext:value-type="float">
            <text:p>372188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1552" calcext:value-type="float">
            <text:p>1610521751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0700" calcext:value-type="float">
            <text:p>130700</text:p>
          </table:table-cell>
          <table:table-cell office:value-type="float" office:value="2126" calcext:value-type="float">
            <text:p>2126</text:p>
          </table:table-cell>
          <table:table-cell office:value-type="float" office:value="2043544" calcext:value-type="float">
            <text:p>20435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10008" calcext:value-type="float">
            <text:p>6910008</text:p>
          </table:table-cell>
          <table:table-cell office:value-type="float" office:value="0" calcext:value-type="float">
            <text:p>0</text:p>
          </table:table-cell>
          <table:table-cell office:value-type="float" office:value="6910008" calcext:value-type="float">
            <text:p>691000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12" calcext:value-type="float">
            <text:p>21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1677" calcext:value-type="float">
            <text:p>1610521751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1288" calcext:value-type="float">
            <text:p>131288</text:p>
          </table:table-cell>
          <table:table-cell office:value-type="float" office:value="2123" calcext:value-type="float">
            <text:p>2123</text:p>
          </table:table-cell>
          <table:table-cell office:value-type="float" office:value="2043728" calcext:value-type="float">
            <text:p>20437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5552" calcext:value-type="float">
            <text:p>5985552</text:p>
          </table:table-cell>
          <table:table-cell office:value-type="float" office:value="0" calcext:value-type="float">
            <text:p>0</text:p>
          </table:table-cell>
          <table:table-cell office:value-type="float" office:value="5985552" calcext:value-type="float">
            <text:p>59855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33" calcext:value-type="float">
            <text:p>23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1801" calcext:value-type="float">
            <text:p>1610521751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2512" calcext:value-type="float">
            <text:p>132512</text:p>
          </table:table-cell>
          <table:table-cell office:value-type="float" office:value="2124" calcext:value-type="float">
            <text:p>2124</text:p>
          </table:table-cell>
          <table:table-cell office:value-type="float" office:value="2043904" calcext:value-type="float">
            <text:p>20439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26254" calcext:value-type="float">
            <text:p>5526254</text:p>
          </table:table-cell>
          <table:table-cell office:value-type="float" office:value="1022326" calcext:value-type="float">
            <text:p>1022326</text:p>
          </table:table-cell>
          <table:table-cell office:value-type="float" office:value="4503928" calcext:value-type="float">
            <text:p>45039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53" calcext:value-type="float">
            <text:p>25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1926" calcext:value-type="float">
            <text:p>1610521751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9448" calcext:value-type="float">
            <text:p>129448</text:p>
          </table:table-cell>
          <table:table-cell office:value-type="float" office:value="2125" calcext:value-type="float">
            <text:p>2125</text:p>
          </table:table-cell>
          <table:table-cell office:value-type="float" office:value="2044044" calcext:value-type="float">
            <text:p>2044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83583" calcext:value-type="float">
            <text:p>5583583</text:p>
          </table:table-cell>
          <table:table-cell office:value-type="float" office:value="2152815" calcext:value-type="float">
            <text:p>2152815</text:p>
          </table:table-cell>
          <table:table-cell office:value-type="float" office:value="3430768" calcext:value-type="float">
            <text:p>343076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73" calcext:value-type="float">
            <text:p>27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2050" calcext:value-type="float">
            <text:p>1610521752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0872" calcext:value-type="float">
            <text:p>130872</text:p>
          </table:table-cell>
          <table:table-cell office:value-type="float" office:value="2123" calcext:value-type="float">
            <text:p>2123</text:p>
          </table:table-cell>
          <table:table-cell office:value-type="float" office:value="2044168" calcext:value-type="float">
            <text:p>204416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99800" calcext:value-type="float">
            <text:p>5699800</text:p>
          </table:table-cell>
          <table:table-cell office:value-type="float" office:value="0" calcext:value-type="float">
            <text:p>0</text:p>
          </table:table-cell>
          <table:table-cell office:value-type="float" office:value="5699800" calcext:value-type="float">
            <text:p>56998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94" calcext:value-type="float">
            <text:p>29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2175" calcext:value-type="float">
            <text:p>1610521752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2888" calcext:value-type="float">
            <text:p>132888</text:p>
          </table:table-cell>
          <table:table-cell office:value-type="float" office:value="2125" calcext:value-type="float">
            <text:p>2125</text:p>
          </table:table-cell>
          <table:table-cell office:value-type="float" office:value="2044184" calcext:value-type="float">
            <text:p>2044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9568" calcext:value-type="float">
            <text:p>5609568</text:p>
          </table:table-cell>
          <table:table-cell office:value-type="float" office:value="1932336" calcext:value-type="float">
            <text:p>1932336</text:p>
          </table:table-cell>
          <table:table-cell office:value-type="float" office:value="3677232" calcext:value-type="float">
            <text:p>36772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13" calcext:value-type="float">
            <text:p>31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2298" calcext:value-type="float">
            <text:p>1610521752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2640" calcext:value-type="float">
            <text:p>132640</text:p>
          </table:table-cell>
          <table:table-cell office:value-type="float" office:value="2124" calcext:value-type="float">
            <text:p>2124</text:p>
          </table:table-cell>
          <table:table-cell office:value-type="float" office:value="2044184" calcext:value-type="float">
            <text:p>2044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22638" calcext:value-type="float">
            <text:p>5622638</text:p>
          </table:table-cell>
          <table:table-cell office:value-type="float" office:value="1693110" calcext:value-type="float">
            <text:p>1693110</text:p>
          </table:table-cell>
          <table:table-cell office:value-type="float" office:value="3929528" calcext:value-type="float">
            <text:p>39295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34" calcext:value-type="float">
            <text:p>33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2420" calcext:value-type="float">
            <text:p>16105217524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9556" calcext:value-type="float">
            <text:p>129556</text:p>
          </table:table-cell>
          <table:table-cell office:value-type="float" office:value="2122" calcext:value-type="float">
            <text:p>2122</text:p>
          </table:table-cell>
          <table:table-cell office:value-type="float" office:value="2044204" calcext:value-type="float">
            <text:p>2044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7712" calcext:value-type="float">
            <text:p>6017712</text:p>
          </table:table-cell>
          <table:table-cell office:value-type="float" office:value="0" calcext:value-type="float">
            <text:p>0</text:p>
          </table:table-cell>
          <table:table-cell office:value-type="float" office:value="6017712" calcext:value-type="float">
            <text:p>601771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54" calcext:value-type="float">
            <text:p>35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2543" calcext:value-type="float">
            <text:p>1610521752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060" calcext:value-type="float">
            <text:p>126060</text:p>
          </table:table-cell>
          <table:table-cell office:value-type="float" office:value="2118" calcext:value-type="float">
            <text:p>2118</text:p>
          </table:table-cell>
          <table:table-cell office:value-type="float" office:value="2044288" calcext:value-type="float">
            <text:p>204428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03304" calcext:value-type="float">
            <text:p>6303304</text:p>
          </table:table-cell>
          <table:table-cell office:value-type="float" office:value="0" calcext:value-type="float">
            <text:p>0</text:p>
          </table:table-cell>
          <table:table-cell office:value-type="float" office:value="6303304" calcext:value-type="float">
            <text:p>6303304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375" calcext:value-type="float">
            <text:p>37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2667" calcext:value-type="float">
            <text:p>1610521752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16" calcext:value-type="float">
            <text:p>147116</text:p>
          </table:table-cell>
          <table:table-cell office:value-type="float" office:value="2139" calcext:value-type="float">
            <text:p>2139</text:p>
          </table:table-cell>
          <table:table-cell office:value-type="float" office:value="2044340" calcext:value-type="float">
            <text:p>20443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5504" calcext:value-type="float">
            <text:p>5565504</text:p>
          </table:table-cell>
          <table:table-cell office:value-type="float" office:value="58912" calcext:value-type="float">
            <text:p>58912</text:p>
          </table:table-cell>
          <table:table-cell office:value-type="float" office:value="5506592" calcext:value-type="float">
            <text:p>5506592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395" calcext:value-type="float">
            <text:p>39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2794" calcext:value-type="float">
            <text:p>1610521752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176" calcext:value-type="float">
            <text:p>149176</text:p>
          </table:table-cell>
          <table:table-cell office:value-type="float" office:value="2141" calcext:value-type="float">
            <text:p>2141</text:p>
          </table:table-cell>
          <table:table-cell office:value-type="float" office:value="2044360" calcext:value-type="float">
            <text:p>20443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4111" calcext:value-type="float">
            <text:p>5644111</text:p>
          </table:table-cell>
          <table:table-cell office:value-type="float" office:value="1343399" calcext:value-type="float">
            <text:p>1343399</text:p>
          </table:table-cell>
          <table:table-cell office:value-type="float" office:value="4300712" calcext:value-type="float">
            <text:p>4300712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414" calcext:value-type="float">
            <text:p>41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2920" calcext:value-type="float">
            <text:p>16105217529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688" calcext:value-type="float">
            <text:p>145688</text:p>
          </table:table-cell>
          <table:table-cell office:value-type="float" office:value="2139" calcext:value-type="float">
            <text:p>2139</text:p>
          </table:table-cell>
          <table:table-cell office:value-type="float" office:value="2044752" calcext:value-type="float">
            <text:p>20447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88575" calcext:value-type="float">
            <text:p>5588575</text:p>
          </table:table-cell>
          <table:table-cell office:value-type="float" office:value="774959" calcext:value-type="float">
            <text:p>774959</text:p>
          </table:table-cell>
          <table:table-cell office:value-type="float" office:value="4813616" calcext:value-type="float">
            <text:p>4813616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435" calcext:value-type="float">
            <text:p>43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3043" calcext:value-type="float">
            <text:p>1610521753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04" calcext:value-type="float">
            <text:p>146304</text:p>
          </table:table-cell>
          <table:table-cell office:value-type="float" office:value="2141" calcext:value-type="float">
            <text:p>2141</text:p>
          </table:table-cell>
          <table:table-cell office:value-type="float" office:value="2044752" calcext:value-type="float">
            <text:p>20447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5694" calcext:value-type="float">
            <text:p>6235694</text:p>
          </table:table-cell>
          <table:table-cell office:value-type="float" office:value="2462486" calcext:value-type="float">
            <text:p>2462486</text:p>
          </table:table-cell>
          <table:table-cell office:value-type="float" office:value="3773208" calcext:value-type="float">
            <text:p>377320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459" calcext:value-type="float">
            <text:p>459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3172" calcext:value-type="float">
            <text:p>1610521753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76" calcext:value-type="float">
            <text:p>146676</text:p>
          </table:table-cell>
          <table:table-cell office:value-type="float" office:value="2142" calcext:value-type="float">
            <text:p>2142</text:p>
          </table:table-cell>
          <table:table-cell office:value-type="float" office:value="2044752" calcext:value-type="float">
            <text:p>20447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60158" calcext:value-type="float">
            <text:p>5760158</text:p>
          </table:table-cell>
          <table:table-cell office:value-type="float" office:value="2503246" calcext:value-type="float">
            <text:p>2503246</text:p>
          </table:table-cell>
          <table:table-cell office:value-type="float" office:value="3256912" calcext:value-type="float">
            <text:p>325691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483" calcext:value-type="float">
            <text:p>48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3312" calcext:value-type="float">
            <text:p>1610521753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908" calcext:value-type="float">
            <text:p>148908</text:p>
          </table:table-cell>
          <table:table-cell office:value-type="float" office:value="2140" calcext:value-type="float">
            <text:p>2140</text:p>
          </table:table-cell>
          <table:table-cell office:value-type="float" office:value="2044752" calcext:value-type="float">
            <text:p>20447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29551" calcext:value-type="float">
            <text:p>5729551</text:p>
          </table:table-cell>
          <table:table-cell office:value-type="float" office:value="304775" calcext:value-type="float">
            <text:p>304775</text:p>
          </table:table-cell>
          <table:table-cell office:value-type="float" office:value="5424776" calcext:value-type="float">
            <text:p>542477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508" calcext:value-type="float">
            <text:p>508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3452" calcext:value-type="float">
            <text:p>1610521753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048" calcext:value-type="float">
            <text:p>149048</text:p>
          </table:table-cell>
          <table:table-cell office:value-type="float" office:value="2140" calcext:value-type="float">
            <text:p>2140</text:p>
          </table:table-cell>
          <table:table-cell office:value-type="float" office:value="2044752" calcext:value-type="float">
            <text:p>20447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2416" calcext:value-type="float">
            <text:p>6202416</text:p>
          </table:table-cell>
          <table:table-cell office:value-type="float" office:value="0" calcext:value-type="float">
            <text:p>0</text:p>
          </table:table-cell>
          <table:table-cell office:value-type="float" office:value="6202416" calcext:value-type="float">
            <text:p>620241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533" calcext:value-type="float">
            <text:p>53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3602" calcext:value-type="float">
            <text:p>1610521753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040" calcext:value-type="float">
            <text:p>150040</text:p>
          </table:table-cell>
          <table:table-cell office:value-type="float" office:value="2141" calcext:value-type="float">
            <text:p>2141</text:p>
          </table:table-cell>
          <table:table-cell office:value-type="float" office:value="2044752" calcext:value-type="float">
            <text:p>20447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92622" calcext:value-type="float">
            <text:p>5692622</text:p>
          </table:table-cell>
          <table:table-cell office:value-type="float" office:value="269926" calcext:value-type="float">
            <text:p>269926</text:p>
          </table:table-cell>
          <table:table-cell office:value-type="float" office:value="5422696" calcext:value-type="float">
            <text:p>542269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558" calcext:value-type="float">
            <text:p>558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3741" calcext:value-type="float">
            <text:p>1610521753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560" calcext:value-type="float">
            <text:p>147560</text:p>
          </table:table-cell>
          <table:table-cell office:value-type="float" office:value="2142" calcext:value-type="float">
            <text:p>2142</text:p>
          </table:table-cell>
          <table:table-cell office:value-type="float" office:value="2044752" calcext:value-type="float">
            <text:p>20447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78751" calcext:value-type="float">
            <text:p>5778751</text:p>
          </table:table-cell>
          <table:table-cell office:value-type="float" office:value="1758879" calcext:value-type="float">
            <text:p>1758879</text:p>
          </table:table-cell>
          <table:table-cell office:value-type="float" office:value="4019872" calcext:value-type="float">
            <text:p>401987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582" calcext:value-type="float">
            <text:p>58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3878" calcext:value-type="float">
            <text:p>1610521753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16" calcext:value-type="float">
            <text:p>147916</text:p>
          </table:table-cell>
          <table:table-cell office:value-type="float" office:value="2140" calcext:value-type="float">
            <text:p>2140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50952" calcext:value-type="float">
            <text:p>6450952</text:p>
          </table:table-cell>
          <table:table-cell office:value-type="float" office:value="0" calcext:value-type="float">
            <text:p>0</text:p>
          </table:table-cell>
          <table:table-cell office:value-type="float" office:value="6450952" calcext:value-type="float">
            <text:p>6450952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605" calcext:value-type="float">
            <text:p>60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4018" calcext:value-type="float">
            <text:p>1610521754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688" calcext:value-type="float">
            <text:p>150688</text:p>
          </table:table-cell>
          <table:table-cell office:value-type="float" office:value="2143" calcext:value-type="float">
            <text:p>2143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60207" calcext:value-type="float">
            <text:p>5860207</text:p>
          </table:table-cell>
          <table:table-cell office:value-type="float" office:value="1287607" calcext:value-type="float">
            <text:p>1287607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624" calcext:value-type="float">
            <text:p>62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4159" calcext:value-type="float">
            <text:p>1610521754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42" calcext:value-type="float">
            <text:p>2142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07262" calcext:value-type="float">
            <text:p>5707262</text:p>
          </table:table-cell>
          <table:table-cell office:value-type="float" office:value="1030910" calcext:value-type="float">
            <text:p>1030910</text:p>
          </table:table-cell>
          <table:table-cell office:value-type="float" office:value="4676352" calcext:value-type="float">
            <text:p>46763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643" calcext:value-type="float">
            <text:p>64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4282" calcext:value-type="float">
            <text:p>1610521754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836" calcext:value-type="float">
            <text:p>145836</text:p>
          </table:table-cell>
          <table:table-cell office:value-type="float" office:value="2138" calcext:value-type="float">
            <text:p>2138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7112" calcext:value-type="float">
            <text:p>6467112</text:p>
          </table:table-cell>
          <table:table-cell office:value-type="float" office:value="0" calcext:value-type="float">
            <text:p>0</text:p>
          </table:table-cell>
          <table:table-cell office:value-type="float" office:value="6467112" calcext:value-type="float">
            <text:p>646711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662" calcext:value-type="float">
            <text:p>66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4402" calcext:value-type="float">
            <text:p>1610521754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968" calcext:value-type="float">
            <text:p>144968</text:p>
          </table:table-cell>
          <table:table-cell office:value-type="float" office:value="2137" calcext:value-type="float">
            <text:p>2137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0080" calcext:value-type="float">
            <text:p>6030080</text:p>
          </table:table-cell>
          <table:table-cell office:value-type="float" office:value="0" calcext:value-type="float">
            <text:p>0</text:p>
          </table:table-cell>
          <table:table-cell office:value-type="float" office:value="6030080" calcext:value-type="float">
            <text:p>603008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681" calcext:value-type="float">
            <text:p>68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4521" calcext:value-type="float">
            <text:p>1610521754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704" calcext:value-type="float">
            <text:p>144704</text:p>
          </table:table-cell>
          <table:table-cell office:value-type="float" office:value="2138" calcext:value-type="float">
            <text:p>2138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38536" calcext:value-type="float">
            <text:p>5838536</text:p>
          </table:table-cell>
          <table:table-cell office:value-type="float" office:value="0" calcext:value-type="float">
            <text:p>0</text:p>
          </table:table-cell>
          <table:table-cell office:value-type="float" office:value="5838536" calcext:value-type="float">
            <text:p>583853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701" calcext:value-type="float">
            <text:p>70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4642" calcext:value-type="float">
            <text:p>1610521754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200" calcext:value-type="float">
            <text:p>145200</text:p>
          </table:table-cell>
          <table:table-cell office:value-type="float" office:value="2137" calcext:value-type="float">
            <text:p>2137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79231" calcext:value-type="float">
            <text:p>5779231</text:p>
          </table:table-cell>
          <table:table-cell office:value-type="float" office:value="313231" calcext:value-type="float">
            <text:p>313231</text:p>
          </table:table-cell>
          <table:table-cell office:value-type="float" office:value="5466000" calcext:value-type="float">
            <text:p>54660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720" calcext:value-type="float">
            <text:p>720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4762" calcext:value-type="float">
            <text:p>1610521754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320" calcext:value-type="float">
            <text:p>145320</text:p>
          </table:table-cell>
          <table:table-cell office:value-type="float" office:value="2138" calcext:value-type="float">
            <text:p>2138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89647" calcext:value-type="float">
            <text:p>5789647</text:p>
          </table:table-cell>
          <table:table-cell office:value-type="float" office:value="1104871" calcext:value-type="float">
            <text:p>1104871</text:p>
          </table:table-cell>
          <table:table-cell office:value-type="float" office:value="4684776" calcext:value-type="float">
            <text:p>468477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4882" calcext:value-type="float">
            <text:p>1610521754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688" calcext:value-type="float">
            <text:p>148688</text:p>
          </table:table-cell>
          <table:table-cell office:value-type="float" office:value="2141" calcext:value-type="float">
            <text:p>2141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8094" calcext:value-type="float">
            <text:p>5908094</text:p>
          </table:table-cell>
          <table:table-cell office:value-type="float" office:value="2478910" calcext:value-type="float">
            <text:p>2478910</text:p>
          </table:table-cell>
          <table:table-cell office:value-type="float" office:value="3429184" calcext:value-type="float">
            <text:p>342918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757" calcext:value-type="float">
            <text:p>75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5002" calcext:value-type="float">
            <text:p>1610521755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60" calcext:value-type="float">
            <text:p>147960</text:p>
          </table:table-cell>
          <table:table-cell office:value-type="float" office:value="2140" calcext:value-type="float">
            <text:p>2140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85736" calcext:value-type="float">
            <text:p>6185736</text:p>
          </table:table-cell>
          <table:table-cell office:value-type="float" office:value="0" calcext:value-type="float">
            <text:p>0</text:p>
          </table:table-cell>
          <table:table-cell office:value-type="float" office:value="6185736" calcext:value-type="float">
            <text:p>618573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778" calcext:value-type="float">
            <text:p>778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5118" calcext:value-type="float">
            <text:p>1610521755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548" calcext:value-type="float">
            <text:p>149548</text:p>
          </table:table-cell>
          <table:table-cell office:value-type="float" office:value="2145" calcext:value-type="float">
            <text:p>2145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8991" calcext:value-type="float">
            <text:p>6348991</text:p>
          </table:table-cell>
          <table:table-cell office:value-type="float" office:value="2732127" calcext:value-type="float">
            <text:p>2732127</text:p>
          </table:table-cell>
          <table:table-cell office:value-type="float" office:value="3616864" calcext:value-type="float">
            <text:p>361686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801" calcext:value-type="float">
            <text:p>80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5248" calcext:value-type="float">
            <text:p>1610521755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176" calcext:value-type="float">
            <text:p>149176</text:p>
          </table:table-cell>
          <table:table-cell office:value-type="float" office:value="2144" calcext:value-type="float">
            <text:p>2144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0640" calcext:value-type="float">
            <text:p>6230640</text:p>
          </table:table-cell>
          <table:table-cell office:value-type="float" office:value="2312504" calcext:value-type="float">
            <text:p>2312504</text:p>
          </table:table-cell>
          <table:table-cell office:value-type="float" office:value="3918136" calcext:value-type="float">
            <text:p>391813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826" calcext:value-type="float">
            <text:p>82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5390" calcext:value-type="float">
            <text:p>16105217553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7320" calcext:value-type="float">
            <text:p>157320</text:p>
          </table:table-cell>
          <table:table-cell office:value-type="float" office:value="2148" calcext:value-type="float">
            <text:p>2148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41727" calcext:value-type="float">
            <text:p>5841727</text:p>
          </table:table-cell>
          <table:table-cell office:value-type="float" office:value="901535" calcext:value-type="float">
            <text:p>901535</text:p>
          </table:table-cell>
          <table:table-cell office:value-type="float" office:value="4940192" calcext:value-type="float">
            <text:p>49401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851" calcext:value-type="float">
            <text:p>85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5531" calcext:value-type="float">
            <text:p>1610521755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5384" calcext:value-type="float">
            <text:p>155384</text:p>
          </table:table-cell>
          <table:table-cell office:value-type="float" office:value="2149" calcext:value-type="float">
            <text:p>2149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98936" calcext:value-type="float">
            <text:p>6698936</text:p>
          </table:table-cell>
          <table:table-cell office:value-type="float" office:value="0" calcext:value-type="float">
            <text:p>0</text:p>
          </table:table-cell>
          <table:table-cell office:value-type="float" office:value="6698936" calcext:value-type="float">
            <text:p>669893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874" calcext:value-type="float">
            <text:p>87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5671" calcext:value-type="float">
            <text:p>1610521755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7644" calcext:value-type="float">
            <text:p>157644</text:p>
          </table:table-cell>
          <table:table-cell office:value-type="float" office:value="2149" calcext:value-type="float">
            <text:p>2149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38718" calcext:value-type="float">
            <text:p>5938718</text:p>
          </table:table-cell>
          <table:table-cell office:value-type="float" office:value="1593102" calcext:value-type="float">
            <text:p>1593102</text:p>
          </table:table-cell>
          <table:table-cell office:value-type="float" office:value="4345616" calcext:value-type="float">
            <text:p>434561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899" calcext:value-type="float">
            <text:p>899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5814" calcext:value-type="float">
            <text:p>1610521755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7244" calcext:value-type="float">
            <text:p>157244</text:p>
          </table:table-cell>
          <table:table-cell office:value-type="float" office:value="2148" calcext:value-type="float">
            <text:p>2148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42478" calcext:value-type="float">
            <text:p>5842478</text:p>
          </table:table-cell>
          <table:table-cell office:value-type="float" office:value="803606" calcext:value-type="float">
            <text:p>803606</text:p>
          </table:table-cell>
          <table:table-cell office:value-type="float" office:value="5038872" calcext:value-type="float">
            <text:p>503887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923" calcext:value-type="float">
            <text:p>92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5951" calcext:value-type="float">
            <text:p>1610521755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5756" calcext:value-type="float">
            <text:p>155756</text:p>
          </table:table-cell>
          <table:table-cell office:value-type="float" office:value="2147" calcext:value-type="float">
            <text:p>2147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30960" calcext:value-type="float">
            <text:p>5730960</text:p>
          </table:table-cell>
          <table:table-cell office:value-type="float" office:value="0" calcext:value-type="float">
            <text:p>0</text:p>
          </table:table-cell>
          <table:table-cell office:value-type="float" office:value="5730960" calcext:value-type="float">
            <text:p>573096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947" calcext:value-type="float">
            <text:p>94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6088" calcext:value-type="float">
            <text:p>1610521756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5136" calcext:value-type="float">
            <text:p>155136</text:p>
          </table:table-cell>
          <table:table-cell office:value-type="float" office:value="2147" calcext:value-type="float">
            <text:p>2147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76280" calcext:value-type="float">
            <text:p>6276280</text:p>
          </table:table-cell>
          <table:table-cell office:value-type="float" office:value="0" calcext:value-type="float">
            <text:p>0</text:p>
          </table:table-cell>
          <table:table-cell office:value-type="float" office:value="6276280" calcext:value-type="float">
            <text:p>627628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971" calcext:value-type="float">
            <text:p>97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6226" calcext:value-type="float">
            <text:p>1610521756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4764" calcext:value-type="float">
            <text:p>154764</text:p>
          </table:table-cell>
          <table:table-cell office:value-type="float" office:value="2146" calcext:value-type="float">
            <text:p>2146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2384" calcext:value-type="float">
            <text:p>6102384</text:p>
          </table:table-cell>
          <table:table-cell office:value-type="float" office:value="0" calcext:value-type="float">
            <text:p>0</text:p>
          </table:table-cell>
          <table:table-cell office:value-type="float" office:value="6102384" calcext:value-type="float">
            <text:p>610238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994" calcext:value-type="float">
            <text:p>99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6370" calcext:value-type="float">
            <text:p>16105217563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6440" calcext:value-type="float">
            <text:p>156440</text:p>
          </table:table-cell>
          <table:table-cell office:value-type="float" office:value="2149" calcext:value-type="float">
            <text:p>2149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82736" calcext:value-type="float">
            <text:p>5882736</text:p>
          </table:table-cell>
          <table:table-cell office:value-type="float" office:value="1429944" calcext:value-type="float">
            <text:p>1429944</text:p>
          </table:table-cell>
          <table:table-cell office:value-type="float" office:value="4452792" calcext:value-type="float">
            <text:p>44527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013" calcext:value-type="float">
            <text:p>101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6499" calcext:value-type="float">
            <text:p>1610521756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3752" calcext:value-type="float">
            <text:p>153752</text:p>
          </table:table-cell>
          <table:table-cell office:value-type="float" office:value="2145" calcext:value-type="float">
            <text:p>2145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2847" calcext:value-type="float">
            <text:p>6282847</text:p>
          </table:table-cell>
          <table:table-cell office:value-type="float" office:value="532271" calcext:value-type="float">
            <text:p>532271</text:p>
          </table:table-cell>
          <table:table-cell office:value-type="float" office:value="5750576" calcext:value-type="float">
            <text:p>575057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034" calcext:value-type="float">
            <text:p>103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6616" calcext:value-type="float">
            <text:p>1610521756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32" calcext:value-type="float">
            <text:p>146332</text:p>
          </table:table-cell>
          <table:table-cell office:value-type="float" office:value="2139" calcext:value-type="float">
            <text:p>2139</text:p>
          </table:table-cell>
          <table:table-cell office:value-type="float" office:value="2044760" calcext:value-type="float">
            <text:p>20447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4768" calcext:value-type="float">
            <text:p>6014768</text:p>
          </table:table-cell>
          <table:table-cell office:value-type="float" office:value="0" calcext:value-type="float">
            <text:p>0</text:p>
          </table:table-cell>
          <table:table-cell office:value-type="float" office:value="6014768" calcext:value-type="float">
            <text:p>601476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056" calcext:value-type="float">
            <text:p>105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6760" calcext:value-type="float">
            <text:p>1610521756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96" calcext:value-type="float">
            <text:p>147196</text:p>
          </table:table-cell>
          <table:table-cell office:value-type="float" office:value="2139" calcext:value-type="float">
            <text:p>2139</text:p>
          </table:table-cell>
          <table:table-cell office:value-type="float" office:value="2044752" calcext:value-type="float">
            <text:p>20447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12128" calcext:value-type="float">
            <text:p>5812128</text:p>
          </table:table-cell>
          <table:table-cell office:value-type="float" office:value="1738704" calcext:value-type="float">
            <text:p>1738704</text:p>
          </table:table-cell>
          <table:table-cell office:value-type="float" office:value="4073424" calcext:value-type="float">
            <text:p>407342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074" calcext:value-type="float">
            <text:p>107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6884" calcext:value-type="float">
            <text:p>1610521756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360" calcext:value-type="float">
            <text:p>144360</text:p>
          </table:table-cell>
          <table:table-cell office:value-type="float" office:value="2137" calcext:value-type="float">
            <text:p>2137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55119" calcext:value-type="float">
            <text:p>5855119</text:p>
          </table:table-cell>
          <table:table-cell office:value-type="float" office:value="203719" calcext:value-type="float">
            <text:p>203719</text:p>
          </table:table-cell>
          <table:table-cell office:value-type="float" office:value="5651400" calcext:value-type="float">
            <text:p>56514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7003" calcext:value-type="float">
            <text:p>1610521757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360" calcext:value-type="float">
            <text:p>144360</text:p>
          </table:table-cell>
          <table:table-cell office:value-type="float" office:value="2136" calcext:value-type="float">
            <text:p>2136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3584" calcext:value-type="float">
            <text:p>6113584</text:p>
          </table:table-cell>
          <table:table-cell office:value-type="float" office:value="0" calcext:value-type="float">
            <text:p>0</text:p>
          </table:table-cell>
          <table:table-cell office:value-type="float" office:value="6113584" calcext:value-type="float">
            <text:p>611358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117" calcext:value-type="float">
            <text:p>111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7121" calcext:value-type="float">
            <text:p>1610521757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864" calcext:value-type="float">
            <text:p>143864</text:p>
          </table:table-cell>
          <table:table-cell office:value-type="float" office:value="2136" calcext:value-type="float">
            <text:p>2136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3352" calcext:value-type="float">
            <text:p>6413352</text:p>
          </table:table-cell>
          <table:table-cell office:value-type="float" office:value="0" calcext:value-type="float">
            <text:p>0</text:p>
          </table:table-cell>
          <table:table-cell office:value-type="float" office:value="6413352" calcext:value-type="float">
            <text:p>64133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141" calcext:value-type="float">
            <text:p>114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7262" calcext:value-type="float">
            <text:p>1610521757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252" calcext:value-type="float">
            <text:p>142252</text:p>
          </table:table-cell>
          <table:table-cell office:value-type="float" office:value="2139" calcext:value-type="float">
            <text:p>2139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2319" calcext:value-type="float">
            <text:p>5952319</text:p>
          </table:table-cell>
          <table:table-cell office:value-type="float" office:value="2435487" calcext:value-type="float">
            <text:p>2435487</text:p>
          </table:table-cell>
          <table:table-cell office:value-type="float" office:value="3516832" calcext:value-type="float">
            <text:p>35168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161" calcext:value-type="float">
            <text:p>116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7396" calcext:value-type="float">
            <text:p>1610521757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880" calcext:value-type="float">
            <text:p>143880</text:p>
          </table:table-cell>
          <table:table-cell office:value-type="float" office:value="2135" calcext:value-type="float">
            <text:p>2135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9992" calcext:value-type="float">
            <text:p>6469992</text:p>
          </table:table-cell>
          <table:table-cell office:value-type="float" office:value="0" calcext:value-type="float">
            <text:p>0</text:p>
          </table:table-cell>
          <table:table-cell office:value-type="float" office:value="6469992" calcext:value-type="float">
            <text:p>64699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184" calcext:value-type="float">
            <text:p>118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7523" calcext:value-type="float">
            <text:p>1610521757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872" calcext:value-type="float">
            <text:p>144872</text:p>
          </table:table-cell>
          <table:table-cell office:value-type="float" office:value="2137" calcext:value-type="float">
            <text:p>2137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93406" calcext:value-type="float">
            <text:p>5893406</text:p>
          </table:table-cell>
          <table:table-cell office:value-type="float" office:value="894606" calcext:value-type="float">
            <text:p>894606</text:p>
          </table:table-cell>
          <table:table-cell office:value-type="float" office:value="4998800" calcext:value-type="float">
            <text:p>49988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206" calcext:value-type="float">
            <text:p>120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7656" calcext:value-type="float">
            <text:p>1610521757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996" calcext:value-type="float">
            <text:p>142996</text:p>
          </table:table-cell>
          <table:table-cell office:value-type="float" office:value="2135" calcext:value-type="float">
            <text:p>2135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9240" calcext:value-type="float">
            <text:p>6529240</text:p>
          </table:table-cell>
          <table:table-cell office:value-type="float" office:value="0" calcext:value-type="float">
            <text:p>0</text:p>
          </table:table-cell>
          <table:table-cell office:value-type="float" office:value="6529240" calcext:value-type="float">
            <text:p>652924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225" calcext:value-type="float">
            <text:p>122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7783" calcext:value-type="float">
            <text:p>1610521757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600" calcext:value-type="float">
            <text:p>145600</text:p>
          </table:table-cell>
          <table:table-cell office:value-type="float" office:value="2138" calcext:value-type="float">
            <text:p>2138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15519" calcext:value-type="float">
            <text:p>5815519</text:p>
          </table:table-cell>
          <table:table-cell office:value-type="float" office:value="1937007" calcext:value-type="float">
            <text:p>1937007</text:p>
          </table:table-cell>
          <table:table-cell office:value-type="float" office:value="3878512" calcext:value-type="float">
            <text:p>387851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244" calcext:value-type="float">
            <text:p>124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7904" calcext:value-type="float">
            <text:p>1610521757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04" calcext:value-type="float">
            <text:p>145104</text:p>
          </table:table-cell>
          <table:table-cell office:value-type="float" office:value="2137" calcext:value-type="float">
            <text:p>2137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98696" calcext:value-type="float">
            <text:p>5798696</text:p>
          </table:table-cell>
          <table:table-cell office:value-type="float" office:value="0" calcext:value-type="float">
            <text:p>0</text:p>
          </table:table-cell>
          <table:table-cell office:value-type="float" office:value="5798696" calcext:value-type="float">
            <text:p>579869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268" calcext:value-type="float">
            <text:p>1268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8025" calcext:value-type="float">
            <text:p>1610521758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848" calcext:value-type="float">
            <text:p>145848</text:p>
          </table:table-cell>
          <table:table-cell office:value-type="float" office:value="2138" calcext:value-type="float">
            <text:p>2138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62431" calcext:value-type="float">
            <text:p>5762431</text:p>
          </table:table-cell>
          <table:table-cell office:value-type="float" office:value="386751" calcext:value-type="float">
            <text:p>386751</text:p>
          </table:table-cell>
          <table:table-cell office:value-type="float" office:value="5375680" calcext:value-type="float">
            <text:p>537568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291" calcext:value-type="float">
            <text:p>129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8164" calcext:value-type="float">
            <text:p>1610521758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436" calcext:value-type="float">
            <text:p>142436</text:p>
          </table:table-cell>
          <table:table-cell office:value-type="float" office:value="2135" calcext:value-type="float">
            <text:p>2135</text:p>
          </table:table-cell>
          <table:table-cell office:value-type="float" office:value="2044712" calcext:value-type="float">
            <text:p>2044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92712" calcext:value-type="float">
            <text:p>7492712</text:p>
          </table:table-cell>
          <table:table-cell office:value-type="float" office:value="0" calcext:value-type="float">
            <text:p>0</text:p>
          </table:table-cell>
          <table:table-cell office:value-type="float" office:value="7492712" calcext:value-type="float">
            <text:p>749271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312" calcext:value-type="float">
            <text:p>131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8299" calcext:value-type="float">
            <text:p>1610521758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2916" calcext:value-type="float">
            <text:p>132916</text:p>
          </table:table-cell>
          <table:table-cell office:value-type="float" office:value="2126" calcext:value-type="float">
            <text:p>2126</text:p>
          </table:table-cell>
          <table:table-cell office:value-type="float" office:value="2044800" calcext:value-type="float">
            <text:p>20448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21902" calcext:value-type="float">
            <text:p>5421902</text:p>
          </table:table-cell>
          <table:table-cell office:value-type="float" office:value="85414" calcext:value-type="float">
            <text:p>85414</text:p>
          </table:table-cell>
          <table:table-cell office:value-type="float" office:value="5336488" calcext:value-type="float">
            <text:p>5336488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327" calcext:value-type="float">
            <text:p>132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8422" calcext:value-type="float">
            <text:p>1610521758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376" calcext:value-type="float">
            <text:p>128376</text:p>
          </table:table-cell>
          <table:table-cell office:value-type="float" office:value="2121" calcext:value-type="float">
            <text:p>2121</text:p>
          </table:table-cell>
          <table:table-cell office:value-type="float" office:value="2044808" calcext:value-type="float">
            <text:p>20448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458447" calcext:value-type="float">
            <text:p>8458447</text:p>
          </table:table-cell>
          <table:table-cell office:value-type="float" office:value="1505383" calcext:value-type="float">
            <text:p>1505383</text:p>
          </table:table-cell>
          <table:table-cell office:value-type="float" office:value="6953064" calcext:value-type="float">
            <text:p>695306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345" calcext:value-type="float">
            <text:p>134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8541" calcext:value-type="float">
            <text:p>1610521758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952" calcext:value-type="float">
            <text:p>123952</text:p>
          </table:table-cell>
          <table:table-cell office:value-type="float" office:value="2120" calcext:value-type="float">
            <text:p>2120</text:p>
          </table:table-cell>
          <table:table-cell office:value-type="float" office:value="2044872" calcext:value-type="float">
            <text:p>20448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30879" calcext:value-type="float">
            <text:p>5830879</text:p>
          </table:table-cell>
          <table:table-cell office:value-type="float" office:value="2653295" calcext:value-type="float">
            <text:p>2653295</text:p>
          </table:table-cell>
          <table:table-cell office:value-type="float" office:value="3177584" calcext:value-type="float">
            <text:p>3177584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365" calcext:value-type="float">
            <text:p>136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8670" calcext:value-type="float">
            <text:p>16105217586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084" calcext:value-type="float">
            <text:p>122084</text:p>
          </table:table-cell>
          <table:table-cell office:value-type="float" office:value="2119" calcext:value-type="float">
            <text:p>2119</text:p>
          </table:table-cell>
          <table:table-cell office:value-type="float" office:value="2044956" calcext:value-type="float">
            <text:p>20449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1168" calcext:value-type="float">
            <text:p>5901168</text:p>
          </table:table-cell>
          <table:table-cell office:value-type="float" office:value="2835896" calcext:value-type="float">
            <text:p>2835896</text:p>
          </table:table-cell>
          <table:table-cell office:value-type="float" office:value="3065272" calcext:value-type="float">
            <text:p>306527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383" calcext:value-type="float">
            <text:p>138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8792" calcext:value-type="float">
            <text:p>1610521758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804" calcext:value-type="float">
            <text:p>119804</text:p>
          </table:table-cell>
          <table:table-cell office:value-type="float" office:value="2117" calcext:value-type="float">
            <text:p>2117</text:p>
          </table:table-cell>
          <table:table-cell office:value-type="float" office:value="2045144" calcext:value-type="float">
            <text:p>20451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38783" calcext:value-type="float">
            <text:p>5938783</text:p>
          </table:table-cell>
          <table:table-cell office:value-type="float" office:value="2494255" calcext:value-type="float">
            <text:p>2494255</text:p>
          </table:table-cell>
          <table:table-cell office:value-type="float" office:value="3444528" calcext:value-type="float">
            <text:p>34445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401" calcext:value-type="float">
            <text:p>140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8908" calcext:value-type="float">
            <text:p>1610521758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224" calcext:value-type="float">
            <text:p>118224</text:p>
          </table:table-cell>
          <table:table-cell office:value-type="float" office:value="2110" calcext:value-type="float">
            <text:p>2110</text:p>
          </table:table-cell>
          <table:table-cell office:value-type="float" office:value="2044956" calcext:value-type="float">
            <text:p>20449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2904" calcext:value-type="float">
            <text:p>6232904</text:p>
          </table:table-cell>
          <table:table-cell office:value-type="float" office:value="0" calcext:value-type="float">
            <text:p>0</text:p>
          </table:table-cell>
          <table:table-cell office:value-type="float" office:value="6232904" calcext:value-type="float">
            <text:p>623290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420" calcext:value-type="float">
            <text:p>1420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026" calcext:value-type="float">
            <text:p>1610521759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0216" calcext:value-type="float">
            <text:p>110216</text:p>
          </table:table-cell>
          <table:table-cell office:value-type="float" office:value="2103" calcext:value-type="float">
            <text:p>2103</text:p>
          </table:table-cell>
          <table:table-cell office:value-type="float" office:value="2044956" calcext:value-type="float">
            <text:p>20449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965742" calcext:value-type="float">
            <text:p>8965742</text:p>
          </table:table-cell>
          <table:table-cell office:value-type="float" office:value="3053366" calcext:value-type="float">
            <text:p>3053366</text:p>
          </table:table-cell>
          <table:table-cell office:value-type="float" office:value="5912376" calcext:value-type="float">
            <text:p>5912376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436" calcext:value-type="float">
            <text:p>143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144" calcext:value-type="float">
            <text:p>1610521759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460" calcext:value-type="float">
            <text:p>115460</text:p>
          </table:table-cell>
          <table:table-cell office:value-type="float" office:value="2113" calcext:value-type="float">
            <text:p>2113</text:p>
          </table:table-cell>
          <table:table-cell office:value-type="float" office:value="2044912" calcext:value-type="float">
            <text:p>20449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65230" calcext:value-type="float">
            <text:p>5865230</text:p>
          </table:table-cell>
          <table:table-cell office:value-type="float" office:value="2588550" calcext:value-type="float">
            <text:p>2588550</text:p>
          </table:table-cell>
          <table:table-cell office:value-type="float" office:value="3276680" calcext:value-type="float">
            <text:p>327668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454" calcext:value-type="float">
            <text:p>145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260" calcext:value-type="float">
            <text:p>16105217592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320" calcext:value-type="float">
            <text:p>115320</text:p>
          </table:table-cell>
          <table:table-cell office:value-type="float" office:value="2112" calcext:value-type="float">
            <text:p>2112</text:p>
          </table:table-cell>
          <table:table-cell office:value-type="float" office:value="2044956" calcext:value-type="float">
            <text:p>20449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9886" calcext:value-type="float">
            <text:p>5569886</text:p>
          </table:table-cell>
          <table:table-cell office:value-type="float" office:value="2555566" calcext:value-type="float">
            <text:p>2555566</text:p>
          </table:table-cell>
          <table:table-cell office:value-type="float" office:value="3014320" calcext:value-type="float">
            <text:p>301432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472" calcext:value-type="float">
            <text:p>147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379" calcext:value-type="float">
            <text:p>1610521759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552" calcext:value-type="float">
            <text:p>142552</text:p>
          </table:table-cell>
          <table:table-cell office:value-type="float" office:value="2112" calcext:value-type="float">
            <text:p>2112</text:p>
          </table:table-cell>
          <table:table-cell office:value-type="float" office:value="2017660" calcext:value-type="float">
            <text:p>20176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1391" calcext:value-type="float">
            <text:p>5901391</text:p>
          </table:table-cell>
          <table:table-cell office:value-type="float" office:value="2803239" calcext:value-type="float">
            <text:p>2803239</text:p>
          </table:table-cell>
          <table:table-cell office:value-type="float" office:value="3098152" calcext:value-type="float">
            <text:p>30981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490" calcext:value-type="float">
            <text:p>1490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495" calcext:value-type="float">
            <text:p>1610521759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404" calcext:value-type="float">
            <text:p>139404</text:p>
          </table:table-cell>
          <table:table-cell office:value-type="float" office:value="2106" calcext:value-type="float">
            <text:p>2106</text:p>
          </table:table-cell>
          <table:table-cell office:value-type="float" office:value="2017908" calcext:value-type="float">
            <text:p>20179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0144" calcext:value-type="float">
            <text:p>6100144</text:p>
          </table:table-cell>
          <table:table-cell office:value-type="float" office:value="0" calcext:value-type="float">
            <text:p>0</text:p>
          </table:table-cell>
          <table:table-cell office:value-type="float" office:value="6100144" calcext:value-type="float">
            <text:p>610014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508" calcext:value-type="float">
            <text:p>1508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612" calcext:value-type="float">
            <text:p>1610521759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404" calcext:value-type="float">
            <text:p>139404</text:p>
          </table:table-cell>
          <table:table-cell office:value-type="float" office:value="2106" calcext:value-type="float">
            <text:p>2106</text:p>
          </table:table-cell>
          <table:table-cell office:value-type="float" office:value="2017804" calcext:value-type="float">
            <text:p>20178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1432" calcext:value-type="float">
            <text:p>6071432</text:p>
          </table:table-cell>
          <table:table-cell office:value-type="float" office:value="0" calcext:value-type="float">
            <text:p>0</text:p>
          </table:table-cell>
          <table:table-cell office:value-type="float" office:value="6071432" calcext:value-type="float">
            <text:p>60714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525" calcext:value-type="float">
            <text:p>152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727" calcext:value-type="float">
            <text:p>1610521759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280" calcext:value-type="float">
            <text:p>139280</text:p>
          </table:table-cell>
          <table:table-cell office:value-type="float" office:value="2106" calcext:value-type="float">
            <text:p>2106</text:p>
          </table:table-cell>
          <table:table-cell office:value-type="float" office:value="2017804" calcext:value-type="float">
            <text:p>20178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7728" calcext:value-type="float">
            <text:p>6007728</text:p>
          </table:table-cell>
          <table:table-cell office:value-type="float" office:value="0" calcext:value-type="float">
            <text:p>0</text:p>
          </table:table-cell>
          <table:table-cell office:value-type="float" office:value="6007728" calcext:value-type="float">
            <text:p>60077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544" calcext:value-type="float">
            <text:p>1544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843" calcext:value-type="float">
            <text:p>1610521759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660" calcext:value-type="float">
            <text:p>138660</text:p>
          </table:table-cell>
          <table:table-cell office:value-type="float" office:value="2109" calcext:value-type="float">
            <text:p>2109</text:p>
          </table:table-cell>
          <table:table-cell office:value-type="float" office:value="2017996" calcext:value-type="float">
            <text:p>20179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28719" calcext:value-type="float">
            <text:p>5528719</text:p>
          </table:table-cell>
          <table:table-cell office:value-type="float" office:value="2726935" calcext:value-type="float">
            <text:p>2726935</text:p>
          </table:table-cell>
          <table:table-cell office:value-type="float" office:value="2801784" calcext:value-type="float">
            <text:p>280178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563" calcext:value-type="float">
            <text:p>156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59963" calcext:value-type="float">
            <text:p>1610521759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592" calcext:value-type="float">
            <text:p>141592</text:p>
          </table:table-cell>
          <table:table-cell office:value-type="float" office:value="2108" calcext:value-type="float">
            <text:p>2108</text:p>
          </table:table-cell>
          <table:table-cell office:value-type="float" office:value="2017996" calcext:value-type="float">
            <text:p>20179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7038" calcext:value-type="float">
            <text:p>5607038</text:p>
          </table:table-cell>
          <table:table-cell office:value-type="float" office:value="1886014" calcext:value-type="float">
            <text:p>1886014</text:p>
          </table:table-cell>
          <table:table-cell office:value-type="float" office:value="3721024" calcext:value-type="float">
            <text:p>372102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586" calcext:value-type="float">
            <text:p>158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0089" calcext:value-type="float">
            <text:p>1610521760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148" calcext:value-type="float">
            <text:p>140148</text:p>
          </table:table-cell>
          <table:table-cell office:value-type="float" office:value="2106" calcext:value-type="float">
            <text:p>2106</text:p>
          </table:table-cell>
          <table:table-cell office:value-type="float" office:value="2017996" calcext:value-type="float">
            <text:p>20179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38895" calcext:value-type="float">
            <text:p>5538895</text:p>
          </table:table-cell>
          <table:table-cell office:value-type="float" office:value="1520167" calcext:value-type="float">
            <text:p>1520167</text:p>
          </table:table-cell>
          <table:table-cell office:value-type="float" office:value="4018728" calcext:value-type="float">
            <text:p>40187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607" calcext:value-type="float">
            <text:p>160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0229" calcext:value-type="float">
            <text:p>1610521760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024" calcext:value-type="float">
            <text:p>140024</text:p>
          </table:table-cell>
          <table:table-cell office:value-type="float" office:value="2106" calcext:value-type="float">
            <text:p>2106</text:p>
          </table:table-cell>
          <table:table-cell office:value-type="float" office:value="2017996" calcext:value-type="float">
            <text:p>20179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73920" calcext:value-type="float">
            <text:p>5473920</text:p>
          </table:table-cell>
          <table:table-cell office:value-type="float" office:value="1438528" calcext:value-type="float">
            <text:p>1438528</text:p>
          </table:table-cell>
          <table:table-cell office:value-type="float" office:value="4035392" calcext:value-type="float">
            <text:p>40353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628" calcext:value-type="float">
            <text:p>1628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0349" calcext:value-type="float">
            <text:p>1610521760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760" calcext:value-type="float">
            <text:p>139760</text:p>
          </table:table-cell>
          <table:table-cell office:value-type="float" office:value="2106" calcext:value-type="float">
            <text:p>2106</text:p>
          </table:table-cell>
          <table:table-cell office:value-type="float" office:value="2017996" calcext:value-type="float">
            <text:p>20179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80462" calcext:value-type="float">
            <text:p>5480462</text:p>
          </table:table-cell>
          <table:table-cell office:value-type="float" office:value="1163270" calcext:value-type="float">
            <text:p>1163270</text:p>
          </table:table-cell>
          <table:table-cell office:value-type="float" office:value="4317192" calcext:value-type="float">
            <text:p>43171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651" calcext:value-type="float">
            <text:p>165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0484" calcext:value-type="float">
            <text:p>1610521760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016" calcext:value-type="float">
            <text:p>139016</text:p>
          </table:table-cell>
          <table:table-cell office:value-type="float" office:value="2105" calcext:value-type="float">
            <text:p>2105</text:p>
          </table:table-cell>
          <table:table-cell office:value-type="float" office:value="2017996" calcext:value-type="float">
            <text:p>20179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56191" calcext:value-type="float">
            <text:p>5456191</text:p>
          </table:table-cell>
          <table:table-cell office:value-type="float" office:value="1020063" calcext:value-type="float">
            <text:p>1020063</text:p>
          </table:table-cell>
          <table:table-cell office:value-type="float" office:value="4436128" calcext:value-type="float">
            <text:p>44361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671" calcext:value-type="float">
            <text:p>167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0611" calcext:value-type="float">
            <text:p>1610521760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140" calcext:value-type="float">
            <text:p>139140</text:p>
          </table:table-cell>
          <table:table-cell office:value-type="float" office:value="2105" calcext:value-type="float">
            <text:p>2105</text:p>
          </table:table-cell>
          <table:table-cell office:value-type="float" office:value="2017996" calcext:value-type="float">
            <text:p>20179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58896" calcext:value-type="float">
            <text:p>5458896</text:p>
          </table:table-cell>
          <table:table-cell office:value-type="float" office:value="988648" calcext:value-type="float">
            <text:p>988648</text:p>
          </table:table-cell>
          <table:table-cell office:value-type="float" office:value="4470248" calcext:value-type="float">
            <text:p>447024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692" calcext:value-type="float">
            <text:p>169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0738" calcext:value-type="float">
            <text:p>1610521760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752" calcext:value-type="float">
            <text:p>138752</text:p>
          </table:table-cell>
          <table:table-cell office:value-type="float" office:value="2105" calcext:value-type="float">
            <text:p>2105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65056" calcext:value-type="float">
            <text:p>5365056</text:p>
          </table:table-cell>
          <table:table-cell office:value-type="float" office:value="1515168" calcext:value-type="float">
            <text:p>1515168</text:p>
          </table:table-cell>
          <table:table-cell office:value-type="float" office:value="3849888" calcext:value-type="float">
            <text:p>384988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712" calcext:value-type="float">
            <text:p>171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0866" calcext:value-type="float">
            <text:p>1610521760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388" calcext:value-type="float">
            <text:p>137388</text:p>
          </table:table-cell>
          <table:table-cell office:value-type="float" office:value="2104" calcext:value-type="float">
            <text:p>2104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65672" calcext:value-type="float">
            <text:p>5865672</text:p>
          </table:table-cell>
          <table:table-cell office:value-type="float" office:value="0" calcext:value-type="float">
            <text:p>0</text:p>
          </table:table-cell>
          <table:table-cell office:value-type="float" office:value="5865672" calcext:value-type="float">
            <text:p>586567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729" calcext:value-type="float">
            <text:p>1729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0981" calcext:value-type="float">
            <text:p>1610521760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504" calcext:value-type="float">
            <text:p>138504</text:p>
          </table:table-cell>
          <table:table-cell office:value-type="float" office:value="2105" calcext:value-type="float">
            <text:p>2105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05568" calcext:value-type="float">
            <text:p>5405568</text:p>
          </table:table-cell>
          <table:table-cell office:value-type="float" office:value="601536" calcext:value-type="float">
            <text:p>601536</text:p>
          </table:table-cell>
          <table:table-cell office:value-type="float" office:value="4804032" calcext:value-type="float">
            <text:p>48040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747" calcext:value-type="float">
            <text:p>174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1096" calcext:value-type="float">
            <text:p>1610521761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792" calcext:value-type="float">
            <text:p>139792</text:p>
          </table:table-cell>
          <table:table-cell office:value-type="float" office:value="2106" calcext:value-type="float">
            <text:p>2106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73360" calcext:value-type="float">
            <text:p>5373360</text:p>
          </table:table-cell>
          <table:table-cell office:value-type="float" office:value="1830616" calcext:value-type="float">
            <text:p>1830616</text:p>
          </table:table-cell>
          <table:table-cell office:value-type="float" office:value="3542744" calcext:value-type="float">
            <text:p>354274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766" calcext:value-type="float">
            <text:p>176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1214" calcext:value-type="float">
            <text:p>1610521761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016" calcext:value-type="float">
            <text:p>137016</text:p>
          </table:table-cell>
          <table:table-cell office:value-type="float" office:value="2106" calcext:value-type="float">
            <text:p>2106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23871" calcext:value-type="float">
            <text:p>5523871</text:p>
          </table:table-cell>
          <table:table-cell office:value-type="float" office:value="2467023" calcext:value-type="float">
            <text:p>2467023</text:p>
          </table:table-cell>
          <table:table-cell office:value-type="float" office:value="3056848" calcext:value-type="float">
            <text:p>305684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787" calcext:value-type="float">
            <text:p>178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1341" calcext:value-type="float">
            <text:p>1610521761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768" calcext:value-type="float">
            <text:p>138768</text:p>
          </table:table-cell>
          <table:table-cell office:value-type="float" office:value="2105" calcext:value-type="float">
            <text:p>2105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22767" calcext:value-type="float">
            <text:p>5222767</text:p>
          </table:table-cell>
          <table:table-cell office:value-type="float" office:value="428215" calcext:value-type="float">
            <text:p>428215</text:p>
          </table:table-cell>
          <table:table-cell office:value-type="float" office:value="4794552" calcext:value-type="float">
            <text:p>47945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808" calcext:value-type="float">
            <text:p>1808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1469" calcext:value-type="float">
            <text:p>1610521761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388" calcext:value-type="float">
            <text:p>139388</text:p>
          </table:table-cell>
          <table:table-cell office:value-type="float" office:value="2106" calcext:value-type="float">
            <text:p>2106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31488" calcext:value-type="float">
            <text:p>5131488</text:p>
          </table:table-cell>
          <table:table-cell office:value-type="float" office:value="1119856" calcext:value-type="float">
            <text:p>1119856</text:p>
          </table:table-cell>
          <table:table-cell office:value-type="float" office:value="4011632" calcext:value-type="float">
            <text:p>40116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829" calcext:value-type="float">
            <text:p>1829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1601" calcext:value-type="float">
            <text:p>1610521761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404" calcext:value-type="float">
            <text:p>137404</text:p>
          </table:table-cell>
          <table:table-cell office:value-type="float" office:value="2107" calcext:value-type="float">
            <text:p>2107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01456" calcext:value-type="float">
            <text:p>5701456</text:p>
          </table:table-cell>
          <table:table-cell office:value-type="float" office:value="0" calcext:value-type="float">
            <text:p>0</text:p>
          </table:table-cell>
          <table:table-cell office:value-type="float" office:value="5701456" calcext:value-type="float">
            <text:p>570145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847" calcext:value-type="float">
            <text:p>184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1729" calcext:value-type="float">
            <text:p>1610521761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636" calcext:value-type="float">
            <text:p>139636</text:p>
          </table:table-cell>
          <table:table-cell office:value-type="float" office:value="2106" calcext:value-type="float">
            <text:p>2106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70336" calcext:value-type="float">
            <text:p>5070336</text:p>
          </table:table-cell>
          <table:table-cell office:value-type="float" office:value="1269504" calcext:value-type="float">
            <text:p>1269504</text:p>
          </table:table-cell>
          <table:table-cell office:value-type="float" office:value="3800832" calcext:value-type="float">
            <text:p>38008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866" calcext:value-type="float">
            <text:p>186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1841" calcext:value-type="float">
            <text:p>1610521761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528" calcext:value-type="float">
            <text:p>137528</text:p>
          </table:table-cell>
          <table:table-cell office:value-type="float" office:value="2107" calcext:value-type="float">
            <text:p>2107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41518" calcext:value-type="float">
            <text:p>5241518</text:p>
          </table:table-cell>
          <table:table-cell office:value-type="float" office:value="2374998" calcext:value-type="float">
            <text:p>2374998</text:p>
          </table:table-cell>
          <table:table-cell office:value-type="float" office:value="2866520" calcext:value-type="float">
            <text:p>286652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886" calcext:value-type="float">
            <text:p>188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1972" calcext:value-type="float">
            <text:p>1610521761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280" calcext:value-type="float">
            <text:p>139280</text:p>
          </table:table-cell>
          <table:table-cell office:value-type="float" office:value="2105" calcext:value-type="float">
            <text:p>2105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08831" calcext:value-type="float">
            <text:p>5008831</text:p>
          </table:table-cell>
          <table:table-cell office:value-type="float" office:value="665311" calcext:value-type="float">
            <text:p>665311</text:p>
          </table:table-cell>
          <table:table-cell office:value-type="float" office:value="4343520" calcext:value-type="float">
            <text:p>434352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906" calcext:value-type="float">
            <text:p>190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2098" calcext:value-type="float">
            <text:p>1610521762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792" calcext:value-type="float">
            <text:p>137792</text:p>
          </table:table-cell>
          <table:table-cell office:value-type="float" office:value="2105" calcext:value-type="float">
            <text:p>2105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48784" calcext:value-type="float">
            <text:p>5048784</text:p>
          </table:table-cell>
          <table:table-cell office:value-type="float" office:value="29928" calcext:value-type="float">
            <text:p>29928</text:p>
          </table:table-cell>
          <table:table-cell office:value-type="float" office:value="5018856" calcext:value-type="float">
            <text:p>501885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925" calcext:value-type="float">
            <text:p>192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2229" calcext:value-type="float">
            <text:p>1610521762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2460" calcext:value-type="float">
            <text:p>132460</text:p>
          </table:table-cell>
          <table:table-cell office:value-type="float" office:value="2099" calcext:value-type="float">
            <text:p>2099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16848" calcext:value-type="float">
            <text:p>10416848</text:p>
          </table:table-cell>
          <table:table-cell office:value-type="float" office:value="0" calcext:value-type="float">
            <text:p>0</text:p>
          </table:table-cell>
          <table:table-cell office:value-type="float" office:value="10416848" calcext:value-type="float">
            <text:p>1041684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945" calcext:value-type="float">
            <text:p>194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2344" calcext:value-type="float">
            <text:p>1610521762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0212" calcext:value-type="float">
            <text:p>130212</text:p>
          </table:table-cell>
          <table:table-cell office:value-type="float" office:value="2097" calcext:value-type="float">
            <text:p>2097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50968" calcext:value-type="float">
            <text:p>12550968</text:p>
          </table:table-cell>
          <table:table-cell office:value-type="float" office:value="0" calcext:value-type="float">
            <text:p>0</text:p>
          </table:table-cell>
          <table:table-cell office:value-type="float" office:value="12550968" calcext:value-type="float">
            <text:p>1255096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965" calcext:value-type="float">
            <text:p>196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2464" calcext:value-type="float">
            <text:p>1610521762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1052" calcext:value-type="float">
            <text:p>131052</text:p>
          </table:table-cell>
          <table:table-cell office:value-type="float" office:value="2105" calcext:value-type="float">
            <text:p>2105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63918" calcext:value-type="float">
            <text:p>9863918</text:p>
          </table:table-cell>
          <table:table-cell office:value-type="float" office:value="5443526" calcext:value-type="float">
            <text:p>5443526</text:p>
          </table:table-cell>
          <table:table-cell office:value-type="float" office:value="4420392" calcext:value-type="float">
            <text:p>44203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1983" calcext:value-type="float">
            <text:p>1983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2580" calcext:value-type="float">
            <text:p>1610521762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404" calcext:value-type="float">
            <text:p>137404</text:p>
          </table:table-cell>
          <table:table-cell office:value-type="float" office:value="2104" calcext:value-type="float">
            <text:p>2104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56958" calcext:value-type="float">
            <text:p>7456958</text:p>
          </table:table-cell>
          <table:table-cell office:value-type="float" office:value="1840222" calcext:value-type="float">
            <text:p>1840222</text:p>
          </table:table-cell>
          <table:table-cell office:value-type="float" office:value="5616736" calcext:value-type="float">
            <text:p>561673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2696" calcext:value-type="float">
            <text:p>1610521762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5048" calcext:value-type="float">
            <text:p>135048</text:p>
          </table:table-cell>
          <table:table-cell office:value-type="float" office:value="2102" calcext:value-type="float">
            <text:p>2102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713624" calcext:value-type="float">
            <text:p>7713624</text:p>
          </table:table-cell>
          <table:table-cell office:value-type="float" office:value="0" calcext:value-type="float">
            <text:p>0</text:p>
          </table:table-cell>
          <table:table-cell office:value-type="float" office:value="7713624" calcext:value-type="float">
            <text:p>771362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020" calcext:value-type="float">
            <text:p>2020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2810" calcext:value-type="float">
            <text:p>16105217628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2940" calcext:value-type="float">
            <text:p>132940</text:p>
          </table:table-cell>
          <table:table-cell office:value-type="float" office:value="2100" calcext:value-type="float">
            <text:p>2100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30680" calcext:value-type="float">
            <text:p>9930680</text:p>
          </table:table-cell>
          <table:table-cell office:value-type="float" office:value="0" calcext:value-type="float">
            <text:p>0</text:p>
          </table:table-cell>
          <table:table-cell office:value-type="float" office:value="9930680" calcext:value-type="float">
            <text:p>993068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041" calcext:value-type="float">
            <text:p>204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2935" calcext:value-type="float">
            <text:p>1610521762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2816" calcext:value-type="float">
            <text:p>132816</text:p>
          </table:table-cell>
          <table:table-cell office:value-type="float" office:value="2100" calcext:value-type="float">
            <text:p>2100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12496" calcext:value-type="float">
            <text:p>10012496</text:p>
          </table:table-cell>
          <table:table-cell office:value-type="float" office:value="0" calcext:value-type="float">
            <text:p>0</text:p>
          </table:table-cell>
          <table:table-cell office:value-type="float" office:value="10012496" calcext:value-type="float">
            <text:p>1001249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060" calcext:value-type="float">
            <text:p>2060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056" calcext:value-type="float">
            <text:p>1610521763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3808" calcext:value-type="float">
            <text:p>133808</text:p>
          </table:table-cell>
          <table:table-cell office:value-type="float" office:value="2101" calcext:value-type="float">
            <text:p>2101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851832" calcext:value-type="float">
            <text:p>8851832</text:p>
          </table:table-cell>
          <table:table-cell office:value-type="float" office:value="0" calcext:value-type="float">
            <text:p>0</text:p>
          </table:table-cell>
          <table:table-cell office:value-type="float" office:value="8851832" calcext:value-type="float">
            <text:p>88518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078" calcext:value-type="float">
            <text:p>2078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174" calcext:value-type="float">
            <text:p>1610521763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3932" calcext:value-type="float">
            <text:p>133932</text:p>
          </table:table-cell>
          <table:table-cell office:value-type="float" office:value="2101" calcext:value-type="float">
            <text:p>2101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769152" calcext:value-type="float">
            <text:p>8769152</text:p>
          </table:table-cell>
          <table:table-cell office:value-type="float" office:value="0" calcext:value-type="float">
            <text:p>0</text:p>
          </table:table-cell>
          <table:table-cell office:value-type="float" office:value="8769152" calcext:value-type="float">
            <text:p>87691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097" calcext:value-type="float">
            <text:p>209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294" calcext:value-type="float">
            <text:p>1610521763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4544" calcext:value-type="float">
            <text:p>134544</text:p>
          </table:table-cell>
          <table:table-cell office:value-type="float" office:value="2101" calcext:value-type="float">
            <text:p>2101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64216" calcext:value-type="float">
            <text:p>8064216</text:p>
          </table:table-cell>
          <table:table-cell office:value-type="float" office:value="0" calcext:value-type="float">
            <text:p>0</text:p>
          </table:table-cell>
          <table:table-cell office:value-type="float" office:value="8064216" calcext:value-type="float">
            <text:p>806421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115" calcext:value-type="float">
            <text:p>211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412" calcext:value-type="float">
            <text:p>1610521763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888" calcext:value-type="float">
            <text:p>139888</text:p>
          </table:table-cell>
          <table:table-cell office:value-type="float" office:value="2107" calcext:value-type="float">
            <text:p>2107</text:p>
          </table:table-cell>
          <table:table-cell office:value-type="float" office:value="2017952" calcext:value-type="float">
            <text:p>20179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82704" calcext:value-type="float">
            <text:p>5482704</text:p>
          </table:table-cell>
          <table:table-cell office:value-type="float" office:value="1868904" calcext:value-type="float">
            <text:p>1868904</text:p>
          </table:table-cell>
          <table:table-cell office:value-type="float" office:value="3613800" calcext:value-type="float">
            <text:p>36138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131" calcext:value-type="float">
            <text:p>213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525" calcext:value-type="float">
            <text:p>16105217635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512" calcext:value-type="float">
            <text:p>138512</text:p>
          </table:table-cell>
          <table:table-cell office:value-type="float" office:value="2105" calcext:value-type="float">
            <text:p>2105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06303" calcext:value-type="float">
            <text:p>5806303</text:p>
          </table:table-cell>
          <table:table-cell office:value-type="float" office:value="1080431" calcext:value-type="float">
            <text:p>1080431</text:p>
          </table:table-cell>
          <table:table-cell office:value-type="float" office:value="4725872" calcext:value-type="float">
            <text:p>472587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147" calcext:value-type="float">
            <text:p>2147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636" calcext:value-type="float">
            <text:p>1610521763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124" calcext:value-type="float">
            <text:p>138124</text:p>
          </table:table-cell>
          <table:table-cell office:value-type="float" office:value="2105" calcext:value-type="float">
            <text:p>2105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0191" calcext:value-type="float">
            <text:p>6230191</text:p>
          </table:table-cell>
          <table:table-cell office:value-type="float" office:value="1374295" calcext:value-type="float">
            <text:p>1374295</text:p>
          </table:table-cell>
          <table:table-cell office:value-type="float" office:value="4855896" calcext:value-type="float">
            <text:p>485589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165" calcext:value-type="float">
            <text:p>216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750" calcext:value-type="float">
            <text:p>1610521763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380" calcext:value-type="float">
            <text:p>141380</text:p>
          </table:table-cell>
          <table:table-cell office:value-type="float" office:value="2108" calcext:value-type="float">
            <text:p>2108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78495" calcext:value-type="float">
            <text:p>5278495</text:p>
          </table:table-cell>
          <table:table-cell office:value-type="float" office:value="898447" calcext:value-type="float">
            <text:p>898447</text:p>
          </table:table-cell>
          <table:table-cell office:value-type="float" office:value="4380048" calcext:value-type="float">
            <text:p>438004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182" calcext:value-type="float">
            <text:p>218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868" calcext:value-type="float">
            <text:p>1610521763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276" calcext:value-type="float">
            <text:p>141276</text:p>
          </table:table-cell>
          <table:table-cell office:value-type="float" office:value="2108" calcext:value-type="float">
            <text:p>2108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77230" calcext:value-type="float">
            <text:p>4977230</text:p>
          </table:table-cell>
          <table:table-cell office:value-type="float" office:value="649510" calcext:value-type="float">
            <text:p>649510</text:p>
          </table:table-cell>
          <table:table-cell office:value-type="float" office:value="4327720" calcext:value-type="float">
            <text:p>432772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199" calcext:value-type="float">
            <text:p>2199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3981" calcext:value-type="float">
            <text:p>161052176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772" calcext:value-type="float">
            <text:p>141772</text:p>
          </table:table-cell>
          <table:table-cell office:value-type="float" office:value="2109" calcext:value-type="float">
            <text:p>2109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68896" calcext:value-type="float">
            <text:p>5068896</text:p>
          </table:table-cell>
          <table:table-cell office:value-type="float" office:value="973872" calcext:value-type="float">
            <text:p>973872</text:p>
          </table:table-cell>
          <table:table-cell office:value-type="float" office:value="4095024" calcext:value-type="float">
            <text:p>409502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216" calcext:value-type="float">
            <text:p>221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4106" calcext:value-type="float">
            <text:p>1610521764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888" calcext:value-type="float">
            <text:p>142888</text:p>
          </table:table-cell>
          <table:table-cell office:value-type="float" office:value="2110" calcext:value-type="float">
            <text:p>2110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471982" calcext:value-type="float">
            <text:p>4471982</text:p>
          </table:table-cell>
          <table:table-cell office:value-type="float" office:value="1379926" calcext:value-type="float">
            <text:p>1379926</text:p>
          </table:table-cell>
          <table:table-cell office:value-type="float" office:value="3092056" calcext:value-type="float">
            <text:p>309205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231" calcext:value-type="float">
            <text:p>2231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4217" calcext:value-type="float">
            <text:p>1610521764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400" calcext:value-type="float">
            <text:p>141400</text:p>
          </table:table-cell>
          <table:table-cell office:value-type="float" office:value="2108" calcext:value-type="float">
            <text:p>2108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07576" calcext:value-type="float">
            <text:p>4607576</text:p>
          </table:table-cell>
          <table:table-cell office:value-type="float" office:value="0" calcext:value-type="float">
            <text:p>0</text:p>
          </table:table-cell>
          <table:table-cell office:value-type="float" office:value="4607576" calcext:value-type="float">
            <text:p>460757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250" calcext:value-type="float">
            <text:p>2250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4330" calcext:value-type="float">
            <text:p>16105217643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640" calcext:value-type="float">
            <text:p>142640</text:p>
          </table:table-cell>
          <table:table-cell office:value-type="float" office:value="2109" calcext:value-type="float">
            <text:p>2109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42303" calcext:value-type="float">
            <text:p>4642303</text:p>
          </table:table-cell>
          <table:table-cell office:value-type="float" office:value="1280767" calcext:value-type="float">
            <text:p>1280767</text:p>
          </table:table-cell>
          <table:table-cell office:value-type="float" office:value="3361536" calcext:value-type="float">
            <text:p>336153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266" calcext:value-type="float">
            <text:p>2266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4451" calcext:value-type="float">
            <text:p>1610521764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772" calcext:value-type="float">
            <text:p>141772</text:p>
          </table:table-cell>
          <table:table-cell office:value-type="float" office:value="2109" calcext:value-type="float">
            <text:p>2109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42303" calcext:value-type="float">
            <text:p>4642303</text:p>
          </table:table-cell>
          <table:table-cell office:value-type="float" office:value="682751" calcext:value-type="float">
            <text:p>682751</text:p>
          </table:table-cell>
          <table:table-cell office:value-type="float" office:value="3959552" calcext:value-type="float">
            <text:p>39595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282" calcext:value-type="float">
            <text:p>2282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4578" calcext:value-type="float">
            <text:p>1610521764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524" calcext:value-type="float">
            <text:p>141524</text:p>
          </table:table-cell>
          <table:table-cell office:value-type="float" office:value="2108" calcext:value-type="float">
            <text:p>2108</text:p>
          </table:table-cell>
          <table:table-cell office:value-type="float" office:value="2018028" calcext:value-type="float">
            <text:p>20180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42303" calcext:value-type="float">
            <text:p>4642303</text:p>
          </table:table-cell>
          <table:table-cell office:value-type="float" office:value="445183" calcext:value-type="float">
            <text:p>445183</text:p>
          </table:table-cell>
          <table:table-cell office:value-type="float" office:value="4197120" calcext:value-type="float">
            <text:p>419712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295" calcext:value-type="float">
            <text:p>2295</text:p>
          </table:table-cell>
          <table:table-cell office:value-type="float" office:value="96" calcext:value-type="float">
            <text:p>96</text:p>
          </table:table-cell>
          <table:table-cell office:value-type="float" office:value="3815" calcext:value-type="float">
            <text:p>3815</text:p>
          </table:table-cell>
          <table:table-cell office:value-type="float" office:value="1610521764705" calcext:value-type="float">
            <text:p>1610521764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380" calcext:value-type="float">
            <text:p>145380</text:p>
          </table:table-cell>
          <table:table-cell office:value-type="float" office:value="2112" calcext:value-type="float">
            <text:p>2112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789150" calcext:value-type="float">
            <text:p>8789150</text:p>
          </table:table-cell>
          <table:table-cell office:value-type="float" office:value="2129006" calcext:value-type="float">
            <text:p>2129006</text:p>
          </table:table-cell>
          <table:table-cell office:value-type="float" office:value="6660144" calcext:value-type="float">
            <text:p>666014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325" calcext:value-type="float">
            <text:p>232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4893" calcext:value-type="float">
            <text:p>1610521764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800" calcext:value-type="float">
            <text:p>139800</text:p>
          </table:table-cell>
          <table:table-cell office:value-type="float" office:value="2106" calcext:value-type="float">
            <text:p>2106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96536" calcext:value-type="float">
            <text:p>12396536</text:p>
          </table:table-cell>
          <table:table-cell office:value-type="float" office:value="0" calcext:value-type="float">
            <text:p>0</text:p>
          </table:table-cell>
          <table:table-cell office:value-type="float" office:value="12396536" calcext:value-type="float">
            <text:p>1239653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343" calcext:value-type="float">
            <text:p>234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4999" calcext:value-type="float">
            <text:p>161052176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20" calcext:value-type="float">
            <text:p>146620</text:p>
          </table:table-cell>
          <table:table-cell office:value-type="float" office:value="2112" calcext:value-type="float">
            <text:p>2112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1856" calcext:value-type="float">
            <text:p>6221856</text:p>
          </table:table-cell>
          <table:table-cell office:value-type="float" office:value="0" calcext:value-type="float">
            <text:p>0</text:p>
          </table:table-cell>
          <table:table-cell office:value-type="float" office:value="6221856" calcext:value-type="float">
            <text:p>622185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364" calcext:value-type="float">
            <text:p>236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5110" calcext:value-type="float">
            <text:p>1610521765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108" calcext:value-type="float">
            <text:p>148108</text:p>
          </table:table-cell>
          <table:table-cell office:value-type="float" office:value="2113" calcext:value-type="float">
            <text:p>2113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8655" calcext:value-type="float">
            <text:p>6168655</text:p>
          </table:table-cell>
          <table:table-cell office:value-type="float" office:value="1343527" calcext:value-type="float">
            <text:p>1343527</text:p>
          </table:table-cell>
          <table:table-cell office:value-type="float" office:value="4825128" calcext:value-type="float">
            <text:p>48251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385" calcext:value-type="float">
            <text:p>238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5239" calcext:value-type="float">
            <text:p>161052176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628" calcext:value-type="float">
            <text:p>145628</text:p>
          </table:table-cell>
          <table:table-cell office:value-type="float" office:value="2111" calcext:value-type="float">
            <text:p>2111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17008" calcext:value-type="float">
            <text:p>6917008</text:p>
          </table:table-cell>
          <table:table-cell office:value-type="float" office:value="0" calcext:value-type="float">
            <text:p>0</text:p>
          </table:table-cell>
          <table:table-cell office:value-type="float" office:value="6917008" calcext:value-type="float">
            <text:p>691700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409" calcext:value-type="float">
            <text:p>2409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5366" calcext:value-type="float">
            <text:p>1610521765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356" calcext:value-type="float">
            <text:p>148356</text:p>
          </table:table-cell>
          <table:table-cell office:value-type="float" office:value="2113" calcext:value-type="float">
            <text:p>2113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2270" calcext:value-type="float">
            <text:p>6212270</text:p>
          </table:table-cell>
          <table:table-cell office:value-type="float" office:value="1545558" calcext:value-type="float">
            <text:p>1545558</text:p>
          </table:table-cell>
          <table:table-cell office:value-type="float" office:value="4666712" calcext:value-type="float">
            <text:p>466671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430" calcext:value-type="float">
            <text:p>243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5501" calcext:value-type="float">
            <text:p>1610521765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504" calcext:value-type="float">
            <text:p>145504</text:p>
          </table:table-cell>
          <table:table-cell office:value-type="float" office:value="2111" calcext:value-type="float">
            <text:p>2111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51664" calcext:value-type="float">
            <text:p>7151664</text:p>
          </table:table-cell>
          <table:table-cell office:value-type="float" office:value="0" calcext:value-type="float">
            <text:p>0</text:p>
          </table:table-cell>
          <table:table-cell office:value-type="float" office:value="7151664" calcext:value-type="float">
            <text:p>715166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452" calcext:value-type="float">
            <text:p>245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5628" calcext:value-type="float">
            <text:p>1610521765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060" calcext:value-type="float">
            <text:p>148060</text:p>
          </table:table-cell>
          <table:table-cell office:value-type="float" office:value="2113" calcext:value-type="float">
            <text:p>2113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2734" calcext:value-type="float">
            <text:p>6222734</text:p>
          </table:table-cell>
          <table:table-cell office:value-type="float" office:value="1059270" calcext:value-type="float">
            <text:p>1059270</text:p>
          </table:table-cell>
          <table:table-cell office:value-type="float" office:value="5163464" calcext:value-type="float">
            <text:p>516346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473" calcext:value-type="float">
            <text:p>247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5758" calcext:value-type="float">
            <text:p>1610521765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516" calcext:value-type="float">
            <text:p>143516</text:p>
          </table:table-cell>
          <table:table-cell office:value-type="float" office:value="2110" calcext:value-type="float">
            <text:p>2110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0672" calcext:value-type="float">
            <text:p>6240672</text:p>
          </table:table-cell>
          <table:table-cell office:value-type="float" office:value="3280" calcext:value-type="float">
            <text:p>3280</text:p>
          </table:table-cell>
          <table:table-cell office:value-type="float" office:value="6237392" calcext:value-type="float">
            <text:p>62373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493" calcext:value-type="float">
            <text:p>249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5879" calcext:value-type="float">
            <text:p>1610521765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020" calcext:value-type="float">
            <text:p>149020</text:p>
          </table:table-cell>
          <table:table-cell office:value-type="float" office:value="2114" calcext:value-type="float">
            <text:p>2114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4688" calcext:value-type="float">
            <text:p>6224688</text:p>
          </table:table-cell>
          <table:table-cell office:value-type="float" office:value="126360" calcext:value-type="float">
            <text:p>126360</text:p>
          </table:table-cell>
          <table:table-cell office:value-type="float" office:value="6098328" calcext:value-type="float">
            <text:p>60983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514" calcext:value-type="float">
            <text:p>251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5996" calcext:value-type="float">
            <text:p>1610521765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400" calcext:value-type="float">
            <text:p>148400</text:p>
          </table:table-cell>
          <table:table-cell office:value-type="float" office:value="2114" calcext:value-type="float">
            <text:p>2114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51344" calcext:value-type="float">
            <text:p>6451344</text:p>
          </table:table-cell>
          <table:table-cell office:value-type="float" office:value="0" calcext:value-type="float">
            <text:p>0</text:p>
          </table:table-cell>
          <table:table-cell office:value-type="float" office:value="6451344" calcext:value-type="float">
            <text:p>645134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535" calcext:value-type="float">
            <text:p>253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6122" calcext:value-type="float">
            <text:p>1610521766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672" calcext:value-type="float">
            <text:p>149672</text:p>
          </table:table-cell>
          <table:table-cell office:value-type="float" office:value="2115" calcext:value-type="float">
            <text:p>2115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5360" calcext:value-type="float">
            <text:p>6225360</text:p>
          </table:table-cell>
          <table:table-cell office:value-type="float" office:value="683752" calcext:value-type="float">
            <text:p>683752</text:p>
          </table:table-cell>
          <table:table-cell office:value-type="float" office:value="5541608" calcext:value-type="float">
            <text:p>554160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557" calcext:value-type="float">
            <text:p>255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6248" calcext:value-type="float">
            <text:p>1610521766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115" calcext:value-type="float">
            <text:p>2115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0432" calcext:value-type="float">
            <text:p>6210432</text:p>
          </table:table-cell>
          <table:table-cell office:value-type="float" office:value="86464" calcext:value-type="float">
            <text:p>86464</text:p>
          </table:table-cell>
          <table:table-cell office:value-type="float" office:value="6123968" calcext:value-type="float">
            <text:p>612396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581" calcext:value-type="float">
            <text:p>258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6374" calcext:value-type="float">
            <text:p>1610521766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00" calcext:value-type="float">
            <text:p>147900</text:p>
          </table:table-cell>
          <table:table-cell office:value-type="float" office:value="2114" calcext:value-type="float">
            <text:p>2114</text:p>
          </table:table-cell>
          <table:table-cell office:value-type="float" office:value="2018044" calcext:value-type="float">
            <text:p>2018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77166" calcext:value-type="float">
            <text:p>7177166</text:p>
          </table:table-cell>
          <table:table-cell office:value-type="float" office:value="2126310" calcext:value-type="float">
            <text:p>2126310</text:p>
          </table:table-cell>
          <table:table-cell office:value-type="float" office:value="5050856" calcext:value-type="float">
            <text:p>505085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599" calcext:value-type="float">
            <text:p>2599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6508" calcext:value-type="float">
            <text:p>1610521766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564" calcext:value-type="float">
            <text:p>140564</text:p>
          </table:table-cell>
          <table:table-cell office:value-type="float" office:value="2112" calcext:value-type="float">
            <text:p>2112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06144" calcext:value-type="float">
            <text:p>6906144</text:p>
          </table:table-cell>
          <table:table-cell office:value-type="float" office:value="3109008" calcext:value-type="float">
            <text:p>3109008</text:p>
          </table:table-cell>
          <table:table-cell office:value-type="float" office:value="3797136" calcext:value-type="float">
            <text:p>3797136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2618" calcext:value-type="float">
            <text:p>261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6625" calcext:value-type="float">
            <text:p>1610521766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468" calcext:value-type="float">
            <text:p>146468</text:p>
          </table:table-cell>
          <table:table-cell office:value-type="float" office:value="2113" calcext:value-type="float">
            <text:p>2113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26824" calcext:value-type="float">
            <text:p>6326824</text:p>
          </table:table-cell>
          <table:table-cell office:value-type="float" office:value="0" calcext:value-type="float">
            <text:p>0</text:p>
          </table:table-cell>
          <table:table-cell office:value-type="float" office:value="6326824" calcext:value-type="float">
            <text:p>632682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637" calcext:value-type="float">
            <text:p>263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6745" calcext:value-type="float">
            <text:p>1610521766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452" calcext:value-type="float">
            <text:p>148452</text:p>
          </table:table-cell>
          <table:table-cell office:value-type="float" office:value="2114" calcext:value-type="float">
            <text:p>2114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68606" calcext:value-type="float">
            <text:p>6368606</text:p>
          </table:table-cell>
          <table:table-cell office:value-type="float" office:value="1492654" calcext:value-type="float">
            <text:p>1492654</text:p>
          </table:table-cell>
          <table:table-cell office:value-type="float" office:value="4875952" calcext:value-type="float">
            <text:p>48759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658" calcext:value-type="float">
            <text:p>265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6864" calcext:value-type="float">
            <text:p>1610521766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56" calcext:value-type="float">
            <text:p>147956</text:p>
          </table:table-cell>
          <table:table-cell office:value-type="float" office:value="2114" calcext:value-type="float">
            <text:p>2114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20335" calcext:value-type="float">
            <text:p>6320335</text:p>
          </table:table-cell>
          <table:table-cell office:value-type="float" office:value="1026151" calcext:value-type="float">
            <text:p>1026151</text:p>
          </table:table-cell>
          <table:table-cell office:value-type="float" office:value="5294184" calcext:value-type="float">
            <text:p>529418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680" calcext:value-type="float">
            <text:p>268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6991" calcext:value-type="float">
            <text:p>1610521766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56" calcext:value-type="float">
            <text:p>147956</text:p>
          </table:table-cell>
          <table:table-cell office:value-type="float" office:value="2114" calcext:value-type="float">
            <text:p>2114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7710" calcext:value-type="float">
            <text:p>6267710</text:p>
          </table:table-cell>
          <table:table-cell office:value-type="float" office:value="868766" calcext:value-type="float">
            <text:p>868766</text:p>
          </table:table-cell>
          <table:table-cell office:value-type="float" office:value="5398944" calcext:value-type="float">
            <text:p>539894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702" calcext:value-type="float">
            <text:p>270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7117" calcext:value-type="float">
            <text:p>1610521767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56" calcext:value-type="float">
            <text:p>147956</text:p>
          </table:table-cell>
          <table:table-cell office:value-type="float" office:value="2114" calcext:value-type="float">
            <text:p>2114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5230" calcext:value-type="float">
            <text:p>6285230</text:p>
          </table:table-cell>
          <table:table-cell office:value-type="float" office:value="975830" calcext:value-type="float">
            <text:p>975830</text:p>
          </table:table-cell>
          <table:table-cell office:value-type="float" office:value="5309400" calcext:value-type="float">
            <text:p>53094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723" calcext:value-type="float">
            <text:p>272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7243" calcext:value-type="float">
            <text:p>1610521767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080" calcext:value-type="float">
            <text:p>148080</text:p>
          </table:table-cell>
          <table:table-cell office:value-type="float" office:value="2114" calcext:value-type="float">
            <text:p>2114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98176" calcext:value-type="float">
            <text:p>6298176</text:p>
          </table:table-cell>
          <table:table-cell office:value-type="float" office:value="949536" calcext:value-type="float">
            <text:p>949536</text:p>
          </table:table-cell>
          <table:table-cell office:value-type="float" office:value="5348640" calcext:value-type="float">
            <text:p>534864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748" calcext:value-type="float">
            <text:p>274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7369" calcext:value-type="float">
            <text:p>1610521767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336" calcext:value-type="float">
            <text:p>14733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2384" calcext:value-type="float">
            <text:p>6342384</text:p>
          </table:table-cell>
          <table:table-cell office:value-type="float" office:value="398200" calcext:value-type="float">
            <text:p>398200</text:p>
          </table:table-cell>
          <table:table-cell office:value-type="float" office:value="5944184" calcext:value-type="float">
            <text:p>594418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769" calcext:value-type="float">
            <text:p>2769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7505" calcext:value-type="float">
            <text:p>1610521767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328" calcext:value-type="float">
            <text:p>14832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0991" calcext:value-type="float">
            <text:p>6420991</text:p>
          </table:table-cell>
          <table:table-cell office:value-type="float" office:value="1273087" calcext:value-type="float">
            <text:p>1273087</text:p>
          </table:table-cell>
          <table:table-cell office:value-type="float" office:value="5147904" calcext:value-type="float">
            <text:p>514790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790" calcext:value-type="float">
            <text:p>279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7631" calcext:value-type="float">
            <text:p>1610521767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328" calcext:value-type="float">
            <text:p>14832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34318" calcext:value-type="float">
            <text:p>6434318</text:p>
          </table:table-cell>
          <table:table-cell office:value-type="float" office:value="1345286" calcext:value-type="float">
            <text:p>1345286</text:p>
          </table:table-cell>
          <table:table-cell office:value-type="float" office:value="5089032" calcext:value-type="float">
            <text:p>50890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811" calcext:value-type="float">
            <text:p>281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7758" calcext:value-type="float">
            <text:p>1610521767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352" calcext:value-type="float">
            <text:p>145352</text:p>
          </table:table-cell>
          <table:table-cell office:value-type="float" office:value="2115" calcext:value-type="float">
            <text:p>2115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5664" calcext:value-type="float">
            <text:p>6485664</text:p>
          </table:table-cell>
          <table:table-cell office:value-type="float" office:value="2571088" calcext:value-type="float">
            <text:p>2571088</text:p>
          </table:table-cell>
          <table:table-cell office:value-type="float" office:value="3914576" calcext:value-type="float">
            <text:p>391457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833" calcext:value-type="float">
            <text:p>283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7885" calcext:value-type="float">
            <text:p>1610521767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972" calcext:value-type="float">
            <text:p>145972</text:p>
          </table:table-cell>
          <table:table-cell office:value-type="float" office:value="2116" calcext:value-type="float">
            <text:p>2116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32456" calcext:value-type="float">
            <text:p>7132456</text:p>
          </table:table-cell>
          <table:table-cell office:value-type="float" office:value="0" calcext:value-type="float">
            <text:p>0</text:p>
          </table:table-cell>
          <table:table-cell office:value-type="float" office:value="7132456" calcext:value-type="float">
            <text:p>713245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854" calcext:value-type="float">
            <text:p>285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010" calcext:value-type="float">
            <text:p>1610521768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096" calcext:value-type="float">
            <text:p>14609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63200" calcext:value-type="float">
            <text:p>6763200</text:p>
          </table:table-cell>
          <table:table-cell office:value-type="float" office:value="0" calcext:value-type="float">
            <text:p>0</text:p>
          </table:table-cell>
          <table:table-cell office:value-type="float" office:value="6763200" calcext:value-type="float">
            <text:p>67632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875" calcext:value-type="float">
            <text:p>287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137" calcext:value-type="float">
            <text:p>1610521768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096" calcext:value-type="float">
            <text:p>14609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21160" calcext:value-type="float">
            <text:p>6721160</text:p>
          </table:table-cell>
          <table:table-cell office:value-type="float" office:value="0" calcext:value-type="float">
            <text:p>0</text:p>
          </table:table-cell>
          <table:table-cell office:value-type="float" office:value="6721160" calcext:value-type="float">
            <text:p>672116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897" calcext:value-type="float">
            <text:p>289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264" calcext:value-type="float">
            <text:p>1610521768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540" calcext:value-type="float">
            <text:p>147540</text:p>
          </table:table-cell>
          <table:table-cell office:value-type="float" office:value="2114" calcext:value-type="float">
            <text:p>2114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24448" calcext:value-type="float">
            <text:p>5924448</text:p>
          </table:table-cell>
          <table:table-cell office:value-type="float" office:value="0" calcext:value-type="float">
            <text:p>0</text:p>
          </table:table-cell>
          <table:table-cell office:value-type="float" office:value="5924448" calcext:value-type="float">
            <text:p>592444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920" calcext:value-type="float">
            <text:p>292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395" calcext:value-type="float">
            <text:p>1610521768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656" calcext:value-type="float">
            <text:p>148656</text:p>
          </table:table-cell>
          <table:table-cell office:value-type="float" office:value="2115" calcext:value-type="float">
            <text:p>2115</text:p>
          </table:table-cell>
          <table:table-cell office:value-type="float" office:value="2018608" calcext:value-type="float">
            <text:p>2018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6159" calcext:value-type="float">
            <text:p>5986159</text:p>
          </table:table-cell>
          <table:table-cell office:value-type="float" office:value="1055671" calcext:value-type="float">
            <text:p>1055671</text:p>
          </table:table-cell>
          <table:table-cell office:value-type="float" office:value="4930488" calcext:value-type="float">
            <text:p>493048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940" calcext:value-type="float">
            <text:p>294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521" calcext:value-type="float">
            <text:p>1610521768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32" calcext:value-type="float">
            <text:p>145432</text:p>
          </table:table-cell>
          <table:table-cell office:value-type="float" office:value="2116" calcext:value-type="float">
            <text:p>2116</text:p>
          </table:table-cell>
          <table:table-cell office:value-type="float" office:value="2018616" calcext:value-type="float">
            <text:p>20186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63582" calcext:value-type="float">
            <text:p>5963582</text:p>
          </table:table-cell>
          <table:table-cell office:value-type="float" office:value="3025790" calcext:value-type="float">
            <text:p>3025790</text:p>
          </table:table-cell>
          <table:table-cell office:value-type="float" office:value="2937792" calcext:value-type="float">
            <text:p>29377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960" calcext:value-type="float">
            <text:p>296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648" calcext:value-type="float">
            <text:p>1610521768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36" calcext:value-type="float">
            <text:p>147136</text:p>
          </table:table-cell>
          <table:table-cell office:value-type="float" office:value="2114" calcext:value-type="float">
            <text:p>2114</text:p>
          </table:table-cell>
          <table:table-cell office:value-type="float" office:value="2018612" calcext:value-type="float">
            <text:p>20186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77615" calcext:value-type="float">
            <text:p>5977615</text:p>
          </table:table-cell>
          <table:table-cell office:value-type="float" office:value="1657607" calcext:value-type="float">
            <text:p>1657607</text:p>
          </table:table-cell>
          <table:table-cell office:value-type="float" office:value="4320008" calcext:value-type="float">
            <text:p>432000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978" calcext:value-type="float">
            <text:p>297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764" calcext:value-type="float">
            <text:p>1610521768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044" calcext:value-type="float">
            <text:p>144044</text:p>
          </table:table-cell>
          <table:table-cell office:value-type="float" office:value="2111" calcext:value-type="float">
            <text:p>2111</text:p>
          </table:table-cell>
          <table:table-cell office:value-type="float" office:value="2018968" calcext:value-type="float">
            <text:p>201896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4527" calcext:value-type="float">
            <text:p>5954527</text:p>
          </table:table-cell>
          <table:table-cell office:value-type="float" office:value="351727" calcext:value-type="float">
            <text:p>351727</text:p>
          </table:table-cell>
          <table:table-cell office:value-type="float" office:value="5602800" calcext:value-type="float">
            <text:p>560280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2995" calcext:value-type="float">
            <text:p>299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877" calcext:value-type="float">
            <text:p>1610521768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048" calcext:value-type="float">
            <text:p>141048</text:p>
          </table:table-cell>
          <table:table-cell office:value-type="float" office:value="2108" calcext:value-type="float">
            <text:p>2108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4344" calcext:value-type="float">
            <text:p>6084344</text:p>
          </table:table-cell>
          <table:table-cell office:value-type="float" office:value="0" calcext:value-type="float">
            <text:p>0</text:p>
          </table:table-cell>
          <table:table-cell office:value-type="float" office:value="6084344" calcext:value-type="float">
            <text:p>608434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014" calcext:value-type="float">
            <text:p>301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8989" calcext:value-type="float">
            <text:p>1610521768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432" calcext:value-type="float">
            <text:p>140432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1040" calcext:value-type="float">
            <text:p>6011040</text:p>
          </table:table-cell>
          <table:table-cell office:value-type="float" office:value="2836512" calcext:value-type="float">
            <text:p>2836512</text:p>
          </table:table-cell>
          <table:table-cell office:value-type="float" office:value="3174528" calcext:value-type="float">
            <text:p>31745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034" calcext:value-type="float">
            <text:p>303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9104" calcext:value-type="float">
            <text:p>1610521769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060" calcext:value-type="float">
            <text:p>140060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99247" calcext:value-type="float">
            <text:p>6099247</text:p>
          </table:table-cell>
          <table:table-cell office:value-type="float" office:value="2476183" calcext:value-type="float">
            <text:p>2476183</text:p>
          </table:table-cell>
          <table:table-cell office:value-type="float" office:value="3623064" calcext:value-type="float">
            <text:p>362306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055" calcext:value-type="float">
            <text:p>305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9229" calcext:value-type="float">
            <text:p>1610521769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804" calcext:value-type="float">
            <text:p>140804</text:p>
          </table:table-cell>
          <table:table-cell office:value-type="float" office:value="2107" calcext:value-type="float">
            <text:p>2107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24992" calcext:value-type="float">
            <text:p>6624992</text:p>
          </table:table-cell>
          <table:table-cell office:value-type="float" office:value="0" calcext:value-type="float">
            <text:p>0</text:p>
          </table:table-cell>
          <table:table-cell office:value-type="float" office:value="6624992" calcext:value-type="float">
            <text:p>66249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077" calcext:value-type="float">
            <text:p>307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9356" calcext:value-type="float">
            <text:p>1610521769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524" calcext:value-type="float">
            <text:p>140524</text:p>
          </table:table-cell>
          <table:table-cell office:value-type="float" office:value="2108" calcext:value-type="float">
            <text:p>2108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8440" calcext:value-type="float">
            <text:p>6138440</text:p>
          </table:table-cell>
          <table:table-cell office:value-type="float" office:value="0" calcext:value-type="float">
            <text:p>0</text:p>
          </table:table-cell>
          <table:table-cell office:value-type="float" office:value="6138440" calcext:value-type="float">
            <text:p>613844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098" calcext:value-type="float">
            <text:p>309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9482" calcext:value-type="float">
            <text:p>1610521769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732" calcext:value-type="float">
            <text:p>139732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95486" calcext:value-type="float">
            <text:p>6095486</text:p>
          </table:table-cell>
          <table:table-cell office:value-type="float" office:value="2261310" calcext:value-type="float">
            <text:p>2261310</text:p>
          </table:table-cell>
          <table:table-cell office:value-type="float" office:value="3834176" calcext:value-type="float">
            <text:p>383417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120" calcext:value-type="float">
            <text:p>312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9601" calcext:value-type="float">
            <text:p>1610521769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692" calcext:value-type="float">
            <text:p>140692</text:p>
          </table:table-cell>
          <table:table-cell office:value-type="float" office:value="2108" calcext:value-type="float">
            <text:p>2108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9102" calcext:value-type="float">
            <text:p>6029102</text:p>
          </table:table-cell>
          <table:table-cell office:value-type="float" office:value="520086" calcext:value-type="float">
            <text:p>520086</text:p>
          </table:table-cell>
          <table:table-cell office:value-type="float" office:value="5509016" calcext:value-type="float">
            <text:p>550901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138" calcext:value-type="float">
            <text:p>313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9729" calcext:value-type="float">
            <text:p>1610521769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544" calcext:value-type="float">
            <text:p>143544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1390" calcext:value-type="float">
            <text:p>6071390</text:p>
          </table:table-cell>
          <table:table-cell office:value-type="float" office:value="262702" calcext:value-type="float">
            <text:p>262702</text:p>
          </table:table-cell>
          <table:table-cell office:value-type="float" office:value="5808688" calcext:value-type="float">
            <text:p>580868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158" calcext:value-type="float">
            <text:p>315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9842" calcext:value-type="float">
            <text:p>1610521769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304" calcext:value-type="float">
            <text:p>142304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23696" calcext:value-type="float">
            <text:p>5523696</text:p>
          </table:table-cell>
          <table:table-cell office:value-type="float" office:value="2494664" calcext:value-type="float">
            <text:p>2494664</text:p>
          </table:table-cell>
          <table:table-cell office:value-type="float" office:value="3029032" calcext:value-type="float">
            <text:p>302903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179" calcext:value-type="float">
            <text:p>3179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69967" calcext:value-type="float">
            <text:p>16105217699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412" calcext:value-type="float">
            <text:p>144412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61854" calcext:value-type="float">
            <text:p>5961854</text:p>
          </table:table-cell>
          <table:table-cell office:value-type="float" office:value="1059902" calcext:value-type="float">
            <text:p>1059902</text:p>
          </table:table-cell>
          <table:table-cell office:value-type="float" office:value="4901952" calcext:value-type="float">
            <text:p>490195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200" calcext:value-type="float">
            <text:p>320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0093" calcext:value-type="float">
            <text:p>1610521770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048" calcext:value-type="float">
            <text:p>143048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37496" calcext:value-type="float">
            <text:p>5937496</text:p>
          </table:table-cell>
          <table:table-cell office:value-type="float" office:value="0" calcext:value-type="float">
            <text:p>0</text:p>
          </table:table-cell>
          <table:table-cell office:value-type="float" office:value="5937496" calcext:value-type="float">
            <text:p>593749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222" calcext:value-type="float">
            <text:p>322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0219" calcext:value-type="float">
            <text:p>1610521770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560" calcext:value-type="float">
            <text:p>141560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8591" calcext:value-type="float">
            <text:p>6118591</text:p>
          </table:table-cell>
          <table:table-cell office:value-type="float" office:value="2731615" calcext:value-type="float">
            <text:p>2731615</text:p>
          </table:table-cell>
          <table:table-cell office:value-type="float" office:value="3386976" calcext:value-type="float">
            <text:p>338697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243" calcext:value-type="float">
            <text:p>324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0347" calcext:value-type="float">
            <text:p>1610521770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436" calcext:value-type="float">
            <text:p>141436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92175" calcext:value-type="float">
            <text:p>6192175</text:p>
          </table:table-cell>
          <table:table-cell office:value-type="float" office:value="2588183" calcext:value-type="float">
            <text:p>2588183</text:p>
          </table:table-cell>
          <table:table-cell office:value-type="float" office:value="3603992" calcext:value-type="float">
            <text:p>360399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264" calcext:value-type="float">
            <text:p>326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0475" calcext:value-type="float">
            <text:p>1610521770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908" calcext:value-type="float">
            <text:p>144908</text:p>
          </table:table-cell>
          <table:table-cell office:value-type="float" office:value="2111" calcext:value-type="float">
            <text:p>2111</text:p>
          </table:table-cell>
          <table:table-cell office:value-type="float" office:value="2018632" calcext:value-type="float">
            <text:p>20186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8255" calcext:value-type="float">
            <text:p>6028255</text:p>
          </table:table-cell>
          <table:table-cell office:value-type="float" office:value="1355247" calcext:value-type="float">
            <text:p>1355247</text:p>
          </table:table-cell>
          <table:table-cell office:value-type="float" office:value="4673008" calcext:value-type="float">
            <text:p>467300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285" calcext:value-type="float">
            <text:p>328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0601" calcext:value-type="float">
            <text:p>1610521770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668" calcext:value-type="float">
            <text:p>143668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45008" calcext:value-type="float">
            <text:p>5545008</text:p>
          </table:table-cell>
          <table:table-cell office:value-type="float" office:value="32280" calcext:value-type="float">
            <text:p>32280</text:p>
          </table:table-cell>
          <table:table-cell office:value-type="float" office:value="5512728" calcext:value-type="float">
            <text:p>55127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307" calcext:value-type="float">
            <text:p>330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0727" calcext:value-type="float">
            <text:p>1610521770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048" calcext:value-type="float">
            <text:p>143048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65472" calcext:value-type="float">
            <text:p>5665472</text:p>
          </table:table-cell>
          <table:table-cell office:value-type="float" office:value="0" calcext:value-type="float">
            <text:p>0</text:p>
          </table:table-cell>
          <table:table-cell office:value-type="float" office:value="5665472" calcext:value-type="float">
            <text:p>5665472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326" calcext:value-type="float">
            <text:p>332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0854" calcext:value-type="float">
            <text:p>1610521770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544" calcext:value-type="float">
            <text:p>143544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2968" calcext:value-type="float">
            <text:p>5602968</text:p>
          </table:table-cell>
          <table:table-cell office:value-type="float" office:value="0" calcext:value-type="float">
            <text:p>0</text:p>
          </table:table-cell>
          <table:table-cell office:value-type="float" office:value="5602968" calcext:value-type="float">
            <text:p>560296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347" calcext:value-type="float">
            <text:p>334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0970" calcext:value-type="float">
            <text:p>16105217709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676" calcext:value-type="float">
            <text:p>142676</text:p>
          </table:table-cell>
          <table:table-cell office:value-type="float" office:value="2109" calcext:value-type="float">
            <text:p>2109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93488" calcext:value-type="float">
            <text:p>6293488</text:p>
          </table:table-cell>
          <table:table-cell office:value-type="float" office:value="0" calcext:value-type="float">
            <text:p>0</text:p>
          </table:table-cell>
          <table:table-cell office:value-type="float" office:value="6293488" calcext:value-type="float">
            <text:p>629348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367" calcext:value-type="float">
            <text:p>336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1097" calcext:value-type="float">
            <text:p>1610521771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288" calcext:value-type="float">
            <text:p>142288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43983" calcext:value-type="float">
            <text:p>6143983</text:p>
          </table:table-cell>
          <table:table-cell office:value-type="float" office:value="2760695" calcext:value-type="float">
            <text:p>2760695</text:p>
          </table:table-cell>
          <table:table-cell office:value-type="float" office:value="3383288" calcext:value-type="float">
            <text:p>338328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388" calcext:value-type="float">
            <text:p>338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1223" calcext:value-type="float">
            <text:p>1610521771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384" calcext:value-type="float">
            <text:p>145384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7502" calcext:value-type="float">
            <text:p>6217502</text:p>
          </table:table-cell>
          <table:table-cell office:value-type="float" office:value="2256782" calcext:value-type="float">
            <text:p>2256782</text:p>
          </table:table-cell>
          <table:table-cell office:value-type="float" office:value="3960720" calcext:value-type="float">
            <text:p>396072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409" calcext:value-type="float">
            <text:p>3409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1350" calcext:value-type="float">
            <text:p>1610521771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180" calcext:value-type="float">
            <text:p>142180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70607" calcext:value-type="float">
            <text:p>5670607</text:p>
          </table:table-cell>
          <table:table-cell office:value-type="float" office:value="2245479" calcext:value-type="float">
            <text:p>2245479</text:p>
          </table:table-cell>
          <table:table-cell office:value-type="float" office:value="3425128" calcext:value-type="float">
            <text:p>34251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430" calcext:value-type="float">
            <text:p>343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1477" calcext:value-type="float">
            <text:p>1610521771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032" calcext:value-type="float">
            <text:p>145032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8158" calcext:value-type="float">
            <text:p>5568158</text:p>
          </table:table-cell>
          <table:table-cell office:value-type="float" office:value="1387342" calcext:value-type="float">
            <text:p>1387342</text:p>
          </table:table-cell>
          <table:table-cell office:value-type="float" office:value="4180816" calcext:value-type="float">
            <text:p>418081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452" calcext:value-type="float">
            <text:p>345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1608" calcext:value-type="float">
            <text:p>1610521771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784" calcext:value-type="float">
            <text:p>144784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3760" calcext:value-type="float">
            <text:p>5603760</text:p>
          </table:table-cell>
          <table:table-cell office:value-type="float" office:value="1290456" calcext:value-type="float">
            <text:p>1290456</text:p>
          </table:table-cell>
          <table:table-cell office:value-type="float" office:value="4313304" calcext:value-type="float">
            <text:p>4313304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473" calcext:value-type="float">
            <text:p>347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1735" calcext:value-type="float">
            <text:p>1610521771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528" calcext:value-type="float">
            <text:p>145528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6624" calcext:value-type="float">
            <text:p>5646624</text:p>
          </table:table-cell>
          <table:table-cell office:value-type="float" office:value="1868944" calcext:value-type="float">
            <text:p>1868944</text:p>
          </table:table-cell>
          <table:table-cell office:value-type="float" office:value="3777680" calcext:value-type="float">
            <text:p>377768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494" calcext:value-type="float">
            <text:p>349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1862" calcext:value-type="float">
            <text:p>1610521771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056" calcext:value-type="float">
            <text:p>142056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96719" calcext:value-type="float">
            <text:p>5696719</text:p>
          </table:table-cell>
          <table:table-cell office:value-type="float" office:value="2405991" calcext:value-type="float">
            <text:p>2405991</text:p>
          </table:table-cell>
          <table:table-cell office:value-type="float" office:value="3290728" calcext:value-type="float">
            <text:p>3290728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515" calcext:value-type="float">
            <text:p>351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1987" calcext:value-type="float">
            <text:p>1610521771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924" calcext:value-type="float">
            <text:p>142924</text:p>
          </table:table-cell>
          <table:table-cell office:value-type="float" office:value="2113" calcext:value-type="float">
            <text:p>2113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12480" calcext:value-type="float">
            <text:p>5912480</text:p>
          </table:table-cell>
          <table:table-cell office:value-type="float" office:value="0" calcext:value-type="float">
            <text:p>0</text:p>
          </table:table-cell>
          <table:table-cell office:value-type="float" office:value="5912480" calcext:value-type="float">
            <text:p>5912480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536" calcext:value-type="float">
            <text:p>353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2115" calcext:value-type="float">
            <text:p>1610521772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56" calcext:value-type="float">
            <text:p>145156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32911" calcext:value-type="float">
            <text:p>5432911</text:p>
          </table:table-cell>
          <table:table-cell office:value-type="float" office:value="1467175" calcext:value-type="float">
            <text:p>1467175</text:p>
          </table:table-cell>
          <table:table-cell office:value-type="float" office:value="3965736" calcext:value-type="float">
            <text:p>3965736</text:p>
          </table:table-cell>
          <table:table-cell office:value-type="float" office:value="8" calcext:value-type="float">
            <text:p>8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3557" calcext:value-type="float">
            <text:p>355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2239" calcext:value-type="float">
            <text:p>1610521772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488" calcext:value-type="float">
            <text:p>142488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36352" calcext:value-type="float">
            <text:p>5336352</text:p>
          </table:table-cell>
          <table:table-cell office:value-type="float" office:value="9872" calcext:value-type="float">
            <text:p>9872</text:p>
          </table:table-cell>
          <table:table-cell office:value-type="float" office:value="5326480" calcext:value-type="float">
            <text:p>532648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574" calcext:value-type="float">
            <text:p>357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2366" calcext:value-type="float">
            <text:p>1610521772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096" calcext:value-type="float">
            <text:p>145096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9134" calcext:value-type="float">
            <text:p>5649134</text:p>
          </table:table-cell>
          <table:table-cell office:value-type="float" office:value="2529654" calcext:value-type="float">
            <text:p>2529654</text:p>
          </table:table-cell>
          <table:table-cell office:value-type="float" office:value="3119480" calcext:value-type="float">
            <text:p>311948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590" calcext:value-type="float">
            <text:p>359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2472" calcext:value-type="float">
            <text:p>1610521772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388" calcext:value-type="float">
            <text:p>142388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9696" calcext:value-type="float">
            <text:p>5609696</text:p>
          </table:table-cell>
          <table:table-cell office:value-type="float" office:value="0" calcext:value-type="float">
            <text:p>0</text:p>
          </table:table-cell>
          <table:table-cell office:value-type="float" office:value="5609696" calcext:value-type="float">
            <text:p>560969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607" calcext:value-type="float">
            <text:p>360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2585" calcext:value-type="float">
            <text:p>1610521772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884" calcext:value-type="float">
            <text:p>142884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03016" calcext:value-type="float">
            <text:p>5303016</text:p>
          </table:table-cell>
          <table:table-cell office:value-type="float" office:value="0" calcext:value-type="float">
            <text:p>0</text:p>
          </table:table-cell>
          <table:table-cell office:value-type="float" office:value="5303016" calcext:value-type="float">
            <text:p>53030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624" calcext:value-type="float">
            <text:p>362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2696" calcext:value-type="float">
            <text:p>1610521772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752" calcext:value-type="float">
            <text:p>143752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64062" calcext:value-type="float">
            <text:p>5064062</text:p>
          </table:table-cell>
          <table:table-cell office:value-type="float" office:value="430782" calcext:value-type="float">
            <text:p>430782</text:p>
          </table:table-cell>
          <table:table-cell office:value-type="float" office:value="4633280" calcext:value-type="float">
            <text:p>463328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642" calcext:value-type="float">
            <text:p>364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2809" calcext:value-type="float">
            <text:p>1610521772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248" calcext:value-type="float">
            <text:p>144248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62478" calcext:value-type="float">
            <text:p>5062478</text:p>
          </table:table-cell>
          <table:table-cell office:value-type="float" office:value="528294" calcext:value-type="float">
            <text:p>528294</text:p>
          </table:table-cell>
          <table:table-cell office:value-type="float" office:value="4534184" calcext:value-type="float">
            <text:p>45341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662" calcext:value-type="float">
            <text:p>366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2930" calcext:value-type="float">
            <text:p>16105217729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124" calcext:value-type="float">
            <text:p>144124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66239" calcext:value-type="float">
            <text:p>5066239</text:p>
          </table:table-cell>
          <table:table-cell office:value-type="float" office:value="382719" calcext:value-type="float">
            <text:p>382719</text:p>
          </table:table-cell>
          <table:table-cell office:value-type="float" office:value="4683520" calcext:value-type="float">
            <text:p>46835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682" calcext:value-type="float">
            <text:p>368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3056" calcext:value-type="float">
            <text:p>1610521773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876" calcext:value-type="float">
            <text:p>143876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35087" calcext:value-type="float">
            <text:p>5035087</text:p>
          </table:table-cell>
          <table:table-cell office:value-type="float" office:value="367143" calcext:value-type="float">
            <text:p>367143</text:p>
          </table:table-cell>
          <table:table-cell office:value-type="float" office:value="4667944" calcext:value-type="float">
            <text:p>466794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702" calcext:value-type="float">
            <text:p>370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3182" calcext:value-type="float">
            <text:p>1610521773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496" calcext:value-type="float">
            <text:p>144496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75904" calcext:value-type="float">
            <text:p>5075904</text:p>
          </table:table-cell>
          <table:table-cell office:value-type="float" office:value="829920" calcext:value-type="float">
            <text:p>829920</text:p>
          </table:table-cell>
          <table:table-cell office:value-type="float" office:value="4245984" calcext:value-type="float">
            <text:p>42459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721" calcext:value-type="float">
            <text:p>372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3307" calcext:value-type="float">
            <text:p>1610521773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884" calcext:value-type="float">
            <text:p>142884</text:p>
          </table:table-cell>
          <table:table-cell office:value-type="float" office:value="2113" calcext:value-type="float">
            <text:p>2113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46784" calcext:value-type="float">
            <text:p>5346784</text:p>
          </table:table-cell>
          <table:table-cell office:value-type="float" office:value="0" calcext:value-type="float">
            <text:p>0</text:p>
          </table:table-cell>
          <table:table-cell office:value-type="float" office:value="5346784" calcext:value-type="float">
            <text:p>53467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741" calcext:value-type="float">
            <text:p>374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3432" calcext:value-type="float">
            <text:p>1610521773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000" calcext:value-type="float">
            <text:p>144000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82560" calcext:value-type="float">
            <text:p>4882560</text:p>
          </table:table-cell>
          <table:table-cell office:value-type="float" office:value="372800" calcext:value-type="float">
            <text:p>372800</text:p>
          </table:table-cell>
          <table:table-cell office:value-type="float" office:value="4509760" calcext:value-type="float">
            <text:p>450976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761" calcext:value-type="float">
            <text:p>376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3556" calcext:value-type="float">
            <text:p>1610521773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612" calcext:value-type="float">
            <text:p>145612</text:p>
          </table:table-cell>
          <table:table-cell office:value-type="float" office:value="2113" calcext:value-type="float">
            <text:p>2113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27246" calcext:value-type="float">
            <text:p>5027246</text:p>
          </table:table-cell>
          <table:table-cell office:value-type="float" office:value="2136790" calcext:value-type="float">
            <text:p>2136790</text:p>
          </table:table-cell>
          <table:table-cell office:value-type="float" office:value="2890456" calcext:value-type="float">
            <text:p>289045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780" calcext:value-type="float">
            <text:p>378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3683" calcext:value-type="float">
            <text:p>1610521773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768" calcext:value-type="float">
            <text:p>141768</text:p>
          </table:table-cell>
          <table:table-cell office:value-type="float" office:value="2109" calcext:value-type="float">
            <text:p>2109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78383" calcext:value-type="float">
            <text:p>7478383</text:p>
          </table:table-cell>
          <table:table-cell office:value-type="float" office:value="1293879" calcext:value-type="float">
            <text:p>1293879</text:p>
          </table:table-cell>
          <table:table-cell office:value-type="float" office:value="6184504" calcext:value-type="float">
            <text:p>618450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797" calcext:value-type="float">
            <text:p>379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3806" calcext:value-type="float">
            <text:p>1610521773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288" calcext:value-type="float">
            <text:p>139288</text:p>
          </table:table-cell>
          <table:table-cell office:value-type="float" office:value="2107" calcext:value-type="float">
            <text:p>2107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085790" calcext:value-type="float">
            <text:p>9085790</text:p>
          </table:table-cell>
          <table:table-cell office:value-type="float" office:value="278958" calcext:value-type="float">
            <text:p>278958</text:p>
          </table:table-cell>
          <table:table-cell office:value-type="float" office:value="8806832" calcext:value-type="float">
            <text:p>880683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816" calcext:value-type="float">
            <text:p>381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3917" calcext:value-type="float">
            <text:p>1610521773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924" calcext:value-type="float">
            <text:p>137924</text:p>
          </table:table-cell>
          <table:table-cell office:value-type="float" office:value="2105" calcext:value-type="float">
            <text:p>2105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11056" calcext:value-type="float">
            <text:p>9511056</text:p>
          </table:table-cell>
          <table:table-cell office:value-type="float" office:value="0" calcext:value-type="float">
            <text:p>0</text:p>
          </table:table-cell>
          <table:table-cell office:value-type="float" office:value="9511056" calcext:value-type="float">
            <text:p>951105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837" calcext:value-type="float">
            <text:p>383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4039" calcext:value-type="float">
            <text:p>1610521774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552" calcext:value-type="float">
            <text:p>137552</text:p>
          </table:table-cell>
          <table:table-cell office:value-type="float" office:value="2105" calcext:value-type="float">
            <text:p>2105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61720" calcext:value-type="float">
            <text:p>9661720</text:p>
          </table:table-cell>
          <table:table-cell office:value-type="float" office:value="0" calcext:value-type="float">
            <text:p>0</text:p>
          </table:table-cell>
          <table:table-cell office:value-type="float" office:value="9661720" calcext:value-type="float">
            <text:p>96617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856" calcext:value-type="float">
            <text:p>385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4160" calcext:value-type="float">
            <text:p>1610521774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552" calcext:value-type="float">
            <text:p>137552</text:p>
          </table:table-cell>
          <table:table-cell office:value-type="float" office:value="2105" calcext:value-type="float">
            <text:p>2105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75040" calcext:value-type="float">
            <text:p>9375040</text:p>
          </table:table-cell>
          <table:table-cell office:value-type="float" office:value="0" calcext:value-type="float">
            <text:p>0</text:p>
          </table:table-cell>
          <table:table-cell office:value-type="float" office:value="9375040" calcext:value-type="float">
            <text:p>937504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875" calcext:value-type="float">
            <text:p>387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4275" calcext:value-type="float">
            <text:p>1610521774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800" calcext:value-type="float">
            <text:p>137800</text:p>
          </table:table-cell>
          <table:table-cell office:value-type="float" office:value="2105" calcext:value-type="float">
            <text:p>2105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42616" calcext:value-type="float">
            <text:p>9342616</text:p>
          </table:table-cell>
          <table:table-cell office:value-type="float" office:value="0" calcext:value-type="float">
            <text:p>0</text:p>
          </table:table-cell>
          <table:table-cell office:value-type="float" office:value="9342616" calcext:value-type="float">
            <text:p>93426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895" calcext:value-type="float">
            <text:p>389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4394" calcext:value-type="float">
            <text:p>1610521774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164" calcext:value-type="float">
            <text:p>139164</text:p>
          </table:table-cell>
          <table:table-cell office:value-type="float" office:value="2107" calcext:value-type="float">
            <text:p>2107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211920" calcext:value-type="float">
            <text:p>8211920</text:p>
          </table:table-cell>
          <table:table-cell office:value-type="float" office:value="0" calcext:value-type="float">
            <text:p>0</text:p>
          </table:table-cell>
          <table:table-cell office:value-type="float" office:value="8211920" calcext:value-type="float">
            <text:p>82119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914" calcext:value-type="float">
            <text:p>391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4515" calcext:value-type="float">
            <text:p>1610521774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552" calcext:value-type="float">
            <text:p>139552</text:p>
          </table:table-cell>
          <table:table-cell office:value-type="float" office:value="2107" calcext:value-type="float">
            <text:p>2107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834152" calcext:value-type="float">
            <text:p>7834152</text:p>
          </table:table-cell>
          <table:table-cell office:value-type="float" office:value="0" calcext:value-type="float">
            <text:p>0</text:p>
          </table:table-cell>
          <table:table-cell office:value-type="float" office:value="7834152" calcext:value-type="float">
            <text:p>783415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933" calcext:value-type="float">
            <text:p>393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4631" calcext:value-type="float">
            <text:p>1610521774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048" calcext:value-type="float">
            <text:p>140048</text:p>
          </table:table-cell>
          <table:table-cell office:value-type="float" office:value="2107" calcext:value-type="float">
            <text:p>2107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71104" calcext:value-type="float">
            <text:p>7571104</text:p>
          </table:table-cell>
          <table:table-cell office:value-type="float" office:value="0" calcext:value-type="float">
            <text:p>0</text:p>
          </table:table-cell>
          <table:table-cell office:value-type="float" office:value="7571104" calcext:value-type="float">
            <text:p>757110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952" calcext:value-type="float">
            <text:p>395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4754" calcext:value-type="float">
            <text:p>1610521774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568" calcext:value-type="float">
            <text:p>141568</text:p>
          </table:table-cell>
          <table:table-cell office:value-type="float" office:value="2109" calcext:value-type="float">
            <text:p>2109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75262" calcext:value-type="float">
            <text:p>6775262</text:p>
          </table:table-cell>
          <table:table-cell office:value-type="float" office:value="254190" calcext:value-type="float">
            <text:p>254190</text:p>
          </table:table-cell>
          <table:table-cell office:value-type="float" office:value="6521072" calcext:value-type="float">
            <text:p>652107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971" calcext:value-type="float">
            <text:p>397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4877" calcext:value-type="float">
            <text:p>1610521774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436" calcext:value-type="float">
            <text:p>142436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1407" calcext:value-type="float">
            <text:p>6521407</text:p>
          </table:table-cell>
          <table:table-cell office:value-type="float" office:value="880927" calcext:value-type="float">
            <text:p>880927</text:p>
          </table:table-cell>
          <table:table-cell office:value-type="float" office:value="5640480" calcext:value-type="float">
            <text:p>564048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3991" calcext:value-type="float">
            <text:p>399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003" calcext:value-type="float">
            <text:p>1610521775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428" calcext:value-type="float">
            <text:p>143428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63263" calcext:value-type="float">
            <text:p>5363263</text:p>
          </table:table-cell>
          <table:table-cell office:value-type="float" office:value="1022751" calcext:value-type="float">
            <text:p>1022751</text:p>
          </table:table-cell>
          <table:table-cell office:value-type="float" office:value="4340512" calcext:value-type="float">
            <text:p>434051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008" calcext:value-type="float">
            <text:p>400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125" calcext:value-type="float">
            <text:p>1610521775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420" calcext:value-type="float">
            <text:p>144420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36510" calcext:value-type="float">
            <text:p>5036510</text:p>
          </table:table-cell>
          <table:table-cell office:value-type="float" office:value="1760494" calcext:value-type="float">
            <text:p>1760494</text:p>
          </table:table-cell>
          <table:table-cell office:value-type="float" office:value="3276016" calcext:value-type="float">
            <text:p>32760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026" calcext:value-type="float">
            <text:p>402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242" calcext:value-type="float">
            <text:p>1610521775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312" calcext:value-type="float">
            <text:p>142312</text:p>
          </table:table-cell>
          <table:table-cell office:value-type="float" office:value="2110" calcext:value-type="float">
            <text:p>2110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35600" calcext:value-type="float">
            <text:p>5135600</text:p>
          </table:table-cell>
          <table:table-cell office:value-type="float" office:value="0" calcext:value-type="float">
            <text:p>0</text:p>
          </table:table-cell>
          <table:table-cell office:value-type="float" office:value="5135600" calcext:value-type="float">
            <text:p>513560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042" calcext:value-type="float">
            <text:p>404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358" calcext:value-type="float">
            <text:p>1610521775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2112" calcext:value-type="float">
            <text:p>2112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42046" calcext:value-type="float">
            <text:p>4942046</text:p>
          </table:table-cell>
          <table:table-cell office:value-type="float" office:value="1418350" calcext:value-type="float">
            <text:p>1418350</text:p>
          </table:table-cell>
          <table:table-cell office:value-type="float" office:value="3523696" calcext:value-type="float">
            <text:p>352369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058" calcext:value-type="float">
            <text:p>405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473" calcext:value-type="float">
            <text:p>16105217754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428" calcext:value-type="float">
            <text:p>143428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42046" calcext:value-type="float">
            <text:p>4942046</text:p>
          </table:table-cell>
          <table:table-cell office:value-type="float" office:value="541806" calcext:value-type="float">
            <text:p>541806</text:p>
          </table:table-cell>
          <table:table-cell office:value-type="float" office:value="4400240" calcext:value-type="float">
            <text:p>440024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072" calcext:value-type="float">
            <text:p>407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596" calcext:value-type="float">
            <text:p>1610521775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180" calcext:value-type="float">
            <text:p>143180</text:p>
          </table:table-cell>
          <table:table-cell office:value-type="float" office:value="2111" calcext:value-type="float">
            <text:p>2111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42046" calcext:value-type="float">
            <text:p>4942046</text:p>
          </table:table-cell>
          <table:table-cell office:value-type="float" office:value="156782" calcext:value-type="float">
            <text:p>156782</text:p>
          </table:table-cell>
          <table:table-cell office:value-type="float" office:value="4785264" calcext:value-type="float">
            <text:p>478526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087" calcext:value-type="float">
            <text:p>408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718" calcext:value-type="float">
            <text:p>1610521775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536" calcext:value-type="float">
            <text:p>14553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44" calcext:value-type="float">
            <text:p>2018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023648" calcext:value-type="float">
            <text:p>4023648</text:p>
          </table:table-cell>
          <table:table-cell office:value-type="float" office:value="1893040" calcext:value-type="float">
            <text:p>1893040</text:p>
          </table:table-cell>
          <table:table-cell office:value-type="float" office:value="2130608" calcext:value-type="float">
            <text:p>213060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106" calcext:value-type="float">
            <text:p>410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842" calcext:value-type="float">
            <text:p>1610521775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452" calcext:value-type="float">
            <text:p>140452</text:p>
          </table:table-cell>
          <table:table-cell office:value-type="float" office:value="2108" calcext:value-type="float">
            <text:p>2108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92624" calcext:value-type="float">
            <text:p>6992624</text:p>
          </table:table-cell>
          <table:table-cell office:value-type="float" office:value="0" calcext:value-type="float">
            <text:p>0</text:p>
          </table:table-cell>
          <table:table-cell office:value-type="float" office:value="6992624" calcext:value-type="float">
            <text:p>699262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120" calcext:value-type="float">
            <text:p>412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5950" calcext:value-type="float">
            <text:p>16105217759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3028" calcext:value-type="float">
            <text:p>133028</text:p>
          </table:table-cell>
          <table:table-cell office:value-type="float" office:value="2100" calcext:value-type="float">
            <text:p>2100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738928" calcext:value-type="float">
            <text:p>14738928</text:p>
          </table:table-cell>
          <table:table-cell office:value-type="float" office:value="0" calcext:value-type="float">
            <text:p>0</text:p>
          </table:table-cell>
          <table:table-cell office:value-type="float" office:value="14738928" calcext:value-type="float">
            <text:p>1473892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139" calcext:value-type="float">
            <text:p>4139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6056" calcext:value-type="float">
            <text:p>1610521776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336" calcext:value-type="float">
            <text:p>141336</text:p>
          </table:table-cell>
          <table:table-cell office:value-type="float" office:value="2108" calcext:value-type="float">
            <text:p>2108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66248" calcext:value-type="float">
            <text:p>6666248</text:p>
          </table:table-cell>
          <table:table-cell office:value-type="float" office:value="0" calcext:value-type="float">
            <text:p>0</text:p>
          </table:table-cell>
          <table:table-cell office:value-type="float" office:value="6666248" calcext:value-type="float">
            <text:p>666624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158" calcext:value-type="float">
            <text:p>415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6170" calcext:value-type="float">
            <text:p>16105217761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336" calcext:value-type="float">
            <text:p>141336</text:p>
          </table:table-cell>
          <table:table-cell office:value-type="float" office:value="2108" calcext:value-type="float">
            <text:p>2108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04600" calcext:value-type="float">
            <text:p>6904600</text:p>
          </table:table-cell>
          <table:table-cell office:value-type="float" office:value="0" calcext:value-type="float">
            <text:p>0</text:p>
          </table:table-cell>
          <table:table-cell office:value-type="float" office:value="6904600" calcext:value-type="float">
            <text:p>690460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180" calcext:value-type="float">
            <text:p>418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6296" calcext:value-type="float">
            <text:p>1610521776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816" calcext:value-type="float">
            <text:p>143816</text:p>
          </table:table-cell>
          <table:table-cell office:value-type="float" office:value="2110" calcext:value-type="float">
            <text:p>2110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13280" calcext:value-type="float">
            <text:p>6713280</text:p>
          </table:table-cell>
          <table:table-cell office:value-type="float" office:value="1959904" calcext:value-type="float">
            <text:p>1959904</text:p>
          </table:table-cell>
          <table:table-cell office:value-type="float" office:value="4753376" calcext:value-type="float">
            <text:p>475337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202" calcext:value-type="float">
            <text:p>420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6424" calcext:value-type="float">
            <text:p>1610521776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220" calcext:value-type="float">
            <text:p>140220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73582" calcext:value-type="float">
            <text:p>6773582</text:p>
          </table:table-cell>
          <table:table-cell office:value-type="float" office:value="3124646" calcext:value-type="float">
            <text:p>3124646</text:p>
          </table:table-cell>
          <table:table-cell office:value-type="float" office:value="3648936" calcext:value-type="float">
            <text:p>364893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223" calcext:value-type="float">
            <text:p>422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6548" calcext:value-type="float">
            <text:p>1610521776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964" calcext:value-type="float">
            <text:p>140964</text:p>
          </table:table-cell>
          <table:table-cell office:value-type="float" office:value="2107" calcext:value-type="float">
            <text:p>2107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33120" calcext:value-type="float">
            <text:p>7033120</text:p>
          </table:table-cell>
          <table:table-cell office:value-type="float" office:value="0" calcext:value-type="float">
            <text:p>0</text:p>
          </table:table-cell>
          <table:table-cell office:value-type="float" office:value="7033120" calcext:value-type="float">
            <text:p>70331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244" calcext:value-type="float">
            <text:p>424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6674" calcext:value-type="float">
            <text:p>1610521776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00" calcext:value-type="float">
            <text:p>146300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3199" calcext:value-type="float">
            <text:p>6213199</text:p>
          </table:table-cell>
          <table:table-cell office:value-type="float" office:value="1611559" calcext:value-type="float">
            <text:p>1611559</text:p>
          </table:table-cell>
          <table:table-cell office:value-type="float" office:value="4601640" calcext:value-type="float">
            <text:p>460164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263" calcext:value-type="float">
            <text:p>426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6799" calcext:value-type="float">
            <text:p>1610521776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208" calcext:value-type="float">
            <text:p>146208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8703" calcext:value-type="float">
            <text:p>6228703</text:p>
          </table:table-cell>
          <table:table-cell office:value-type="float" office:value="1750383" calcext:value-type="float">
            <text:p>1750383</text:p>
          </table:table-cell>
          <table:table-cell office:value-type="float" office:value="4478320" calcext:value-type="float">
            <text:p>44783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282" calcext:value-type="float">
            <text:p>428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6919" calcext:value-type="float">
            <text:p>1610521776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324" calcext:value-type="float">
            <text:p>143324</text:p>
          </table:table-cell>
          <table:table-cell office:value-type="float" office:value="2110" calcext:value-type="float">
            <text:p>2110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46264" calcext:value-type="float">
            <text:p>6846264</text:p>
          </table:table-cell>
          <table:table-cell office:value-type="float" office:value="0" calcext:value-type="float">
            <text:p>0</text:p>
          </table:table-cell>
          <table:table-cell office:value-type="float" office:value="6846264" calcext:value-type="float">
            <text:p>684626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304" calcext:value-type="float">
            <text:p>430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7046" calcext:value-type="float">
            <text:p>1610521777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96" calcext:value-type="float">
            <text:p>14669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3102" calcext:value-type="float">
            <text:p>6263102</text:p>
          </table:table-cell>
          <table:table-cell office:value-type="float" office:value="1407134" calcext:value-type="float">
            <text:p>1407134</text:p>
          </table:table-cell>
          <table:table-cell office:value-type="float" office:value="4855968" calcext:value-type="float">
            <text:p>48559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325" calcext:value-type="float">
            <text:p>432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7169" calcext:value-type="float">
            <text:p>1610521777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968" calcext:value-type="float">
            <text:p>143968</text:p>
          </table:table-cell>
          <table:table-cell office:value-type="float" office:value="2110" calcext:value-type="float">
            <text:p>2110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222968" calcext:value-type="float">
            <text:p>7222968</text:p>
          </table:table-cell>
          <table:table-cell office:value-type="float" office:value="0" calcext:value-type="float">
            <text:p>0</text:p>
          </table:table-cell>
          <table:table-cell office:value-type="float" office:value="7222968" calcext:value-type="float">
            <text:p>72229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346" calcext:value-type="float">
            <text:p>434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7295" calcext:value-type="float">
            <text:p>1610521777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472" calcext:value-type="float">
            <text:p>143472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4591" calcext:value-type="float">
            <text:p>6334591</text:p>
          </table:table-cell>
          <table:table-cell office:value-type="float" office:value="3118143" calcext:value-type="float">
            <text:p>3118143</text:p>
          </table:table-cell>
          <table:table-cell office:value-type="float" office:value="3216448" calcext:value-type="float">
            <text:p>321644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366" calcext:value-type="float">
            <text:p>436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7419" calcext:value-type="float">
            <text:p>16105217774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836" calcext:value-type="float">
            <text:p>144836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35912" calcext:value-type="float">
            <text:p>6435912</text:p>
          </table:table-cell>
          <table:table-cell office:value-type="float" office:value="0" calcext:value-type="float">
            <text:p>0</text:p>
          </table:table-cell>
          <table:table-cell office:value-type="float" office:value="6435912" calcext:value-type="float">
            <text:p>643591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388" calcext:value-type="float">
            <text:p>438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7544" calcext:value-type="float">
            <text:p>16105217775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92" calcext:value-type="float">
            <text:p>147192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7630" calcext:value-type="float">
            <text:p>6467630</text:p>
          </table:table-cell>
          <table:table-cell office:value-type="float" office:value="2168854" calcext:value-type="float">
            <text:p>2168854</text:p>
          </table:table-cell>
          <table:table-cell office:value-type="float" office:value="4298776" calcext:value-type="float">
            <text:p>429877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409" calcext:value-type="float">
            <text:p>4409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7668" calcext:value-type="float">
            <text:p>1610521777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340" calcext:value-type="float">
            <text:p>144340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30800" calcext:value-type="float">
            <text:p>6730800</text:p>
          </table:table-cell>
          <table:table-cell office:value-type="float" office:value="0" calcext:value-type="float">
            <text:p>0</text:p>
          </table:table-cell>
          <table:table-cell office:value-type="float" office:value="6730800" calcext:value-type="float">
            <text:p>673080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430" calcext:value-type="float">
            <text:p>443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7793" calcext:value-type="float">
            <text:p>1610521777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96" calcext:value-type="float">
            <text:p>14669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3343" calcext:value-type="float">
            <text:p>6423343</text:p>
          </table:table-cell>
          <table:table-cell office:value-type="float" office:value="1569175" calcext:value-type="float">
            <text:p>1569175</text:p>
          </table:table-cell>
          <table:table-cell office:value-type="float" office:value="4854168" calcext:value-type="float">
            <text:p>48541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451" calcext:value-type="float">
            <text:p>445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7921" calcext:value-type="float">
            <text:p>1610521777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836" calcext:value-type="float">
            <text:p>144836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15584" calcext:value-type="float">
            <text:p>6515584</text:p>
          </table:table-cell>
          <table:table-cell office:value-type="float" office:value="0" calcext:value-type="float">
            <text:p>0</text:p>
          </table:table-cell>
          <table:table-cell office:value-type="float" office:value="6515584" calcext:value-type="float">
            <text:p>65155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473" calcext:value-type="float">
            <text:p>447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8044" calcext:value-type="float">
            <text:p>1610521778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100" calcext:value-type="float">
            <text:p>143100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52080" calcext:value-type="float">
            <text:p>6952080</text:p>
          </table:table-cell>
          <table:table-cell office:value-type="float" office:value="2853448" calcext:value-type="float">
            <text:p>2853448</text:p>
          </table:table-cell>
          <table:table-cell office:value-type="float" office:value="4098632" calcext:value-type="float">
            <text:p>409863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493" calcext:value-type="float">
            <text:p>4493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8168" calcext:value-type="float">
            <text:p>1610521778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92" calcext:value-type="float">
            <text:p>147192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9536" calcext:value-type="float">
            <text:p>6529536</text:p>
          </table:table-cell>
          <table:table-cell office:value-type="float" office:value="2031872" calcext:value-type="float">
            <text:p>2031872</text:p>
          </table:table-cell>
          <table:table-cell office:value-type="float" office:value="4497664" calcext:value-type="float">
            <text:p>449766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514" calcext:value-type="float">
            <text:p>451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8295" calcext:value-type="float">
            <text:p>1610521778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96" calcext:value-type="float">
            <text:p>14669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76688" calcext:value-type="float">
            <text:p>6476688</text:p>
          </table:table-cell>
          <table:table-cell office:value-type="float" office:value="1645000" calcext:value-type="float">
            <text:p>1645000</text:p>
          </table:table-cell>
          <table:table-cell office:value-type="float" office:value="4831688" calcext:value-type="float">
            <text:p>483168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534" calcext:value-type="float">
            <text:p>453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8418" calcext:value-type="float">
            <text:p>1610521778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56" calcext:value-type="float">
            <text:p>145456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70112" calcext:value-type="float">
            <text:p>5970112</text:p>
          </table:table-cell>
          <table:table-cell office:value-type="float" office:value="0" calcext:value-type="float">
            <text:p>0</text:p>
          </table:table-cell>
          <table:table-cell office:value-type="float" office:value="5970112" calcext:value-type="float">
            <text:p>597011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556" calcext:value-type="float">
            <text:p>455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8542" calcext:value-type="float">
            <text:p>1610521778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472" calcext:value-type="float">
            <text:p>143472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9838" calcext:value-type="float">
            <text:p>6469838</text:p>
          </table:table-cell>
          <table:table-cell office:value-type="float" office:value="3213462" calcext:value-type="float">
            <text:p>3213462</text:p>
          </table:table-cell>
          <table:table-cell office:value-type="float" office:value="3256376" calcext:value-type="float">
            <text:p>325637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576" calcext:value-type="float">
            <text:p>457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8667" calcext:value-type="float">
            <text:p>1610521778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448" calcext:value-type="float">
            <text:p>146448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1920" calcext:value-type="float">
            <text:p>6481920</text:p>
          </table:table-cell>
          <table:table-cell office:value-type="float" office:value="1319936" calcext:value-type="float">
            <text:p>1319936</text:p>
          </table:table-cell>
          <table:table-cell office:value-type="float" office:value="5161984" calcext:value-type="float">
            <text:p>51619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598" calcext:value-type="float">
            <text:p>459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8791" calcext:value-type="float">
            <text:p>1610521778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464" calcext:value-type="float">
            <text:p>144464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83304" calcext:value-type="float">
            <text:p>6183304</text:p>
          </table:table-cell>
          <table:table-cell office:value-type="float" office:value="0" calcext:value-type="float">
            <text:p>0</text:p>
          </table:table-cell>
          <table:table-cell office:value-type="float" office:value="6183304" calcext:value-type="float">
            <text:p>618330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620" calcext:value-type="float">
            <text:p>462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8917" calcext:value-type="float">
            <text:p>1610521778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224" calcext:value-type="float">
            <text:p>143224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82014" calcext:value-type="float">
            <text:p>6582014</text:p>
          </table:table-cell>
          <table:table-cell office:value-type="float" office:value="3192702" calcext:value-type="float">
            <text:p>3192702</text:p>
          </table:table-cell>
          <table:table-cell office:value-type="float" office:value="3389312" calcext:value-type="float">
            <text:p>338931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640" calcext:value-type="float">
            <text:p>4640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9040" calcext:value-type="float">
            <text:p>1610521779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976" calcext:value-type="float">
            <text:p>14697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82607" calcext:value-type="float">
            <text:p>6582607</text:p>
          </table:table-cell>
          <table:table-cell office:value-type="float" office:value="2205863" calcext:value-type="float">
            <text:p>2205863</text:p>
          </table:table-cell>
          <table:table-cell office:value-type="float" office:value="4376744" calcext:value-type="float">
            <text:p>437674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661" calcext:value-type="float">
            <text:p>466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9166" calcext:value-type="float">
            <text:p>1610521779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108" calcext:value-type="float">
            <text:p>146108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4831" calcext:value-type="float">
            <text:p>6004831</text:p>
          </table:table-cell>
          <table:table-cell office:value-type="float" office:value="589871" calcext:value-type="float">
            <text:p>589871</text:p>
          </table:table-cell>
          <table:table-cell office:value-type="float" office:value="5414960" calcext:value-type="float">
            <text:p>541496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682" calcext:value-type="float">
            <text:p>468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9289" calcext:value-type="float">
            <text:p>1610521779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04" calcext:value-type="float">
            <text:p>146604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44494" calcext:value-type="float">
            <text:p>6444494</text:p>
          </table:table-cell>
          <table:table-cell office:value-type="float" office:value="1710822" calcext:value-type="float">
            <text:p>1710822</text:p>
          </table:table-cell>
          <table:table-cell office:value-type="float" office:value="4733672" calcext:value-type="float">
            <text:p>473367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704" calcext:value-type="float">
            <text:p>470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9415" calcext:value-type="float">
            <text:p>1610521779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504" calcext:value-type="float">
            <text:p>145504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98046" calcext:value-type="float">
            <text:p>5998046</text:p>
          </table:table-cell>
          <table:table-cell office:value-type="float" office:value="13038" calcext:value-type="float">
            <text:p>13038</text:p>
          </table:table-cell>
          <table:table-cell office:value-type="float" office:value="5985008" calcext:value-type="float">
            <text:p>598500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725" calcext:value-type="float">
            <text:p>472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9537" calcext:value-type="float">
            <text:p>1610521779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032" calcext:value-type="float">
            <text:p>144032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0" calcext:value-type="float">
            <text:p>0</text:p>
          </table:table-cell>
          <table:table-cell office:value-type="float" office:value="6924200" calcext:value-type="float">
            <text:p>692420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746" calcext:value-type="float">
            <text:p>474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9662" calcext:value-type="float">
            <text:p>16105217796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768" calcext:value-type="float">
            <text:p>14376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55968" calcext:value-type="float">
            <text:p>7355968</text:p>
          </table:table-cell>
          <table:table-cell office:value-type="float" office:value="0" calcext:value-type="float">
            <text:p>0</text:p>
          </table:table-cell>
          <table:table-cell office:value-type="float" office:value="7355968" calcext:value-type="float">
            <text:p>73559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766" calcext:value-type="float">
            <text:p>476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9787" calcext:value-type="float">
            <text:p>1610521779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900" calcext:value-type="float">
            <text:p>142900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30384" calcext:value-type="float">
            <text:p>6630384</text:p>
          </table:table-cell>
          <table:table-cell office:value-type="float" office:value="2938360" calcext:value-type="float">
            <text:p>2938360</text:p>
          </table:table-cell>
          <table:table-cell office:value-type="float" office:value="3692024" calcext:value-type="float">
            <text:p>369202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787" calcext:value-type="float">
            <text:p>4787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79910" calcext:value-type="float">
            <text:p>16105217799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796" calcext:value-type="float">
            <text:p>14679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01374" calcext:value-type="float">
            <text:p>7101374</text:p>
          </table:table-cell>
          <table:table-cell office:value-type="float" office:value="2780638" calcext:value-type="float">
            <text:p>2780638</text:p>
          </table:table-cell>
          <table:table-cell office:value-type="float" office:value="4320736" calcext:value-type="float">
            <text:p>432073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808" calcext:value-type="float">
            <text:p>480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0034" calcext:value-type="float">
            <text:p>1610521780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992" calcext:value-type="float">
            <text:p>146992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53486" calcext:value-type="float">
            <text:p>6653486</text:p>
          </table:table-cell>
          <table:table-cell office:value-type="float" office:value="2523926" calcext:value-type="float">
            <text:p>2523926</text:p>
          </table:table-cell>
          <table:table-cell office:value-type="float" office:value="4129560" calcext:value-type="float">
            <text:p>412956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828" calcext:value-type="float">
            <text:p>482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0158" calcext:value-type="float">
            <text:p>1610521780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16" calcext:value-type="float">
            <text:p>147116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58336" calcext:value-type="float">
            <text:p>6558336</text:p>
          </table:table-cell>
          <table:table-cell office:value-type="float" office:value="2275648" calcext:value-type="float">
            <text:p>2275648</text:p>
          </table:table-cell>
          <table:table-cell office:value-type="float" office:value="4282688" calcext:value-type="float">
            <text:p>428268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849" calcext:value-type="float">
            <text:p>4849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0284" calcext:value-type="float">
            <text:p>1610521780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148" calcext:value-type="float">
            <text:p>14314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52719" calcext:value-type="float">
            <text:p>6152719</text:p>
          </table:table-cell>
          <table:table-cell office:value-type="float" office:value="2732295" calcext:value-type="float">
            <text:p>2732295</text:p>
          </table:table-cell>
          <table:table-cell office:value-type="float" office:value="3420424" calcext:value-type="float">
            <text:p>342042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871" calcext:value-type="float">
            <text:p>4871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0407" calcext:value-type="float">
            <text:p>1610521780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272" calcext:value-type="float">
            <text:p>143272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88927" calcext:value-type="float">
            <text:p>6688927</text:p>
          </table:table-cell>
          <table:table-cell office:value-type="float" office:value="2984015" calcext:value-type="float">
            <text:p>2984015</text:p>
          </table:table-cell>
          <table:table-cell office:value-type="float" office:value="3704912" calcext:value-type="float">
            <text:p>370491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892" calcext:value-type="float">
            <text:p>489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0533" calcext:value-type="float">
            <text:p>1610521780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520" calcext:value-type="float">
            <text:p>143520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8976" calcext:value-type="float">
            <text:p>6428976</text:p>
          </table:table-cell>
          <table:table-cell office:value-type="float" office:value="3373352" calcext:value-type="float">
            <text:p>3373352</text:p>
          </table:table-cell>
          <table:table-cell office:value-type="float" office:value="3055624" calcext:value-type="float">
            <text:p>305562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912" calcext:value-type="float">
            <text:p>4912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0657" calcext:value-type="float">
            <text:p>1610521780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924" calcext:value-type="float">
            <text:p>143924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17440" calcext:value-type="float">
            <text:p>7417440</text:p>
          </table:table-cell>
          <table:table-cell office:value-type="float" office:value="0" calcext:value-type="float">
            <text:p>0</text:p>
          </table:table-cell>
          <table:table-cell office:value-type="float" office:value="7417440" calcext:value-type="float">
            <text:p>741744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934" calcext:value-type="float">
            <text:p>4934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0782" calcext:value-type="float">
            <text:p>16105217807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356" calcext:value-type="float">
            <text:p>144356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31976" calcext:value-type="float">
            <text:p>6831976</text:p>
          </table:table-cell>
          <table:table-cell office:value-type="float" office:value="0" calcext:value-type="float">
            <text:p>0</text:p>
          </table:table-cell>
          <table:table-cell office:value-type="float" office:value="6831976" calcext:value-type="float">
            <text:p>683197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955" calcext:value-type="float">
            <text:p>4955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0906" calcext:value-type="float">
            <text:p>1610521780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480" calcext:value-type="float">
            <text:p>144480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73120" calcext:value-type="float">
            <text:p>6673120</text:p>
          </table:table-cell>
          <table:table-cell office:value-type="float" office:value="0" calcext:value-type="float">
            <text:p>0</text:p>
          </table:table-cell>
          <table:table-cell office:value-type="float" office:value="6673120" calcext:value-type="float">
            <text:p>66731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976" calcext:value-type="float">
            <text:p>4976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1029" calcext:value-type="float">
            <text:p>1610521781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976" calcext:value-type="float">
            <text:p>144976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92472" calcext:value-type="float">
            <text:p>6792472</text:p>
          </table:table-cell>
          <table:table-cell office:value-type="float" office:value="0" calcext:value-type="float">
            <text:p>0</text:p>
          </table:table-cell>
          <table:table-cell office:value-type="float" office:value="6792472" calcext:value-type="float">
            <text:p>679247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4998" calcext:value-type="float">
            <text:p>4998</text:p>
          </table:table-cell>
          <table:table-cell office:value-type="float" office:value="96" calcext:value-type="float">
            <text:p>96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1152" calcext:value-type="float">
            <text:p>1610521781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588" calcext:value-type="float">
            <text:p>146588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0190" calcext:value-type="float">
            <text:p>5590190</text:p>
          </table:table-cell>
          <table:table-cell office:value-type="float" office:value="530006" calcext:value-type="float">
            <text:p>530006</text:p>
          </table:table-cell>
          <table:table-cell office:value-type="float" office:value="5060184" calcext:value-type="float">
            <text:p>50601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020" calcext:value-type="float">
            <text:p>5020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1287" calcext:value-type="float">
            <text:p>1610521781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984" calcext:value-type="float">
            <text:p>143984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22688" calcext:value-type="float">
            <text:p>6722688</text:p>
          </table:table-cell>
          <table:table-cell office:value-type="float" office:value="3230272" calcext:value-type="float">
            <text:p>3230272</text:p>
          </table:table-cell>
          <table:table-cell office:value-type="float" office:value="3492416" calcext:value-type="float">
            <text:p>34924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041" calcext:value-type="float">
            <text:p>5041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1411" calcext:value-type="float">
            <text:p>1610521781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976" calcext:value-type="float">
            <text:p>144976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2728" calcext:value-type="float">
            <text:p>6232728</text:p>
          </table:table-cell>
          <table:table-cell office:value-type="float" office:value="0" calcext:value-type="float">
            <text:p>0</text:p>
          </table:table-cell>
          <table:table-cell office:value-type="float" office:value="6232728" calcext:value-type="float">
            <text:p>623272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062" calcext:value-type="float">
            <text:p>5062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1534" calcext:value-type="float">
            <text:p>1610521781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960" calcext:value-type="float">
            <text:p>146960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77152" calcext:value-type="float">
            <text:p>5977152</text:p>
          </table:table-cell>
          <table:table-cell office:value-type="float" office:value="1198624" calcext:value-type="float">
            <text:p>1198624</text:p>
          </table:table-cell>
          <table:table-cell office:value-type="float" office:value="4778528" calcext:value-type="float">
            <text:p>477852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082" calcext:value-type="float">
            <text:p>5082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1659" calcext:value-type="float">
            <text:p>1610521781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744" calcext:value-type="float">
            <text:p>144744</text:p>
          </table:table-cell>
          <table:table-cell office:value-type="float" office:value="2111" calcext:value-type="float">
            <text:p>2111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01240" calcext:value-type="float">
            <text:p>6601240</text:p>
          </table:table-cell>
          <table:table-cell office:value-type="float" office:value="0" calcext:value-type="float">
            <text:p>0</text:p>
          </table:table-cell>
          <table:table-cell office:value-type="float" office:value="6601240" calcext:value-type="float">
            <text:p>660124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102" calcext:value-type="float">
            <text:p>5102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1782" calcext:value-type="float">
            <text:p>16105217817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232" calcext:value-type="float">
            <text:p>146232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87550" calcext:value-type="float">
            <text:p>6187550</text:p>
          </table:table-cell>
          <table:table-cell office:value-type="float" office:value="501006" calcext:value-type="float">
            <text:p>501006</text:p>
          </table:table-cell>
          <table:table-cell office:value-type="float" office:value="5686544" calcext:value-type="float">
            <text:p>568654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123" calcext:value-type="float">
            <text:p>5123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1903" calcext:value-type="float">
            <text:p>1610521781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628" calcext:value-type="float">
            <text:p>143628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70480" calcext:value-type="float">
            <text:p>6270480</text:p>
          </table:table-cell>
          <table:table-cell office:value-type="float" office:value="2643720" calcext:value-type="float">
            <text:p>2643720</text:p>
          </table:table-cell>
          <table:table-cell office:value-type="float" office:value="3626760" calcext:value-type="float">
            <text:p>362676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143" calcext:value-type="float">
            <text:p>5143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2029" calcext:value-type="float">
            <text:p>1610521782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16" calcext:value-type="float">
            <text:p>145116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8576" calcext:value-type="float">
            <text:p>6218576</text:p>
          </table:table-cell>
          <table:table-cell office:value-type="float" office:value="0" calcext:value-type="float">
            <text:p>0</text:p>
          </table:table-cell>
          <table:table-cell office:value-type="float" office:value="6218576" calcext:value-type="float">
            <text:p>621857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164" calcext:value-type="float">
            <text:p>5164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2153" calcext:value-type="float">
            <text:p>1610521782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00" calcext:value-type="float">
            <text:p>147100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2862" calcext:value-type="float">
            <text:p>6082862</text:p>
          </table:table-cell>
          <table:table-cell office:value-type="float" office:value="1382550" calcext:value-type="float">
            <text:p>1382550</text:p>
          </table:table-cell>
          <table:table-cell office:value-type="float" office:value="4700312" calcext:value-type="float">
            <text:p>470031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184" calcext:value-type="float">
            <text:p>5184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2277" calcext:value-type="float">
            <text:p>1610521782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620" calcext:value-type="float">
            <text:p>144620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34272" calcext:value-type="float">
            <text:p>6834272</text:p>
          </table:table-cell>
          <table:table-cell office:value-type="float" office:value="0" calcext:value-type="float">
            <text:p>0</text:p>
          </table:table-cell>
          <table:table-cell office:value-type="float" office:value="6834272" calcext:value-type="float">
            <text:p>683427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207" calcext:value-type="float">
            <text:p>5207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2406" calcext:value-type="float">
            <text:p>1610521782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712" calcext:value-type="float">
            <text:p>146712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69966" calcext:value-type="float">
            <text:p>5669966</text:p>
          </table:table-cell>
          <table:table-cell office:value-type="float" office:value="602662" calcext:value-type="float">
            <text:p>602662</text:p>
          </table:table-cell>
          <table:table-cell office:value-type="float" office:value="5067304" calcext:value-type="float">
            <text:p>506730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227" calcext:value-type="float">
            <text:p>5227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2533" calcext:value-type="float">
            <text:p>1610521782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232" calcext:value-type="float">
            <text:p>144232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8862" calcext:value-type="float">
            <text:p>6208862</text:p>
          </table:table-cell>
          <table:table-cell office:value-type="float" office:value="2727598" calcext:value-type="float">
            <text:p>2727598</text:p>
          </table:table-cell>
          <table:table-cell office:value-type="float" office:value="3481264" calcext:value-type="float">
            <text:p>348126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247" calcext:value-type="float">
            <text:p>5247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2657" calcext:value-type="float">
            <text:p>1610521782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844" calcext:value-type="float">
            <text:p>145844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2782" calcext:value-type="float">
            <text:p>6012782</text:p>
          </table:table-cell>
          <table:table-cell office:value-type="float" office:value="135094" calcext:value-type="float">
            <text:p>135094</text:p>
          </table:table-cell>
          <table:table-cell office:value-type="float" office:value="5877688" calcext:value-type="float">
            <text:p>587768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267" calcext:value-type="float">
            <text:p>5267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2779" calcext:value-type="float">
            <text:p>16105217827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860" calcext:value-type="float">
            <text:p>143860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01856" calcext:value-type="float">
            <text:p>5801856</text:p>
          </table:table-cell>
          <table:table-cell office:value-type="float" office:value="2589632" calcext:value-type="float">
            <text:p>2589632</text:p>
          </table:table-cell>
          <table:table-cell office:value-type="float" office:value="3212224" calcext:value-type="float">
            <text:p>321222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288" calcext:value-type="float">
            <text:p>5288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2902" calcext:value-type="float">
            <text:p>16105217829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844" calcext:value-type="float">
            <text:p>145844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02287" calcext:value-type="float">
            <text:p>5702287</text:p>
          </table:table-cell>
          <table:table-cell office:value-type="float" office:value="110919" calcext:value-type="float">
            <text:p>110919</text:p>
          </table:table-cell>
          <table:table-cell office:value-type="float" office:value="5591368" calcext:value-type="float">
            <text:p>55913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308" calcext:value-type="float">
            <text:p>5308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3026" calcext:value-type="float">
            <text:p>1610521783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728" calcext:value-type="float">
            <text:p>14472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98960" calcext:value-type="float">
            <text:p>6398960</text:p>
          </table:table-cell>
          <table:table-cell office:value-type="float" office:value="0" calcext:value-type="float">
            <text:p>0</text:p>
          </table:table-cell>
          <table:table-cell office:value-type="float" office:value="6398960" calcext:value-type="float">
            <text:p>639896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328" calcext:value-type="float">
            <text:p>5328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3150" calcext:value-type="float">
            <text:p>1610521783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704" calcext:value-type="float">
            <text:p>147704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78576" calcext:value-type="float">
            <text:p>5778576</text:p>
          </table:table-cell>
          <table:table-cell office:value-type="float" office:value="2000456" calcext:value-type="float">
            <text:p>2000456</text:p>
          </table:table-cell>
          <table:table-cell office:value-type="float" office:value="3778120" calcext:value-type="float">
            <text:p>37781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347" calcext:value-type="float">
            <text:p>5347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3273" calcext:value-type="float">
            <text:p>1610521783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968" calcext:value-type="float">
            <text:p>145968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14784" calcext:value-type="float">
            <text:p>5714784</text:p>
          </table:table-cell>
          <table:table-cell office:value-type="float" office:value="84400" calcext:value-type="float">
            <text:p>84400</text:p>
          </table:table-cell>
          <table:table-cell office:value-type="float" office:value="5630384" calcext:value-type="float">
            <text:p>56303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371" calcext:value-type="float">
            <text:p>5371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3395" calcext:value-type="float">
            <text:p>1610521783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480" calcext:value-type="float">
            <text:p>144480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0392" calcext:value-type="float">
            <text:p>6340392</text:p>
          </table:table-cell>
          <table:table-cell office:value-type="float" office:value="0" calcext:value-type="float">
            <text:p>0</text:p>
          </table:table-cell>
          <table:table-cell office:value-type="float" office:value="6340392" calcext:value-type="float">
            <text:p>634039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391" calcext:value-type="float">
            <text:p>5391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3528" calcext:value-type="float">
            <text:p>1610521783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208" calcext:value-type="float">
            <text:p>14720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03358" calcext:value-type="float">
            <text:p>5503358</text:p>
          </table:table-cell>
          <table:table-cell office:value-type="float" office:value="1748158" calcext:value-type="float">
            <text:p>1748158</text:p>
          </table:table-cell>
          <table:table-cell office:value-type="float" office:value="3755200" calcext:value-type="float">
            <text:p>375520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410" calcext:value-type="float">
            <text:p>5410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3651" calcext:value-type="float">
            <text:p>1610521783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092" calcext:value-type="float">
            <text:p>146092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38576" calcext:value-type="float">
            <text:p>5538576</text:p>
          </table:table-cell>
          <table:table-cell office:value-type="float" office:value="749960" calcext:value-type="float">
            <text:p>749960</text:p>
          </table:table-cell>
          <table:table-cell office:value-type="float" office:value="4788616" calcext:value-type="float">
            <text:p>47886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431" calcext:value-type="float">
            <text:p>5431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3774" calcext:value-type="float">
            <text:p>161052178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88" calcext:value-type="float">
            <text:p>145488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44254" calcext:value-type="float">
            <text:p>5544254</text:p>
          </table:table-cell>
          <table:table-cell office:value-type="float" office:value="15518" calcext:value-type="float">
            <text:p>15518</text:p>
          </table:table-cell>
          <table:table-cell office:value-type="float" office:value="5528736" calcext:value-type="float">
            <text:p>552873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452" calcext:value-type="float">
            <text:p>5452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3897" calcext:value-type="float">
            <text:p>1610521783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868" calcext:value-type="float">
            <text:p>144868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25496" calcext:value-type="float">
            <text:p>5825496</text:p>
          </table:table-cell>
          <table:table-cell office:value-type="float" office:value="0" calcext:value-type="float">
            <text:p>0</text:p>
          </table:table-cell>
          <table:table-cell office:value-type="float" office:value="5825496" calcext:value-type="float">
            <text:p>582549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472" calcext:value-type="float">
            <text:p>5472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4021" calcext:value-type="float">
            <text:p>1610521784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868" calcext:value-type="float">
            <text:p>144868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23504" calcext:value-type="float">
            <text:p>5923504</text:p>
          </table:table-cell>
          <table:table-cell office:value-type="float" office:value="0" calcext:value-type="float">
            <text:p>0</text:p>
          </table:table-cell>
          <table:table-cell office:value-type="float" office:value="5923504" calcext:value-type="float">
            <text:p>592350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491" calcext:value-type="float">
            <text:p>5491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4146" calcext:value-type="float">
            <text:p>1610521784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992" calcext:value-type="float">
            <text:p>144992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47480" calcext:value-type="float">
            <text:p>5847480</text:p>
          </table:table-cell>
          <table:table-cell office:value-type="float" office:value="0" calcext:value-type="float">
            <text:p>0</text:p>
          </table:table-cell>
          <table:table-cell office:value-type="float" office:value="5847480" calcext:value-type="float">
            <text:p>584748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511" calcext:value-type="float">
            <text:p>5511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4268" calcext:value-type="float">
            <text:p>1610521784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240" calcext:value-type="float">
            <text:p>145240</text:p>
          </table:table-cell>
          <table:table-cell office:value-type="float" office:value="2112" calcext:value-type="float">
            <text:p>2112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91136" calcext:value-type="float">
            <text:p>5391136</text:p>
          </table:table-cell>
          <table:table-cell office:value-type="float" office:value="0" calcext:value-type="float">
            <text:p>0</text:p>
          </table:table-cell>
          <table:table-cell office:value-type="float" office:value="5391136" calcext:value-type="float">
            <text:p>539113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533" calcext:value-type="float">
            <text:p>5533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4394" calcext:value-type="float">
            <text:p>1610521784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56" calcext:value-type="float">
            <text:p>14635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04143" calcext:value-type="float">
            <text:p>5204143</text:p>
          </table:table-cell>
          <table:table-cell office:value-type="float" office:value="287831" calcext:value-type="float">
            <text:p>287831</text:p>
          </table:table-cell>
          <table:table-cell office:value-type="float" office:value="4916312" calcext:value-type="float">
            <text:p>491631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552" calcext:value-type="float">
            <text:p>5552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4527" calcext:value-type="float">
            <text:p>1610521784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224" calcext:value-type="float">
            <text:p>147224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73790" calcext:value-type="float">
            <text:p>5173790</text:p>
          </table:table-cell>
          <table:table-cell office:value-type="float" office:value="1108238" calcext:value-type="float">
            <text:p>1108238</text:p>
          </table:table-cell>
          <table:table-cell office:value-type="float" office:value="4065552" calcext:value-type="float">
            <text:p>406555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570" calcext:value-type="float">
            <text:p>5570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4648" calcext:value-type="float">
            <text:p>1610521784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720" calcext:value-type="float">
            <text:p>147720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45998" calcext:value-type="float">
            <text:p>5145998</text:p>
          </table:table-cell>
          <table:table-cell office:value-type="float" office:value="1798854" calcext:value-type="float">
            <text:p>1798854</text:p>
          </table:table-cell>
          <table:table-cell office:value-type="float" office:value="3347144" calcext:value-type="float">
            <text:p>334714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589" calcext:value-type="float">
            <text:p>5589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4770" calcext:value-type="float">
            <text:p>16105217847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16" calcext:value-type="float">
            <text:p>145116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91424" calcext:value-type="float">
            <text:p>5291424</text:p>
          </table:table-cell>
          <table:table-cell office:value-type="float" office:value="2629328" calcext:value-type="float">
            <text:p>2629328</text:p>
          </table:table-cell>
          <table:table-cell office:value-type="float" office:value="2662096" calcext:value-type="float">
            <text:p>266209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609" calcext:value-type="float">
            <text:p>5609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4890" calcext:value-type="float">
            <text:p>16105217848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480" calcext:value-type="float">
            <text:p>146480</text:p>
          </table:table-cell>
          <table:table-cell office:value-type="float" office:value="2113" calcext:value-type="float">
            <text:p>2113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57007" calcext:value-type="float">
            <text:p>5157007</text:p>
          </table:table-cell>
          <table:table-cell office:value-type="float" office:value="297031" calcext:value-type="float">
            <text:p>297031</text:p>
          </table:table-cell>
          <table:table-cell office:value-type="float" office:value="4859976" calcext:value-type="float">
            <text:p>485997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628" calcext:value-type="float">
            <text:p>5628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013" calcext:value-type="float">
            <text:p>1610521785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52" calcext:value-type="float">
            <text:p>147952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30272" calcext:value-type="float">
            <text:p>5230272</text:p>
          </table:table-cell>
          <table:table-cell office:value-type="float" office:value="2238304" calcext:value-type="float">
            <text:p>2238304</text:p>
          </table:table-cell>
          <table:table-cell office:value-type="float" office:value="2991968" calcext:value-type="float">
            <text:p>29919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646" calcext:value-type="float">
            <text:p>5646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136" calcext:value-type="float">
            <text:p>1610521785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728" calcext:value-type="float">
            <text:p>14672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28527" calcext:value-type="float">
            <text:p>4928527</text:p>
          </table:table-cell>
          <table:table-cell office:value-type="float" office:value="756231" calcext:value-type="float">
            <text:p>756231</text:p>
          </table:table-cell>
          <table:table-cell office:value-type="float" office:value="4172296" calcext:value-type="float">
            <text:p>417229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665" calcext:value-type="float">
            <text:p>5665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258" calcext:value-type="float">
            <text:p>1610521785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256" calcext:value-type="float">
            <text:p>143256</text:p>
          </table:table-cell>
          <table:table-cell office:value-type="float" office:value="2110" calcext:value-type="float">
            <text:p>2110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76032" calcext:value-type="float">
            <text:p>7576032</text:p>
          </table:table-cell>
          <table:table-cell office:value-type="float" office:value="195824" calcext:value-type="float">
            <text:p>195824</text:p>
          </table:table-cell>
          <table:table-cell office:value-type="float" office:value="7380208" calcext:value-type="float">
            <text:p>738020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684" calcext:value-type="float">
            <text:p>5684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379" calcext:value-type="float">
            <text:p>1610521785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528" calcext:value-type="float">
            <text:p>140528</text:p>
          </table:table-cell>
          <table:table-cell office:value-type="float" office:value="2108" calcext:value-type="float">
            <text:p>2108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07488" calcext:value-type="float">
            <text:p>9907488</text:p>
          </table:table-cell>
          <table:table-cell office:value-type="float" office:value="247440" calcext:value-type="float">
            <text:p>247440</text:p>
          </table:table-cell>
          <table:table-cell office:value-type="float" office:value="9660048" calcext:value-type="float">
            <text:p>966004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705" calcext:value-type="float">
            <text:p>5705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498" calcext:value-type="float">
            <text:p>1610521785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156" calcext:value-type="float">
            <text:p>140156</text:p>
          </table:table-cell>
          <table:table-cell office:value-type="float" office:value="2108" calcext:value-type="float">
            <text:p>2108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22872" calcext:value-type="float">
            <text:p>9622872</text:p>
          </table:table-cell>
          <table:table-cell office:value-type="float" office:value="0" calcext:value-type="float">
            <text:p>0</text:p>
          </table:table-cell>
          <table:table-cell office:value-type="float" office:value="9622872" calcext:value-type="float">
            <text:p>962287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726" calcext:value-type="float">
            <text:p>5726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620" calcext:value-type="float">
            <text:p>16105217856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660" calcext:value-type="float">
            <text:p>139660</text:p>
          </table:table-cell>
          <table:table-cell office:value-type="float" office:value="2107" calcext:value-type="float">
            <text:p>2107</text:p>
          </table:table-cell>
          <table:table-cell office:value-type="float" office:value="2018684" calcext:value-type="float">
            <text:p>2018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79624" calcext:value-type="float">
            <text:p>9979624</text:p>
          </table:table-cell>
          <table:table-cell office:value-type="float" office:value="16384" calcext:value-type="float">
            <text:p>16384</text:p>
          </table:table-cell>
          <table:table-cell office:value-type="float" office:value="9963240" calcext:value-type="float">
            <text:p>996324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744" calcext:value-type="float">
            <text:p>5744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739" calcext:value-type="float">
            <text:p>1610521785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404" calcext:value-type="float">
            <text:p>140404</text:p>
          </table:table-cell>
          <table:table-cell office:value-type="float" office:value="2108" calcext:value-type="float">
            <text:p>2108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45928" calcext:value-type="float">
            <text:p>9445928</text:p>
          </table:table-cell>
          <table:table-cell office:value-type="float" office:value="0" calcext:value-type="float">
            <text:p>0</text:p>
          </table:table-cell>
          <table:table-cell office:value-type="float" office:value="9445928" calcext:value-type="float">
            <text:p>944592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764" calcext:value-type="float">
            <text:p>5764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855" calcext:value-type="float">
            <text:p>1610521785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024" calcext:value-type="float">
            <text:p>141024</text:p>
          </table:table-cell>
          <table:table-cell office:value-type="float" office:value="2108" calcext:value-type="float">
            <text:p>2108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888968" calcext:value-type="float">
            <text:p>8888968</text:p>
          </table:table-cell>
          <table:table-cell office:value-type="float" office:value="0" calcext:value-type="float">
            <text:p>0</text:p>
          </table:table-cell>
          <table:table-cell office:value-type="float" office:value="8888968" calcext:value-type="float">
            <text:p>88889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782" calcext:value-type="float">
            <text:p>5782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5969" calcext:value-type="float">
            <text:p>1610521785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272" calcext:value-type="float">
            <text:p>141272</text:p>
          </table:table-cell>
          <table:table-cell office:value-type="float" office:value="2109" calcext:value-type="float">
            <text:p>2109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560288" calcext:value-type="float">
            <text:p>8560288</text:p>
          </table:table-cell>
          <table:table-cell office:value-type="float" office:value="0" calcext:value-type="float">
            <text:p>0</text:p>
          </table:table-cell>
          <table:table-cell office:value-type="float" office:value="8560288" calcext:value-type="float">
            <text:p>856028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800" calcext:value-type="float">
            <text:p>5800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6085" calcext:value-type="float">
            <text:p>16105217860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016" calcext:value-type="float">
            <text:p>142016</text:p>
          </table:table-cell>
          <table:table-cell office:value-type="float" office:value="2110" calcext:value-type="float">
            <text:p>2110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855416" calcext:value-type="float">
            <text:p>7855416</text:p>
          </table:table-cell>
          <table:table-cell office:value-type="float" office:value="0" calcext:value-type="float">
            <text:p>0</text:p>
          </table:table-cell>
          <table:table-cell office:value-type="float" office:value="7855416" calcext:value-type="float">
            <text:p>78554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820" calcext:value-type="float">
            <text:p>5820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6203" calcext:value-type="float">
            <text:p>16105217862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008" calcext:value-type="float">
            <text:p>143008</text:p>
          </table:table-cell>
          <table:table-cell office:value-type="float" office:value="2110" calcext:value-type="float">
            <text:p>2110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09247" calcext:value-type="float">
            <text:p>7509247</text:p>
          </table:table-cell>
          <table:table-cell office:value-type="float" office:value="31359" calcext:value-type="float">
            <text:p>31359</text:p>
          </table:table-cell>
          <table:table-cell office:value-type="float" office:value="7477888" calcext:value-type="float">
            <text:p>747788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838" calcext:value-type="float">
            <text:p>5838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6325" calcext:value-type="float">
            <text:p>1610521786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496" calcext:value-type="float">
            <text:p>144496</text:p>
          </table:table-cell>
          <table:table-cell office:value-type="float" office:value="2112" calcext:value-type="float">
            <text:p>2112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67568" calcext:value-type="float">
            <text:p>7067568</text:p>
          </table:table-cell>
          <table:table-cell office:value-type="float" office:value="1104856" calcext:value-type="float">
            <text:p>1104856</text:p>
          </table:table-cell>
          <table:table-cell office:value-type="float" office:value="5962712" calcext:value-type="float">
            <text:p>596271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856" calcext:value-type="float">
            <text:p>5856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6447" calcext:value-type="float">
            <text:p>16105217864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88" calcext:value-type="float">
            <text:p>145488</text:p>
          </table:table-cell>
          <table:table-cell office:value-type="float" office:value="2113" calcext:value-type="float">
            <text:p>2113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1679" calcext:value-type="float">
            <text:p>6231679</text:p>
          </table:table-cell>
          <table:table-cell office:value-type="float" office:value="1571647" calcext:value-type="float">
            <text:p>1571647</text:p>
          </table:table-cell>
          <table:table-cell office:value-type="float" office:value="4660032" calcext:value-type="float">
            <text:p>466003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875" calcext:value-type="float">
            <text:p>5875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6566" calcext:value-type="float">
            <text:p>1610521786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728" calcext:value-type="float">
            <text:p>14672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10991" calcext:value-type="float">
            <text:p>5910991</text:p>
          </table:table-cell>
          <table:table-cell office:value-type="float" office:value="2361575" calcext:value-type="float">
            <text:p>2361575</text:p>
          </table:table-cell>
          <table:table-cell office:value-type="float" office:value="3549416" calcext:value-type="float">
            <text:p>35494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893" calcext:value-type="float">
            <text:p>5893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6680" calcext:value-type="float">
            <text:p>16105217866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752" calcext:value-type="float">
            <text:p>143752</text:p>
          </table:table-cell>
          <table:table-cell office:value-type="float" office:value="2111" calcext:value-type="float">
            <text:p>2111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46280" calcext:value-type="float">
            <text:p>6146280</text:p>
          </table:table-cell>
          <table:table-cell office:value-type="float" office:value="0" calcext:value-type="float">
            <text:p>0</text:p>
          </table:table-cell>
          <table:table-cell office:value-type="float" office:value="6146280" calcext:value-type="float">
            <text:p>614628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909" calcext:value-type="float">
            <text:p>5909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6790" calcext:value-type="float">
            <text:p>16105217867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88" calcext:value-type="float">
            <text:p>145488</text:p>
          </table:table-cell>
          <table:table-cell office:value-type="float" office:value="2113" calcext:value-type="float">
            <text:p>2113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88366" calcext:value-type="float">
            <text:p>5588366</text:p>
          </table:table-cell>
          <table:table-cell office:value-type="float" office:value="725702" calcext:value-type="float">
            <text:p>725702</text:p>
          </table:table-cell>
          <table:table-cell office:value-type="float" office:value="4862664" calcext:value-type="float">
            <text:p>486266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924" calcext:value-type="float">
            <text:p>5924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6903" calcext:value-type="float">
            <text:p>1610521786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240" calcext:value-type="float">
            <text:p>147240</text:p>
          </table:table-cell>
          <table:table-cell office:value-type="float" office:value="2115" calcext:value-type="float">
            <text:p>2115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98143" calcext:value-type="float">
            <text:p>5198143</text:p>
          </table:table-cell>
          <table:table-cell office:value-type="float" office:value="2185375" calcext:value-type="float">
            <text:p>2185375</text:p>
          </table:table-cell>
          <table:table-cell office:value-type="float" office:value="3012768" calcext:value-type="float">
            <text:p>30127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943" calcext:value-type="float">
            <text:p>5943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7022" calcext:value-type="float">
            <text:p>1610521787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876" calcext:value-type="float">
            <text:p>145876</text:p>
          </table:table-cell>
          <table:table-cell office:value-type="float" office:value="2113" calcext:value-type="float">
            <text:p>2113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98143" calcext:value-type="float">
            <text:p>5198143</text:p>
          </table:table-cell>
          <table:table-cell office:value-type="float" office:value="800927" calcext:value-type="float">
            <text:p>800927</text:p>
          </table:table-cell>
          <table:table-cell office:value-type="float" office:value="4397216" calcext:value-type="float">
            <text:p>43972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956" calcext:value-type="float">
            <text:p>5956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7133" calcext:value-type="float">
            <text:p>1610521787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884" calcext:value-type="float">
            <text:p>144884</text:p>
          </table:table-cell>
          <table:table-cell office:value-type="float" office:value="2112" calcext:value-type="float">
            <text:p>2112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98143" calcext:value-type="float">
            <text:p>5198143</text:p>
          </table:table-cell>
          <table:table-cell office:value-type="float" office:value="22687" calcext:value-type="float">
            <text:p>22687</text:p>
          </table:table-cell>
          <table:table-cell office:value-type="float" office:value="5175456" calcext:value-type="float">
            <text:p>517545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973" calcext:value-type="float">
            <text:p>5973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7252" calcext:value-type="float">
            <text:p>1610521787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612" calcext:value-type="float">
            <text:p>147612</text:p>
          </table:table-cell>
          <table:table-cell office:value-type="float" office:value="2115" calcext:value-type="float">
            <text:p>2115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552303" calcext:value-type="float">
            <text:p>4552303</text:p>
          </table:table-cell>
          <table:table-cell office:value-type="float" office:value="1944375" calcext:value-type="float">
            <text:p>1944375</text:p>
          </table:table-cell>
          <table:table-cell office:value-type="float" office:value="2607928" calcext:value-type="float">
            <text:p>260792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987" calcext:value-type="float">
            <text:p>5987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7366" calcext:value-type="float">
            <text:p>1610521787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868" calcext:value-type="float">
            <text:p>146868</text:p>
          </table:table-cell>
          <table:table-cell office:value-type="float" office:value="2114" calcext:value-type="float">
            <text:p>2114</text:p>
          </table:table-cell>
          <table:table-cell office:value-type="float" office:value="2018692" calcext:value-type="float">
            <text:p>20186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552303" calcext:value-type="float">
            <text:p>4552303</text:p>
          </table:table-cell>
          <table:table-cell office:value-type="float" office:value="1674039" calcext:value-type="float">
            <text:p>1674039</text:p>
          </table:table-cell>
          <table:table-cell office:value-type="float" office:value="2878264" calcext:value-type="float">
            <text:p>287826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5999" calcext:value-type="float">
            <text:p>5999</text:p>
          </table:table-cell>
          <table:table-cell office:value-type="float" office:value="-1204" calcext:value-type="float">
            <text:p>-1204</text:p>
          </table:table-cell>
          <table:table-cell office:value-type="float" office:value="3811" calcext:value-type="float">
            <text:p>3811</text:p>
          </table:table-cell>
          <table:table-cell office:value-type="float" office:value="1610521787478" calcext:value-type="float">
            <text:p>1610521787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260" calcext:value-type="float">
            <text:p>144260</text:p>
          </table:table-cell>
          <table:table-cell office:value-type="float" office:value="2112" calcext:value-type="float">
            <text:p>2112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24142" calcext:value-type="float">
            <text:p>10924142</text:p>
          </table:table-cell>
          <table:table-cell office:value-type="float" office:value="5429302" calcext:value-type="float">
            <text:p>5429302</text:p>
          </table:table-cell>
          <table:table-cell office:value-type="float" office:value="5494840" calcext:value-type="float">
            <text:p>549484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017" calcext:value-type="float">
            <text:p>601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7618" calcext:value-type="float">
            <text:p>1610521787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0996" calcext:value-type="float">
            <text:p>130996</text:p>
          </table:table-cell>
          <table:table-cell office:value-type="float" office:value="2098" calcext:value-type="float">
            <text:p>2098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9297320" calcext:value-type="float">
            <text:p>19297320</text:p>
          </table:table-cell>
          <table:table-cell office:value-type="float" office:value="0" calcext:value-type="float">
            <text:p>0</text:p>
          </table:table-cell>
          <table:table-cell office:value-type="float" office:value="19297320" calcext:value-type="float">
            <text:p>192973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035" calcext:value-type="float">
            <text:p>603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7724" calcext:value-type="float">
            <text:p>1610521787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88" calcext:value-type="float">
            <text:p>146388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8432" calcext:value-type="float">
            <text:p>6108432</text:p>
          </table:table-cell>
          <table:table-cell office:value-type="float" office:value="2263688" calcext:value-type="float">
            <text:p>2263688</text:p>
          </table:table-cell>
          <table:table-cell office:value-type="float" office:value="3844744" calcext:value-type="float">
            <text:p>384474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052" calcext:value-type="float">
            <text:p>605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7837" calcext:value-type="float">
            <text:p>1610521787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280" calcext:value-type="float">
            <text:p>144280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3536" calcext:value-type="float">
            <text:p>6163536</text:p>
          </table:table-cell>
          <table:table-cell office:value-type="float" office:value="0" calcext:value-type="float">
            <text:p>0</text:p>
          </table:table-cell>
          <table:table-cell office:value-type="float" office:value="6163536" calcext:value-type="float">
            <text:p>616353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072" calcext:value-type="float">
            <text:p>607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7948" calcext:value-type="float">
            <text:p>1610521787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520" calcext:value-type="float">
            <text:p>145520</text:p>
          </table:table-cell>
          <table:table-cell office:value-type="float" office:value="2112" calcext:value-type="float">
            <text:p>2112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6143" calcext:value-type="float">
            <text:p>6116143</text:p>
          </table:table-cell>
          <table:table-cell office:value-type="float" office:value="1055127" calcext:value-type="float">
            <text:p>1055127</text:p>
          </table:table-cell>
          <table:table-cell office:value-type="float" office:value="5061016" calcext:value-type="float">
            <text:p>50610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092" calcext:value-type="float">
            <text:p>609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8071" calcext:value-type="float">
            <text:p>1610521788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992" calcext:value-type="float">
            <text:p>145992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32991" calcext:value-type="float">
            <text:p>6732991</text:p>
          </table:table-cell>
          <table:table-cell office:value-type="float" office:value="2596447" calcext:value-type="float">
            <text:p>2596447</text:p>
          </table:table-cell>
          <table:table-cell office:value-type="float" office:value="4136544" calcext:value-type="float">
            <text:p>413654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113" calcext:value-type="float">
            <text:p>611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8194" calcext:value-type="float">
            <text:p>1610521788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164" calcext:value-type="float">
            <text:p>143164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50008" calcext:value-type="float">
            <text:p>6750008</text:p>
          </table:table-cell>
          <table:table-cell office:value-type="float" office:value="0" calcext:value-type="float">
            <text:p>0</text:p>
          </table:table-cell>
          <table:table-cell office:value-type="float" office:value="6750008" calcext:value-type="float">
            <text:p>675000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133" calcext:value-type="float">
            <text:p>613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8317" calcext:value-type="float">
            <text:p>1610521788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420" calcext:value-type="float">
            <text:p>142420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6751" calcext:value-type="float">
            <text:p>6246751</text:p>
          </table:table-cell>
          <table:table-cell office:value-type="float" office:value="2418863" calcext:value-type="float">
            <text:p>2418863</text:p>
          </table:table-cell>
          <table:table-cell office:value-type="float" office:value="3827888" calcext:value-type="float">
            <text:p>382788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153" calcext:value-type="float">
            <text:p>615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8438" calcext:value-type="float">
            <text:p>1610521788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280" calcext:value-type="float">
            <text:p>144280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88047" calcext:value-type="float">
            <text:p>6188047</text:p>
          </table:table-cell>
          <table:table-cell office:value-type="float" office:value="763399" calcext:value-type="float">
            <text:p>763399</text:p>
          </table:table-cell>
          <table:table-cell office:value-type="float" office:value="5424648" calcext:value-type="float">
            <text:p>542464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172" calcext:value-type="float">
            <text:p>617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8558" calcext:value-type="float">
            <text:p>1610521788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544" calcext:value-type="float">
            <text:p>142544</text:p>
          </table:table-cell>
          <table:table-cell office:value-type="float" office:value="2109" calcext:value-type="float">
            <text:p>2109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73136" calcext:value-type="float">
            <text:p>6973136</text:p>
          </table:table-cell>
          <table:table-cell office:value-type="float" office:value="0" calcext:value-type="float">
            <text:p>0</text:p>
          </table:table-cell>
          <table:table-cell office:value-type="float" office:value="6973136" calcext:value-type="float">
            <text:p>697313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192" calcext:value-type="float">
            <text:p>619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8675" calcext:value-type="float">
            <text:p>1610521788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652" calcext:value-type="float">
            <text:p>144652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1966" calcext:value-type="float">
            <text:p>6221966</text:p>
          </table:table-cell>
          <table:table-cell office:value-type="float" office:value="895046" calcext:value-type="float">
            <text:p>895046</text:p>
          </table:table-cell>
          <table:table-cell office:value-type="float" office:value="5326920" calcext:value-type="float">
            <text:p>532692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212" calcext:value-type="float">
            <text:p>621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8796" calcext:value-type="float">
            <text:p>1610521788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684" calcext:value-type="float">
            <text:p>142684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22448" calcext:value-type="float">
            <text:p>7022448</text:p>
          </table:table-cell>
          <table:table-cell office:value-type="float" office:value="0" calcext:value-type="float">
            <text:p>0</text:p>
          </table:table-cell>
          <table:table-cell office:value-type="float" office:value="7022448" calcext:value-type="float">
            <text:p>702244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233" calcext:value-type="float">
            <text:p>623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8919" calcext:value-type="float">
            <text:p>1610521788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96" calcext:value-type="float">
            <text:p>145196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4942" calcext:value-type="float">
            <text:p>6284942</text:p>
          </table:table-cell>
          <table:table-cell office:value-type="float" office:value="1286982" calcext:value-type="float">
            <text:p>1286982</text:p>
          </table:table-cell>
          <table:table-cell office:value-type="float" office:value="4997960" calcext:value-type="float">
            <text:p>499796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253" calcext:value-type="float">
            <text:p>625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9040" calcext:value-type="float">
            <text:p>1610521789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336" calcext:value-type="float">
            <text:p>143336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1792" calcext:value-type="float">
            <text:p>6381792</text:p>
          </table:table-cell>
          <table:table-cell office:value-type="float" office:value="0" calcext:value-type="float">
            <text:p>0</text:p>
          </table:table-cell>
          <table:table-cell office:value-type="float" office:value="6381792" calcext:value-type="float">
            <text:p>638179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274" calcext:value-type="float">
            <text:p>627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9162" calcext:value-type="float">
            <text:p>1610521789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972" calcext:value-type="float">
            <text:p>141972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58639" calcext:value-type="float">
            <text:p>6358639</text:p>
          </table:table-cell>
          <table:table-cell office:value-type="float" office:value="2851639" calcext:value-type="float">
            <text:p>2851639</text:p>
          </table:table-cell>
          <table:table-cell office:value-type="float" office:value="3507000" calcext:value-type="float">
            <text:p>350700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294" calcext:value-type="float">
            <text:p>629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9285" calcext:value-type="float">
            <text:p>1610521789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700" calcext:value-type="float">
            <text:p>144700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5728" calcext:value-type="float">
            <text:p>6265728</text:p>
          </table:table-cell>
          <table:table-cell office:value-type="float" office:value="638400" calcext:value-type="float">
            <text:p>638400</text:p>
          </table:table-cell>
          <table:table-cell office:value-type="float" office:value="5627328" calcext:value-type="float">
            <text:p>562732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316" calcext:value-type="float">
            <text:p>631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9406" calcext:value-type="float">
            <text:p>1610521789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136" calcext:value-type="float">
            <text:p>143136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94168" calcext:value-type="float">
            <text:p>6994168</text:p>
          </table:table-cell>
          <table:table-cell office:value-type="float" office:value="0" calcext:value-type="float">
            <text:p>0</text:p>
          </table:table-cell>
          <table:table-cell office:value-type="float" office:value="6994168" calcext:value-type="float">
            <text:p>69941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337" calcext:value-type="float">
            <text:p>633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9536" calcext:value-type="float">
            <text:p>1610521789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208" calcext:value-type="float">
            <text:p>142208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01599" calcext:value-type="float">
            <text:p>6401599</text:p>
          </table:table-cell>
          <table:table-cell office:value-type="float" office:value="3102495" calcext:value-type="float">
            <text:p>3102495</text:p>
          </table:table-cell>
          <table:table-cell office:value-type="float" office:value="3299104" calcext:value-type="float">
            <text:p>329910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357" calcext:value-type="float">
            <text:p>635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9659" calcext:value-type="float">
            <text:p>1610521789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84" calcext:value-type="float">
            <text:p>145184</text:p>
          </table:table-cell>
          <table:table-cell office:value-type="float" office:value="2112" calcext:value-type="float">
            <text:p>2112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06926" calcext:value-type="float">
            <text:p>6306926</text:p>
          </table:table-cell>
          <table:table-cell office:value-type="float" office:value="1314358" calcext:value-type="float">
            <text:p>1314358</text:p>
          </table:table-cell>
          <table:table-cell office:value-type="float" office:value="4992568" calcext:value-type="float">
            <text:p>49925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378" calcext:value-type="float">
            <text:p>637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9781" calcext:value-type="float">
            <text:p>1610521789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068" calcext:value-type="float">
            <text:p>144068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2751" calcext:value-type="float">
            <text:p>6222751</text:p>
          </table:table-cell>
          <table:table-cell office:value-type="float" office:value="92623" calcext:value-type="float">
            <text:p>92623</text:p>
          </table:table-cell>
          <table:table-cell office:value-type="float" office:value="6130128" calcext:value-type="float">
            <text:p>613012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398" calcext:value-type="float">
            <text:p>639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89902" calcext:value-type="float">
            <text:p>1610521789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200" calcext:value-type="float">
            <text:p>143200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44648" calcext:value-type="float">
            <text:p>6544648</text:p>
          </table:table-cell>
          <table:table-cell office:value-type="float" office:value="0" calcext:value-type="float">
            <text:p>0</text:p>
          </table:table-cell>
          <table:table-cell office:value-type="float" office:value="6544648" calcext:value-type="float">
            <text:p>654464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419" calcext:value-type="float">
            <text:p>641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0025" calcext:value-type="float">
            <text:p>1610521790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876" calcext:value-type="float">
            <text:p>142876</text:p>
          </table:table-cell>
          <table:table-cell office:value-type="float" office:value="2109" calcext:value-type="float">
            <text:p>2109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239968" calcext:value-type="float">
            <text:p>7239968</text:p>
          </table:table-cell>
          <table:table-cell office:value-type="float" office:value="0" calcext:value-type="float">
            <text:p>0</text:p>
          </table:table-cell>
          <table:table-cell office:value-type="float" office:value="7239968" calcext:value-type="float">
            <text:p>723996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439" calcext:value-type="float">
            <text:p>643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0148" calcext:value-type="float">
            <text:p>16105217901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132" calcext:value-type="float">
            <text:p>142132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7150" calcext:value-type="float">
            <text:p>6467150</text:p>
          </table:table-cell>
          <table:table-cell office:value-type="float" office:value="3036966" calcext:value-type="float">
            <text:p>3036966</text:p>
          </table:table-cell>
          <table:table-cell office:value-type="float" office:value="3430184" calcext:value-type="float">
            <text:p>34301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459" calcext:value-type="float">
            <text:p>645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0268" calcext:value-type="float">
            <text:p>16105217902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468" calcext:value-type="float">
            <text:p>143468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44208" calcext:value-type="float">
            <text:p>6744208</text:p>
          </table:table-cell>
          <table:table-cell office:value-type="float" office:value="0" calcext:value-type="float">
            <text:p>0</text:p>
          </table:table-cell>
          <table:table-cell office:value-type="float" office:value="6744208" calcext:value-type="float">
            <text:p>674420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480" calcext:value-type="float">
            <text:p>648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0391" calcext:value-type="float">
            <text:p>1610521790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864" calcext:value-type="float">
            <text:p>144864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0078" calcext:value-type="float">
            <text:p>6380078</text:p>
          </table:table-cell>
          <table:table-cell office:value-type="float" office:value="826646" calcext:value-type="float">
            <text:p>826646</text:p>
          </table:table-cell>
          <table:table-cell office:value-type="float" office:value="5553432" calcext:value-type="float">
            <text:p>555343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500" calcext:value-type="float">
            <text:p>650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0513" calcext:value-type="float">
            <text:p>1610521790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740" calcext:value-type="float">
            <text:p>144740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01054" calcext:value-type="float">
            <text:p>5801054</text:p>
          </table:table-cell>
          <table:table-cell office:value-type="float" office:value="94766" calcext:value-type="float">
            <text:p>94766</text:p>
          </table:table-cell>
          <table:table-cell office:value-type="float" office:value="5706288" calcext:value-type="float">
            <text:p>570628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520" calcext:value-type="float">
            <text:p>652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0636" calcext:value-type="float">
            <text:p>1610521790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624" calcext:value-type="float">
            <text:p>143624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3000" calcext:value-type="float">
            <text:p>6483000</text:p>
          </table:table-cell>
          <table:table-cell office:value-type="float" office:value="0" calcext:value-type="float">
            <text:p>0</text:p>
          </table:table-cell>
          <table:table-cell office:value-type="float" office:value="6483000" calcext:value-type="float">
            <text:p>648300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541" calcext:value-type="float">
            <text:p>654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0758" calcext:value-type="float">
            <text:p>1610521790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996" calcext:value-type="float">
            <text:p>143996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7008" calcext:value-type="float">
            <text:p>6487008</text:p>
          </table:table-cell>
          <table:table-cell office:value-type="float" office:value="0" calcext:value-type="float">
            <text:p>0</text:p>
          </table:table-cell>
          <table:table-cell office:value-type="float" office:value="6487008" calcext:value-type="float">
            <text:p>648700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562" calcext:value-type="float">
            <text:p>656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0881" calcext:value-type="float">
            <text:p>1610521790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640" calcext:value-type="float">
            <text:p>143640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0584" calcext:value-type="float">
            <text:p>6460584</text:p>
          </table:table-cell>
          <table:table-cell office:value-type="float" office:value="0" calcext:value-type="float">
            <text:p>0</text:p>
          </table:table-cell>
          <table:table-cell office:value-type="float" office:value="6460584" calcext:value-type="float">
            <text:p>64605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583" calcext:value-type="float">
            <text:p>658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004" calcext:value-type="float">
            <text:p>1610521791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640" calcext:value-type="float">
            <text:p>143640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50864" calcext:value-type="float">
            <text:p>6450864</text:p>
          </table:table-cell>
          <table:table-cell office:value-type="float" office:value="0" calcext:value-type="float">
            <text:p>0</text:p>
          </table:table-cell>
          <table:table-cell office:value-type="float" office:value="6450864" calcext:value-type="float">
            <text:p>645086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604" calcext:value-type="float">
            <text:p>660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127" calcext:value-type="float">
            <text:p>1610521791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120" calcext:value-type="float">
            <text:p>144120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57256" calcext:value-type="float">
            <text:p>6457256</text:p>
          </table:table-cell>
          <table:table-cell office:value-type="float" office:value="0" calcext:value-type="float">
            <text:p>0</text:p>
          </table:table-cell>
          <table:table-cell office:value-type="float" office:value="6457256" calcext:value-type="float">
            <text:p>645725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625" calcext:value-type="float">
            <text:p>662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250" calcext:value-type="float">
            <text:p>161052179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996" calcext:value-type="float">
            <text:p>143996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4592" calcext:value-type="float">
            <text:p>5954592</text:p>
          </table:table-cell>
          <table:table-cell office:value-type="float" office:value="0" calcext:value-type="float">
            <text:p>0</text:p>
          </table:table-cell>
          <table:table-cell office:value-type="float" office:value="5954592" calcext:value-type="float">
            <text:p>5954592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646" calcext:value-type="float">
            <text:p>664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376" calcext:value-type="float">
            <text:p>1610521791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228" calcext:value-type="float">
            <text:p>146228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38927" calcext:value-type="float">
            <text:p>6538927</text:p>
          </table:table-cell>
          <table:table-cell office:value-type="float" office:value="2380631" calcext:value-type="float">
            <text:p>2380631</text:p>
          </table:table-cell>
          <table:table-cell office:value-type="float" office:value="4158296" calcext:value-type="float">
            <text:p>415829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666" calcext:value-type="float">
            <text:p>666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501" calcext:value-type="float">
            <text:p>1610521791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260" calcext:value-type="float">
            <text:p>142260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57376" calcext:value-type="float">
            <text:p>6557376</text:p>
          </table:table-cell>
          <table:table-cell office:value-type="float" office:value="2836320" calcext:value-type="float">
            <text:p>2836320</text:p>
          </table:table-cell>
          <table:table-cell office:value-type="float" office:value="3721056" calcext:value-type="float">
            <text:p>372105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686" calcext:value-type="float">
            <text:p>668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622" calcext:value-type="float">
            <text:p>16105217916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128" calcext:value-type="float">
            <text:p>143128</text:p>
          </table:table-cell>
          <table:table-cell office:value-type="float" office:value="2114" calcext:value-type="float">
            <text:p>2114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248248" calcext:value-type="float">
            <text:p>7248248</text:p>
          </table:table-cell>
          <table:table-cell office:value-type="float" office:value="0" calcext:value-type="float">
            <text:p>0</text:p>
          </table:table-cell>
          <table:table-cell office:value-type="float" office:value="7248248" calcext:value-type="float">
            <text:p>7248248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707" calcext:value-type="float">
            <text:p>670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745" calcext:value-type="float">
            <text:p>1610521791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004" calcext:value-type="float">
            <text:p>143004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58656" calcext:value-type="float">
            <text:p>6958656</text:p>
          </table:table-cell>
          <table:table-cell office:value-type="float" office:value="0" calcext:value-type="float">
            <text:p>0</text:p>
          </table:table-cell>
          <table:table-cell office:value-type="float" office:value="6958656" calcext:value-type="float">
            <text:p>695865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727" calcext:value-type="float">
            <text:p>672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866" calcext:value-type="float">
            <text:p>1610521791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996" calcext:value-type="float">
            <text:p>143996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3160" calcext:value-type="float">
            <text:p>6063160</text:p>
          </table:table-cell>
          <table:table-cell office:value-type="float" office:value="0" calcext:value-type="float">
            <text:p>0</text:p>
          </table:table-cell>
          <table:table-cell office:value-type="float" office:value="6063160" calcext:value-type="float">
            <text:p>606316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747" calcext:value-type="float">
            <text:p>674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1987" calcext:value-type="float">
            <text:p>1610521791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368" calcext:value-type="float">
            <text:p>144368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5855" calcext:value-type="float">
            <text:p>6265855</text:p>
          </table:table-cell>
          <table:table-cell office:value-type="float" office:value="97791" calcext:value-type="float">
            <text:p>97791</text:p>
          </table:table-cell>
          <table:table-cell office:value-type="float" office:value="6168064" calcext:value-type="float">
            <text:p>616806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768" calcext:value-type="float">
            <text:p>676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2110" calcext:value-type="float">
            <text:p>1610521792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360" calcext:value-type="float">
            <text:p>145360</text:p>
          </table:table-cell>
          <table:table-cell office:value-type="float" office:value="2112" calcext:value-type="float">
            <text:p>2112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1167" calcext:value-type="float">
            <text:p>5981167</text:p>
          </table:table-cell>
          <table:table-cell office:value-type="float" office:value="872951" calcext:value-type="float">
            <text:p>872951</text:p>
          </table:table-cell>
          <table:table-cell office:value-type="float" office:value="5108216" calcext:value-type="float">
            <text:p>5108216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788" calcext:value-type="float">
            <text:p>678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2232" calcext:value-type="float">
            <text:p>161052179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180" calcext:value-type="float">
            <text:p>146180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84640" calcext:value-type="float">
            <text:p>6584640</text:p>
          </table:table-cell>
          <table:table-cell office:value-type="float" office:value="2436256" calcext:value-type="float">
            <text:p>2436256</text:p>
          </table:table-cell>
          <table:table-cell office:value-type="float" office:value="4148384" calcext:value-type="float">
            <text:p>4148384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6808" calcext:value-type="float">
            <text:p>680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2354" calcext:value-type="float">
            <text:p>1610521792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608" calcext:value-type="float">
            <text:p>145608</text:p>
          </table:table-cell>
          <table:table-cell office:value-type="float" office:value="2112" calcext:value-type="float">
            <text:p>2112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4592" calcext:value-type="float">
            <text:p>6524592</text:p>
          </table:table-cell>
          <table:table-cell office:value-type="float" office:value="1718104" calcext:value-type="float">
            <text:p>1718104</text:p>
          </table:table-cell>
          <table:table-cell office:value-type="float" office:value="4806488" calcext:value-type="float">
            <text:p>480648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827" calcext:value-type="float">
            <text:p>682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2476" calcext:value-type="float">
            <text:p>1610521792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136" calcext:value-type="float">
            <text:p>144136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34847" calcext:value-type="float">
            <text:p>6534847</text:p>
          </table:table-cell>
          <table:table-cell office:value-type="float" office:value="494431" calcext:value-type="float">
            <text:p>494431</text:p>
          </table:table-cell>
          <table:table-cell office:value-type="float" office:value="6040416" calcext:value-type="float">
            <text:p>60404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848" calcext:value-type="float">
            <text:p>684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2596" calcext:value-type="float">
            <text:p>1610521792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896" calcext:value-type="float">
            <text:p>142896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92280" calcext:value-type="float">
            <text:p>7092280</text:p>
          </table:table-cell>
          <table:table-cell office:value-type="float" office:value="0" calcext:value-type="float">
            <text:p>0</text:p>
          </table:table-cell>
          <table:table-cell office:value-type="float" office:value="7092280" calcext:value-type="float">
            <text:p>709228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868" calcext:value-type="float">
            <text:p>686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2719" calcext:value-type="float">
            <text:p>1610521792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68" calcext:value-type="float">
            <text:p>146368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5248" calcext:value-type="float">
            <text:p>6025248</text:p>
          </table:table-cell>
          <table:table-cell office:value-type="float" office:value="2025488" calcext:value-type="float">
            <text:p>2025488</text:p>
          </table:table-cell>
          <table:table-cell office:value-type="float" office:value="3999760" calcext:value-type="float">
            <text:p>399976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888" calcext:value-type="float">
            <text:p>688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2842" calcext:value-type="float">
            <text:p>1610521792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28" calcext:value-type="float">
            <text:p>145128</text:p>
          </table:table-cell>
          <table:table-cell office:value-type="float" office:value="2112" calcext:value-type="float">
            <text:p>2112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5246" calcext:value-type="float">
            <text:p>6035246</text:p>
          </table:table-cell>
          <table:table-cell office:value-type="float" office:value="834454" calcext:value-type="float">
            <text:p>834454</text:p>
          </table:table-cell>
          <table:table-cell office:value-type="float" office:value="5200792" calcext:value-type="float">
            <text:p>520079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909" calcext:value-type="float">
            <text:p>690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2963" calcext:value-type="float">
            <text:p>1610521792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136" calcext:value-type="float">
            <text:p>144136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56224" calcext:value-type="float">
            <text:p>6056224</text:p>
          </table:table-cell>
          <table:table-cell office:value-type="float" office:value="0" calcext:value-type="float">
            <text:p>0</text:p>
          </table:table-cell>
          <table:table-cell office:value-type="float" office:value="6056224" calcext:value-type="float">
            <text:p>605622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929" calcext:value-type="float">
            <text:p>692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3084" calcext:value-type="float">
            <text:p>1610521793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640" calcext:value-type="float">
            <text:p>143640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74552" calcext:value-type="float">
            <text:p>6174552</text:p>
          </table:table-cell>
          <table:table-cell office:value-type="float" office:value="0" calcext:value-type="float">
            <text:p>0</text:p>
          </table:table-cell>
          <table:table-cell office:value-type="float" office:value="6174552" calcext:value-type="float">
            <text:p>61745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949" calcext:value-type="float">
            <text:p>694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3208" calcext:value-type="float">
            <text:p>1610521793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144" calcext:value-type="float">
            <text:p>143144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52352" calcext:value-type="float">
            <text:p>6852352</text:p>
          </table:table-cell>
          <table:table-cell office:value-type="float" office:value="0" calcext:value-type="float">
            <text:p>0</text:p>
          </table:table-cell>
          <table:table-cell office:value-type="float" office:value="6852352" calcext:value-type="float">
            <text:p>68523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969" calcext:value-type="float">
            <text:p>696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3330" calcext:value-type="float">
            <text:p>1610521793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508" calcext:value-type="float">
            <text:p>144508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0895" calcext:value-type="float">
            <text:p>6030895</text:p>
          </table:table-cell>
          <table:table-cell office:value-type="float" office:value="176919" calcext:value-type="float">
            <text:p>176919</text:p>
          </table:table-cell>
          <table:table-cell office:value-type="float" office:value="5853976" calcext:value-type="float">
            <text:p>58539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6989" calcext:value-type="float">
            <text:p>698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3450" calcext:value-type="float">
            <text:p>1610521793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832" calcext:value-type="float">
            <text:p>143832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5760" calcext:value-type="float">
            <text:p>6005760</text:p>
          </table:table-cell>
          <table:table-cell office:value-type="float" office:value="655872" calcext:value-type="float">
            <text:p>655872</text:p>
          </table:table-cell>
          <table:table-cell office:value-type="float" office:value="5349888" calcext:value-type="float">
            <text:p>534988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005" calcext:value-type="float">
            <text:p>700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3572" calcext:value-type="float">
            <text:p>1610521793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412" calcext:value-type="float">
            <text:p>142412</text:p>
          </table:table-cell>
          <table:table-cell office:value-type="float" office:value="2110" calcext:value-type="float">
            <text:p>2110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15320" calcext:value-type="float">
            <text:p>7515320</text:p>
          </table:table-cell>
          <table:table-cell office:value-type="float" office:value="0" calcext:value-type="float">
            <text:p>0</text:p>
          </table:table-cell>
          <table:table-cell office:value-type="float" office:value="7515320" calcext:value-type="float">
            <text:p>751532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023" calcext:value-type="float">
            <text:p>702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3678" calcext:value-type="float">
            <text:p>1610521793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164" calcext:value-type="float">
            <text:p>144164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75166" calcext:value-type="float">
            <text:p>6475166</text:p>
          </table:table-cell>
          <table:table-cell office:value-type="float" office:value="104142" calcext:value-type="float">
            <text:p>104142</text:p>
          </table:table-cell>
          <table:table-cell office:value-type="float" office:value="6371024" calcext:value-type="float">
            <text:p>637102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039" calcext:value-type="float">
            <text:p>703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3789" calcext:value-type="float">
            <text:p>16105217937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652" calcext:value-type="float">
            <text:p>145652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56496" calcext:value-type="float">
            <text:p>6056496</text:p>
          </table:table-cell>
          <table:table-cell office:value-type="float" office:value="1238296" calcext:value-type="float">
            <text:p>1238296</text:p>
          </table:table-cell>
          <table:table-cell office:value-type="float" office:value="4818200" calcext:value-type="float">
            <text:p>48182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056" calcext:value-type="float">
            <text:p>705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3899" calcext:value-type="float">
            <text:p>1610521793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44" calcext:value-type="float">
            <text:p>146644</text:p>
          </table:table-cell>
          <table:table-cell office:value-type="float" office:value="2114" calcext:value-type="float">
            <text:p>2114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4224" calcext:value-type="float">
            <text:p>6064224</text:p>
          </table:table-cell>
          <table:table-cell office:value-type="float" office:value="2372656" calcext:value-type="float">
            <text:p>2372656</text:p>
          </table:table-cell>
          <table:table-cell office:value-type="float" office:value="3691568" calcext:value-type="float">
            <text:p>369156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073" calcext:value-type="float">
            <text:p>707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008" calcext:value-type="float">
            <text:p>1610521794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544" calcext:value-type="float">
            <text:p>143544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09656" calcext:value-type="float">
            <text:p>6709656</text:p>
          </table:table-cell>
          <table:table-cell office:value-type="float" office:value="0" calcext:value-type="float">
            <text:p>0</text:p>
          </table:table-cell>
          <table:table-cell office:value-type="float" office:value="6709656" calcext:value-type="float">
            <text:p>670965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091" calcext:value-type="float">
            <text:p>709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117" calcext:value-type="float">
            <text:p>1610521794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288" calcext:value-type="float">
            <text:p>144288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8784" calcext:value-type="float">
            <text:p>6008784</text:p>
          </table:table-cell>
          <table:table-cell office:value-type="float" office:value="0" calcext:value-type="float">
            <text:p>0</text:p>
          </table:table-cell>
          <table:table-cell office:value-type="float" office:value="6008784" calcext:value-type="float">
            <text:p>600878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110" calcext:value-type="float">
            <text:p>711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228" calcext:value-type="float">
            <text:p>1610521794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288" calcext:value-type="float">
            <text:p>144288</text:p>
          </table:table-cell>
          <table:table-cell office:value-type="float" office:value="2111" calcext:value-type="float">
            <text:p>2111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47320" calcext:value-type="float">
            <text:p>5947320</text:p>
          </table:table-cell>
          <table:table-cell office:value-type="float" office:value="0" calcext:value-type="float">
            <text:p>0</text:p>
          </table:table-cell>
          <table:table-cell office:value-type="float" office:value="5947320" calcext:value-type="float">
            <text:p>594732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131" calcext:value-type="float">
            <text:p>713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351" calcext:value-type="float">
            <text:p>16105217943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776" calcext:value-type="float">
            <text:p>145776</text:p>
          </table:table-cell>
          <table:table-cell office:value-type="float" office:value="2113" calcext:value-type="float">
            <text:p>2113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4832" calcext:value-type="float">
            <text:p>5564832</text:p>
          </table:table-cell>
          <table:table-cell office:value-type="float" office:value="746704" calcext:value-type="float">
            <text:p>746704</text:p>
          </table:table-cell>
          <table:table-cell office:value-type="float" office:value="4818128" calcext:value-type="float">
            <text:p>481812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150" calcext:value-type="float">
            <text:p>715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474" calcext:value-type="float">
            <text:p>16105217944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280" calcext:value-type="float">
            <text:p>145280</text:p>
          </table:table-cell>
          <table:table-cell office:value-type="float" office:value="2112" calcext:value-type="float">
            <text:p>2112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36080" calcext:value-type="float">
            <text:p>5536080</text:p>
          </table:table-cell>
          <table:table-cell office:value-type="float" office:value="142504" calcext:value-type="float">
            <text:p>142504</text:p>
          </table:table-cell>
          <table:table-cell office:value-type="float" office:value="5393576" calcext:value-type="float">
            <text:p>53935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170" calcext:value-type="float">
            <text:p>717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596" calcext:value-type="float">
            <text:p>1610521794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676" calcext:value-type="float">
            <text:p>144676</text:p>
          </table:table-cell>
          <table:table-cell office:value-type="float" office:value="2112" calcext:value-type="float">
            <text:p>2112</text:p>
          </table:table-cell>
          <table:table-cell office:value-type="float" office:value="2018700" calcext:value-type="float">
            <text:p>2018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6240" calcext:value-type="float">
            <text:p>5596240</text:p>
          </table:table-cell>
          <table:table-cell office:value-type="float" office:value="0" calcext:value-type="float">
            <text:p>0</text:p>
          </table:table-cell>
          <table:table-cell office:value-type="float" office:value="5596240" calcext:value-type="float">
            <text:p>559624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192" calcext:value-type="float">
            <text:p>719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721" calcext:value-type="float">
            <text:p>1610521794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340" calcext:value-type="float">
            <text:p>149340</text:p>
          </table:table-cell>
          <table:table-cell office:value-type="float" office:value="2116" calcext:value-type="float">
            <text:p>2116</text:p>
          </table:table-cell>
          <table:table-cell office:value-type="float" office:value="2018704" calcext:value-type="float">
            <text:p>20187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00592" calcext:value-type="float">
            <text:p>6800592</text:p>
          </table:table-cell>
          <table:table-cell office:value-type="float" office:value="2789992" calcext:value-type="float">
            <text:p>2789992</text:p>
          </table:table-cell>
          <table:table-cell office:value-type="float" office:value="4010600" calcext:value-type="float">
            <text:p>40106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208" calcext:value-type="float">
            <text:p>720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847" calcext:value-type="float">
            <text:p>1610521794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596" calcext:value-type="float">
            <text:p>147596</text:p>
          </table:table-cell>
          <table:table-cell office:value-type="float" office:value="2115" calcext:value-type="float">
            <text:p>2115</text:p>
          </table:table-cell>
          <table:table-cell office:value-type="float" office:value="2018688" calcext:value-type="float">
            <text:p>201868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7054" calcext:value-type="float">
            <text:p>5567054</text:p>
          </table:table-cell>
          <table:table-cell office:value-type="float" office:value="2107686" calcext:value-type="float">
            <text:p>2107686</text:p>
          </table:table-cell>
          <table:table-cell office:value-type="float" office:value="3459368" calcext:value-type="float">
            <text:p>345936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224" calcext:value-type="float">
            <text:p>722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4958" calcext:value-type="float">
            <text:p>1610521794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128" calcext:value-type="float">
            <text:p>146128</text:p>
          </table:table-cell>
          <table:table-cell office:value-type="float" office:value="2114" calcext:value-type="float">
            <text:p>2114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42448" calcext:value-type="float">
            <text:p>7442448</text:p>
          </table:table-cell>
          <table:table-cell office:value-type="float" office:value="3704840" calcext:value-type="float">
            <text:p>3704840</text:p>
          </table:table-cell>
          <table:table-cell office:value-type="float" office:value="3737608" calcext:value-type="float">
            <text:p>373760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240" calcext:value-type="float">
            <text:p>724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5069" calcext:value-type="float">
            <text:p>1610521795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096" calcext:value-type="float">
            <text:p>145096</text:p>
          </table:table-cell>
          <table:table-cell office:value-type="float" office:value="2112" calcext:value-type="float">
            <text:p>2112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527519" calcext:value-type="float">
            <text:p>8527519</text:p>
          </table:table-cell>
          <table:table-cell office:value-type="float" office:value="2539343" calcext:value-type="float">
            <text:p>2539343</text:p>
          </table:table-cell>
          <table:table-cell office:value-type="float" office:value="5988176" calcext:value-type="float">
            <text:p>59881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256" calcext:value-type="float">
            <text:p>725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5177" calcext:value-type="float">
            <text:p>1610521795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972" calcext:value-type="float">
            <text:p>144972</text:p>
          </table:table-cell>
          <table:table-cell office:value-type="float" office:value="2112" calcext:value-type="float">
            <text:p>2112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71752" calcext:value-type="float">
            <text:p>5871752</text:p>
          </table:table-cell>
          <table:table-cell office:value-type="float" office:value="0" calcext:value-type="float">
            <text:p>0</text:p>
          </table:table-cell>
          <table:table-cell office:value-type="float" office:value="5871752" calcext:value-type="float">
            <text:p>58717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275" calcext:value-type="float">
            <text:p>727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5287" calcext:value-type="float">
            <text:p>1610521795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840" calcext:value-type="float">
            <text:p>145840</text:p>
          </table:table-cell>
          <table:table-cell office:value-type="float" office:value="2114" calcext:value-type="float">
            <text:p>2114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9311" calcext:value-type="float">
            <text:p>5609311</text:p>
          </table:table-cell>
          <table:table-cell office:value-type="float" office:value="146351" calcext:value-type="float">
            <text:p>146351</text:p>
          </table:table-cell>
          <table:table-cell office:value-type="float" office:value="5462960" calcext:value-type="float">
            <text:p>546296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297" calcext:value-type="float">
            <text:p>729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5410" calcext:value-type="float">
            <text:p>16105217954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700" calcext:value-type="float">
            <text:p>147700</text:p>
          </table:table-cell>
          <table:table-cell office:value-type="float" office:value="2114" calcext:value-type="float">
            <text:p>2114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81968" calcext:value-type="float">
            <text:p>5581968</text:p>
          </table:table-cell>
          <table:table-cell office:value-type="float" office:value="673352" calcext:value-type="float">
            <text:p>673352</text:p>
          </table:table-cell>
          <table:table-cell office:value-type="float" office:value="4908616" calcext:value-type="float">
            <text:p>49086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318" calcext:value-type="float">
            <text:p>731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5542" calcext:value-type="float">
            <text:p>1610521795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568" calcext:value-type="float">
            <text:p>148568</text:p>
          </table:table-cell>
          <table:table-cell office:value-type="float" office:value="2116" calcext:value-type="float">
            <text:p>2116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57022" calcext:value-type="float">
            <text:p>5557022</text:p>
          </table:table-cell>
          <table:table-cell office:value-type="float" office:value="1496462" calcext:value-type="float">
            <text:p>1496462</text:p>
          </table:table-cell>
          <table:table-cell office:value-type="float" office:value="4060560" calcext:value-type="float">
            <text:p>406056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336" calcext:value-type="float">
            <text:p>733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5667" calcext:value-type="float">
            <text:p>1610521795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840" calcext:value-type="float">
            <text:p>145840</text:p>
          </table:table-cell>
          <table:table-cell office:value-type="float" office:value="2116" calcext:value-type="float">
            <text:p>2116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71056" calcext:value-type="float">
            <text:p>5671056</text:p>
          </table:table-cell>
          <table:table-cell office:value-type="float" office:value="2753608" calcext:value-type="float">
            <text:p>2753608</text:p>
          </table:table-cell>
          <table:table-cell office:value-type="float" office:value="2917448" calcext:value-type="float">
            <text:p>291744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356" calcext:value-type="float">
            <text:p>735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5788" calcext:value-type="float">
            <text:p>1610521795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708" calcext:value-type="float">
            <text:p>146708</text:p>
          </table:table-cell>
          <table:table-cell office:value-type="float" office:value="2114" calcext:value-type="float">
            <text:p>2114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7504" calcext:value-type="float">
            <text:p>5637504</text:p>
          </table:table-cell>
          <table:table-cell office:value-type="float" office:value="0" calcext:value-type="float">
            <text:p>0</text:p>
          </table:table-cell>
          <table:table-cell office:value-type="float" office:value="5637504" calcext:value-type="float">
            <text:p>563750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377" calcext:value-type="float">
            <text:p>737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5909" calcext:value-type="float">
            <text:p>1610521795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64" calcext:value-type="float">
            <text:p>147964</text:p>
          </table:table-cell>
          <table:table-cell office:value-type="float" office:value="2115" calcext:value-type="float">
            <text:p>2115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2032" calcext:value-type="float">
            <text:p>5602032</text:p>
          </table:table-cell>
          <table:table-cell office:value-type="float" office:value="798072" calcext:value-type="float">
            <text:p>798072</text:p>
          </table:table-cell>
          <table:table-cell office:value-type="float" office:value="4803960" calcext:value-type="float">
            <text:p>480396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395" calcext:value-type="float">
            <text:p>739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6032" calcext:value-type="float">
            <text:p>16105217960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576" calcext:value-type="float">
            <text:p>149576</text:p>
          </table:table-cell>
          <table:table-cell office:value-type="float" office:value="2116" calcext:value-type="float">
            <text:p>2116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7806" calcext:value-type="float">
            <text:p>5607806</text:p>
          </table:table-cell>
          <table:table-cell office:value-type="float" office:value="2291902" calcext:value-type="float">
            <text:p>2291902</text:p>
          </table:table-cell>
          <table:table-cell office:value-type="float" office:value="3315904" calcext:value-type="float">
            <text:p>331590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415" calcext:value-type="float">
            <text:p>741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6155" calcext:value-type="float">
            <text:p>1610521796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220" calcext:value-type="float">
            <text:p>147220</text:p>
          </table:table-cell>
          <table:table-cell office:value-type="float" office:value="2114" calcext:value-type="float">
            <text:p>2114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80344" calcext:value-type="float">
            <text:p>5380344</text:p>
          </table:table-cell>
          <table:table-cell office:value-type="float" office:value="0" calcext:value-type="float">
            <text:p>0</text:p>
          </table:table-cell>
          <table:table-cell office:value-type="float" office:value="5380344" calcext:value-type="float">
            <text:p>53803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435" calcext:value-type="float">
            <text:p>743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6274" calcext:value-type="float">
            <text:p>1610521796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832" calcext:value-type="float">
            <text:p>148832</text:p>
          </table:table-cell>
          <table:table-cell office:value-type="float" office:value="2116" calcext:value-type="float">
            <text:p>2116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19550" calcext:value-type="float">
            <text:p>5419550</text:p>
          </table:table-cell>
          <table:table-cell office:value-type="float" office:value="1444110" calcext:value-type="float">
            <text:p>1444110</text:p>
          </table:table-cell>
          <table:table-cell office:value-type="float" office:value="3975440" calcext:value-type="float">
            <text:p>397544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453" calcext:value-type="float">
            <text:p>745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6401" calcext:value-type="float">
            <text:p>1610521796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220" calcext:value-type="float">
            <text:p>147220</text:p>
          </table:table-cell>
          <table:table-cell office:value-type="float" office:value="2114" calcext:value-type="float">
            <text:p>2114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85512" calcext:value-type="float">
            <text:p>5485512</text:p>
          </table:table-cell>
          <table:table-cell office:value-type="float" office:value="0" calcext:value-type="float">
            <text:p>0</text:p>
          </table:table-cell>
          <table:table-cell office:value-type="float" office:value="5485512" calcext:value-type="float">
            <text:p>548551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476" calcext:value-type="float">
            <text:p>747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6526" calcext:value-type="float">
            <text:p>1610521796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724" calcext:value-type="float">
            <text:p>148724</text:p>
          </table:table-cell>
          <table:table-cell office:value-type="float" office:value="2116" calcext:value-type="float">
            <text:p>2116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97024" calcext:value-type="float">
            <text:p>5397024</text:p>
          </table:table-cell>
          <table:table-cell office:value-type="float" office:value="1236240" calcext:value-type="float">
            <text:p>1236240</text:p>
          </table:table-cell>
          <table:table-cell office:value-type="float" office:value="4160784" calcext:value-type="float">
            <text:p>416078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494" calcext:value-type="float">
            <text:p>749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6653" calcext:value-type="float">
            <text:p>1610521796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12" calcext:value-type="float">
            <text:p>147112</text:p>
          </table:table-cell>
          <table:table-cell office:value-type="float" office:value="2114" calcext:value-type="float">
            <text:p>2114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87016" calcext:value-type="float">
            <text:p>5487016</text:p>
          </table:table-cell>
          <table:table-cell office:value-type="float" office:value="0" calcext:value-type="float">
            <text:p>0</text:p>
          </table:table-cell>
          <table:table-cell office:value-type="float" office:value="5487016" calcext:value-type="float">
            <text:p>54870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514" calcext:value-type="float">
            <text:p>751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6774" calcext:value-type="float">
            <text:p>1610521796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592" calcext:value-type="float">
            <text:p>149592</text:p>
          </table:table-cell>
          <table:table-cell office:value-type="float" office:value="2117" calcext:value-type="float">
            <text:p>2117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73984" calcext:value-type="float">
            <text:p>5073984</text:p>
          </table:table-cell>
          <table:table-cell office:value-type="float" office:value="1599008" calcext:value-type="float">
            <text:p>1599008</text:p>
          </table:table-cell>
          <table:table-cell office:value-type="float" office:value="3474976" calcext:value-type="float">
            <text:p>34749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532" calcext:value-type="float">
            <text:p>753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6895" calcext:value-type="float">
            <text:p>1610521796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856" calcext:value-type="float">
            <text:p>147856</text:p>
          </table:table-cell>
          <table:table-cell office:value-type="float" office:value="2115" calcext:value-type="float">
            <text:p>2115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69550" calcext:value-type="float">
            <text:p>5269550</text:p>
          </table:table-cell>
          <table:table-cell office:value-type="float" office:value="58390" calcext:value-type="float">
            <text:p>58390</text:p>
          </table:table-cell>
          <table:table-cell office:value-type="float" office:value="5211160" calcext:value-type="float">
            <text:p>521116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552" calcext:value-type="float">
            <text:p>755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014" calcext:value-type="float">
            <text:p>1610521797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12" calcext:value-type="float">
            <text:p>147112</text:p>
          </table:table-cell>
          <table:table-cell office:value-type="float" office:value="2117" calcext:value-type="float">
            <text:p>2117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48832" calcext:value-type="float">
            <text:p>5348832</text:p>
          </table:table-cell>
          <table:table-cell office:value-type="float" office:value="2625264" calcext:value-type="float">
            <text:p>2625264</text:p>
          </table:table-cell>
          <table:table-cell office:value-type="float" office:value="2723568" calcext:value-type="float">
            <text:p>272356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570" calcext:value-type="float">
            <text:p>757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136" calcext:value-type="float">
            <text:p>1610521797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716" calcext:value-type="float">
            <text:p>149716</text:p>
          </table:table-cell>
          <table:table-cell office:value-type="float" office:value="2117" calcext:value-type="float">
            <text:p>2117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19727" calcext:value-type="float">
            <text:p>5019727</text:p>
          </table:table-cell>
          <table:table-cell office:value-type="float" office:value="1621031" calcext:value-type="float">
            <text:p>1621031</text:p>
          </table:table-cell>
          <table:table-cell office:value-type="float" office:value="3398696" calcext:value-type="float">
            <text:p>339869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589" calcext:value-type="float">
            <text:p>758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257" calcext:value-type="float">
            <text:p>1610521797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492" calcext:value-type="float">
            <text:p>146492</text:p>
          </table:table-cell>
          <table:table-cell office:value-type="float" office:value="2114" calcext:value-type="float">
            <text:p>2114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0328" calcext:value-type="float">
            <text:p>6040328</text:p>
          </table:table-cell>
          <table:table-cell office:value-type="float" office:value="0" calcext:value-type="float">
            <text:p>0</text:p>
          </table:table-cell>
          <table:table-cell office:value-type="float" office:value="6040328" calcext:value-type="float">
            <text:p>604032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607" calcext:value-type="float">
            <text:p>760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376" calcext:value-type="float">
            <text:p>1610521797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152" calcext:value-type="float">
            <text:p>142152</text:p>
          </table:table-cell>
          <table:table-cell office:value-type="float" office:value="2115" calcext:value-type="float">
            <text:p>2115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58270" calcext:value-type="float">
            <text:p>7658270</text:p>
          </table:table-cell>
          <table:table-cell office:value-type="float" office:value="3544006" calcext:value-type="float">
            <text:p>3544006</text:p>
          </table:table-cell>
          <table:table-cell office:value-type="float" office:value="4114264" calcext:value-type="float">
            <text:p>411426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624" calcext:value-type="float">
            <text:p>762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487" calcext:value-type="float">
            <text:p>1610521797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104" calcext:value-type="float">
            <text:p>146104</text:p>
          </table:table-cell>
          <table:table-cell office:value-type="float" office:value="2113" calcext:value-type="float">
            <text:p>2113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26063" calcext:value-type="float">
            <text:p>7426063</text:p>
          </table:table-cell>
          <table:table-cell office:value-type="float" office:value="1562631" calcext:value-type="float">
            <text:p>1562631</text:p>
          </table:table-cell>
          <table:table-cell office:value-type="float" office:value="5863432" calcext:value-type="float">
            <text:p>586343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639" calcext:value-type="float">
            <text:p>763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600" calcext:value-type="float">
            <text:p>1610521797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872" calcext:value-type="float">
            <text:p>143872</text:p>
          </table:table-cell>
          <table:table-cell office:value-type="float" office:value="2111" calcext:value-type="float">
            <text:p>2111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541374" calcext:value-type="float">
            <text:p>8541374</text:p>
          </table:table-cell>
          <table:table-cell office:value-type="float" office:value="252510" calcext:value-type="float">
            <text:p>252510</text:p>
          </table:table-cell>
          <table:table-cell office:value-type="float" office:value="8288864" calcext:value-type="float">
            <text:p>828886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658" calcext:value-type="float">
            <text:p>765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710" calcext:value-type="float">
            <text:p>16105217977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756" calcext:value-type="float">
            <text:p>142756</text:p>
          </table:table-cell>
          <table:table-cell office:value-type="float" office:value="2110" calcext:value-type="float">
            <text:p>2110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252768" calcext:value-type="float">
            <text:p>9252768</text:p>
          </table:table-cell>
          <table:table-cell office:value-type="float" office:value="34768" calcext:value-type="float">
            <text:p>34768</text:p>
          </table:table-cell>
          <table:table-cell office:value-type="float" office:value="9218000" calcext:value-type="float">
            <text:p>92180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678" calcext:value-type="float">
            <text:p>767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831" calcext:value-type="float">
            <text:p>1610521797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004" calcext:value-type="float">
            <text:p>143004</text:p>
          </table:table-cell>
          <table:table-cell office:value-type="float" office:value="2110" calcext:value-type="float">
            <text:p>2110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739696" calcext:value-type="float">
            <text:p>8739696</text:p>
          </table:table-cell>
          <table:table-cell office:value-type="float" office:value="0" calcext:value-type="float">
            <text:p>0</text:p>
          </table:table-cell>
          <table:table-cell office:value-type="float" office:value="8739696" calcext:value-type="float">
            <text:p>873969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699" calcext:value-type="float">
            <text:p>769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7952" calcext:value-type="float">
            <text:p>1610521797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036" calcext:value-type="float">
            <text:p>143036</text:p>
          </table:table-cell>
          <table:table-cell office:value-type="float" office:value="2110" calcext:value-type="float">
            <text:p>2110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780368" calcext:value-type="float">
            <text:p>8780368</text:p>
          </table:table-cell>
          <table:table-cell office:value-type="float" office:value="0" calcext:value-type="float">
            <text:p>0</text:p>
          </table:table-cell>
          <table:table-cell office:value-type="float" office:value="8780368" calcext:value-type="float">
            <text:p>878036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719" calcext:value-type="float">
            <text:p>771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8073" calcext:value-type="float">
            <text:p>1610521798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664" calcext:value-type="float">
            <text:p>142664</text:p>
          </table:table-cell>
          <table:table-cell office:value-type="float" office:value="2110" calcext:value-type="float">
            <text:p>2110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345784" calcext:value-type="float">
            <text:p>8345784</text:p>
          </table:table-cell>
          <table:table-cell office:value-type="float" office:value="0" calcext:value-type="float">
            <text:p>0</text:p>
          </table:table-cell>
          <table:table-cell office:value-type="float" office:value="8345784" calcext:value-type="float">
            <text:p>834578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739" calcext:value-type="float">
            <text:p>773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8196" calcext:value-type="float">
            <text:p>1610521798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664" calcext:value-type="float">
            <text:p>142664</text:p>
          </table:table-cell>
          <table:table-cell office:value-type="float" office:value="2110" calcext:value-type="float">
            <text:p>2110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362112" calcext:value-type="float">
            <text:p>8362112</text:p>
          </table:table-cell>
          <table:table-cell office:value-type="float" office:value="0" calcext:value-type="float">
            <text:p>0</text:p>
          </table:table-cell>
          <table:table-cell office:value-type="float" office:value="8362112" calcext:value-type="float">
            <text:p>836211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759" calcext:value-type="float">
            <text:p>775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8317" calcext:value-type="float">
            <text:p>1610521798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160" calcext:value-type="float">
            <text:p>143160</text:p>
          </table:table-cell>
          <table:table-cell office:value-type="float" office:value="2110" calcext:value-type="float">
            <text:p>2110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00400" calcext:value-type="float">
            <text:p>8000400</text:p>
          </table:table-cell>
          <table:table-cell office:value-type="float" office:value="0" calcext:value-type="float">
            <text:p>0</text:p>
          </table:table-cell>
          <table:table-cell office:value-type="float" office:value="8000400" calcext:value-type="float">
            <text:p>80004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778" calcext:value-type="float">
            <text:p>777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8439" calcext:value-type="float">
            <text:p>1610521798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812" calcext:value-type="float">
            <text:p>143812</text:p>
          </table:table-cell>
          <table:table-cell office:value-type="float" office:value="2112" calcext:value-type="float">
            <text:p>2112</text:p>
          </table:table-cell>
          <table:table-cell office:value-type="float" office:value="2018712" calcext:value-type="float">
            <text:p>2018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70848" calcext:value-type="float">
            <text:p>7570848</text:p>
          </table:table-cell>
          <table:table-cell office:value-type="float" office:value="127696" calcext:value-type="float">
            <text:p>127696</text:p>
          </table:table-cell>
          <table:table-cell office:value-type="float" office:value="7443152" calcext:value-type="float">
            <text:p>74431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797" calcext:value-type="float">
            <text:p>779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8560" calcext:value-type="float">
            <text:p>16105217985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052" calcext:value-type="float">
            <text:p>143052</text:p>
          </table:table-cell>
          <table:table-cell office:value-type="float" office:value="2112" calcext:value-type="float">
            <text:p>2112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27582" calcext:value-type="float">
            <text:p>6827582</text:p>
          </table:table-cell>
          <table:table-cell office:value-type="float" office:value="313118" calcext:value-type="float">
            <text:p>313118</text:p>
          </table:table-cell>
          <table:table-cell office:value-type="float" office:value="6514464" calcext:value-type="float">
            <text:p>651446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813" calcext:value-type="float">
            <text:p>781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8680" calcext:value-type="float">
            <text:p>16105217986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076" calcext:value-type="float">
            <text:p>144076</text:p>
          </table:table-cell>
          <table:table-cell office:value-type="float" office:value="2112" calcext:value-type="float">
            <text:p>2112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00127" calcext:value-type="float">
            <text:p>6300127</text:p>
          </table:table-cell>
          <table:table-cell office:value-type="float" office:value="753903" calcext:value-type="float">
            <text:p>753903</text:p>
          </table:table-cell>
          <table:table-cell office:value-type="float" office:value="5546224" calcext:value-type="float">
            <text:p>554622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830" calcext:value-type="float">
            <text:p>783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8791" calcext:value-type="float">
            <text:p>1610521798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588" calcext:value-type="float">
            <text:p>144588</text:p>
          </table:table-cell>
          <table:table-cell office:value-type="float" office:value="2113" calcext:value-type="float">
            <text:p>2113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7918" calcext:value-type="float">
            <text:p>6047918</text:p>
          </table:table-cell>
          <table:table-cell office:value-type="float" office:value="1168470" calcext:value-type="float">
            <text:p>1168470</text:p>
          </table:table-cell>
          <table:table-cell office:value-type="float" office:value="4879448" calcext:value-type="float">
            <text:p>487944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848" calcext:value-type="float">
            <text:p>784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8904" calcext:value-type="float">
            <text:p>16105217989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704" calcext:value-type="float">
            <text:p>145704</text:p>
          </table:table-cell>
          <table:table-cell office:value-type="float" office:value="2114" calcext:value-type="float">
            <text:p>2114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75568" calcext:value-type="float">
            <text:p>5675568</text:p>
          </table:table-cell>
          <table:table-cell office:value-type="float" office:value="1801496" calcext:value-type="float">
            <text:p>1801496</text:p>
          </table:table-cell>
          <table:table-cell office:value-type="float" office:value="3874072" calcext:value-type="float">
            <text:p>387407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866" calcext:value-type="float">
            <text:p>786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019" calcext:value-type="float">
            <text:p>1610521799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2728" calcext:value-type="float">
            <text:p>142728</text:p>
          </table:table-cell>
          <table:table-cell office:value-type="float" office:value="2115" calcext:value-type="float">
            <text:p>2115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75568" calcext:value-type="float">
            <text:p>5675568</text:p>
          </table:table-cell>
          <table:table-cell office:value-type="float" office:value="2885760" calcext:value-type="float">
            <text:p>2885760</text:p>
          </table:table-cell>
          <table:table-cell office:value-type="float" office:value="2789808" calcext:value-type="float">
            <text:p>278980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885" calcext:value-type="float">
            <text:p>788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136" calcext:value-type="float">
            <text:p>1610521799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092" calcext:value-type="float">
            <text:p>144092</text:p>
          </table:table-cell>
          <table:table-cell office:value-type="float" office:value="2112" calcext:value-type="float">
            <text:p>2112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77920" calcext:value-type="float">
            <text:p>5677920</text:p>
          </table:table-cell>
          <table:table-cell office:value-type="float" office:value="45488" calcext:value-type="float">
            <text:p>45488</text:p>
          </table:table-cell>
          <table:table-cell office:value-type="float" office:value="5632432" calcext:value-type="float">
            <text:p>563243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900" calcext:value-type="float">
            <text:p>790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248" calcext:value-type="float">
            <text:p>1610521799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332" calcext:value-type="float">
            <text:p>145332</text:p>
          </table:table-cell>
          <table:table-cell office:value-type="float" office:value="2114" calcext:value-type="float">
            <text:p>2114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33472" calcext:value-type="float">
            <text:p>5333472</text:p>
          </table:table-cell>
          <table:table-cell office:value-type="float" office:value="1286384" calcext:value-type="float">
            <text:p>1286384</text:p>
          </table:table-cell>
          <table:table-cell office:value-type="float" office:value="4047088" calcext:value-type="float">
            <text:p>404708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917" calcext:value-type="float">
            <text:p>791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368" calcext:value-type="float">
            <text:p>1610521799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3596" calcext:value-type="float">
            <text:p>143596</text:p>
          </table:table-cell>
          <table:table-cell office:value-type="float" office:value="2112" calcext:value-type="float">
            <text:p>2112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46224" calcext:value-type="float">
            <text:p>5546224</text:p>
          </table:table-cell>
          <table:table-cell office:value-type="float" office:value="0" calcext:value-type="float">
            <text:p>0</text:p>
          </table:table-cell>
          <table:table-cell office:value-type="float" office:value="5546224" calcext:value-type="float">
            <text:p>554622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934" calcext:value-type="float">
            <text:p>793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483" calcext:value-type="float">
            <text:p>1610521799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828" calcext:value-type="float">
            <text:p>145828</text:p>
          </table:table-cell>
          <table:table-cell office:value-type="float" office:value="2114" calcext:value-type="float">
            <text:p>2114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64495" calcext:value-type="float">
            <text:p>5164495</text:p>
          </table:table-cell>
          <table:table-cell office:value-type="float" office:value="1513191" calcext:value-type="float">
            <text:p>1513191</text:p>
          </table:table-cell>
          <table:table-cell office:value-type="float" office:value="3651304" calcext:value-type="float">
            <text:p>365130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948" calcext:value-type="float">
            <text:p>794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596" calcext:value-type="float">
            <text:p>1610521799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48" calcext:value-type="float">
            <text:p>145148</text:p>
          </table:table-cell>
          <table:table-cell office:value-type="float" office:value="2114" calcext:value-type="float">
            <text:p>2114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64495" calcext:value-type="float">
            <text:p>5164495</text:p>
          </table:table-cell>
          <table:table-cell office:value-type="float" office:value="603879" calcext:value-type="float">
            <text:p>603879</text:p>
          </table:table-cell>
          <table:table-cell office:value-type="float" office:value="4560616" calcext:value-type="float">
            <text:p>45606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962" calcext:value-type="float">
            <text:p>796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709" calcext:value-type="float">
            <text:p>1610521799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652" calcext:value-type="float">
            <text:p>144652</text:p>
          </table:table-cell>
          <table:table-cell office:value-type="float" office:value="2113" calcext:value-type="float">
            <text:p>2113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64495" calcext:value-type="float">
            <text:p>5164495</text:p>
          </table:table-cell>
          <table:table-cell office:value-type="float" office:value="169703" calcext:value-type="float">
            <text:p>169703</text:p>
          </table:table-cell>
          <table:table-cell office:value-type="float" office:value="4994792" calcext:value-type="float">
            <text:p>499479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976" calcext:value-type="float">
            <text:p>797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829" calcext:value-type="float">
            <text:p>1610521799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884" calcext:value-type="float">
            <text:p>146884</text:p>
          </table:table-cell>
          <table:table-cell office:value-type="float" office:value="2115" calcext:value-type="float">
            <text:p>2115</text:p>
          </table:table-cell>
          <table:table-cell office:value-type="float" office:value="2019700" calcext:value-type="float">
            <text:p>20197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188511" calcext:value-type="float">
            <text:p>4188511</text:p>
          </table:table-cell>
          <table:table-cell office:value-type="float" office:value="1975471" calcext:value-type="float">
            <text:p>1975471</text:p>
          </table:table-cell>
          <table:table-cell office:value-type="float" office:value="2213040" calcext:value-type="float">
            <text:p>221304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7994" calcext:value-type="float">
            <text:p>799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799950" calcext:value-type="float">
            <text:p>16105217999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376" calcext:value-type="float">
            <text:p>148376</text:p>
          </table:table-cell>
          <table:table-cell office:value-type="float" office:value="2117" calcext:value-type="float">
            <text:p>2117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187902" calcext:value-type="float">
            <text:p>8187902</text:p>
          </table:table-cell>
          <table:table-cell office:value-type="float" office:value="3418110" calcext:value-type="float">
            <text:p>3418110</text:p>
          </table:table-cell>
          <table:table-cell office:value-type="float" office:value="4769792" calcext:value-type="float">
            <text:p>476979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011" calcext:value-type="float">
            <text:p>801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0100" calcext:value-type="float">
            <text:p>161052180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432" calcext:value-type="float">
            <text:p>147432</text:p>
          </table:table-cell>
          <table:table-cell office:value-type="float" office:value="2115" calcext:value-type="float">
            <text:p>2115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7184" calcext:value-type="float">
            <text:p>6017184</text:p>
          </table:table-cell>
          <table:table-cell office:value-type="float" office:value="677968" calcext:value-type="float">
            <text:p>677968</text:p>
          </table:table-cell>
          <table:table-cell office:value-type="float" office:value="5339216" calcext:value-type="float">
            <text:p>53392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029" calcext:value-type="float">
            <text:p>802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0205" calcext:value-type="float">
            <text:p>1610521800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424" calcext:value-type="float">
            <text:p>148424</text:p>
          </table:table-cell>
          <table:table-cell office:value-type="float" office:value="2116" calcext:value-type="float">
            <text:p>2116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2000" calcext:value-type="float">
            <text:p>6072000</text:p>
          </table:table-cell>
          <table:table-cell office:value-type="float" office:value="1131360" calcext:value-type="float">
            <text:p>1131360</text:p>
          </table:table-cell>
          <table:table-cell office:value-type="float" office:value="4940640" calcext:value-type="float">
            <text:p>494064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049" calcext:value-type="float">
            <text:p>804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0320" calcext:value-type="float">
            <text:p>16105218003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804" calcext:value-type="float">
            <text:p>149804</text:p>
          </table:table-cell>
          <table:table-cell office:value-type="float" office:value="2117" calcext:value-type="float">
            <text:p>2117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0974" calcext:value-type="float">
            <text:p>5640974</text:p>
          </table:table-cell>
          <table:table-cell office:value-type="float" office:value="2165126" calcext:value-type="float">
            <text:p>2165126</text:p>
          </table:table-cell>
          <table:table-cell office:value-type="float" office:value="3475848" calcext:value-type="float">
            <text:p>347584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069" calcext:value-type="float">
            <text:p>806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0443" calcext:value-type="float">
            <text:p>1610521800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812" calcext:value-type="float">
            <text:p>148812</text:p>
          </table:table-cell>
          <table:table-cell office:value-type="float" office:value="2116" calcext:value-type="float">
            <text:p>2116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7456" calcext:value-type="float">
            <text:p>6207456</text:p>
          </table:table-cell>
          <table:table-cell office:value-type="float" office:value="1788912" calcext:value-type="float">
            <text:p>1788912</text:p>
          </table:table-cell>
          <table:table-cell office:value-type="float" office:value="4418544" calcext:value-type="float">
            <text:p>44185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089" calcext:value-type="float">
            <text:p>808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0564" calcext:value-type="float">
            <text:p>1610521800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340" calcext:value-type="float">
            <text:p>147340</text:p>
          </table:table-cell>
          <table:table-cell office:value-type="float" office:value="2115" calcext:value-type="float">
            <text:p>2115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27694" calcext:value-type="float">
            <text:p>6127694</text:p>
          </table:table-cell>
          <table:table-cell office:value-type="float" office:value="176166" calcext:value-type="float">
            <text:p>176166</text:p>
          </table:table-cell>
          <table:table-cell office:value-type="float" office:value="5951528" calcext:value-type="float">
            <text:p>595152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110" calcext:value-type="float">
            <text:p>811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0688" calcext:value-type="float">
            <text:p>1610521800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588" calcext:value-type="float">
            <text:p>147588</text:p>
          </table:table-cell>
          <table:table-cell office:value-type="float" office:value="2115" calcext:value-type="float">
            <text:p>2115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1134" calcext:value-type="float">
            <text:p>6111134</text:p>
          </table:table-cell>
          <table:table-cell office:value-type="float" office:value="118734" calcext:value-type="float">
            <text:p>118734</text:p>
          </table:table-cell>
          <table:table-cell office:value-type="float" office:value="5992400" calcext:value-type="float">
            <text:p>59924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131" calcext:value-type="float">
            <text:p>813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0810" calcext:value-type="float">
            <text:p>16105218008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448" calcext:value-type="float">
            <text:p>147448</text:p>
          </table:table-cell>
          <table:table-cell office:value-type="float" office:value="2115" calcext:value-type="float">
            <text:p>2115</text:p>
          </table:table-cell>
          <table:table-cell office:value-type="float" office:value="2019708" calcext:value-type="float">
            <text:p>20197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94222" calcext:value-type="float">
            <text:p>6194222</text:p>
          </table:table-cell>
          <table:table-cell office:value-type="float" office:value="193046" calcext:value-type="float">
            <text:p>193046</text:p>
          </table:table-cell>
          <table:table-cell office:value-type="float" office:value="6001176" calcext:value-type="float">
            <text:p>60011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150" calcext:value-type="float">
            <text:p>815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0932" calcext:value-type="float">
            <text:p>1610521800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6164" calcext:value-type="float">
            <text:p>136164</text:p>
          </table:table-cell>
          <table:table-cell office:value-type="float" office:value="2104" calcext:value-type="float">
            <text:p>2104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6013200" calcext:value-type="float">
            <text:p>16013200</text:p>
          </table:table-cell>
          <table:table-cell office:value-type="float" office:value="0" calcext:value-type="float">
            <text:p>0</text:p>
          </table:table-cell>
          <table:table-cell office:value-type="float" office:value="16013200" calcext:value-type="float">
            <text:p>160132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167" calcext:value-type="float">
            <text:p>816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053" calcext:value-type="float">
            <text:p>1610521801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80" calcext:value-type="float">
            <text:p>145480</text:p>
          </table:table-cell>
          <table:table-cell office:value-type="float" office:value="2113" calcext:value-type="float">
            <text:p>2113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15999" calcext:value-type="float">
            <text:p>12415999</text:p>
          </table:table-cell>
          <table:table-cell office:value-type="float" office:value="5351935" calcext:value-type="float">
            <text:p>5351935</text:p>
          </table:table-cell>
          <table:table-cell office:value-type="float" office:value="7064064" calcext:value-type="float">
            <text:p>706406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182" calcext:value-type="float">
            <text:p>818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165" calcext:value-type="float">
            <text:p>16105218011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580" calcext:value-type="float">
            <text:p>148580</text:p>
          </table:table-cell>
          <table:table-cell office:value-type="float" office:value="2116" calcext:value-type="float">
            <text:p>2116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5694" calcext:value-type="float">
            <text:p>6205694</text:p>
          </table:table-cell>
          <table:table-cell office:value-type="float" office:value="2181246" calcext:value-type="float">
            <text:p>2181246</text:p>
          </table:table-cell>
          <table:table-cell office:value-type="float" office:value="4024448" calcext:value-type="float">
            <text:p>402444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200" calcext:value-type="float">
            <text:p>820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274" calcext:value-type="float">
            <text:p>1610521801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80" calcext:value-type="float">
            <text:p>145480</text:p>
          </table:table-cell>
          <table:table-cell office:value-type="float" office:value="2113" calcext:value-type="float">
            <text:p>2113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13880" calcext:value-type="float">
            <text:p>6913880</text:p>
          </table:table-cell>
          <table:table-cell office:value-type="float" office:value="0" calcext:value-type="float">
            <text:p>0</text:p>
          </table:table-cell>
          <table:table-cell office:value-type="float" office:value="6913880" calcext:value-type="float">
            <text:p>691388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221" calcext:value-type="float">
            <text:p>822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389" calcext:value-type="float">
            <text:p>1610521801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596" calcext:value-type="float">
            <text:p>146596</text:p>
          </table:table-cell>
          <table:table-cell office:value-type="float" office:value="2114" calcext:value-type="float">
            <text:p>2114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6142" calcext:value-type="float">
            <text:p>6166142</text:p>
          </table:table-cell>
          <table:table-cell office:value-type="float" office:value="64318" calcext:value-type="float">
            <text:p>64318</text:p>
          </table:table-cell>
          <table:table-cell office:value-type="float" office:value="6101824" calcext:value-type="float">
            <text:p>610182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242" calcext:value-type="float">
            <text:p>824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514" calcext:value-type="float">
            <text:p>1610521801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960" calcext:value-type="float">
            <text:p>147960</text:p>
          </table:table-cell>
          <table:table-cell office:value-type="float" office:value="2115" calcext:value-type="float">
            <text:p>2115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6319" calcext:value-type="float">
            <text:p>6246319</text:p>
          </table:table-cell>
          <table:table-cell office:value-type="float" office:value="1333207" calcext:value-type="float">
            <text:p>1333207</text:p>
          </table:table-cell>
          <table:table-cell office:value-type="float" office:value="4913112" calcext:value-type="float">
            <text:p>491311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262" calcext:value-type="float">
            <text:p>826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638" calcext:value-type="float">
            <text:p>1610521801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704" calcext:value-type="float">
            <text:p>148704</text:p>
          </table:table-cell>
          <table:table-cell office:value-type="float" office:value="2116" calcext:value-type="float">
            <text:p>2116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92159" calcext:value-type="float">
            <text:p>6292159</text:p>
          </table:table-cell>
          <table:table-cell office:value-type="float" office:value="2290015" calcext:value-type="float">
            <text:p>2290015</text:p>
          </table:table-cell>
          <table:table-cell office:value-type="float" office:value="4002144" calcext:value-type="float">
            <text:p>40021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282" calcext:value-type="float">
            <text:p>828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761" calcext:value-type="float">
            <text:p>1610521801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4984" calcext:value-type="float">
            <text:p>144984</text:p>
          </table:table-cell>
          <table:table-cell office:value-type="float" office:value="2113" calcext:value-type="float">
            <text:p>2113</text:p>
          </table:table-cell>
          <table:table-cell office:value-type="float" office:value="2019712" calcext:value-type="float">
            <text:p>2019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86472" calcext:value-type="float">
            <text:p>7186472</text:p>
          </table:table-cell>
          <table:table-cell office:value-type="float" office:value="0" calcext:value-type="float">
            <text:p>0</text:p>
          </table:table-cell>
          <table:table-cell office:value-type="float" office:value="7186472" calcext:value-type="float">
            <text:p>718647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301" calcext:value-type="float">
            <text:p>830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882" calcext:value-type="float">
            <text:p>1610521801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480" calcext:value-type="float">
            <text:p>147480</text:p>
          </table:table-cell>
          <table:table-cell office:value-type="float" office:value="2115" calcext:value-type="float">
            <text:p>2115</text:p>
          </table:table-cell>
          <table:table-cell office:value-type="float" office:value="2019196" calcext:value-type="float">
            <text:p>20191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5854" calcext:value-type="float">
            <text:p>6285854</text:p>
          </table:table-cell>
          <table:table-cell office:value-type="float" office:value="828686" calcext:value-type="float">
            <text:p>828686</text:p>
          </table:table-cell>
          <table:table-cell office:value-type="float" office:value="5457168" calcext:value-type="float">
            <text:p>545716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318" calcext:value-type="float">
            <text:p>831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1993" calcext:value-type="float">
            <text:p>1610521801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124" calcext:value-type="float">
            <text:p>145124</text:p>
          </table:table-cell>
          <table:table-cell office:value-type="float" office:value="2117" calcext:value-type="float">
            <text:p>2117</text:p>
          </table:table-cell>
          <table:table-cell office:value-type="float" office:value="2019196" calcext:value-type="float">
            <text:p>20191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0080" calcext:value-type="float">
            <text:p>6340080</text:p>
          </table:table-cell>
          <table:table-cell office:value-type="float" office:value="3104504" calcext:value-type="float">
            <text:p>3104504</text:p>
          </table:table-cell>
          <table:table-cell office:value-type="float" office:value="3235576" calcext:value-type="float">
            <text:p>32355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338" calcext:value-type="float">
            <text:p>833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2105" calcext:value-type="float">
            <text:p>1610521802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620" calcext:value-type="float">
            <text:p>145620</text:p>
          </table:table-cell>
          <table:table-cell office:value-type="float" office:value="2116" calcext:value-type="float">
            <text:p>2116</text:p>
          </table:table-cell>
          <table:table-cell office:value-type="float" office:value="2019196" calcext:value-type="float">
            <text:p>20191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17392" calcext:value-type="float">
            <text:p>7517392</text:p>
          </table:table-cell>
          <table:table-cell office:value-type="float" office:value="0" calcext:value-type="float">
            <text:p>0</text:p>
          </table:table-cell>
          <table:table-cell office:value-type="float" office:value="7517392" calcext:value-type="float">
            <text:p>751739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358" calcext:value-type="float">
            <text:p>835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2226" calcext:value-type="float">
            <text:p>1610521802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64" calcext:value-type="float">
            <text:p>146364</text:p>
          </table:table-cell>
          <table:table-cell office:value-type="float" office:value="2114" calcext:value-type="float">
            <text:p>2114</text:p>
          </table:table-cell>
          <table:table-cell office:value-type="float" office:value="2019196" calcext:value-type="float">
            <text:p>20191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08120" calcext:value-type="float">
            <text:p>6508120</text:p>
          </table:table-cell>
          <table:table-cell office:value-type="float" office:value="0" calcext:value-type="float">
            <text:p>0</text:p>
          </table:table-cell>
          <table:table-cell office:value-type="float" office:value="6508120" calcext:value-type="float">
            <text:p>650812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379" calcext:value-type="float">
            <text:p>837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2347" calcext:value-type="float">
            <text:p>1610521802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12" calcext:value-type="float">
            <text:p>146612</text:p>
          </table:table-cell>
          <table:table-cell office:value-type="float" office:value="2114" calcext:value-type="float">
            <text:p>2114</text:p>
          </table:table-cell>
          <table:table-cell office:value-type="float" office:value="2019196" calcext:value-type="float">
            <text:p>20191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2128" calcext:value-type="float">
            <text:p>6382128</text:p>
          </table:table-cell>
          <table:table-cell office:value-type="float" office:value="0" calcext:value-type="float">
            <text:p>0</text:p>
          </table:table-cell>
          <table:table-cell office:value-type="float" office:value="6382128" calcext:value-type="float">
            <text:p>638212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399" calcext:value-type="float">
            <text:p>839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2469" calcext:value-type="float">
            <text:p>16105218024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208" calcext:value-type="float">
            <text:p>148208</text:p>
          </table:table-cell>
          <table:table-cell office:value-type="float" office:value="2115" calcext:value-type="float">
            <text:p>211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14287" calcext:value-type="float">
            <text:p>6314287</text:p>
          </table:table-cell>
          <table:table-cell office:value-type="float" office:value="1219735" calcext:value-type="float">
            <text:p>1219735</text:p>
          </table:table-cell>
          <table:table-cell office:value-type="float" office:value="5094552" calcext:value-type="float">
            <text:p>50945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419" calcext:value-type="float">
            <text:p>841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2592" calcext:value-type="float">
            <text:p>16105218025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832" calcext:value-type="float">
            <text:p>148832</text:p>
          </table:table-cell>
          <table:table-cell office:value-type="float" office:value="2117" calcext:value-type="float">
            <text:p>211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32926" calcext:value-type="float">
            <text:p>6432926</text:p>
          </table:table-cell>
          <table:table-cell office:value-type="float" office:value="2692174" calcext:value-type="float">
            <text:p>2692174</text:p>
          </table:table-cell>
          <table:table-cell office:value-type="float" office:value="3740752" calcext:value-type="float">
            <text:p>37407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439" calcext:value-type="float">
            <text:p>843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2712" calcext:value-type="float">
            <text:p>1610521802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100" calcext:value-type="float">
            <text:p>146100</text:p>
          </table:table-cell>
          <table:table-cell office:value-type="float" office:value="2113" calcext:value-type="float">
            <text:p>2113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05960" calcext:value-type="float">
            <text:p>7005960</text:p>
          </table:table-cell>
          <table:table-cell office:value-type="float" office:value="0" calcext:value-type="float">
            <text:p>0</text:p>
          </table:table-cell>
          <table:table-cell office:value-type="float" office:value="7005960" calcext:value-type="float">
            <text:p>700596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460" calcext:value-type="float">
            <text:p>846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2834" calcext:value-type="float">
            <text:p>1610521802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712" calcext:value-type="float">
            <text:p>147712</text:p>
          </table:table-cell>
          <table:table-cell office:value-type="float" office:value="2115" calcext:value-type="float">
            <text:p>211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50462" calcext:value-type="float">
            <text:p>6350462</text:p>
          </table:table-cell>
          <table:table-cell office:value-type="float" office:value="385854" calcext:value-type="float">
            <text:p>385854</text:p>
          </table:table-cell>
          <table:table-cell office:value-type="float" office:value="5964608" calcext:value-type="float">
            <text:p>596460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479" calcext:value-type="float">
            <text:p>847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2955" calcext:value-type="float">
            <text:p>1610521802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572" calcext:value-type="float">
            <text:p>149572</text:p>
          </table:table-cell>
          <table:table-cell office:value-type="float" office:value="2116" calcext:value-type="float">
            <text:p>2116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95438" calcext:value-type="float">
            <text:p>6395438</text:p>
          </table:table-cell>
          <table:table-cell office:value-type="float" office:value="2423574" calcext:value-type="float">
            <text:p>2423574</text:p>
          </table:table-cell>
          <table:table-cell office:value-type="float" office:value="3971864" calcext:value-type="float">
            <text:p>397186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499" calcext:value-type="float">
            <text:p>849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3078" calcext:value-type="float">
            <text:p>1610521803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48" calcext:value-type="float">
            <text:p>146348</text:p>
          </table:table-cell>
          <table:table-cell office:value-type="float" office:value="2114" calcext:value-type="float">
            <text:p>2114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60048" calcext:value-type="float">
            <text:p>6860048</text:p>
          </table:table-cell>
          <table:table-cell office:value-type="float" office:value="0" calcext:value-type="float">
            <text:p>0</text:p>
          </table:table-cell>
          <table:table-cell office:value-type="float" office:value="6860048" calcext:value-type="float">
            <text:p>686004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520" calcext:value-type="float">
            <text:p>852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3198" calcext:value-type="float">
            <text:p>1610521803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084" calcext:value-type="float">
            <text:p>148084</text:p>
          </table:table-cell>
          <table:table-cell office:value-type="float" office:value="2115" calcext:value-type="float">
            <text:p>211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2159" calcext:value-type="float">
            <text:p>6382159</text:p>
          </table:table-cell>
          <table:table-cell office:value-type="float" office:value="893223" calcext:value-type="float">
            <text:p>893223</text:p>
          </table:table-cell>
          <table:table-cell office:value-type="float" office:value="5488936" calcext:value-type="float">
            <text:p>54889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540" calcext:value-type="float">
            <text:p>854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3320" calcext:value-type="float">
            <text:p>16105218033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224" calcext:value-type="float">
            <text:p>146224</text:p>
          </table:table-cell>
          <table:table-cell office:value-type="float" office:value="2113" calcext:value-type="float">
            <text:p>2113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84400" calcext:value-type="float">
            <text:p>6984400</text:p>
          </table:table-cell>
          <table:table-cell office:value-type="float" office:value="0" calcext:value-type="float">
            <text:p>0</text:p>
          </table:table-cell>
          <table:table-cell office:value-type="float" office:value="6984400" calcext:value-type="float">
            <text:p>69844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561" calcext:value-type="float">
            <text:p>856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3441" calcext:value-type="float">
            <text:p>1610521803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588" calcext:value-type="float">
            <text:p>147588</text:p>
          </table:table-cell>
          <table:table-cell office:value-type="float" office:value="2115" calcext:value-type="float">
            <text:p>211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04143" calcext:value-type="float">
            <text:p>6404143</text:p>
          </table:table-cell>
          <table:table-cell office:value-type="float" office:value="461847" calcext:value-type="float">
            <text:p>461847</text:p>
          </table:table-cell>
          <table:table-cell office:value-type="float" office:value="5942296" calcext:value-type="float">
            <text:p>594229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581" calcext:value-type="float">
            <text:p>858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3564" calcext:value-type="float">
            <text:p>1610521803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80" calcext:value-type="float">
            <text:p>145480</text:p>
          </table:table-cell>
          <table:table-cell office:value-type="float" office:value="2117" calcext:value-type="float">
            <text:p>211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16032" calcext:value-type="float">
            <text:p>6316032</text:p>
          </table:table-cell>
          <table:table-cell office:value-type="float" office:value="3203120" calcext:value-type="float">
            <text:p>3203120</text:p>
          </table:table-cell>
          <table:table-cell office:value-type="float" office:value="3112912" calcext:value-type="float">
            <text:p>311291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601" calcext:value-type="float">
            <text:p>860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3686" calcext:value-type="float">
            <text:p>1610521803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464" calcext:value-type="float">
            <text:p>147464</text:p>
          </table:table-cell>
          <table:table-cell office:value-type="float" office:value="2115" calcext:value-type="float">
            <text:p>211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56911" calcext:value-type="float">
            <text:p>6356911</text:p>
          </table:table-cell>
          <table:table-cell office:value-type="float" office:value="389079" calcext:value-type="float">
            <text:p>389079</text:p>
          </table:table-cell>
          <table:table-cell office:value-type="float" office:value="5967832" calcext:value-type="float">
            <text:p>596783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621" calcext:value-type="float">
            <text:p>862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3806" calcext:value-type="float">
            <text:p>1610521803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292" calcext:value-type="float">
            <text:p>146292</text:p>
          </table:table-cell>
          <table:table-cell office:value-type="float" office:value="2117" calcext:value-type="float">
            <text:p>211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41920" calcext:value-type="float">
            <text:p>6541920</text:p>
          </table:table-cell>
          <table:table-cell office:value-type="float" office:value="2828592" calcext:value-type="float">
            <text:p>2828592</text:p>
          </table:table-cell>
          <table:table-cell office:value-type="float" office:value="3713328" calcext:value-type="float">
            <text:p>371332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641" calcext:value-type="float">
            <text:p>864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3928" calcext:value-type="float">
            <text:p>16105218039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968" calcext:value-type="float">
            <text:p>146968</text:p>
          </table:table-cell>
          <table:table-cell office:value-type="float" office:value="2115" calcext:value-type="float">
            <text:p>211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95688" calcext:value-type="float">
            <text:p>5995688</text:p>
          </table:table-cell>
          <table:table-cell office:value-type="float" office:value="0" calcext:value-type="float">
            <text:p>0</text:p>
          </table:table-cell>
          <table:table-cell office:value-type="float" office:value="5995688" calcext:value-type="float">
            <text:p>599568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662" calcext:value-type="float">
            <text:p>866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4048" calcext:value-type="float">
            <text:p>1610521804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076" calcext:value-type="float">
            <text:p>149076</text:p>
          </table:table-cell>
          <table:table-cell office:value-type="float" office:value="2116" calcext:value-type="float">
            <text:p>2116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3711" calcext:value-type="float">
            <text:p>6523711</text:p>
          </table:table-cell>
          <table:table-cell office:value-type="float" office:value="2028959" calcext:value-type="float">
            <text:p>2028959</text:p>
          </table:table-cell>
          <table:table-cell office:value-type="float" office:value="4494752" calcext:value-type="float">
            <text:p>44947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681" calcext:value-type="float">
            <text:p>868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4171" calcext:value-type="float">
            <text:p>1610521804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720" calcext:value-type="float">
            <text:p>146720</text:p>
          </table:table-cell>
          <table:table-cell office:value-type="float" office:value="2114" calcext:value-type="float">
            <text:p>2114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14696" calcext:value-type="float">
            <text:p>6514696</text:p>
          </table:table-cell>
          <table:table-cell office:value-type="float" office:value="0" calcext:value-type="float">
            <text:p>0</text:p>
          </table:table-cell>
          <table:table-cell office:value-type="float" office:value="6514696" calcext:value-type="float">
            <text:p>651469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702" calcext:value-type="float">
            <text:p>870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4291" calcext:value-type="float">
            <text:p>1610521804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340" calcext:value-type="float">
            <text:p>145340</text:p>
          </table:table-cell>
          <table:table-cell office:value-type="float" office:value="2117" calcext:value-type="float">
            <text:p>211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52703" calcext:value-type="float">
            <text:p>6552703</text:p>
          </table:table-cell>
          <table:table-cell office:value-type="float" office:value="3161663" calcext:value-type="float">
            <text:p>3161663</text:p>
          </table:table-cell>
          <table:table-cell office:value-type="float" office:value="3391040" calcext:value-type="float">
            <text:p>339104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722" calcext:value-type="float">
            <text:p>872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4414" calcext:value-type="float">
            <text:p>1610521804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960" calcext:value-type="float">
            <text:p>145960</text:p>
          </table:table-cell>
          <table:table-cell office:value-type="float" office:value="2117" calcext:value-type="float">
            <text:p>211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6992" calcext:value-type="float">
            <text:p>6526992</text:p>
          </table:table-cell>
          <table:table-cell office:value-type="float" office:value="2903048" calcext:value-type="float">
            <text:p>2903048</text:p>
          </table:table-cell>
          <table:table-cell office:value-type="float" office:value="3623944" calcext:value-type="float">
            <text:p>36239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742" calcext:value-type="float">
            <text:p>874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4534" calcext:value-type="float">
            <text:p>1610521804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192" calcext:value-type="float">
            <text:p>148192</text:p>
          </table:table-cell>
          <table:table-cell office:value-type="float" office:value="2115" calcext:value-type="float">
            <text:p>211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6846" calcext:value-type="float">
            <text:p>5906846</text:p>
          </table:table-cell>
          <table:table-cell office:value-type="float" office:value="442574" calcext:value-type="float">
            <text:p>442574</text:p>
          </table:table-cell>
          <table:table-cell office:value-type="float" office:value="5464272" calcext:value-type="float">
            <text:p>546427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762" calcext:value-type="float">
            <text:p>876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4654" calcext:value-type="float">
            <text:p>1610521804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32" calcext:value-type="float">
            <text:p>146332</text:p>
          </table:table-cell>
          <table:table-cell office:value-type="float" office:value="2114" calcext:value-type="float">
            <text:p>2114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75416" calcext:value-type="float">
            <text:p>6975416</text:p>
          </table:table-cell>
          <table:table-cell office:value-type="float" office:value="0" calcext:value-type="float">
            <text:p>0</text:p>
          </table:table-cell>
          <table:table-cell office:value-type="float" office:value="6975416" calcext:value-type="float">
            <text:p>69754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782" calcext:value-type="float">
            <text:p>878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4775" calcext:value-type="float">
            <text:p>1610521804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060" calcext:value-type="float">
            <text:p>149060</text:p>
          </table:table-cell>
          <table:table-cell office:value-type="float" office:value="2116" calcext:value-type="float">
            <text:p>2116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3134" calcext:value-type="float">
            <text:p>6483134</text:p>
          </table:table-cell>
          <table:table-cell office:value-type="float" office:value="1795678" calcext:value-type="float">
            <text:p>1795678</text:p>
          </table:table-cell>
          <table:table-cell office:value-type="float" office:value="4687456" calcext:value-type="float">
            <text:p>468745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801" calcext:value-type="float">
            <text:p>880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4894" calcext:value-type="float">
            <text:p>1610521804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704" calcext:value-type="float">
            <text:p>146704</text:p>
          </table:table-cell>
          <table:table-cell office:value-type="float" office:value="2114" calcext:value-type="float">
            <text:p>2114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60200" calcext:value-type="float">
            <text:p>6560200</text:p>
          </table:table-cell>
          <table:table-cell office:value-type="float" office:value="0" calcext:value-type="float">
            <text:p>0</text:p>
          </table:table-cell>
          <table:table-cell office:value-type="float" office:value="6560200" calcext:value-type="float">
            <text:p>65602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822" calcext:value-type="float">
            <text:p>882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014" calcext:value-type="float">
            <text:p>1610521805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588" calcext:value-type="float">
            <text:p>145588</text:p>
          </table:table-cell>
          <table:table-cell office:value-type="float" office:value="2118" calcext:value-type="float">
            <text:p>2118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62384" calcext:value-type="float">
            <text:p>7662384</text:p>
          </table:table-cell>
          <table:table-cell office:value-type="float" office:value="0" calcext:value-type="float">
            <text:p>0</text:p>
          </table:table-cell>
          <table:table-cell office:value-type="float" office:value="7662384" calcext:value-type="float">
            <text:p>766238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842" calcext:value-type="float">
            <text:p>884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137" calcext:value-type="float">
            <text:p>1610521805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308" calcext:value-type="float">
            <text:p>149308</text:p>
          </table:table-cell>
          <table:table-cell office:value-type="float" office:value="2116" calcext:value-type="float">
            <text:p>2116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3630" calcext:value-type="float">
            <text:p>6023630</text:p>
          </table:table-cell>
          <table:table-cell office:value-type="float" office:value="1811686" calcext:value-type="float">
            <text:p>1811686</text:p>
          </table:table-cell>
          <table:table-cell office:value-type="float" office:value="4211944" calcext:value-type="float">
            <text:p>42119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861" calcext:value-type="float">
            <text:p>886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257" calcext:value-type="float">
            <text:p>16105218052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068" calcext:value-type="float">
            <text:p>148068</text:p>
          </table:table-cell>
          <table:table-cell office:value-type="float" office:value="2115" calcext:value-type="float">
            <text:p>211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2736" calcext:value-type="float">
            <text:p>6032736</text:p>
          </table:table-cell>
          <table:table-cell office:value-type="float" office:value="374448" calcext:value-type="float">
            <text:p>374448</text:p>
          </table:table-cell>
          <table:table-cell office:value-type="float" office:value="5658288" calcext:value-type="float">
            <text:p>565828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881" calcext:value-type="float">
            <text:p>888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376" calcext:value-type="float">
            <text:p>1610521805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7896" calcext:value-type="float">
            <text:p>157896</text:p>
          </table:table-cell>
          <table:table-cell office:value-type="float" office:value="2125" calcext:value-type="float">
            <text:p>212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9566" calcext:value-type="float">
            <text:p>6039566</text:p>
          </table:table-cell>
          <table:table-cell office:value-type="float" office:value="1999878" calcext:value-type="float">
            <text:p>1999878</text:p>
          </table:table-cell>
          <table:table-cell office:value-type="float" office:value="4039688" calcext:value-type="float">
            <text:p>403968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900" calcext:value-type="float">
            <text:p>890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497" calcext:value-type="float">
            <text:p>1610521805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6408" calcext:value-type="float">
            <text:p>156408</text:p>
          </table:table-cell>
          <table:table-cell office:value-type="float" office:value="2123" calcext:value-type="float">
            <text:p>2123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1952" calcext:value-type="float">
            <text:p>6341952</text:p>
          </table:table-cell>
          <table:table-cell office:value-type="float" office:value="496288" calcext:value-type="float">
            <text:p>496288</text:p>
          </table:table-cell>
          <table:table-cell office:value-type="float" office:value="5845664" calcext:value-type="float">
            <text:p>584566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920" calcext:value-type="float">
            <text:p>892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616" calcext:value-type="float">
            <text:p>16105218056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5664" calcext:value-type="float">
            <text:p>155664</text:p>
          </table:table-cell>
          <table:table-cell office:value-type="float" office:value="2123" calcext:value-type="float">
            <text:p>2123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2472" calcext:value-type="float">
            <text:p>6112472</text:p>
          </table:table-cell>
          <table:table-cell office:value-type="float" office:value="0" calcext:value-type="float">
            <text:p>0</text:p>
          </table:table-cell>
          <table:table-cell office:value-type="float" office:value="6112472" calcext:value-type="float">
            <text:p>611247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941" calcext:value-type="float">
            <text:p>894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737" calcext:value-type="float">
            <text:p>1610521805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4796" calcext:value-type="float">
            <text:p>154796</text:p>
          </table:table-cell>
          <table:table-cell office:value-type="float" office:value="2125" calcext:value-type="float">
            <text:p>212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97936" calcext:value-type="float">
            <text:p>7097936</text:p>
          </table:table-cell>
          <table:table-cell office:value-type="float" office:value="0" calcext:value-type="float">
            <text:p>0</text:p>
          </table:table-cell>
          <table:table-cell office:value-type="float" office:value="7097936" calcext:value-type="float">
            <text:p>70979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960" calcext:value-type="float">
            <text:p>896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859" calcext:value-type="float">
            <text:p>1610521805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144" calcext:value-type="float">
            <text:p>158144</text:p>
          </table:table-cell>
          <table:table-cell office:value-type="float" office:value="2125" calcext:value-type="float">
            <text:p>2125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98927" calcext:value-type="float">
            <text:p>6598927</text:p>
          </table:table-cell>
          <table:table-cell office:value-type="float" office:value="2508935" calcext:value-type="float">
            <text:p>2508935</text:p>
          </table:table-cell>
          <table:table-cell office:value-type="float" office:value="4089992" calcext:value-type="float">
            <text:p>408999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980" calcext:value-type="float">
            <text:p>898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5981" calcext:value-type="float">
            <text:p>16105218059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7524" calcext:value-type="float">
            <text:p>157524</text:p>
          </table:table-cell>
          <table:table-cell office:value-type="float" office:value="2124" calcext:value-type="float">
            <text:p>2124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7455" calcext:value-type="float">
            <text:p>6047455</text:p>
          </table:table-cell>
          <table:table-cell office:value-type="float" office:value="1364847" calcext:value-type="float">
            <text:p>1364847</text:p>
          </table:table-cell>
          <table:table-cell office:value-type="float" office:value="4682608" calcext:value-type="float">
            <text:p>468260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8999" calcext:value-type="float">
            <text:p>899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6099" calcext:value-type="float">
            <text:p>1610521806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6532" calcext:value-type="float">
            <text:p>156532</text:p>
          </table:table-cell>
          <table:table-cell office:value-type="float" office:value="2124" calcext:value-type="float">
            <text:p>2124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55536" calcext:value-type="float">
            <text:p>6055536</text:p>
          </table:table-cell>
          <table:table-cell office:value-type="float" office:value="336696" calcext:value-type="float">
            <text:p>336696</text:p>
          </table:table-cell>
          <table:table-cell office:value-type="float" office:value="5718840" calcext:value-type="float">
            <text:p>571884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019" calcext:value-type="float">
            <text:p>901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6219" calcext:value-type="float">
            <text:p>1610521806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5912" calcext:value-type="float">
            <text:p>155912</text:p>
          </table:table-cell>
          <table:table-cell office:value-type="float" office:value="2123" calcext:value-type="float">
            <text:p>2123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4336" calcext:value-type="float">
            <text:p>6034336</text:p>
          </table:table-cell>
          <table:table-cell office:value-type="float" office:value="0" calcext:value-type="float">
            <text:p>0</text:p>
          </table:table-cell>
          <table:table-cell office:value-type="float" office:value="6034336" calcext:value-type="float">
            <text:p>60343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040" calcext:value-type="float">
            <text:p>904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6339" calcext:value-type="float">
            <text:p>1610521806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6904" calcext:value-type="float">
            <text:p>156904</text:p>
          </table:table-cell>
          <table:table-cell office:value-type="float" office:value="2124" calcext:value-type="float">
            <text:p>2124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3950" calcext:value-type="float">
            <text:p>6003950</text:p>
          </table:table-cell>
          <table:table-cell office:value-type="float" office:value="622198" calcext:value-type="float">
            <text:p>622198</text:p>
          </table:table-cell>
          <table:table-cell office:value-type="float" office:value="5381752" calcext:value-type="float">
            <text:p>53817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059" calcext:value-type="float">
            <text:p>905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6461" calcext:value-type="float">
            <text:p>1610521806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6408" calcext:value-type="float">
            <text:p>156408</text:p>
          </table:table-cell>
          <table:table-cell office:value-type="float" office:value="2123" calcext:value-type="float">
            <text:p>2123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6800" calcext:value-type="float">
            <text:p>6076800</text:p>
          </table:table-cell>
          <table:table-cell office:value-type="float" office:value="183488" calcext:value-type="float">
            <text:p>183488</text:p>
          </table:table-cell>
          <table:table-cell office:value-type="float" office:value="5893312" calcext:value-type="float">
            <text:p>589331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079" calcext:value-type="float">
            <text:p>907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6581" calcext:value-type="float">
            <text:p>16105218065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6160" calcext:value-type="float">
            <text:p>156160</text:p>
          </table:table-cell>
          <table:table-cell office:value-type="float" office:value="2123" calcext:value-type="float">
            <text:p>2123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3150" calcext:value-type="float">
            <text:p>6083150</text:p>
          </table:table-cell>
          <table:table-cell office:value-type="float" office:value="6438" calcext:value-type="float">
            <text:p>6438</text:p>
          </table:table-cell>
          <table:table-cell office:value-type="float" office:value="6076712" calcext:value-type="float">
            <text:p>607671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099" calcext:value-type="float">
            <text:p>909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6702" calcext:value-type="float">
            <text:p>16105218067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412" calcext:value-type="float">
            <text:p>159412</text:p>
          </table:table-cell>
          <table:table-cell office:value-type="float" office:value="2127" calcext:value-type="float">
            <text:p>212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79360" calcext:value-type="float">
            <text:p>6179360</text:p>
          </table:table-cell>
          <table:table-cell office:value-type="float" office:value="0" calcext:value-type="float">
            <text:p>0</text:p>
          </table:table-cell>
          <table:table-cell office:value-type="float" office:value="6179360" calcext:value-type="float">
            <text:p>617936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120" calcext:value-type="float">
            <text:p>912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6825" calcext:value-type="float">
            <text:p>1610521806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040" calcext:value-type="float">
            <text:p>159040</text:p>
          </table:table-cell>
          <table:table-cell office:value-type="float" office:value="2126" calcext:value-type="float">
            <text:p>2126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73784" calcext:value-type="float">
            <text:p>6673784</text:p>
          </table:table-cell>
          <table:table-cell office:value-type="float" office:value="0" calcext:value-type="float">
            <text:p>0</text:p>
          </table:table-cell>
          <table:table-cell office:value-type="float" office:value="6673784" calcext:value-type="float">
            <text:p>667378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139" calcext:value-type="float">
            <text:p>913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6947" calcext:value-type="float">
            <text:p>1610521806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932" calcext:value-type="float">
            <text:p>158932</text:p>
          </table:table-cell>
          <table:table-cell office:value-type="float" office:value="2126" calcext:value-type="float">
            <text:p>2126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57344" calcext:value-type="float">
            <text:p>6857344</text:p>
          </table:table-cell>
          <table:table-cell office:value-type="float" office:value="0" calcext:value-type="float">
            <text:p>0</text:p>
          </table:table-cell>
          <table:table-cell office:value-type="float" office:value="6857344" calcext:value-type="float">
            <text:p>68573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159" calcext:value-type="float">
            <text:p>915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7068" calcext:value-type="float">
            <text:p>1610521807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056" calcext:value-type="float">
            <text:p>159056</text:p>
          </table:table-cell>
          <table:table-cell office:value-type="float" office:value="2130" calcext:value-type="float">
            <text:p>2130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41144" calcext:value-type="float">
            <text:p>7041144</text:p>
          </table:table-cell>
          <table:table-cell office:value-type="float" office:value="0" calcext:value-type="float">
            <text:p>0</text:p>
          </table:table-cell>
          <table:table-cell office:value-type="float" office:value="7041144" calcext:value-type="float">
            <text:p>70411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179" calcext:value-type="float">
            <text:p>917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7189" calcext:value-type="float">
            <text:p>1610521807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180" calcext:value-type="float">
            <text:p>159180</text:p>
          </table:table-cell>
          <table:table-cell office:value-type="float" office:value="2129" calcext:value-type="float">
            <text:p>2129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32416" calcext:value-type="float">
            <text:p>6832416</text:p>
          </table:table-cell>
          <table:table-cell office:value-type="float" office:value="0" calcext:value-type="float">
            <text:p>0</text:p>
          </table:table-cell>
          <table:table-cell office:value-type="float" office:value="6832416" calcext:value-type="float">
            <text:p>68324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198" calcext:value-type="float">
            <text:p>919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7309" calcext:value-type="float">
            <text:p>1610521807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428" calcext:value-type="float">
            <text:p>159428</text:p>
          </table:table-cell>
          <table:table-cell office:value-type="float" office:value="2126" calcext:value-type="float">
            <text:p>2126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72936" calcext:value-type="float">
            <text:p>6572936</text:p>
          </table:table-cell>
          <table:table-cell office:value-type="float" office:value="0" calcext:value-type="float">
            <text:p>0</text:p>
          </table:table-cell>
          <table:table-cell office:value-type="float" office:value="6572936" calcext:value-type="float">
            <text:p>65729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219" calcext:value-type="float">
            <text:p>921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7429" calcext:value-type="float">
            <text:p>1610521807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800" calcext:value-type="float">
            <text:p>159800</text:p>
          </table:table-cell>
          <table:table-cell office:value-type="float" office:value="2127" calcext:value-type="float">
            <text:p>212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48336" calcext:value-type="float">
            <text:p>6148336</text:p>
          </table:table-cell>
          <table:table-cell office:value-type="float" office:value="0" calcext:value-type="float">
            <text:p>0</text:p>
          </table:table-cell>
          <table:table-cell office:value-type="float" office:value="6148336" calcext:value-type="float">
            <text:p>61483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239" calcext:value-type="float">
            <text:p>923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7554" calcext:value-type="float">
            <text:p>1610521807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156" calcext:value-type="float">
            <text:p>160156</text:p>
          </table:table-cell>
          <table:table-cell office:value-type="float" office:value="2127" calcext:value-type="float">
            <text:p>212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6480" calcext:value-type="float">
            <text:p>6006480</text:p>
          </table:table-cell>
          <table:table-cell office:value-type="float" office:value="872" calcext:value-type="float">
            <text:p>872</text:p>
          </table:table-cell>
          <table:table-cell office:value-type="float" office:value="6005608" calcext:value-type="float">
            <text:p>600560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259" calcext:value-type="float">
            <text:p>925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7676" calcext:value-type="float">
            <text:p>1610521807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280" calcext:value-type="float">
            <text:p>160280</text:p>
          </table:table-cell>
          <table:table-cell office:value-type="float" office:value="2128" calcext:value-type="float">
            <text:p>2128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0368" calcext:value-type="float">
            <text:p>5950368</text:p>
          </table:table-cell>
          <table:table-cell office:value-type="float" office:value="21968" calcext:value-type="float">
            <text:p>21968</text:p>
          </table:table-cell>
          <table:table-cell office:value-type="float" office:value="5928400" calcext:value-type="float">
            <text:p>592840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279" calcext:value-type="float">
            <text:p>927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7799" calcext:value-type="float">
            <text:p>16105218077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900" calcext:value-type="float">
            <text:p>160900</text:p>
          </table:table-cell>
          <table:table-cell office:value-type="float" office:value="2128" calcext:value-type="float">
            <text:p>2128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88942" calcext:value-type="float">
            <text:p>5888942</text:p>
          </table:table-cell>
          <table:table-cell office:value-type="float" office:value="662998" calcext:value-type="float">
            <text:p>662998</text:p>
          </table:table-cell>
          <table:table-cell office:value-type="float" office:value="5225944" calcext:value-type="float">
            <text:p>52259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298" calcext:value-type="float">
            <text:p>929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7921" calcext:value-type="float">
            <text:p>16105218079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520" calcext:value-type="float">
            <text:p>161520</text:p>
          </table:table-cell>
          <table:table-cell office:value-type="float" office:value="2128" calcext:value-type="float">
            <text:p>2128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33663" calcext:value-type="float">
            <text:p>5833663</text:p>
          </table:table-cell>
          <table:table-cell office:value-type="float" office:value="1028575" calcext:value-type="float">
            <text:p>1028575</text:p>
          </table:table-cell>
          <table:table-cell office:value-type="float" office:value="4805088" calcext:value-type="float">
            <text:p>480508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317" calcext:value-type="float">
            <text:p>931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8041" calcext:value-type="float">
            <text:p>1610521808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140" calcext:value-type="float">
            <text:p>162140</text:p>
          </table:table-cell>
          <table:table-cell office:value-type="float" office:value="2129" calcext:value-type="float">
            <text:p>2129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1358" calcext:value-type="float">
            <text:p>6001358</text:p>
          </table:table-cell>
          <table:table-cell office:value-type="float" office:value="1915238" calcext:value-type="float">
            <text:p>1915238</text:p>
          </table:table-cell>
          <table:table-cell office:value-type="float" office:value="4086120" calcext:value-type="float">
            <text:p>408612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336" calcext:value-type="float">
            <text:p>933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8161" calcext:value-type="float">
            <text:p>1610521808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164" calcext:value-type="float">
            <text:p>159164</text:p>
          </table:table-cell>
          <table:table-cell office:value-type="float" office:value="2130" calcext:value-type="float">
            <text:p>2130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75039" calcext:value-type="float">
            <text:p>6175039</text:p>
          </table:table-cell>
          <table:table-cell office:value-type="float" office:value="2825375" calcext:value-type="float">
            <text:p>2825375</text:p>
          </table:table-cell>
          <table:table-cell office:value-type="float" office:value="3349664" calcext:value-type="float">
            <text:p>334966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356" calcext:value-type="float">
            <text:p>935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8280" calcext:value-type="float">
            <text:p>16105218082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908" calcext:value-type="float">
            <text:p>159908</text:p>
          </table:table-cell>
          <table:table-cell office:value-type="float" office:value="2127" calcext:value-type="float">
            <text:p>212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57736" calcext:value-type="float">
            <text:p>5857736</text:p>
          </table:table-cell>
          <table:table-cell office:value-type="float" office:value="0" calcext:value-type="float">
            <text:p>0</text:p>
          </table:table-cell>
          <table:table-cell office:value-type="float" office:value="5857736" calcext:value-type="float">
            <text:p>58577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376" calcext:value-type="float">
            <text:p>937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8401" calcext:value-type="float">
            <text:p>1610521808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892" calcext:value-type="float">
            <text:p>161892</text:p>
          </table:table-cell>
          <table:table-cell office:value-type="float" office:value="2129" calcext:value-type="float">
            <text:p>2129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1294" calcext:value-type="float">
            <text:p>5591294</text:p>
          </table:table-cell>
          <table:table-cell office:value-type="float" office:value="1185918" calcext:value-type="float">
            <text:p>1185918</text:p>
          </table:table-cell>
          <table:table-cell office:value-type="float" office:value="4405376" calcext:value-type="float">
            <text:p>44053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394" calcext:value-type="float">
            <text:p>939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8522" calcext:value-type="float">
            <text:p>1610521808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636" calcext:value-type="float">
            <text:p>162636</text:p>
          </table:table-cell>
          <table:table-cell office:value-type="float" office:value="2130" calcext:value-type="float">
            <text:p>2130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5312" calcext:value-type="float">
            <text:p>5595312</text:p>
          </table:table-cell>
          <table:table-cell office:value-type="float" office:value="2039896" calcext:value-type="float">
            <text:p>2039896</text:p>
          </table:table-cell>
          <table:table-cell office:value-type="float" office:value="3555416" calcext:value-type="float">
            <text:p>35554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413" calcext:value-type="float">
            <text:p>941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8643" calcext:value-type="float">
            <text:p>1610521808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676" calcext:value-type="float">
            <text:p>159676</text:p>
          </table:table-cell>
          <table:table-cell office:value-type="float" office:value="2127" calcext:value-type="float">
            <text:p>212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9696" calcext:value-type="float">
            <text:p>6079696</text:p>
          </table:table-cell>
          <table:table-cell office:value-type="float" office:value="0" calcext:value-type="float">
            <text:p>0</text:p>
          </table:table-cell>
          <table:table-cell office:value-type="float" office:value="6079696" calcext:value-type="float">
            <text:p>607969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433" calcext:value-type="float">
            <text:p>943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8763" calcext:value-type="float">
            <text:p>1610521808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792" calcext:value-type="float">
            <text:p>160792</text:p>
          </table:table-cell>
          <table:table-cell office:value-type="float" office:value="2128" calcext:value-type="float">
            <text:p>2128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2574" calcext:value-type="float">
            <text:p>5602574</text:p>
          </table:table-cell>
          <table:table-cell office:value-type="float" office:value="28294" calcext:value-type="float">
            <text:p>28294</text:p>
          </table:table-cell>
          <table:table-cell office:value-type="float" office:value="5574280" calcext:value-type="float">
            <text:p>557428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452" calcext:value-type="float">
            <text:p>945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8883" calcext:value-type="float">
            <text:p>1610521808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156" calcext:value-type="float">
            <text:p>162156</text:p>
          </table:table-cell>
          <table:table-cell office:value-type="float" office:value="2129" calcext:value-type="float">
            <text:p>2129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5423" calcext:value-type="float">
            <text:p>5635423</text:p>
          </table:table-cell>
          <table:table-cell office:value-type="float" office:value="1519279" calcext:value-type="float">
            <text:p>1519279</text:p>
          </table:table-cell>
          <table:table-cell office:value-type="float" office:value="4116144" calcext:value-type="float">
            <text:p>411614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471" calcext:value-type="float">
            <text:p>9471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005" calcext:value-type="float">
            <text:p>1610521809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924" calcext:value-type="float">
            <text:p>159924</text:p>
          </table:table-cell>
          <table:table-cell office:value-type="float" office:value="2127" calcext:value-type="float">
            <text:p>2127</text:p>
          </table:table-cell>
          <table:table-cell office:value-type="float" office:value="2019204" calcext:value-type="float">
            <text:p>2019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37704" calcext:value-type="float">
            <text:p>5937704</text:p>
          </table:table-cell>
          <table:table-cell office:value-type="float" office:value="0" calcext:value-type="float">
            <text:p>0</text:p>
          </table:table-cell>
          <table:table-cell office:value-type="float" office:value="5937704" calcext:value-type="float">
            <text:p>593770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490" calcext:value-type="float">
            <text:p>949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125" calcext:value-type="float">
            <text:p>1610521809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916" calcext:value-type="float">
            <text:p>160916</text:p>
          </table:table-cell>
          <table:table-cell office:value-type="float" office:value="2129" calcext:value-type="float">
            <text:p>2129</text:p>
          </table:table-cell>
          <table:table-cell office:value-type="float" office:value="2019508" calcext:value-type="float">
            <text:p>20195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47294" calcext:value-type="float">
            <text:p>5447294</text:p>
          </table:table-cell>
          <table:table-cell office:value-type="float" office:value="917310" calcext:value-type="float">
            <text:p>917310</text:p>
          </table:table-cell>
          <table:table-cell office:value-type="float" office:value="4529984" calcext:value-type="float">
            <text:p>452998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508" calcext:value-type="float">
            <text:p>950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244" calcext:value-type="float">
            <text:p>1610521809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852" calcext:value-type="float">
            <text:p>162852</text:p>
          </table:table-cell>
          <table:table-cell office:value-type="float" office:value="2132" calcext:value-type="float">
            <text:p>2132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1088" calcext:value-type="float">
            <text:p>5591088</text:p>
          </table:table-cell>
          <table:table-cell office:value-type="float" office:value="22552" calcext:value-type="float">
            <text:p>22552</text:p>
          </table:table-cell>
          <table:table-cell office:value-type="float" office:value="5568536" calcext:value-type="float">
            <text:p>55685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524" calcext:value-type="float">
            <text:p>952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357" calcext:value-type="float">
            <text:p>1610521809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000" calcext:value-type="float">
            <text:p>163000</text:p>
          </table:table-cell>
          <table:table-cell office:value-type="float" office:value="2132" calcext:value-type="float">
            <text:p>2132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41976" calcext:value-type="float">
            <text:p>5341976</text:p>
          </table:table-cell>
          <table:table-cell office:value-type="float" office:value="0" calcext:value-type="float">
            <text:p>0</text:p>
          </table:table-cell>
          <table:table-cell office:value-type="float" office:value="5341976" calcext:value-type="float">
            <text:p>53419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542" calcext:value-type="float">
            <text:p>954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466" calcext:value-type="float">
            <text:p>1610521809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008" calcext:value-type="float">
            <text:p>162008</text:p>
          </table:table-cell>
          <table:table-cell office:value-type="float" office:value="2134" calcext:value-type="float">
            <text:p>2134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07054" calcext:value-type="float">
            <text:p>5507054</text:p>
          </table:table-cell>
          <table:table-cell office:value-type="float" office:value="2671606" calcext:value-type="float">
            <text:p>2671606</text:p>
          </table:table-cell>
          <table:table-cell office:value-type="float" office:value="2835448" calcext:value-type="float">
            <text:p>283544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560" calcext:value-type="float">
            <text:p>956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582" calcext:value-type="float">
            <text:p>1610521809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116" calcext:value-type="float">
            <text:p>164116</text:p>
          </table:table-cell>
          <table:table-cell office:value-type="float" office:value="2133" calcext:value-type="float">
            <text:p>2133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68063" calcext:value-type="float">
            <text:p>5368063</text:p>
          </table:table-cell>
          <table:table-cell office:value-type="float" office:value="1205375" calcext:value-type="float">
            <text:p>1205375</text:p>
          </table:table-cell>
          <table:table-cell office:value-type="float" office:value="4162688" calcext:value-type="float">
            <text:p>416268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578" calcext:value-type="float">
            <text:p>957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703" calcext:value-type="float">
            <text:p>1610521809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768" calcext:value-type="float">
            <text:p>162768</text:p>
          </table:table-cell>
          <table:table-cell office:value-type="float" office:value="2132" calcext:value-type="float">
            <text:p>2132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62632" calcext:value-type="float">
            <text:p>5162632</text:p>
          </table:table-cell>
          <table:table-cell office:value-type="float" office:value="0" calcext:value-type="float">
            <text:p>0</text:p>
          </table:table-cell>
          <table:table-cell office:value-type="float" office:value="5162632" calcext:value-type="float">
            <text:p>516263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598" calcext:value-type="float">
            <text:p>959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824" calcext:value-type="float">
            <text:p>1610521809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156" calcext:value-type="float">
            <text:p>165156</text:p>
          </table:table-cell>
          <table:table-cell office:value-type="float" office:value="2134" calcext:value-type="float">
            <text:p>2134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14719" calcext:value-type="float">
            <text:p>5114719</text:p>
          </table:table-cell>
          <table:table-cell office:value-type="float" office:value="2213295" calcext:value-type="float">
            <text:p>2213295</text:p>
          </table:table-cell>
          <table:table-cell office:value-type="float" office:value="2901424" calcext:value-type="float">
            <text:p>290142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616" calcext:value-type="float">
            <text:p>961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09945" calcext:value-type="float">
            <text:p>1610521809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380" calcext:value-type="float">
            <text:p>164380</text:p>
          </table:table-cell>
          <table:table-cell office:value-type="float" office:value="2133" calcext:value-type="float">
            <text:p>2133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44271" calcext:value-type="float">
            <text:p>5244271</text:p>
          </table:table-cell>
          <table:table-cell office:value-type="float" office:value="1569463" calcext:value-type="float">
            <text:p>1569463</text:p>
          </table:table-cell>
          <table:table-cell office:value-type="float" office:value="3674808" calcext:value-type="float">
            <text:p>367480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632" calcext:value-type="float">
            <text:p>963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063" calcext:value-type="float">
            <text:p>16105218100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752" calcext:value-type="float">
            <text:p>164752</text:p>
          </table:table-cell>
          <table:table-cell office:value-type="float" office:value="2133" calcext:value-type="float">
            <text:p>2133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22528" calcext:value-type="float">
            <text:p>5022528</text:p>
          </table:table-cell>
          <table:table-cell office:value-type="float" office:value="1507744" calcext:value-type="float">
            <text:p>1507744</text:p>
          </table:table-cell>
          <table:table-cell office:value-type="float" office:value="3514784" calcext:value-type="float">
            <text:p>351478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650" calcext:value-type="float">
            <text:p>965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173" calcext:value-type="float">
            <text:p>1610521810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676" calcext:value-type="float">
            <text:p>158676</text:p>
          </table:table-cell>
          <table:table-cell office:value-type="float" office:value="2128" calcext:value-type="float">
            <text:p>2128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530632" calcext:value-type="float">
            <text:p>8530632</text:p>
          </table:table-cell>
          <table:table-cell office:value-type="float" office:value="0" calcext:value-type="float">
            <text:p>0</text:p>
          </table:table-cell>
          <table:table-cell office:value-type="float" office:value="8530632" calcext:value-type="float">
            <text:p>853063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670" calcext:value-type="float">
            <text:p>9670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292" calcext:value-type="float">
            <text:p>16105218102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6320" calcext:value-type="float">
            <text:p>156320</text:p>
          </table:table-cell>
          <table:table-cell office:value-type="float" office:value="2126" calcext:value-type="float">
            <text:p>2126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66368" calcext:value-type="float">
            <text:p>10866368</text:p>
          </table:table-cell>
          <table:table-cell office:value-type="float" office:value="0" calcext:value-type="float">
            <text:p>0</text:p>
          </table:table-cell>
          <table:table-cell office:value-type="float" office:value="10866368" calcext:value-type="float">
            <text:p>1086636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688" calcext:value-type="float">
            <text:p>9688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406" calcext:value-type="float">
            <text:p>1610521810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7560" calcext:value-type="float">
            <text:p>157560</text:p>
          </table:table-cell>
          <table:table-cell office:value-type="float" office:value="2127" calcext:value-type="float">
            <text:p>2127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66008" calcext:value-type="float">
            <text:p>9966008</text:p>
          </table:table-cell>
          <table:table-cell office:value-type="float" office:value="0" calcext:value-type="float">
            <text:p>0</text:p>
          </table:table-cell>
          <table:table-cell office:value-type="float" office:value="9966008" calcext:value-type="float">
            <text:p>996600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705" calcext:value-type="float">
            <text:p>9705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518" calcext:value-type="float">
            <text:p>16105218105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6940" calcext:value-type="float">
            <text:p>156940</text:p>
          </table:table-cell>
          <table:table-cell office:value-type="float" office:value="2132" calcext:value-type="float">
            <text:p>2132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80224" calcext:value-type="float">
            <text:p>10280224</text:p>
          </table:table-cell>
          <table:table-cell office:value-type="float" office:value="0" calcext:value-type="float">
            <text:p>0</text:p>
          </table:table-cell>
          <table:table-cell office:value-type="float" office:value="10280224" calcext:value-type="float">
            <text:p>1028022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723" calcext:value-type="float">
            <text:p>9723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630" calcext:value-type="float">
            <text:p>16105218106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768" calcext:value-type="float">
            <text:p>162768</text:p>
          </table:table-cell>
          <table:table-cell office:value-type="float" office:value="2132" calcext:value-type="float">
            <text:p>2132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28830" calcext:value-type="float">
            <text:p>7428830</text:p>
          </table:table-cell>
          <table:table-cell office:value-type="float" office:value="2727278" calcext:value-type="float">
            <text:p>2727278</text:p>
          </table:table-cell>
          <table:table-cell office:value-type="float" office:value="4701552" calcext:value-type="float">
            <text:p>470155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739" calcext:value-type="float">
            <text:p>9739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742" calcext:value-type="float">
            <text:p>16105218107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776" calcext:value-type="float">
            <text:p>161776</text:p>
          </table:table-cell>
          <table:table-cell office:value-type="float" office:value="2131" calcext:value-type="float">
            <text:p>2131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509392" calcext:value-type="float">
            <text:p>8509392</text:p>
          </table:table-cell>
          <table:table-cell office:value-type="float" office:value="2661352" calcext:value-type="float">
            <text:p>2661352</text:p>
          </table:table-cell>
          <table:table-cell office:value-type="float" office:value="5848040" calcext:value-type="float">
            <text:p>5848040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756" calcext:value-type="float">
            <text:p>9756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851" calcext:value-type="float">
            <text:p>1610521810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156" calcext:value-type="float">
            <text:p>161156</text:p>
          </table:table-cell>
          <table:table-cell office:value-type="float" office:value="2130" calcext:value-type="float">
            <text:p>2130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2463" calcext:value-type="float">
            <text:p>6282463</text:p>
          </table:table-cell>
          <table:table-cell office:value-type="float" office:value="73327" calcext:value-type="float">
            <text:p>73327</text:p>
          </table:table-cell>
          <table:table-cell office:value-type="float" office:value="6209136" calcext:value-type="float">
            <text:p>62091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772" calcext:value-type="float">
            <text:p>9772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0961" calcext:value-type="float">
            <text:p>16105218109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148" calcext:value-type="float">
            <text:p>162148</text:p>
          </table:table-cell>
          <table:table-cell office:value-type="float" office:value="2131" calcext:value-type="float">
            <text:p>2131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6063" calcext:value-type="float">
            <text:p>6046063</text:p>
          </table:table-cell>
          <table:table-cell office:value-type="float" office:value="774327" calcext:value-type="float">
            <text:p>774327</text:p>
          </table:table-cell>
          <table:table-cell office:value-type="float" office:value="5271736" calcext:value-type="float">
            <text:p>52717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787" calcext:value-type="float">
            <text:p>9787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069" calcext:value-type="float">
            <text:p>16105218110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768" calcext:value-type="float">
            <text:p>162768</text:p>
          </table:table-cell>
          <table:table-cell office:value-type="float" office:value="2132" calcext:value-type="float">
            <text:p>2132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8208" calcext:value-type="float">
            <text:p>6338208</text:p>
          </table:table-cell>
          <table:table-cell office:value-type="float" office:value="2067280" calcext:value-type="float">
            <text:p>2067280</text:p>
          </table:table-cell>
          <table:table-cell office:value-type="float" office:value="4270928" calcext:value-type="float">
            <text:p>427092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804" calcext:value-type="float">
            <text:p>9804</text:p>
          </table:table-cell>
          <table:table-cell office:value-type="float" office:value="-1204" calcext:value-type="float">
            <text:p>-1204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177" calcext:value-type="float">
            <text:p>1610521811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032" calcext:value-type="float">
            <text:p>161032</text:p>
          </table:table-cell>
          <table:table-cell office:value-type="float" office:value="2130" calcext:value-type="float">
            <text:p>2130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62896" calcext:value-type="float">
            <text:p>6862896</text:p>
          </table:table-cell>
          <table:table-cell office:value-type="float" office:value="756760" calcext:value-type="float">
            <text:p>756760</text:p>
          </table:table-cell>
          <table:table-cell office:value-type="float" office:value="6106136" calcext:value-type="float">
            <text:p>61061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821" calcext:value-type="float">
            <text:p>982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290" calcext:value-type="float">
            <text:p>16105218112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660" calcext:value-type="float">
            <text:p>160660</text:p>
          </table:table-cell>
          <table:table-cell office:value-type="float" office:value="2130" calcext:value-type="float">
            <text:p>2130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79966" calcext:value-type="float">
            <text:p>7379966</text:p>
          </table:table-cell>
          <table:table-cell office:value-type="float" office:value="933374" calcext:value-type="float">
            <text:p>933374</text:p>
          </table:table-cell>
          <table:table-cell office:value-type="float" office:value="6446592" calcext:value-type="float">
            <text:p>644659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840" calcext:value-type="float">
            <text:p>984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411" calcext:value-type="float">
            <text:p>1610521811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024" calcext:value-type="float">
            <text:p>162024</text:p>
          </table:table-cell>
          <table:table-cell office:value-type="float" office:value="2131" calcext:value-type="float">
            <text:p>2131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55744" calcext:value-type="float">
            <text:p>6855744</text:p>
          </table:table-cell>
          <table:table-cell office:value-type="float" office:value="1834528" calcext:value-type="float">
            <text:p>1834528</text:p>
          </table:table-cell>
          <table:table-cell office:value-type="float" office:value="5021216" calcext:value-type="float">
            <text:p>502121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859" calcext:value-type="float">
            <text:p>9859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528" calcext:value-type="float">
            <text:p>1610521811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396" calcext:value-type="float">
            <text:p>162396</text:p>
          </table:table-cell>
          <table:table-cell office:value-type="float" office:value="2132" calcext:value-type="float">
            <text:p>2132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21198" calcext:value-type="float">
            <text:p>5621198</text:p>
          </table:table-cell>
          <table:table-cell office:value-type="float" office:value="1004262" calcext:value-type="float">
            <text:p>1004262</text:p>
          </table:table-cell>
          <table:table-cell office:value-type="float" office:value="4616936" calcext:value-type="float">
            <text:p>461693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874" calcext:value-type="float">
            <text:p>987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639" calcext:value-type="float">
            <text:p>16105218116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552" calcext:value-type="float">
            <text:p>158552</text:p>
          </table:table-cell>
          <table:table-cell office:value-type="float" office:value="2128" calcext:value-type="float">
            <text:p>2128</text:p>
          </table:table-cell>
          <table:table-cell office:value-type="float" office:value="2020912" calcext:value-type="float">
            <text:p>20209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6366" calcext:value-type="float">
            <text:p>6206366</text:p>
          </table:table-cell>
          <table:table-cell office:value-type="float" office:value="1558990" calcext:value-type="float">
            <text:p>1558990</text:p>
          </table:table-cell>
          <table:table-cell office:value-type="float" office:value="4647376" calcext:value-type="float">
            <text:p>464737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891" calcext:value-type="float">
            <text:p>989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747" calcext:value-type="float">
            <text:p>1610521811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2228" calcext:value-type="float">
            <text:p>152228</text:p>
          </table:table-cell>
          <table:table-cell office:value-type="float" office:value="2122" calcext:value-type="float">
            <text:p>2122</text:p>
          </table:table-cell>
          <table:table-cell office:value-type="float" office:value="2020856" calcext:value-type="float">
            <text:p>20208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24592" calcext:value-type="float">
            <text:p>5024592</text:p>
          </table:table-cell>
          <table:table-cell office:value-type="float" office:value="902568" calcext:value-type="float">
            <text:p>902568</text:p>
          </table:table-cell>
          <table:table-cell office:value-type="float" office:value="4122024" calcext:value-type="float">
            <text:p>412202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905" calcext:value-type="float">
            <text:p>990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857" calcext:value-type="float">
            <text:p>1610521811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596" calcext:value-type="float">
            <text:p>168596</text:p>
          </table:table-cell>
          <table:table-cell office:value-type="float" office:value="2137" calcext:value-type="float">
            <text:p>2137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89150" calcext:value-type="float">
            <text:p>4889150</text:p>
          </table:table-cell>
          <table:table-cell office:value-type="float" office:value="589086" calcext:value-type="float">
            <text:p>589086</text:p>
          </table:table-cell>
          <table:table-cell office:value-type="float" office:value="4300064" calcext:value-type="float">
            <text:p>4300064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920" calcext:value-type="float">
            <text:p>992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1966" calcext:value-type="float">
            <text:p>16105218119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968" calcext:value-type="float">
            <text:p>168968</text:p>
          </table:table-cell>
          <table:table-cell office:value-type="float" office:value="2138" calcext:value-type="float">
            <text:p>2138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48623" calcext:value-type="float">
            <text:p>5048623</text:p>
          </table:table-cell>
          <table:table-cell office:value-type="float" office:value="1045655" calcext:value-type="float">
            <text:p>1045655</text:p>
          </table:table-cell>
          <table:table-cell office:value-type="float" office:value="4002968" calcext:value-type="float">
            <text:p>400296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937" calcext:value-type="float">
            <text:p>993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2074" calcext:value-type="float">
            <text:p>1610521812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216" calcext:value-type="float">
            <text:p>169216</text:p>
          </table:table-cell>
          <table:table-cell office:value-type="float" office:value="2138" calcext:value-type="float">
            <text:p>2138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32671" calcext:value-type="float">
            <text:p>5432671</text:p>
          </table:table-cell>
          <table:table-cell office:value-type="float" office:value="2122415" calcext:value-type="float">
            <text:p>2122415</text:p>
          </table:table-cell>
          <table:table-cell office:value-type="float" office:value="3310256" calcext:value-type="float">
            <text:p>3310256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955" calcext:value-type="float">
            <text:p>995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2192" calcext:value-type="float">
            <text:p>1610521812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108" calcext:value-type="float">
            <text:p>167108</text:p>
          </table:table-cell>
          <table:table-cell office:value-type="float" office:value="2136" calcext:value-type="float">
            <text:p>2136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32671" calcext:value-type="float">
            <text:p>5432671</text:p>
          </table:table-cell>
          <table:table-cell office:value-type="float" office:value="49839" calcext:value-type="float">
            <text:p>49839</text:p>
          </table:table-cell>
          <table:table-cell office:value-type="float" office:value="5382832" calcext:value-type="float">
            <text:p>5382832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970" calcext:value-type="float">
            <text:p>997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2302" calcext:value-type="float">
            <text:p>1610521812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596" calcext:value-type="float">
            <text:p>168596</text:p>
          </table:table-cell>
          <table:table-cell office:value-type="float" office:value="2138" calcext:value-type="float">
            <text:p>2138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11886" calcext:value-type="float">
            <text:p>5311886</text:p>
          </table:table-cell>
          <table:table-cell office:value-type="float" office:value="1636038" calcext:value-type="float">
            <text:p>1636038</text:p>
          </table:table-cell>
          <table:table-cell office:value-type="float" office:value="3675848" calcext:value-type="float">
            <text:p>3675848</text:p>
          </table:table-cell>
          <table:table-cell office:value-type="float" office:value="8" calcext:value-type="float">
            <text:p>8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9987" calcext:value-type="float">
            <text:p>998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2423" calcext:value-type="float">
            <text:p>1610521812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496" calcext:value-type="float">
            <text:p>167496</text:p>
          </table:table-cell>
          <table:table-cell office:value-type="float" office:value="2137" calcext:value-type="float">
            <text:p>2137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11886" calcext:value-type="float">
            <text:p>5311886</text:p>
          </table:table-cell>
          <table:table-cell office:value-type="float" office:value="513734" calcext:value-type="float">
            <text:p>513734</text:p>
          </table:table-cell>
          <table:table-cell office:value-type="float" office:value="4798152" calcext:value-type="float">
            <text:p>47981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001" calcext:value-type="float">
            <text:p>1000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2541" calcext:value-type="float">
            <text:p>16105218125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700" calcext:value-type="float">
            <text:p>168700</text:p>
          </table:table-cell>
          <table:table-cell office:value-type="float" office:value="2139" calcext:value-type="float">
            <text:p>2139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11886" calcext:value-type="float">
            <text:p>5311886</text:p>
          </table:table-cell>
          <table:table-cell office:value-type="float" office:value="3135406" calcext:value-type="float">
            <text:p>3135406</text:p>
          </table:table-cell>
          <table:table-cell office:value-type="float" office:value="2176480" calcext:value-type="float">
            <text:p>21764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019" calcext:value-type="float">
            <text:p>10019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2660" calcext:value-type="float">
            <text:p>16105218126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604" calcext:value-type="float">
            <text:p>169604</text:p>
          </table:table-cell>
          <table:table-cell office:value-type="float" office:value="2139" calcext:value-type="float">
            <text:p>2139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352959" calcext:value-type="float">
            <text:p>4352959</text:p>
          </table:table-cell>
          <table:table-cell office:value-type="float" office:value="1742303" calcext:value-type="float">
            <text:p>1742303</text:p>
          </table:table-cell>
          <table:table-cell office:value-type="float" office:value="2610656" calcext:value-type="float">
            <text:p>261065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033" calcext:value-type="float">
            <text:p>1003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2773" calcext:value-type="float">
            <text:p>16105218127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232" calcext:value-type="float">
            <text:p>169232</text:p>
          </table:table-cell>
          <table:table-cell office:value-type="float" office:value="2138" calcext:value-type="float">
            <text:p>2138</text:p>
          </table:table-cell>
          <table:table-cell office:value-type="float" office:value="2020924" calcext:value-type="float">
            <text:p>20209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352959" calcext:value-type="float">
            <text:p>4352959</text:p>
          </table:table-cell>
          <table:table-cell office:value-type="float" office:value="1521119" calcext:value-type="float">
            <text:p>1521119</text:p>
          </table:table-cell>
          <table:table-cell office:value-type="float" office:value="2831840" calcext:value-type="float">
            <text:p>28318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046" calcext:value-type="float">
            <text:p>1004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2892" calcext:value-type="float">
            <text:p>1610521812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380" calcext:value-type="float">
            <text:p>164380</text:p>
          </table:table-cell>
          <table:table-cell office:value-type="float" office:value="2133" calcext:value-type="float">
            <text:p>2133</text:p>
          </table:table-cell>
          <table:table-cell office:value-type="float" office:value="2020936" calcext:value-type="float">
            <text:p>2020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906848" calcext:value-type="float">
            <text:p>7906848</text:p>
          </table:table-cell>
          <table:table-cell office:value-type="float" office:value="0" calcext:value-type="float">
            <text:p>0</text:p>
          </table:table-cell>
          <table:table-cell office:value-type="float" office:value="7906848" calcext:value-type="float">
            <text:p>79068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065" calcext:value-type="float">
            <text:p>1006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3045" calcext:value-type="float">
            <text:p>1610521813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7452" calcext:value-type="float">
            <text:p>157452</text:p>
          </table:table-cell>
          <table:table-cell office:value-type="float" office:value="2126" calcext:value-type="float">
            <text:p>2126</text:p>
          </table:table-cell>
          <table:table-cell office:value-type="float" office:value="2020936" calcext:value-type="float">
            <text:p>2020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910880" calcext:value-type="float">
            <text:p>14910880</text:p>
          </table:table-cell>
          <table:table-cell office:value-type="float" office:value="0" calcext:value-type="float">
            <text:p>0</text:p>
          </table:table-cell>
          <table:table-cell office:value-type="float" office:value="14910880" calcext:value-type="float">
            <text:p>149108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083" calcext:value-type="float">
            <text:p>1008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3154" calcext:value-type="float">
            <text:p>16105218131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884" calcext:value-type="float">
            <text:p>165884</text:p>
          </table:table-cell>
          <table:table-cell office:value-type="float" office:value="2134" calcext:value-type="float">
            <text:p>2134</text:p>
          </table:table-cell>
          <table:table-cell office:value-type="float" office:value="2020936" calcext:value-type="float">
            <text:p>2020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8640" calcext:value-type="float">
            <text:p>6428640</text:p>
          </table:table-cell>
          <table:table-cell office:value-type="float" office:value="0" calcext:value-type="float">
            <text:p>0</text:p>
          </table:table-cell>
          <table:table-cell office:value-type="float" office:value="6428640" calcext:value-type="float">
            <text:p>64286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102" calcext:value-type="float">
            <text:p>1010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3267" calcext:value-type="float">
            <text:p>16105218132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752" calcext:value-type="float">
            <text:p>166752</text:p>
          </table:table-cell>
          <table:table-cell office:value-type="float" office:value="2135" calcext:value-type="float">
            <text:p>2135</text:p>
          </table:table-cell>
          <table:table-cell office:value-type="float" office:value="2020936" calcext:value-type="float">
            <text:p>2020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9534" calcext:value-type="float">
            <text:p>6119534</text:p>
          </table:table-cell>
          <table:table-cell office:value-type="float" office:value="204854" calcext:value-type="float">
            <text:p>204854</text:p>
          </table:table-cell>
          <table:table-cell office:value-type="float" office:value="5914680" calcext:value-type="float">
            <text:p>59146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122" calcext:value-type="float">
            <text:p>1012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3390" calcext:value-type="float">
            <text:p>16105218133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264" calcext:value-type="float">
            <text:p>165264</text:p>
          </table:table-cell>
          <table:table-cell office:value-type="float" office:value="2138" calcext:value-type="float">
            <text:p>2138</text:p>
          </table:table-cell>
          <table:table-cell office:value-type="float" office:value="2020936" calcext:value-type="float">
            <text:p>2020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96160" calcext:value-type="float">
            <text:p>7396160</text:p>
          </table:table-cell>
          <table:table-cell office:value-type="float" office:value="0" calcext:value-type="float">
            <text:p>0</text:p>
          </table:table-cell>
          <table:table-cell office:value-type="float" office:value="7396160" calcext:value-type="float">
            <text:p>73961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142" calcext:value-type="float">
            <text:p>1014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3512" calcext:value-type="float">
            <text:p>1610521813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504" calcext:value-type="float">
            <text:p>166504</text:p>
          </table:table-cell>
          <table:table-cell office:value-type="float" office:value="2135" calcext:value-type="float">
            <text:p>2135</text:p>
          </table:table-cell>
          <table:table-cell office:value-type="float" office:value="2020936" calcext:value-type="float">
            <text:p>2020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9528" calcext:value-type="float">
            <text:p>6209528</text:p>
          </table:table-cell>
          <table:table-cell office:value-type="float" office:value="0" calcext:value-type="float">
            <text:p>0</text:p>
          </table:table-cell>
          <table:table-cell office:value-type="float" office:value="6209528" calcext:value-type="float">
            <text:p>62095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163" calcext:value-type="float">
            <text:p>1016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3633" calcext:value-type="float">
            <text:p>1610521813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472" calcext:value-type="float">
            <text:p>167472</text:p>
          </table:table-cell>
          <table:table-cell office:value-type="float" office:value="2137" calcext:value-type="float">
            <text:p>2137</text:p>
          </table:table-cell>
          <table:table-cell office:value-type="float" office:value="2020936" calcext:value-type="float">
            <text:p>2020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66526" calcext:value-type="float">
            <text:p>6766526</text:p>
          </table:table-cell>
          <table:table-cell office:value-type="float" office:value="2809822" calcext:value-type="float">
            <text:p>2809822</text:p>
          </table:table-cell>
          <table:table-cell office:value-type="float" office:value="3956704" calcext:value-type="float">
            <text:p>39567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183" calcext:value-type="float">
            <text:p>1018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3757" calcext:value-type="float">
            <text:p>1610521813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628" calcext:value-type="float">
            <text:p>166628</text:p>
          </table:table-cell>
          <table:table-cell office:value-type="float" office:value="2135" calcext:value-type="float">
            <text:p>2135</text:p>
          </table:table-cell>
          <table:table-cell office:value-type="float" office:value="2020936" calcext:value-type="float">
            <text:p>20209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7592" calcext:value-type="float">
            <text:p>6207592</text:p>
          </table:table-cell>
          <table:table-cell office:value-type="float" office:value="0" calcext:value-type="float">
            <text:p>0</text:p>
          </table:table-cell>
          <table:table-cell office:value-type="float" office:value="6207592" calcext:value-type="float">
            <text:p>62075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204" calcext:value-type="float">
            <text:p>1020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3880" calcext:value-type="float">
            <text:p>16105218138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428" calcext:value-type="float">
            <text:p>164428</text:p>
          </table:table-cell>
          <table:table-cell office:value-type="float" office:value="2138" calcext:value-type="float">
            <text:p>2138</text:p>
          </table:table-cell>
          <table:table-cell office:value-type="float" office:value="2021192" calcext:value-type="float">
            <text:p>20211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3776" calcext:value-type="float">
            <text:p>6163776</text:p>
          </table:table-cell>
          <table:table-cell office:value-type="float" office:value="3141472" calcext:value-type="float">
            <text:p>3141472</text:p>
          </table:table-cell>
          <table:table-cell office:value-type="float" office:value="3022304" calcext:value-type="float">
            <text:p>30223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224" calcext:value-type="float">
            <text:p>1022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003" calcext:value-type="float">
            <text:p>1610521814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180" calcext:value-type="float">
            <text:p>166180</text:p>
          </table:table-cell>
          <table:table-cell office:value-type="float" office:value="2135" calcext:value-type="float">
            <text:p>2135</text:p>
          </table:table-cell>
          <table:table-cell office:value-type="float" office:value="2021192" calcext:value-type="float">
            <text:p>20211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90328" calcext:value-type="float">
            <text:p>6190328</text:p>
          </table:table-cell>
          <table:table-cell office:value-type="float" office:value="0" calcext:value-type="float">
            <text:p>0</text:p>
          </table:table-cell>
          <table:table-cell office:value-type="float" office:value="6190328" calcext:value-type="float">
            <text:p>61903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245" calcext:value-type="float">
            <text:p>1024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124" calcext:value-type="float">
            <text:p>1610521814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948" calcext:value-type="float">
            <text:p>163948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58672" calcext:value-type="float">
            <text:p>7458672</text:p>
          </table:table-cell>
          <table:table-cell office:value-type="float" office:value="0" calcext:value-type="float">
            <text:p>0</text:p>
          </table:table-cell>
          <table:table-cell office:value-type="float" office:value="7458672" calcext:value-type="float">
            <text:p>74586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265" calcext:value-type="float">
            <text:p>1026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248" calcext:value-type="float">
            <text:p>1610521814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444" calcext:value-type="float">
            <text:p>166444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3631" calcext:value-type="float">
            <text:p>6243631</text:p>
          </table:table-cell>
          <table:table-cell office:value-type="float" office:value="1135255" calcext:value-type="float">
            <text:p>1135255</text:p>
          </table:table-cell>
          <table:table-cell office:value-type="float" office:value="5108376" calcext:value-type="float">
            <text:p>51083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285" calcext:value-type="float">
            <text:p>1028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368" calcext:value-type="float">
            <text:p>1610521814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832" calcext:value-type="float">
            <text:p>16483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75072" calcext:value-type="float">
            <text:p>6375072</text:p>
          </table:table-cell>
          <table:table-cell office:value-type="float" office:value="0" calcext:value-type="float">
            <text:p>0</text:p>
          </table:table-cell>
          <table:table-cell office:value-type="float" office:value="6375072" calcext:value-type="float">
            <text:p>63750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305" calcext:value-type="float">
            <text:p>1030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489" calcext:value-type="float">
            <text:p>1610521814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460" calcext:value-type="float">
            <text:p>16446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85704" calcext:value-type="float">
            <text:p>7085704</text:p>
          </table:table-cell>
          <table:table-cell office:value-type="float" office:value="0" calcext:value-type="float">
            <text:p>0</text:p>
          </table:table-cell>
          <table:table-cell office:value-type="float" office:value="7085704" calcext:value-type="float">
            <text:p>70857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325" calcext:value-type="float">
            <text:p>1032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613" calcext:value-type="float">
            <text:p>1610521814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188" calcext:value-type="float">
            <text:p>167188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7742" calcext:value-type="float">
            <text:p>6247742</text:p>
          </table:table-cell>
          <table:table-cell office:value-type="float" office:value="1727134" calcext:value-type="float">
            <text:p>1727134</text:p>
          </table:table-cell>
          <table:table-cell office:value-type="float" office:value="4520608" calcext:value-type="float">
            <text:p>45206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345" calcext:value-type="float">
            <text:p>1034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734" calcext:value-type="float">
            <text:p>16105218147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948" calcext:value-type="float">
            <text:p>165948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4463" calcext:value-type="float">
            <text:p>6384463</text:p>
          </table:table-cell>
          <table:table-cell office:value-type="float" office:value="501159" calcext:value-type="float">
            <text:p>501159</text:p>
          </table:table-cell>
          <table:table-cell office:value-type="float" office:value="5883304" calcext:value-type="float">
            <text:p>58833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365" calcext:value-type="float">
            <text:p>1036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854" calcext:value-type="float">
            <text:p>16105218148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616" calcext:value-type="float">
            <text:p>16461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71704" calcext:value-type="float">
            <text:p>6571704</text:p>
          </table:table-cell>
          <table:table-cell office:value-type="float" office:value="0" calcext:value-type="float">
            <text:p>0</text:p>
          </table:table-cell>
          <table:table-cell office:value-type="float" office:value="6571704" calcext:value-type="float">
            <text:p>65717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386" calcext:value-type="float">
            <text:p>1038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4977" calcext:value-type="float">
            <text:p>1610521814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880" calcext:value-type="float">
            <text:p>162880</text:p>
          </table:table-cell>
          <table:table-cell office:value-type="float" office:value="2136" calcext:value-type="float">
            <text:p>2136</text:p>
          </table:table-cell>
          <table:table-cell office:value-type="float" office:value="2021492" calcext:value-type="float">
            <text:p>20214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98256" calcext:value-type="float">
            <text:p>6998256</text:p>
          </table:table-cell>
          <table:table-cell office:value-type="float" office:value="3269752" calcext:value-type="float">
            <text:p>3269752</text:p>
          </table:table-cell>
          <table:table-cell office:value-type="float" office:value="3728504" calcext:value-type="float">
            <text:p>37285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406" calcext:value-type="float">
            <text:p>1040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5100" calcext:value-type="float">
            <text:p>1610521815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136" calcext:value-type="float">
            <text:p>162136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15952" calcext:value-type="float">
            <text:p>7615952</text:p>
          </table:table-cell>
          <table:table-cell office:value-type="float" office:value="0" calcext:value-type="float">
            <text:p>0</text:p>
          </table:table-cell>
          <table:table-cell office:value-type="float" office:value="7615952" calcext:value-type="float">
            <text:p>76159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422" calcext:value-type="float">
            <text:p>1042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5221" calcext:value-type="float">
            <text:p>1610521815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600" calcext:value-type="float">
            <text:p>16360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50280" calcext:value-type="float">
            <text:p>6950280</text:p>
          </table:table-cell>
          <table:table-cell office:value-type="float" office:value="0" calcext:value-type="float">
            <text:p>0</text:p>
          </table:table-cell>
          <table:table-cell office:value-type="float" office:value="6950280" calcext:value-type="float">
            <text:p>69502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440" calcext:value-type="float">
            <text:p>1044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5328" calcext:value-type="float">
            <text:p>1610521815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848" calcext:value-type="float">
            <text:p>163848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59216" calcext:value-type="float">
            <text:p>6759216</text:p>
          </table:table-cell>
          <table:table-cell office:value-type="float" office:value="0" calcext:value-type="float">
            <text:p>0</text:p>
          </table:table-cell>
          <table:table-cell office:value-type="float" office:value="6759216" calcext:value-type="float">
            <text:p>67592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457" calcext:value-type="float">
            <text:p>1045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5439" calcext:value-type="float">
            <text:p>1610521815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716" calcext:value-type="float">
            <text:p>16471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0095" calcext:value-type="float">
            <text:p>6410095</text:p>
          </table:table-cell>
          <table:table-cell office:value-type="float" office:value="563127" calcext:value-type="float">
            <text:p>563127</text:p>
          </table:table-cell>
          <table:table-cell office:value-type="float" office:value="5846968" calcext:value-type="float">
            <text:p>58469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475" calcext:value-type="float">
            <text:p>1047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5555" calcext:value-type="float">
            <text:p>1610521815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336" calcext:value-type="float">
            <text:p>165336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20256" calcext:value-type="float">
            <text:p>6320256</text:p>
          </table:table-cell>
          <table:table-cell office:value-type="float" office:value="1026112" calcext:value-type="float">
            <text:p>1026112</text:p>
          </table:table-cell>
          <table:table-cell office:value-type="float" office:value="5294144" calcext:value-type="float">
            <text:p>52941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492" calcext:value-type="float">
            <text:p>1049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5666" calcext:value-type="float">
            <text:p>1610521815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212" calcext:value-type="float">
            <text:p>16521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98222" calcext:value-type="float">
            <text:p>6398222</text:p>
          </table:table-cell>
          <table:table-cell office:value-type="float" office:value="753798" calcext:value-type="float">
            <text:p>753798</text:p>
          </table:table-cell>
          <table:table-cell office:value-type="float" office:value="5644424" calcext:value-type="float">
            <text:p>56444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512" calcext:value-type="float">
            <text:p>1051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5777" calcext:value-type="float">
            <text:p>16105218157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220" calcext:value-type="float">
            <text:p>16422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02992" calcext:value-type="float">
            <text:p>6402992</text:p>
          </table:table-cell>
          <table:table-cell office:value-type="float" office:value="0" calcext:value-type="float">
            <text:p>0</text:p>
          </table:table-cell>
          <table:table-cell office:value-type="float" office:value="6402992" calcext:value-type="float">
            <text:p>64029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532" calcext:value-type="float">
            <text:p>1053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5902" calcext:value-type="float">
            <text:p>1610521815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616" calcext:value-type="float">
            <text:p>163616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52024" calcext:value-type="float">
            <text:p>6752024</text:p>
          </table:table-cell>
          <table:table-cell office:value-type="float" office:value="0" calcext:value-type="float">
            <text:p>0</text:p>
          </table:table-cell>
          <table:table-cell office:value-type="float" office:value="6752024" calcext:value-type="float">
            <text:p>67520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553" calcext:value-type="float">
            <text:p>1055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026" calcext:value-type="float">
            <text:p>1610521816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244" calcext:value-type="float">
            <text:p>163244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97663" calcext:value-type="float">
            <text:p>6997663</text:p>
          </table:table-cell>
          <table:table-cell office:value-type="float" office:value="3433295" calcext:value-type="float">
            <text:p>3433295</text:p>
          </table:table-cell>
          <table:table-cell office:value-type="float" office:value="3564368" calcext:value-type="float">
            <text:p>35643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573" calcext:value-type="float">
            <text:p>1057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149" calcext:value-type="float">
            <text:p>1610521816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468" calcext:value-type="float">
            <text:p>166468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07600" calcext:value-type="float">
            <text:p>6507600</text:p>
          </table:table-cell>
          <table:table-cell office:value-type="float" office:value="2086440" calcext:value-type="float">
            <text:p>2086440</text:p>
          </table:table-cell>
          <table:table-cell office:value-type="float" office:value="4421160" calcext:value-type="float">
            <text:p>44211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592" calcext:value-type="float">
            <text:p>1059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270" calcext:value-type="float">
            <text:p>1610521816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476" calcext:value-type="float">
            <text:p>16547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4831" calcext:value-type="float">
            <text:p>6484831</text:p>
          </table:table-cell>
          <table:table-cell office:value-type="float" office:value="1157551" calcext:value-type="float">
            <text:p>1157551</text:p>
          </table:table-cell>
          <table:table-cell office:value-type="float" office:value="5327280" calcext:value-type="float">
            <text:p>53272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612" calcext:value-type="float">
            <text:p>1061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391" calcext:value-type="float">
            <text:p>1610521816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848" calcext:value-type="float">
            <text:p>165848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93358" calcext:value-type="float">
            <text:p>6493358</text:p>
          </table:table-cell>
          <table:table-cell office:value-type="float" office:value="1374806" calcext:value-type="float">
            <text:p>1374806</text:p>
          </table:table-cell>
          <table:table-cell office:value-type="float" office:value="5118552" calcext:value-type="float">
            <text:p>51185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632" calcext:value-type="float">
            <text:p>1063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512" calcext:value-type="float">
            <text:p>1610521816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732" calcext:value-type="float">
            <text:p>16473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33822" calcext:value-type="float">
            <text:p>6533822</text:p>
          </table:table-cell>
          <table:table-cell office:value-type="float" office:value="280926" calcext:value-type="float">
            <text:p>280926</text:p>
          </table:table-cell>
          <table:table-cell office:value-type="float" office:value="6252896" calcext:value-type="float">
            <text:p>62528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652" calcext:value-type="float">
            <text:p>1065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632" calcext:value-type="float">
            <text:p>1610521816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740" calcext:value-type="float">
            <text:p>16374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34808" calcext:value-type="float">
            <text:p>6634808</text:p>
          </table:table-cell>
          <table:table-cell office:value-type="float" office:value="0" calcext:value-type="float">
            <text:p>0</text:p>
          </table:table-cell>
          <table:table-cell office:value-type="float" office:value="6634808" calcext:value-type="float">
            <text:p>66348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673" calcext:value-type="float">
            <text:p>1067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754" calcext:value-type="float">
            <text:p>1610521816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236" calcext:value-type="float">
            <text:p>164236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64224" calcext:value-type="float">
            <text:p>7164224</text:p>
          </table:table-cell>
          <table:table-cell office:value-type="float" office:value="0" calcext:value-type="float">
            <text:p>0</text:p>
          </table:table-cell>
          <table:table-cell office:value-type="float" office:value="7164224" calcext:value-type="float">
            <text:p>71642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693" calcext:value-type="float">
            <text:p>1069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877" calcext:value-type="float">
            <text:p>16105218168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68" calcext:value-type="float">
            <text:p>163368</text:p>
          </table:table-cell>
          <table:table-cell office:value-type="float" office:value="2137" calcext:value-type="float">
            <text:p>2137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70638" calcext:value-type="float">
            <text:p>6570638</text:p>
          </table:table-cell>
          <table:table-cell office:value-type="float" office:value="3285318" calcext:value-type="float">
            <text:p>3285318</text:p>
          </table:table-cell>
          <table:table-cell office:value-type="float" office:value="3285320" calcext:value-type="float">
            <text:p>32853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712" calcext:value-type="float">
            <text:p>1071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6998" calcext:value-type="float">
            <text:p>1610521816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548" calcext:value-type="float">
            <text:p>166548</text:p>
          </table:table-cell>
          <table:table-cell office:value-type="float" office:value="2137" calcext:value-type="float">
            <text:p>2137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45727" calcext:value-type="float">
            <text:p>6645727</text:p>
          </table:table-cell>
          <table:table-cell office:value-type="float" office:value="2880495" calcext:value-type="float">
            <text:p>2880495</text:p>
          </table:table-cell>
          <table:table-cell office:value-type="float" office:value="3765232" calcext:value-type="float">
            <text:p>37652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732" calcext:value-type="float">
            <text:p>1073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7119" calcext:value-type="float">
            <text:p>16105218171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460" calcext:value-type="float">
            <text:p>167460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23791" calcext:value-type="float">
            <text:p>6623791</text:p>
          </table:table-cell>
          <table:table-cell office:value-type="float" office:value="2672919" calcext:value-type="float">
            <text:p>2672919</text:p>
          </table:table-cell>
          <table:table-cell office:value-type="float" office:value="3950872" calcext:value-type="float">
            <text:p>39508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752" calcext:value-type="float">
            <text:p>1075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7242" calcext:value-type="float">
            <text:p>1610521817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460" calcext:value-type="float">
            <text:p>167460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6350" calcext:value-type="float">
            <text:p>6036350</text:p>
          </table:table-cell>
          <table:table-cell office:value-type="float" office:value="1949118" calcext:value-type="float">
            <text:p>1949118</text:p>
          </table:table-cell>
          <table:table-cell office:value-type="float" office:value="4087232" calcext:value-type="float">
            <text:p>40872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772" calcext:value-type="float">
            <text:p>1077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7362" calcext:value-type="float">
            <text:p>1610521817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68" calcext:value-type="float">
            <text:p>163368</text:p>
          </table:table-cell>
          <table:table-cell office:value-type="float" office:value="2137" calcext:value-type="float">
            <text:p>2137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44270" calcext:value-type="float">
            <text:p>6644270</text:p>
          </table:table-cell>
          <table:table-cell office:value-type="float" office:value="3305750" calcext:value-type="float">
            <text:p>3305750</text:p>
          </table:table-cell>
          <table:table-cell office:value-type="float" office:value="3338520" calcext:value-type="float">
            <text:p>33385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792" calcext:value-type="float">
            <text:p>1079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7482" calcext:value-type="float">
            <text:p>1610521817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236" calcext:value-type="float">
            <text:p>16423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02288" calcext:value-type="float">
            <text:p>6602288</text:p>
          </table:table-cell>
          <table:table-cell office:value-type="float" office:value="0" calcext:value-type="float">
            <text:p>0</text:p>
          </table:table-cell>
          <table:table-cell office:value-type="float" office:value="6602288" calcext:value-type="float">
            <text:p>66022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812" calcext:value-type="float">
            <text:p>1081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7605" calcext:value-type="float">
            <text:p>16105218176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112" calcext:value-type="float">
            <text:p>16411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6744" calcext:value-type="float">
            <text:p>6426744</text:p>
          </table:table-cell>
          <table:table-cell office:value-type="float" office:value="0" calcext:value-type="float">
            <text:p>0</text:p>
          </table:table-cell>
          <table:table-cell office:value-type="float" office:value="6426744" calcext:value-type="float">
            <text:p>64267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832" calcext:value-type="float">
            <text:p>1083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7722" calcext:value-type="float">
            <text:p>16105218177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980" calcext:value-type="float">
            <text:p>164980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9886" calcext:value-type="float">
            <text:p>6529886</text:p>
          </table:table-cell>
          <table:table-cell office:value-type="float" office:value="377262" calcext:value-type="float">
            <text:p>377262</text:p>
          </table:table-cell>
          <table:table-cell office:value-type="float" office:value="6152624" calcext:value-type="float">
            <text:p>61526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851" calcext:value-type="float">
            <text:p>1085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7846" calcext:value-type="float">
            <text:p>1610521817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228" calcext:value-type="float">
            <text:p>165228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37648" calcext:value-type="float">
            <text:p>6537648</text:p>
          </table:table-cell>
          <table:table-cell office:value-type="float" office:value="528600" calcext:value-type="float">
            <text:p>528600</text:p>
          </table:table-cell>
          <table:table-cell office:value-type="float" office:value="6009048" calcext:value-type="float">
            <text:p>60090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871" calcext:value-type="float">
            <text:p>1087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7967" calcext:value-type="float">
            <text:p>1610521817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476" calcext:value-type="float">
            <text:p>16547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12895" calcext:value-type="float">
            <text:p>6612895</text:p>
          </table:table-cell>
          <table:table-cell office:value-type="float" office:value="861135" calcext:value-type="float">
            <text:p>861135</text:p>
          </table:table-cell>
          <table:table-cell office:value-type="float" office:value="5751760" calcext:value-type="float">
            <text:p>57517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890" calcext:value-type="float">
            <text:p>1089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8088" calcext:value-type="float">
            <text:p>1610521818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848" calcext:value-type="float">
            <text:p>165848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56176" calcext:value-type="float">
            <text:p>6556176</text:p>
          </table:table-cell>
          <table:table-cell office:value-type="float" office:value="1111304" calcext:value-type="float">
            <text:p>1111304</text:p>
          </table:table-cell>
          <table:table-cell office:value-type="float" office:value="5444872" calcext:value-type="float">
            <text:p>54448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910" calcext:value-type="float">
            <text:p>1091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8209" calcext:value-type="float">
            <text:p>16105218182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344" calcext:value-type="float">
            <text:p>166344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33023" calcext:value-type="float">
            <text:p>6533023</text:p>
          </table:table-cell>
          <table:table-cell office:value-type="float" office:value="1312719" calcext:value-type="float">
            <text:p>1312719</text:p>
          </table:table-cell>
          <table:table-cell office:value-type="float" office:value="5220304" calcext:value-type="float">
            <text:p>52203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930" calcext:value-type="float">
            <text:p>1093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8329" calcext:value-type="float">
            <text:p>16105218183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720" calcext:value-type="float">
            <text:p>166720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40687" calcext:value-type="float">
            <text:p>6640687</text:p>
          </table:table-cell>
          <table:table-cell office:value-type="float" office:value="1759767" calcext:value-type="float">
            <text:p>1759767</text:p>
          </table:table-cell>
          <table:table-cell office:value-type="float" office:value="4880920" calcext:value-type="float">
            <text:p>48809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951" calcext:value-type="float">
            <text:p>1095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8449" calcext:value-type="float">
            <text:p>1610521818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232" calcext:value-type="float">
            <text:p>167232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16608" calcext:value-type="float">
            <text:p>6616608</text:p>
          </table:table-cell>
          <table:table-cell office:value-type="float" office:value="2239248" calcext:value-type="float">
            <text:p>2239248</text:p>
          </table:table-cell>
          <table:table-cell office:value-type="float" office:value="4377360" calcext:value-type="float">
            <text:p>43773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971" calcext:value-type="float">
            <text:p>1097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8581" calcext:value-type="float">
            <text:p>1610521818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528" calcext:value-type="float">
            <text:p>167528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95696" calcext:value-type="float">
            <text:p>6495696</text:p>
          </table:table-cell>
          <table:table-cell office:value-type="float" office:value="2293480" calcext:value-type="float">
            <text:p>2293480</text:p>
          </table:table-cell>
          <table:table-cell office:value-type="float" office:value="4202216" calcext:value-type="float">
            <text:p>42022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991" calcext:value-type="float">
            <text:p>1099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8704" calcext:value-type="float">
            <text:p>1610521818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808" calcext:value-type="float">
            <text:p>163808</text:p>
          </table:table-cell>
          <table:table-cell office:value-type="float" office:value="2137" calcext:value-type="float">
            <text:p>2137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46111" calcext:value-type="float">
            <text:p>6646111</text:p>
          </table:table-cell>
          <table:table-cell office:value-type="float" office:value="3093679" calcext:value-type="float">
            <text:p>3093679</text:p>
          </table:table-cell>
          <table:table-cell office:value-type="float" office:value="3552432" calcext:value-type="float">
            <text:p>35524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012" calcext:value-type="float">
            <text:p>1101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8824" calcext:value-type="float">
            <text:p>1610521818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180" calcext:value-type="float">
            <text:p>16418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10408" calcext:value-type="float">
            <text:p>7110408</text:p>
          </table:table-cell>
          <table:table-cell office:value-type="float" office:value="0" calcext:value-type="float">
            <text:p>0</text:p>
          </table:table-cell>
          <table:table-cell office:value-type="float" office:value="7110408" calcext:value-type="float">
            <text:p>71104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031" calcext:value-type="float">
            <text:p>1103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8945" calcext:value-type="float">
            <text:p>16105218189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800" calcext:value-type="float">
            <text:p>164800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5200" calcext:value-type="float">
            <text:p>6345200</text:p>
          </table:table-cell>
          <table:table-cell office:value-type="float" office:value="0" calcext:value-type="float">
            <text:p>0</text:p>
          </table:table-cell>
          <table:table-cell office:value-type="float" office:value="6345200" calcext:value-type="float">
            <text:p>634520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052" calcext:value-type="float">
            <text:p>1105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9066" calcext:value-type="float">
            <text:p>1610521819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072" calcext:value-type="float">
            <text:p>166072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5919" calcext:value-type="float">
            <text:p>6135919</text:p>
          </table:table-cell>
          <table:table-cell office:value-type="float" office:value="1671223" calcext:value-type="float">
            <text:p>1671223</text:p>
          </table:table-cell>
          <table:table-cell office:value-type="float" office:value="4464696" calcext:value-type="float">
            <text:p>44646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069" calcext:value-type="float">
            <text:p>11069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9187" calcext:value-type="float">
            <text:p>1610521819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44" calcext:value-type="float">
            <text:p>163344</text:p>
          </table:table-cell>
          <table:table-cell office:value-type="float" office:value="2137" calcext:value-type="float">
            <text:p>2137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87280" calcext:value-type="float">
            <text:p>7187280</text:p>
          </table:table-cell>
          <table:table-cell office:value-type="float" office:value="0" calcext:value-type="float">
            <text:p>0</text:p>
          </table:table-cell>
          <table:table-cell office:value-type="float" office:value="7187280" calcext:value-type="float">
            <text:p>71872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088" calcext:value-type="float">
            <text:p>1108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9299" calcext:value-type="float">
            <text:p>1610521819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468" calcext:value-type="float">
            <text:p>163468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42024" calcext:value-type="float">
            <text:p>7042024</text:p>
          </table:table-cell>
          <table:table-cell office:value-type="float" office:value="0" calcext:value-type="float">
            <text:p>0</text:p>
          </table:table-cell>
          <table:table-cell office:value-type="float" office:value="7042024" calcext:value-type="float">
            <text:p>70420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109" calcext:value-type="float">
            <text:p>11109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9420" calcext:value-type="float">
            <text:p>16105218194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452" calcext:value-type="float">
            <text:p>16545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23775" calcext:value-type="float">
            <text:p>6123775</text:p>
          </table:table-cell>
          <table:table-cell office:value-type="float" office:value="796799" calcext:value-type="float">
            <text:p>796799</text:p>
          </table:table-cell>
          <table:table-cell office:value-type="float" office:value="5326976" calcext:value-type="float">
            <text:p>53269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128" calcext:value-type="float">
            <text:p>1112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9542" calcext:value-type="float">
            <text:p>1610521819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320" calcext:value-type="float">
            <text:p>166320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2926" calcext:value-type="float">
            <text:p>6162926</text:p>
          </table:table-cell>
          <table:table-cell office:value-type="float" office:value="1766646" calcext:value-type="float">
            <text:p>1766646</text:p>
          </table:table-cell>
          <table:table-cell office:value-type="float" office:value="4396280" calcext:value-type="float">
            <text:p>43962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147" calcext:value-type="float">
            <text:p>1114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9662" calcext:value-type="float">
            <text:p>16105218196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444" calcext:value-type="float">
            <text:p>166444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98046" calcext:value-type="float">
            <text:p>6598046</text:p>
          </table:table-cell>
          <table:table-cell office:value-type="float" office:value="2377422" calcext:value-type="float">
            <text:p>2377422</text:p>
          </table:table-cell>
          <table:table-cell office:value-type="float" office:value="4220624" calcext:value-type="float">
            <text:p>42206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167" calcext:value-type="float">
            <text:p>1116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9784" calcext:value-type="float">
            <text:p>1610521819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964" calcext:value-type="float">
            <text:p>163964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8392" calcext:value-type="float">
            <text:p>6238392</text:p>
          </table:table-cell>
          <table:table-cell office:value-type="float" office:value="0" calcext:value-type="float">
            <text:p>0</text:p>
          </table:table-cell>
          <table:table-cell office:value-type="float" office:value="6238392" calcext:value-type="float">
            <text:p>62383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188" calcext:value-type="float">
            <text:p>1118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19904" calcext:value-type="float">
            <text:p>1610521819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956" calcext:value-type="float">
            <text:p>16495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4607" calcext:value-type="float">
            <text:p>6084607</text:p>
          </table:table-cell>
          <table:table-cell office:value-type="float" office:value="564223" calcext:value-type="float">
            <text:p>564223</text:p>
          </table:table-cell>
          <table:table-cell office:value-type="float" office:value="5520384" calcext:value-type="float">
            <text:p>55203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207" calcext:value-type="float">
            <text:p>1120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026" calcext:value-type="float">
            <text:p>1610521820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444" calcext:value-type="float">
            <text:p>166444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4720" calcext:value-type="float">
            <text:p>6024720</text:p>
          </table:table-cell>
          <table:table-cell office:value-type="float" office:value="1812232" calcext:value-type="float">
            <text:p>1812232</text:p>
          </table:table-cell>
          <table:table-cell office:value-type="float" office:value="4212488" calcext:value-type="float">
            <text:p>42124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226" calcext:value-type="float">
            <text:p>1122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147" calcext:value-type="float">
            <text:p>1610521820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220" calcext:value-type="float">
            <text:p>163220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3870" calcext:value-type="float">
            <text:p>6203870</text:p>
          </table:table-cell>
          <table:table-cell office:value-type="float" office:value="3069166" calcext:value-type="float">
            <text:p>3069166</text:p>
          </table:table-cell>
          <table:table-cell office:value-type="float" office:value="3134704" calcext:value-type="float">
            <text:p>31347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246" calcext:value-type="float">
            <text:p>1124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267" calcext:value-type="float">
            <text:p>16105218202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212" calcext:value-type="float">
            <text:p>16421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50008" calcext:value-type="float">
            <text:p>6250008</text:p>
          </table:table-cell>
          <table:table-cell office:value-type="float" office:value="0" calcext:value-type="float">
            <text:p>0</text:p>
          </table:table-cell>
          <table:table-cell office:value-type="float" office:value="6250008" calcext:value-type="float">
            <text:p>62500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266" calcext:value-type="float">
            <text:p>1126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389" calcext:value-type="float">
            <text:p>1610521820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816" calcext:value-type="float">
            <text:p>166816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72831" calcext:value-type="float">
            <text:p>6172831</text:p>
          </table:table-cell>
          <table:table-cell office:value-type="float" office:value="2213967" calcext:value-type="float">
            <text:p>2213967</text:p>
          </table:table-cell>
          <table:table-cell office:value-type="float" office:value="3958864" calcext:value-type="float">
            <text:p>39588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286" calcext:value-type="float">
            <text:p>1128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513" calcext:value-type="float">
            <text:p>16105218205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452" calcext:value-type="float">
            <text:p>165452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9358" calcext:value-type="float">
            <text:p>6049358</text:p>
          </table:table-cell>
          <table:table-cell office:value-type="float" office:value="1316646" calcext:value-type="float">
            <text:p>1316646</text:p>
          </table:table-cell>
          <table:table-cell office:value-type="float" office:value="4732712" calcext:value-type="float">
            <text:p>47327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304" calcext:value-type="float">
            <text:p>1130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631" calcext:value-type="float">
            <text:p>16105218206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220" calcext:value-type="float">
            <text:p>163220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0784" calcext:value-type="float">
            <text:p>6520784</text:p>
          </table:table-cell>
          <table:table-cell office:value-type="float" office:value="0" calcext:value-type="float">
            <text:p>0</text:p>
          </table:table-cell>
          <table:table-cell office:value-type="float" office:value="6520784" calcext:value-type="float">
            <text:p>65207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324" calcext:value-type="float">
            <text:p>1132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744" calcext:value-type="float">
            <text:p>1610521820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584" calcext:value-type="float">
            <text:p>164584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59984" calcext:value-type="float">
            <text:p>6159984</text:p>
          </table:table-cell>
          <table:table-cell office:value-type="float" office:value="847672" calcext:value-type="float">
            <text:p>847672</text:p>
          </table:table-cell>
          <table:table-cell office:value-type="float" office:value="5312312" calcext:value-type="float">
            <text:p>53123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343" calcext:value-type="float">
            <text:p>1134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865" calcext:value-type="float">
            <text:p>16105218208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352" calcext:value-type="float">
            <text:p>162352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01695" calcext:value-type="float">
            <text:p>6701695</text:p>
          </table:table-cell>
          <table:table-cell office:value-type="float" office:value="3154239" calcext:value-type="float">
            <text:p>3154239</text:p>
          </table:table-cell>
          <table:table-cell office:value-type="float" office:value="3547456" calcext:value-type="float">
            <text:p>354745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363" calcext:value-type="float">
            <text:p>1136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0986" calcext:value-type="float">
            <text:p>1610521820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212" calcext:value-type="float">
            <text:p>16421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2463" calcext:value-type="float">
            <text:p>6012463</text:p>
          </table:table-cell>
          <table:table-cell office:value-type="float" office:value="184087" calcext:value-type="float">
            <text:p>184087</text:p>
          </table:table-cell>
          <table:table-cell office:value-type="float" office:value="5828376" calcext:value-type="float">
            <text:p>58283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383" calcext:value-type="float">
            <text:p>1138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1107" calcext:value-type="float">
            <text:p>1610521821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472" calcext:value-type="float">
            <text:p>166472</text:p>
          </table:table-cell>
          <table:table-cell office:value-type="float" office:value="2136" calcext:value-type="float">
            <text:p>2136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60031" calcext:value-type="float">
            <text:p>5760031</text:p>
          </table:table-cell>
          <table:table-cell office:value-type="float" office:value="2404879" calcext:value-type="float">
            <text:p>2404879</text:p>
          </table:table-cell>
          <table:table-cell office:value-type="float" office:value="3355152" calcext:value-type="float">
            <text:p>33551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402" calcext:value-type="float">
            <text:p>1140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1228" calcext:value-type="float">
            <text:p>1610521821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872" calcext:value-type="float">
            <text:p>16387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5263" calcext:value-type="float">
            <text:p>6245263</text:p>
          </table:table-cell>
          <table:table-cell office:value-type="float" office:value="660935" calcext:value-type="float">
            <text:p>660935</text:p>
          </table:table-cell>
          <table:table-cell office:value-type="float" office:value="5584328" calcext:value-type="float">
            <text:p>55843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421" calcext:value-type="float">
            <text:p>1142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1348" calcext:value-type="float">
            <text:p>1610521821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136" calcext:value-type="float">
            <text:p>162136</text:p>
          </table:table-cell>
          <table:table-cell office:value-type="float" office:value="2135" calcext:value-type="float">
            <text:p>2135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1184" calcext:value-type="float">
            <text:p>6101184</text:p>
          </table:table-cell>
          <table:table-cell office:value-type="float" office:value="2821216" calcext:value-type="float">
            <text:p>2821216</text:p>
          </table:table-cell>
          <table:table-cell office:value-type="float" office:value="3279968" calcext:value-type="float">
            <text:p>32799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441" calcext:value-type="float">
            <text:p>1144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1466" calcext:value-type="float">
            <text:p>1610521821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76" calcext:value-type="float">
            <text:p>163376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05390" calcext:value-type="float">
            <text:p>5705390</text:p>
          </table:table-cell>
          <table:table-cell office:value-type="float" office:value="161622" calcext:value-type="float">
            <text:p>161622</text:p>
          </table:table-cell>
          <table:table-cell office:value-type="float" office:value="5543768" calcext:value-type="float">
            <text:p>55437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459" calcext:value-type="float">
            <text:p>11459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1591" calcext:value-type="float">
            <text:p>16105218215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764" calcext:value-type="float">
            <text:p>161764</text:p>
          </table:table-cell>
          <table:table-cell office:value-type="float" office:value="2131" calcext:value-type="float">
            <text:p>2131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43896" calcext:value-type="float">
            <text:p>6743896</text:p>
          </table:table-cell>
          <table:table-cell office:value-type="float" office:value="0" calcext:value-type="float">
            <text:p>0</text:p>
          </table:table-cell>
          <table:table-cell office:value-type="float" office:value="6743896" calcext:value-type="float">
            <text:p>67438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478" calcext:value-type="float">
            <text:p>1147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1704" calcext:value-type="float">
            <text:p>1610521821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740" calcext:value-type="float">
            <text:p>164740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4976" calcext:value-type="float">
            <text:p>6044976</text:p>
          </table:table-cell>
          <table:table-cell office:value-type="float" office:value="1953432" calcext:value-type="float">
            <text:p>1953432</text:p>
          </table:table-cell>
          <table:table-cell office:value-type="float" office:value="4091544" calcext:value-type="float">
            <text:p>40915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497" calcext:value-type="float">
            <text:p>1149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1824" calcext:value-type="float">
            <text:p>1610521821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756" calcext:value-type="float">
            <text:p>162756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16272" calcext:value-type="float">
            <text:p>5716272</text:p>
          </table:table-cell>
          <table:table-cell office:value-type="float" office:value="0" calcext:value-type="float">
            <text:p>0</text:p>
          </table:table-cell>
          <table:table-cell office:value-type="float" office:value="5716272" calcext:value-type="float">
            <text:p>57162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517" calcext:value-type="float">
            <text:p>1151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1943" calcext:value-type="float">
            <text:p>16105218219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236" calcext:value-type="float">
            <text:p>16523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97838" calcext:value-type="float">
            <text:p>5797838</text:p>
          </table:table-cell>
          <table:table-cell office:value-type="float" office:value="2354150" calcext:value-type="float">
            <text:p>2354150</text:p>
          </table:table-cell>
          <table:table-cell office:value-type="float" office:value="3443688" calcext:value-type="float">
            <text:p>34436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536" calcext:value-type="float">
            <text:p>1153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2066" calcext:value-type="float">
            <text:p>1610521822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76" calcext:value-type="float">
            <text:p>163376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7871" calcext:value-type="float">
            <text:p>6087871</text:p>
          </table:table-cell>
          <table:table-cell office:value-type="float" office:value="762463" calcext:value-type="float">
            <text:p>762463</text:p>
          </table:table-cell>
          <table:table-cell office:value-type="float" office:value="5325408" calcext:value-type="float">
            <text:p>53254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555" calcext:value-type="float">
            <text:p>1155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2185" calcext:value-type="float">
            <text:p>1610521822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888" calcext:value-type="float">
            <text:p>161888</text:p>
          </table:table-cell>
          <table:table-cell office:value-type="float" office:value="2131" calcext:value-type="float">
            <text:p>2131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09448" calcext:value-type="float">
            <text:p>6409448</text:p>
          </table:table-cell>
          <table:table-cell office:value-type="float" office:value="0" calcext:value-type="float">
            <text:p>0</text:p>
          </table:table-cell>
          <table:table-cell office:value-type="float" office:value="6409448" calcext:value-type="float">
            <text:p>64094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574" calcext:value-type="float">
            <text:p>1157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2305" calcext:value-type="float">
            <text:p>16105218223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492" calcext:value-type="float">
            <text:p>16449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08384" calcext:value-type="float">
            <text:p>5508384</text:p>
          </table:table-cell>
          <table:table-cell office:value-type="float" office:value="1390224" calcext:value-type="float">
            <text:p>1390224</text:p>
          </table:table-cell>
          <table:table-cell office:value-type="float" office:value="4118160" calcext:value-type="float">
            <text:p>41181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592" calcext:value-type="float">
            <text:p>1159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2425" calcext:value-type="float">
            <text:p>1610521822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012" calcext:value-type="float">
            <text:p>160012</text:p>
          </table:table-cell>
          <table:table-cell office:value-type="float" office:value="2130" calcext:value-type="float">
            <text:p>2130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24447" calcext:value-type="float">
            <text:p>9424447</text:p>
          </table:table-cell>
          <table:table-cell office:value-type="float" office:value="1414943" calcext:value-type="float">
            <text:p>1414943</text:p>
          </table:table-cell>
          <table:table-cell office:value-type="float" office:value="8009504" calcext:value-type="float">
            <text:p>80095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610" calcext:value-type="float">
            <text:p>1161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2545" calcext:value-type="float">
            <text:p>1610521822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740" calcext:value-type="float">
            <text:p>162740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24782" calcext:value-type="float">
            <text:p>5724782</text:p>
          </table:table-cell>
          <table:table-cell office:value-type="float" office:value="367926" calcext:value-type="float">
            <text:p>367926</text:p>
          </table:table-cell>
          <table:table-cell office:value-type="float" office:value="5356856" calcext:value-type="float">
            <text:p>535685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629" calcext:value-type="float">
            <text:p>11629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2655" calcext:value-type="float">
            <text:p>1610521822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624" calcext:value-type="float">
            <text:p>161624</text:p>
          </table:table-cell>
          <table:table-cell office:value-type="float" office:value="2131" calcext:value-type="float">
            <text:p>2131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45232" calcext:value-type="float">
            <text:p>5945232</text:p>
          </table:table-cell>
          <table:table-cell office:value-type="float" office:value="0" calcext:value-type="float">
            <text:p>0</text:p>
          </table:table-cell>
          <table:table-cell office:value-type="float" office:value="5945232" calcext:value-type="float">
            <text:p>59452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649" calcext:value-type="float">
            <text:p>11649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2776" calcext:value-type="float">
            <text:p>16105218227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476" calcext:value-type="float">
            <text:p>16447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54206" calcext:value-type="float">
            <text:p>5754206</text:p>
          </table:table-cell>
          <table:table-cell office:value-type="float" office:value="2234030" calcext:value-type="float">
            <text:p>2234030</text:p>
          </table:table-cell>
          <table:table-cell office:value-type="float" office:value="3520176" calcext:value-type="float">
            <text:p>35201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668" calcext:value-type="float">
            <text:p>1166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2898" calcext:value-type="float">
            <text:p>1610521822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236" calcext:value-type="float">
            <text:p>163236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26768" calcext:value-type="float">
            <text:p>5526768</text:p>
          </table:table-cell>
          <table:table-cell office:value-type="float" office:value="825976" calcext:value-type="float">
            <text:p>825976</text:p>
          </table:table-cell>
          <table:table-cell office:value-type="float" office:value="4700792" calcext:value-type="float">
            <text:p>47007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687" calcext:value-type="float">
            <text:p>1168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016" calcext:value-type="float">
            <text:p>1610521823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492" calcext:value-type="float">
            <text:p>162492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0448" calcext:value-type="float">
            <text:p>5630448</text:p>
          </table:table-cell>
          <table:table-cell office:value-type="float" office:value="42232" calcext:value-type="float">
            <text:p>42232</text:p>
          </table:table-cell>
          <table:table-cell office:value-type="float" office:value="5588216" calcext:value-type="float">
            <text:p>55882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706" calcext:value-type="float">
            <text:p>1170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137" calcext:value-type="float">
            <text:p>1610521823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872" calcext:value-type="float">
            <text:p>161872</text:p>
          </table:table-cell>
          <table:table-cell office:value-type="float" office:value="2131" calcext:value-type="float">
            <text:p>2131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86336" calcext:value-type="float">
            <text:p>5886336</text:p>
          </table:table-cell>
          <table:table-cell office:value-type="float" office:value="0" calcext:value-type="float">
            <text:p>0</text:p>
          </table:table-cell>
          <table:table-cell office:value-type="float" office:value="5886336" calcext:value-type="float">
            <text:p>588633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726" calcext:value-type="float">
            <text:p>1172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259" calcext:value-type="float">
            <text:p>16105218232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972" calcext:value-type="float">
            <text:p>16497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81439" calcext:value-type="float">
            <text:p>5481439</text:p>
          </table:table-cell>
          <table:table-cell office:value-type="float" office:value="2294255" calcext:value-type="float">
            <text:p>2294255</text:p>
          </table:table-cell>
          <table:table-cell office:value-type="float" office:value="3187184" calcext:value-type="float">
            <text:p>31871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745" calcext:value-type="float">
            <text:p>1174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381" calcext:value-type="float">
            <text:p>1610521823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996" calcext:value-type="float">
            <text:p>161996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95840" calcext:value-type="float">
            <text:p>5695840</text:p>
          </table:table-cell>
          <table:table-cell office:value-type="float" office:value="0" calcext:value-type="float">
            <text:p>0</text:p>
          </table:table-cell>
          <table:table-cell office:value-type="float" office:value="5695840" calcext:value-type="float">
            <text:p>56958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762" calcext:value-type="float">
            <text:p>1176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500" calcext:value-type="float">
            <text:p>1610521823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60" calcext:value-type="float">
            <text:p>16336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23903" calcext:value-type="float">
            <text:p>7423903</text:p>
          </table:table-cell>
          <table:table-cell office:value-type="float" office:value="2741199" calcext:value-type="float">
            <text:p>2741199</text:p>
          </table:table-cell>
          <table:table-cell office:value-type="float" office:value="4682704" calcext:value-type="float">
            <text:p>46827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780" calcext:value-type="float">
            <text:p>1178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611" calcext:value-type="float">
            <text:p>1610521823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872" calcext:value-type="float">
            <text:p>161872</text:p>
          </table:table-cell>
          <table:table-cell office:value-type="float" office:value="2131" calcext:value-type="float">
            <text:p>2131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94624" calcext:value-type="float">
            <text:p>5794624</text:p>
          </table:table-cell>
          <table:table-cell office:value-type="float" office:value="0" calcext:value-type="float">
            <text:p>0</text:p>
          </table:table-cell>
          <table:table-cell office:value-type="float" office:value="5794624" calcext:value-type="float">
            <text:p>57946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797" calcext:value-type="float">
            <text:p>11797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720" calcext:value-type="float">
            <text:p>16105218237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996" calcext:value-type="float">
            <text:p>161996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439792" calcext:value-type="float">
            <text:p>8439792</text:p>
          </table:table-cell>
          <table:table-cell office:value-type="float" office:value="3118072" calcext:value-type="float">
            <text:p>3118072</text:p>
          </table:table-cell>
          <table:table-cell office:value-type="float" office:value="5321720" calcext:value-type="float">
            <text:p>53217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815" calcext:value-type="float">
            <text:p>1181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840" calcext:value-type="float">
            <text:p>16105218238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136" calcext:value-type="float">
            <text:p>160136</text:p>
          </table:table-cell>
          <table:table-cell office:value-type="float" office:value="2130" calcext:value-type="float">
            <text:p>2130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49790" calcext:value-type="float">
            <text:p>9949790</text:p>
          </table:table-cell>
          <table:table-cell office:value-type="float" office:value="2513198" calcext:value-type="float">
            <text:p>2513198</text:p>
          </table:table-cell>
          <table:table-cell office:value-type="float" office:value="7436592" calcext:value-type="float">
            <text:p>74365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832" calcext:value-type="float">
            <text:p>1183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3950" calcext:value-type="float">
            <text:p>16105218239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020" calcext:value-type="float">
            <text:p>159020</text:p>
          </table:table-cell>
          <table:table-cell office:value-type="float" office:value="2129" calcext:value-type="float">
            <text:p>2129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158927" calcext:value-type="float">
            <text:p>8158927</text:p>
          </table:table-cell>
          <table:table-cell office:value-type="float" office:value="12135" calcext:value-type="float">
            <text:p>12135</text:p>
          </table:table-cell>
          <table:table-cell office:value-type="float" office:value="8146792" calcext:value-type="float">
            <text:p>81467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848" calcext:value-type="float">
            <text:p>1184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060" calcext:value-type="float">
            <text:p>1610521824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740" calcext:value-type="float">
            <text:p>162740</text:p>
          </table:table-cell>
          <table:table-cell office:value-type="float" office:value="2132" calcext:value-type="float">
            <text:p>2132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74174" calcext:value-type="float">
            <text:p>5174174</text:p>
          </table:table-cell>
          <table:table-cell office:value-type="float" office:value="371150" calcext:value-type="float">
            <text:p>371150</text:p>
          </table:table-cell>
          <table:table-cell office:value-type="float" office:value="4803024" calcext:value-type="float">
            <text:p>48030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866" calcext:value-type="float">
            <text:p>1186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170" calcext:value-type="float">
            <text:p>16105218241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508" calcext:value-type="float">
            <text:p>160508</text:p>
          </table:table-cell>
          <table:table-cell office:value-type="float" office:value="2130" calcext:value-type="float">
            <text:p>2130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83871" calcext:value-type="float">
            <text:p>7683871</text:p>
          </table:table-cell>
          <table:table-cell office:value-type="float" office:value="626575" calcext:value-type="float">
            <text:p>626575</text:p>
          </table:table-cell>
          <table:table-cell office:value-type="float" office:value="7057296" calcext:value-type="float">
            <text:p>70572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884" calcext:value-type="float">
            <text:p>1188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289" calcext:value-type="float">
            <text:p>1610521824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524" calcext:value-type="float">
            <text:p>158524</text:p>
          </table:table-cell>
          <table:table-cell office:value-type="float" office:value="2128" calcext:value-type="float">
            <text:p>2128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831503" calcext:value-type="float">
            <text:p>8831503</text:p>
          </table:table-cell>
          <table:table-cell office:value-type="float" office:value="37127" calcext:value-type="float">
            <text:p>37127</text:p>
          </table:table-cell>
          <table:table-cell office:value-type="float" office:value="8794376" calcext:value-type="float">
            <text:p>87943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902" calcext:value-type="float">
            <text:p>1190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405" calcext:value-type="float">
            <text:p>1610521824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648" calcext:value-type="float">
            <text:p>158648</text:p>
          </table:table-cell>
          <table:table-cell office:value-type="float" office:value="2128" calcext:value-type="float">
            <text:p>2128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863008" calcext:value-type="float">
            <text:p>8863008</text:p>
          </table:table-cell>
          <table:table-cell office:value-type="float" office:value="0" calcext:value-type="float">
            <text:p>0</text:p>
          </table:table-cell>
          <table:table-cell office:value-type="float" office:value="8863008" calcext:value-type="float">
            <text:p>88630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921" calcext:value-type="float">
            <text:p>1192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517" calcext:value-type="float">
            <text:p>16105218245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276" calcext:value-type="float">
            <text:p>158276</text:p>
          </table:table-cell>
          <table:table-cell office:value-type="float" office:value="2128" calcext:value-type="float">
            <text:p>2128</text:p>
          </table:table-cell>
          <table:table-cell office:value-type="float" office:value="2021448" calcext:value-type="float">
            <text:p>20214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78895" calcext:value-type="float">
            <text:p>9378895</text:p>
          </table:table-cell>
          <table:table-cell office:value-type="float" office:value="48679" calcext:value-type="float">
            <text:p>48679</text:p>
          </table:table-cell>
          <table:table-cell office:value-type="float" office:value="9330216" calcext:value-type="float">
            <text:p>93302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942" calcext:value-type="float">
            <text:p>1194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638" calcext:value-type="float">
            <text:p>1610521824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648" calcext:value-type="float">
            <text:p>158648</text:p>
          </table:table-cell>
          <table:table-cell office:value-type="float" office:value="2128" calcext:value-type="float">
            <text:p>2128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35024" calcext:value-type="float">
            <text:p>9435024</text:p>
          </table:table-cell>
          <table:table-cell office:value-type="float" office:value="388040" calcext:value-type="float">
            <text:p>388040</text:p>
          </table:table-cell>
          <table:table-cell office:value-type="float" office:value="9046984" calcext:value-type="float">
            <text:p>90469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960" calcext:value-type="float">
            <text:p>1196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760" calcext:value-type="float">
            <text:p>16105218247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268" calcext:value-type="float">
            <text:p>159268</text:p>
          </table:table-cell>
          <table:table-cell office:value-type="float" office:value="2129" calcext:value-type="float">
            <text:p>2129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283456" calcext:value-type="float">
            <text:p>8283456</text:p>
          </table:table-cell>
          <table:table-cell office:value-type="float" office:value="8864" calcext:value-type="float">
            <text:p>8864</text:p>
          </table:table-cell>
          <table:table-cell office:value-type="float" office:value="8274592" calcext:value-type="float">
            <text:p>82745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980" calcext:value-type="float">
            <text:p>1198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876" calcext:value-type="float">
            <text:p>1610521824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144" calcext:value-type="float">
            <text:p>159144</text:p>
          </table:table-cell>
          <table:table-cell office:value-type="float" office:value="2129" calcext:value-type="float">
            <text:p>2129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353807" calcext:value-type="float">
            <text:p>8353807</text:p>
          </table:table-cell>
          <table:table-cell office:value-type="float" office:value="11271" calcext:value-type="float">
            <text:p>11271</text:p>
          </table:table-cell>
          <table:table-cell office:value-type="float" office:value="8342536" calcext:value-type="float">
            <text:p>834253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1998" calcext:value-type="float">
            <text:p>1199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4997" calcext:value-type="float">
            <text:p>1610521824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284" calcext:value-type="float">
            <text:p>159284</text:p>
          </table:table-cell>
          <table:table-cell office:value-type="float" office:value="2129" calcext:value-type="float">
            <text:p>2129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316816" calcext:value-type="float">
            <text:p>8316816</text:p>
          </table:table-cell>
          <table:table-cell office:value-type="float" office:value="25544" calcext:value-type="float">
            <text:p>25544</text:p>
          </table:table-cell>
          <table:table-cell office:value-type="float" office:value="8291272" calcext:value-type="float">
            <text:p>82912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016" calcext:value-type="float">
            <text:p>1201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5113" calcext:value-type="float">
            <text:p>1610521825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160" calcext:value-type="float">
            <text:p>159160</text:p>
          </table:table-cell>
          <table:table-cell office:value-type="float" office:value="2129" calcext:value-type="float">
            <text:p>2129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932048" calcext:value-type="float">
            <text:p>7932048</text:p>
          </table:table-cell>
          <table:table-cell office:value-type="float" office:value="0" calcext:value-type="float">
            <text:p>0</text:p>
          </table:table-cell>
          <table:table-cell office:value-type="float" office:value="7932048" calcext:value-type="float">
            <text:p>79320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034" calcext:value-type="float">
            <text:p>1203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5225" calcext:value-type="float">
            <text:p>1610521825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276" calcext:value-type="float">
            <text:p>162276</text:p>
          </table:table-cell>
          <table:table-cell office:value-type="float" office:value="2132" calcext:value-type="float">
            <text:p>2132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98191" calcext:value-type="float">
            <text:p>6398191</text:p>
          </table:table-cell>
          <table:table-cell office:value-type="float" office:value="1982583" calcext:value-type="float">
            <text:p>1982583</text:p>
          </table:table-cell>
          <table:table-cell office:value-type="float" office:value="4415608" calcext:value-type="float">
            <text:p>44156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049" calcext:value-type="float">
            <text:p>12049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5336" calcext:value-type="float">
            <text:p>1610521825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036" calcext:value-type="float">
            <text:p>161036</text:p>
          </table:table-cell>
          <table:table-cell office:value-type="float" office:value="2131" calcext:value-type="float">
            <text:p>2131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98064" calcext:value-type="float">
            <text:p>6398064</text:p>
          </table:table-cell>
          <table:table-cell office:value-type="float" office:value="704568" calcext:value-type="float">
            <text:p>704568</text:p>
          </table:table-cell>
          <table:table-cell office:value-type="float" office:value="5693496" calcext:value-type="float">
            <text:p>56934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066" calcext:value-type="float">
            <text:p>12066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5446" calcext:value-type="float">
            <text:p>1610521825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408" calcext:value-type="float">
            <text:p>161408</text:p>
          </table:table-cell>
          <table:table-cell office:value-type="float" office:value="2131" calcext:value-type="float">
            <text:p>2131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11486" calcext:value-type="float">
            <text:p>7511486</text:p>
          </table:table-cell>
          <table:table-cell office:value-type="float" office:value="1343198" calcext:value-type="float">
            <text:p>1343198</text:p>
          </table:table-cell>
          <table:table-cell office:value-type="float" office:value="6168288" calcext:value-type="float">
            <text:p>61682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083" calcext:value-type="float">
            <text:p>1208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5561" calcext:value-type="float">
            <text:p>16105218255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772" calcext:value-type="float">
            <text:p>162772</text:p>
          </table:table-cell>
          <table:table-cell office:value-type="float" office:value="2132" calcext:value-type="float">
            <text:p>2132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87792" calcext:value-type="float">
            <text:p>6987792</text:p>
          </table:table-cell>
          <table:table-cell office:value-type="float" office:value="2162696" calcext:value-type="float">
            <text:p>2162696</text:p>
          </table:table-cell>
          <table:table-cell office:value-type="float" office:value="4825096" calcext:value-type="float">
            <text:p>48250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102" calcext:value-type="float">
            <text:p>1210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5670" calcext:value-type="float">
            <text:p>16105218256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516" calcext:value-type="float">
            <text:p>163516</text:p>
          </table:table-cell>
          <table:table-cell office:value-type="float" office:value="2133" calcext:value-type="float">
            <text:p>2133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53695" calcext:value-type="float">
            <text:p>6953695</text:p>
          </table:table-cell>
          <table:table-cell office:value-type="float" office:value="2850159" calcext:value-type="float">
            <text:p>2850159</text:p>
          </table:table-cell>
          <table:table-cell office:value-type="float" office:value="4103536" calcext:value-type="float">
            <text:p>410353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120" calcext:value-type="float">
            <text:p>1212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5785" calcext:value-type="float">
            <text:p>1610521825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548" calcext:value-type="float">
            <text:p>159548</text:p>
          </table:table-cell>
          <table:table-cell office:value-type="float" office:value="2129" calcext:value-type="float">
            <text:p>2129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798128" calcext:value-type="float">
            <text:p>7798128</text:p>
          </table:table-cell>
          <table:table-cell office:value-type="float" office:value="0" calcext:value-type="float">
            <text:p>0</text:p>
          </table:table-cell>
          <table:table-cell office:value-type="float" office:value="7798128" calcext:value-type="float">
            <text:p>77981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138" calcext:value-type="float">
            <text:p>1213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5895" calcext:value-type="float">
            <text:p>16105218258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540" calcext:value-type="float">
            <text:p>160540</text:p>
          </table:table-cell>
          <table:table-cell office:value-type="float" office:value="2130" calcext:value-type="float">
            <text:p>2130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15928" calcext:value-type="float">
            <text:p>6715928</text:p>
          </table:table-cell>
          <table:table-cell office:value-type="float" office:value="0" calcext:value-type="float">
            <text:p>0</text:p>
          </table:table-cell>
          <table:table-cell office:value-type="float" office:value="6715928" calcext:value-type="float">
            <text:p>67159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154" calcext:value-type="float">
            <text:p>1215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009" calcext:value-type="float">
            <text:p>1610521826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656" calcext:value-type="float">
            <text:p>161656</text:p>
          </table:table-cell>
          <table:table-cell office:value-type="float" office:value="2131" calcext:value-type="float">
            <text:p>2131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40256" calcext:value-type="float">
            <text:p>6440256</text:p>
          </table:table-cell>
          <table:table-cell office:value-type="float" office:value="496288" calcext:value-type="float">
            <text:p>496288</text:p>
          </table:table-cell>
          <table:table-cell office:value-type="float" office:value="5943968" calcext:value-type="float">
            <text:p>59439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170" calcext:value-type="float">
            <text:p>1217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124" calcext:value-type="float">
            <text:p>1610521826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020" calcext:value-type="float">
            <text:p>16302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1167" calcext:value-type="float">
            <text:p>6101167</text:p>
          </table:table-cell>
          <table:table-cell office:value-type="float" office:value="1571927" calcext:value-type="float">
            <text:p>1571927</text:p>
          </table:table-cell>
          <table:table-cell office:value-type="float" office:value="4529240" calcext:value-type="float">
            <text:p>45292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190" calcext:value-type="float">
            <text:p>1219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244" calcext:value-type="float">
            <text:p>1610521826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632" calcext:value-type="float">
            <text:p>16463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03919" calcext:value-type="float">
            <text:p>5703919</text:p>
          </table:table-cell>
          <table:table-cell office:value-type="float" office:value="2667639" calcext:value-type="float">
            <text:p>2667639</text:p>
          </table:table-cell>
          <table:table-cell office:value-type="float" office:value="3036280" calcext:value-type="float">
            <text:p>30362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208" calcext:value-type="float">
            <text:p>1220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362" calcext:value-type="float">
            <text:p>1610521826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028" calcext:value-type="float">
            <text:p>162028</text:p>
          </table:table-cell>
          <table:table-cell office:value-type="float" office:value="2132" calcext:value-type="float">
            <text:p>2132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03919" calcext:value-type="float">
            <text:p>5703919</text:p>
          </table:table-cell>
          <table:table-cell office:value-type="float" office:value="70775" calcext:value-type="float">
            <text:p>70775</text:p>
          </table:table-cell>
          <table:table-cell office:value-type="float" office:value="5633144" calcext:value-type="float">
            <text:p>56331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224" calcext:value-type="float">
            <text:p>12224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472" calcext:value-type="float">
            <text:p>16105218264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92" calcext:value-type="float">
            <text:p>16339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00174" calcext:value-type="float">
            <text:p>5300174</text:p>
          </table:table-cell>
          <table:table-cell office:value-type="float" office:value="1171430" calcext:value-type="float">
            <text:p>1171430</text:p>
          </table:table-cell>
          <table:table-cell office:value-type="float" office:value="4128744" calcext:value-type="float">
            <text:p>41287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241" calcext:value-type="float">
            <text:p>12241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597" calcext:value-type="float">
            <text:p>16105218265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408" calcext:value-type="float">
            <text:p>161408</text:p>
          </table:table-cell>
          <table:table-cell office:value-type="float" office:value="2131" calcext:value-type="float">
            <text:p>2131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4264" calcext:value-type="float">
            <text:p>5644264</text:p>
          </table:table-cell>
          <table:table-cell office:value-type="float" office:value="0" calcext:value-type="float">
            <text:p>0</text:p>
          </table:table-cell>
          <table:table-cell office:value-type="float" office:value="5644264" calcext:value-type="float">
            <text:p>56442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260" calcext:value-type="float">
            <text:p>1226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719" calcext:value-type="float">
            <text:p>16105218267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516" calcext:value-type="float">
            <text:p>163516</text:p>
          </table:table-cell>
          <table:table-cell office:value-type="float" office:value="2133" calcext:value-type="float">
            <text:p>2133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58079" calcext:value-type="float">
            <text:p>5058079</text:p>
          </table:table-cell>
          <table:table-cell office:value-type="float" office:value="997135" calcext:value-type="float">
            <text:p>997135</text:p>
          </table:table-cell>
          <table:table-cell office:value-type="float" office:value="4060944" calcext:value-type="float">
            <text:p>40609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273" calcext:value-type="float">
            <text:p>12273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832" calcext:value-type="float">
            <text:p>16105218268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028" calcext:value-type="float">
            <text:p>162028</text:p>
          </table:table-cell>
          <table:table-cell office:value-type="float" office:value="2132" calcext:value-type="float">
            <text:p>2132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84944" calcext:value-type="float">
            <text:p>5084944</text:p>
          </table:table-cell>
          <table:table-cell office:value-type="float" office:value="0" calcext:value-type="float">
            <text:p>0</text:p>
          </table:table-cell>
          <table:table-cell office:value-type="float" office:value="5084944" calcext:value-type="float">
            <text:p>50849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290" calcext:value-type="float">
            <text:p>12290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6951" calcext:value-type="float">
            <text:p>16105218269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632" calcext:value-type="float">
            <text:p>16463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16239" calcext:value-type="float">
            <text:p>4616239</text:p>
          </table:table-cell>
          <table:table-cell office:value-type="float" office:value="1632279" calcext:value-type="float">
            <text:p>1632279</text:p>
          </table:table-cell>
          <table:table-cell office:value-type="float" office:value="2983960" calcext:value-type="float">
            <text:p>29839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305" calcext:value-type="float">
            <text:p>1230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7064" calcext:value-type="float">
            <text:p>1610521827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136" calcext:value-type="float">
            <text:p>164136</text:p>
          </table:table-cell>
          <table:table-cell office:value-type="float" office:value="2134" calcext:value-type="float">
            <text:p>2134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16239" calcext:value-type="float">
            <text:p>4616239</text:p>
          </table:table-cell>
          <table:table-cell office:value-type="float" office:value="1067031" calcext:value-type="float">
            <text:p>1067031</text:p>
          </table:table-cell>
          <table:table-cell office:value-type="float" office:value="3549208" calcext:value-type="float">
            <text:p>35492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318" calcext:value-type="float">
            <text:p>12318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7183" calcext:value-type="float">
            <text:p>1610521827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764" calcext:value-type="float">
            <text:p>163764</text:p>
          </table:table-cell>
          <table:table-cell office:value-type="float" office:value="2134" calcext:value-type="float">
            <text:p>2134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16239" calcext:value-type="float">
            <text:p>4616239</text:p>
          </table:table-cell>
          <table:table-cell office:value-type="float" office:value="780311" calcext:value-type="float">
            <text:p>780311</text:p>
          </table:table-cell>
          <table:table-cell office:value-type="float" office:value="3835928" calcext:value-type="float">
            <text:p>38359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332" calcext:value-type="float">
            <text:p>12332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7301" calcext:value-type="float">
            <text:p>16105218273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516" calcext:value-type="float">
            <text:p>163516</text:p>
          </table:table-cell>
          <table:table-cell office:value-type="float" office:value="2133" calcext:value-type="float">
            <text:p>2133</text:p>
          </table:table-cell>
          <table:table-cell office:value-type="float" office:value="2021452" calcext:value-type="float">
            <text:p>20214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16239" calcext:value-type="float">
            <text:p>4616239</text:p>
          </table:table-cell>
          <table:table-cell office:value-type="float" office:value="608279" calcext:value-type="float">
            <text:p>608279</text:p>
          </table:table-cell>
          <table:table-cell office:value-type="float" office:value="4007960" calcext:value-type="float">
            <text:p>40079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345" calcext:value-type="float">
            <text:p>12345</text:p>
          </table:table-cell>
          <table:table-cell office:value-type="float" office:value="-872" calcext:value-type="float">
            <text:p>-872</text:p>
          </table:table-cell>
          <table:table-cell office:value-type="float" office:value="3703" calcext:value-type="float">
            <text:p>3703</text:p>
          </table:table-cell>
          <table:table-cell office:value-type="float" office:value="1610521827420" calcext:value-type="float">
            <text:p>16105218274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868" calcext:value-type="float">
            <text:p>160868</text:p>
          </table:table-cell>
          <table:table-cell office:value-type="float" office:value="2131" calcext:value-type="float">
            <text:p>2131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92286" calcext:value-type="float">
            <text:p>11392286</text:p>
          </table:table-cell>
          <table:table-cell office:value-type="float" office:value="5020302" calcext:value-type="float">
            <text:p>5020302</text:p>
          </table:table-cell>
          <table:table-cell office:value-type="float" office:value="6371984" calcext:value-type="float">
            <text:p>63719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370" calcext:value-type="float">
            <text:p>1237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7579" calcext:value-type="float">
            <text:p>1610521827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612" calcext:value-type="float">
            <text:p>151612</text:p>
          </table:table-cell>
          <table:table-cell office:value-type="float" office:value="2121" calcext:value-type="float">
            <text:p>2121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5777096" calcext:value-type="float">
            <text:p>15777096</text:p>
          </table:table-cell>
          <table:table-cell office:value-type="float" office:value="0" calcext:value-type="float">
            <text:p>0</text:p>
          </table:table-cell>
          <table:table-cell office:value-type="float" office:value="15777096" calcext:value-type="float">
            <text:p>157770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388" calcext:value-type="float">
            <text:p>1238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7686" calcext:value-type="float">
            <text:p>16105218276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532" calcext:value-type="float">
            <text:p>161532</text:p>
          </table:table-cell>
          <table:table-cell office:value-type="float" office:value="2131" calcext:value-type="float">
            <text:p>2131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3368" calcext:value-type="float">
            <text:p>6203368</text:p>
          </table:table-cell>
          <table:table-cell office:value-type="float" office:value="0" calcext:value-type="float">
            <text:p>0</text:p>
          </table:table-cell>
          <table:table-cell office:value-type="float" office:value="6203368" calcext:value-type="float">
            <text:p>62033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408" calcext:value-type="float">
            <text:p>1240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7801" calcext:value-type="float">
            <text:p>16105218278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516" calcext:value-type="float">
            <text:p>163516</text:p>
          </table:table-cell>
          <table:table-cell office:value-type="float" office:value="2132" calcext:value-type="float">
            <text:p>2132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24526" calcext:value-type="float">
            <text:p>6124526</text:p>
          </table:table-cell>
          <table:table-cell office:value-type="float" office:value="1731062" calcext:value-type="float">
            <text:p>1731062</text:p>
          </table:table-cell>
          <table:table-cell office:value-type="float" office:value="4393464" calcext:value-type="float">
            <text:p>43934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426" calcext:value-type="float">
            <text:p>1242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7924" calcext:value-type="float">
            <text:p>16105218279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168" calcext:value-type="float">
            <text:p>160168</text:p>
          </table:table-cell>
          <table:table-cell office:value-type="float" office:value="2134" calcext:value-type="float">
            <text:p>2134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8302" calcext:value-type="float">
            <text:p>6138302</text:p>
          </table:table-cell>
          <table:table-cell office:value-type="float" office:value="3456350" calcext:value-type="float">
            <text:p>3456350</text:p>
          </table:table-cell>
          <table:table-cell office:value-type="float" office:value="2681952" calcext:value-type="float">
            <text:p>26819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447" calcext:value-type="float">
            <text:p>1244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8044" calcext:value-type="float">
            <text:p>16105218280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912" calcext:value-type="float">
            <text:p>160912</text:p>
          </table:table-cell>
          <table:table-cell office:value-type="float" office:value="2130" calcext:value-type="float">
            <text:p>2130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41032" calcext:value-type="float">
            <text:p>6441032</text:p>
          </table:table-cell>
          <table:table-cell office:value-type="float" office:value="0" calcext:value-type="float">
            <text:p>0</text:p>
          </table:table-cell>
          <table:table-cell office:value-type="float" office:value="6441032" calcext:value-type="float">
            <text:p>64410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467" calcext:value-type="float">
            <text:p>1246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8165" calcext:value-type="float">
            <text:p>1610521828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904" calcext:value-type="float">
            <text:p>161904</text:p>
          </table:table-cell>
          <table:table-cell office:value-type="float" office:value="2131" calcext:value-type="float">
            <text:p>2131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9807" calcext:value-type="float">
            <text:p>6139807</text:p>
          </table:table-cell>
          <table:table-cell office:value-type="float" office:value="329679" calcext:value-type="float">
            <text:p>329679</text:p>
          </table:table-cell>
          <table:table-cell office:value-type="float" office:value="5810128" calcext:value-type="float">
            <text:p>58101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486" calcext:value-type="float">
            <text:p>1248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8286" calcext:value-type="float">
            <text:p>1610521828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012" calcext:value-type="float">
            <text:p>16401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9392" calcext:value-type="float">
            <text:p>6229392</text:p>
          </table:table-cell>
          <table:table-cell office:value-type="float" office:value="2459336" calcext:value-type="float">
            <text:p>2459336</text:p>
          </table:table-cell>
          <table:table-cell office:value-type="float" office:value="3770056" calcext:value-type="float">
            <text:p>377005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506" calcext:value-type="float">
            <text:p>1250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8408" calcext:value-type="float">
            <text:p>16105218284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524" calcext:value-type="float">
            <text:p>162524</text:p>
          </table:table-cell>
          <table:table-cell office:value-type="float" office:value="2131" calcext:value-type="float">
            <text:p>2131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70750" calcext:value-type="float">
            <text:p>6170750</text:p>
          </table:table-cell>
          <table:table-cell office:value-type="float" office:value="885822" calcext:value-type="float">
            <text:p>885822</text:p>
          </table:table-cell>
          <table:table-cell office:value-type="float" office:value="5284928" calcext:value-type="float">
            <text:p>52849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526" calcext:value-type="float">
            <text:p>1252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8527" calcext:value-type="float">
            <text:p>16105218285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920" calcext:value-type="float">
            <text:p>159920</text:p>
          </table:table-cell>
          <table:table-cell office:value-type="float" office:value="2134" calcext:value-type="float">
            <text:p>2134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59824" calcext:value-type="float">
            <text:p>6259824</text:p>
          </table:table-cell>
          <table:table-cell office:value-type="float" office:value="3113528" calcext:value-type="float">
            <text:p>3113528</text:p>
          </table:table-cell>
          <table:table-cell office:value-type="float" office:value="3146296" calcext:value-type="float">
            <text:p>31462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546" calcext:value-type="float">
            <text:p>1254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8647" calcext:value-type="float">
            <text:p>1610521828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904" calcext:value-type="float">
            <text:p>161904</text:p>
          </table:table-cell>
          <table:table-cell office:value-type="float" office:value="2131" calcext:value-type="float">
            <text:p>2131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6176" calcext:value-type="float">
            <text:p>6166176</text:p>
          </table:table-cell>
          <table:table-cell office:value-type="float" office:value="129872" calcext:value-type="float">
            <text:p>129872</text:p>
          </table:table-cell>
          <table:table-cell office:value-type="float" office:value="6036304" calcext:value-type="float">
            <text:p>60363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566" calcext:value-type="float">
            <text:p>1256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8767" calcext:value-type="float">
            <text:p>16105218287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672" calcext:value-type="float">
            <text:p>15967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22831" calcext:value-type="float">
            <text:p>6322831</text:p>
          </table:table-cell>
          <table:table-cell office:value-type="float" office:value="2833735" calcext:value-type="float">
            <text:p>2833735</text:p>
          </table:table-cell>
          <table:table-cell office:value-type="float" office:value="3489096" calcext:value-type="float">
            <text:p>34890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586" calcext:value-type="float">
            <text:p>1258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8888" calcext:value-type="float">
            <text:p>1610521828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656" calcext:value-type="float">
            <text:p>161656</text:p>
          </table:table-cell>
          <table:table-cell office:value-type="float" office:value="2131" calcext:value-type="float">
            <text:p>2131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0480" calcext:value-type="float">
            <text:p>6230480</text:p>
          </table:table-cell>
          <table:table-cell office:value-type="float" office:value="0" calcext:value-type="float">
            <text:p>0</text:p>
          </table:table-cell>
          <table:table-cell office:value-type="float" office:value="6230480" calcext:value-type="float">
            <text:p>62304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606" calcext:value-type="float">
            <text:p>1260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008" calcext:value-type="float">
            <text:p>1610521829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548" calcext:value-type="float">
            <text:p>159548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8974" calcext:value-type="float">
            <text:p>6348974</text:p>
          </table:table-cell>
          <table:table-cell office:value-type="float" office:value="2814038" calcext:value-type="float">
            <text:p>2814038</text:p>
          </table:table-cell>
          <table:table-cell office:value-type="float" office:value="3534936" calcext:value-type="float">
            <text:p>353493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626" calcext:value-type="float">
            <text:p>1262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130" calcext:value-type="float">
            <text:p>1610521829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780" calcext:value-type="float">
            <text:p>161780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6142" calcext:value-type="float">
            <text:p>6286142</text:p>
          </table:table-cell>
          <table:table-cell office:value-type="float" office:value="124318" calcext:value-type="float">
            <text:p>124318</text:p>
          </table:table-cell>
          <table:table-cell office:value-type="float" office:value="6161824" calcext:value-type="float">
            <text:p>61618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646" calcext:value-type="float">
            <text:p>1264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250" calcext:value-type="float">
            <text:p>1610521829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9920" calcext:value-type="float">
            <text:p>159920</text:p>
          </table:table-cell>
          <table:table-cell office:value-type="float" office:value="2134" calcext:value-type="float">
            <text:p>2134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9823" calcext:value-type="float">
            <text:p>6339823</text:p>
          </table:table-cell>
          <table:table-cell office:value-type="float" office:value="3087991" calcext:value-type="float">
            <text:p>3087991</text:p>
          </table:table-cell>
          <table:table-cell office:value-type="float" office:value="3251832" calcext:value-type="float">
            <text:p>32518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666" calcext:value-type="float">
            <text:p>1266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372" calcext:value-type="float">
            <text:p>16105218293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112" calcext:value-type="float">
            <text:p>16411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18751" calcext:value-type="float">
            <text:p>6318751</text:p>
          </table:table-cell>
          <table:table-cell office:value-type="float" office:value="2553167" calcext:value-type="float">
            <text:p>2553167</text:p>
          </table:table-cell>
          <table:table-cell office:value-type="float" office:value="3765584" calcext:value-type="float">
            <text:p>37655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686" calcext:value-type="float">
            <text:p>1268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492" calcext:value-type="float">
            <text:p>16105218294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780" calcext:value-type="float">
            <text:p>161780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9615" calcext:value-type="float">
            <text:p>6289615</text:p>
          </table:table-cell>
          <table:table-cell office:value-type="float" office:value="76903" calcext:value-type="float">
            <text:p>76903</text:p>
          </table:table-cell>
          <table:table-cell office:value-type="float" office:value="6212712" calcext:value-type="float">
            <text:p>62127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706" calcext:value-type="float">
            <text:p>1270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612" calcext:value-type="float">
            <text:p>16105218296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424" calcext:value-type="float">
            <text:p>161424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8640" calcext:value-type="float">
            <text:p>6348640</text:p>
          </table:table-cell>
          <table:table-cell office:value-type="float" office:value="0" calcext:value-type="float">
            <text:p>0</text:p>
          </table:table-cell>
          <table:table-cell office:value-type="float" office:value="6348640" calcext:value-type="float">
            <text:p>63486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727" calcext:value-type="float">
            <text:p>1272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734" calcext:value-type="float">
            <text:p>1610521829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176" calcext:value-type="float">
            <text:p>161176</text:p>
          </table:table-cell>
          <table:table-cell office:value-type="float" office:value="2130" calcext:value-type="float">
            <text:p>213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64728" calcext:value-type="float">
            <text:p>6764728</text:p>
          </table:table-cell>
          <table:table-cell office:value-type="float" office:value="0" calcext:value-type="float">
            <text:p>0</text:p>
          </table:table-cell>
          <table:table-cell office:value-type="float" office:value="6764728" calcext:value-type="float">
            <text:p>67647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746" calcext:value-type="float">
            <text:p>1274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856" calcext:value-type="float">
            <text:p>1610521829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284" calcext:value-type="float">
            <text:p>163284</text:p>
          </table:table-cell>
          <table:table-cell office:value-type="float" office:value="2132" calcext:value-type="float">
            <text:p>213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6080" calcext:value-type="float">
            <text:p>6226080</text:p>
          </table:table-cell>
          <table:table-cell office:value-type="float" office:value="1585232" calcext:value-type="float">
            <text:p>1585232</text:p>
          </table:table-cell>
          <table:table-cell office:value-type="float" office:value="4640848" calcext:value-type="float">
            <text:p>46408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765" calcext:value-type="float">
            <text:p>1276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29976" calcext:value-type="float">
            <text:p>1610521829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052" calcext:value-type="float">
            <text:p>161052</text:p>
          </table:table-cell>
          <table:table-cell office:value-type="float" office:value="2130" calcext:value-type="float">
            <text:p>213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31960" calcext:value-type="float">
            <text:p>6431960</text:p>
          </table:table-cell>
          <table:table-cell office:value-type="float" office:value="0" calcext:value-type="float">
            <text:p>0</text:p>
          </table:table-cell>
          <table:table-cell office:value-type="float" office:value="6431960" calcext:value-type="float">
            <text:p>64319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786" calcext:value-type="float">
            <text:p>1278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0096" calcext:value-type="float">
            <text:p>1610521830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128" calcext:value-type="float">
            <text:p>164128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0511" calcext:value-type="float">
            <text:p>6420511</text:p>
          </table:table-cell>
          <table:table-cell office:value-type="float" office:value="2604047" calcext:value-type="float">
            <text:p>2604047</text:p>
          </table:table-cell>
          <table:table-cell office:value-type="float" office:value="3816464" calcext:value-type="float">
            <text:p>38164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805" calcext:value-type="float">
            <text:p>1280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0219" calcext:value-type="float">
            <text:p>16105218302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912" calcext:value-type="float">
            <text:p>162912</text:p>
          </table:table-cell>
          <table:table-cell office:value-type="float" office:value="2132" calcext:value-type="float">
            <text:p>213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57902" calcext:value-type="float">
            <text:p>6357902</text:p>
          </table:table-cell>
          <table:table-cell office:value-type="float" office:value="1225158" calcext:value-type="float">
            <text:p>1225158</text:p>
          </table:table-cell>
          <table:table-cell office:value-type="float" office:value="5132744" calcext:value-type="float">
            <text:p>51327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825" calcext:value-type="float">
            <text:p>1282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0339" calcext:value-type="float">
            <text:p>1610521830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052" calcext:value-type="float">
            <text:p>161052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13472" calcext:value-type="float">
            <text:p>6513472</text:p>
          </table:table-cell>
          <table:table-cell office:value-type="float" office:value="0" calcext:value-type="float">
            <text:p>0</text:p>
          </table:table-cell>
          <table:table-cell office:value-type="float" office:value="6513472" calcext:value-type="float">
            <text:p>65134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848" calcext:value-type="float">
            <text:p>1284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0459" calcext:value-type="float">
            <text:p>1610521830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432" calcext:value-type="float">
            <text:p>16043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5232" calcext:value-type="float">
            <text:p>6245232</text:p>
          </table:table-cell>
          <table:table-cell office:value-type="float" office:value="3150376" calcext:value-type="float">
            <text:p>3150376</text:p>
          </table:table-cell>
          <table:table-cell office:value-type="float" office:value="3094856" calcext:value-type="float">
            <text:p>309485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869" calcext:value-type="float">
            <text:p>12869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0591" calcext:value-type="float">
            <text:p>1610521830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560" calcext:value-type="float">
            <text:p>16356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4512" calcext:value-type="float">
            <text:p>6424512</text:p>
          </table:table-cell>
          <table:table-cell office:value-type="float" office:value="2126816" calcext:value-type="float">
            <text:p>2126816</text:p>
          </table:table-cell>
          <table:table-cell office:value-type="float" office:value="4297696" calcext:value-type="float">
            <text:p>42976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888" calcext:value-type="float">
            <text:p>1288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0714" calcext:value-type="float">
            <text:p>1610521830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692" calcext:value-type="float">
            <text:p>162692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43150" calcext:value-type="float">
            <text:p>5843150</text:p>
          </table:table-cell>
          <table:table-cell office:value-type="float" office:value="427110" calcext:value-type="float">
            <text:p>427110</text:p>
          </table:table-cell>
          <table:table-cell office:value-type="float" office:value="5416040" calcext:value-type="float">
            <text:p>54160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909" calcext:value-type="float">
            <text:p>12909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0833" calcext:value-type="float">
            <text:p>1610521830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832" calcext:value-type="float">
            <text:p>160832</text:p>
          </table:table-cell>
          <table:table-cell office:value-type="float" office:value="2130" calcext:value-type="float">
            <text:p>213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47312" calcext:value-type="float">
            <text:p>6747312</text:p>
          </table:table-cell>
          <table:table-cell office:value-type="float" office:value="0" calcext:value-type="float">
            <text:p>0</text:p>
          </table:table-cell>
          <table:table-cell office:value-type="float" office:value="6747312" calcext:value-type="float">
            <text:p>67473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929" calcext:value-type="float">
            <text:p>12929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0956" calcext:value-type="float">
            <text:p>1610521830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212" calcext:value-type="float">
            <text:p>160212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91952" calcext:value-type="float">
            <text:p>6491952</text:p>
          </table:table-cell>
          <table:table-cell office:value-type="float" office:value="3147672" calcext:value-type="float">
            <text:p>3147672</text:p>
          </table:table-cell>
          <table:table-cell office:value-type="float" office:value="3344280" calcext:value-type="float">
            <text:p>33442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949" calcext:value-type="float">
            <text:p>12949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1077" calcext:value-type="float">
            <text:p>1610521831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972" calcext:value-type="float">
            <text:p>162972</text:p>
          </table:table-cell>
          <table:table-cell office:value-type="float" office:value="2132" calcext:value-type="float">
            <text:p>213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94303" calcext:value-type="float">
            <text:p>6394303</text:p>
          </table:table-cell>
          <table:table-cell office:value-type="float" office:value="1374431" calcext:value-type="float">
            <text:p>1374431</text:p>
          </table:table-cell>
          <table:table-cell office:value-type="float" office:value="5019872" calcext:value-type="float">
            <text:p>50198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968" calcext:value-type="float">
            <text:p>1296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1197" calcext:value-type="float">
            <text:p>1610521831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608" calcext:value-type="float">
            <text:p>161608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9600" calcext:value-type="float">
            <text:p>63396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6139400" calcext:value-type="float">
            <text:p>613940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2988" calcext:value-type="float">
            <text:p>1298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1317" calcext:value-type="float">
            <text:p>16105218313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988" calcext:value-type="float">
            <text:p>160988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39024" calcext:value-type="float">
            <text:p>6439024</text:p>
          </table:table-cell>
          <table:table-cell office:value-type="float" office:value="0" calcext:value-type="float">
            <text:p>0</text:p>
          </table:table-cell>
          <table:table-cell office:value-type="float" office:value="6439024" calcext:value-type="float">
            <text:p>64390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009" calcext:value-type="float">
            <text:p>13009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1437" calcext:value-type="float">
            <text:p>16105218314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864" calcext:value-type="float">
            <text:p>160864</text:p>
          </table:table-cell>
          <table:table-cell office:value-type="float" office:value="2130" calcext:value-type="float">
            <text:p>2130</text:p>
          </table:table-cell>
          <table:table-cell office:value-type="float" office:value="2021412" calcext:value-type="float">
            <text:p>20214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9864" calcext:value-type="float">
            <text:p>6489864</text:p>
          </table:table-cell>
          <table:table-cell office:value-type="float" office:value="0" calcext:value-type="float">
            <text:p>0</text:p>
          </table:table-cell>
          <table:table-cell office:value-type="float" office:value="6489864" calcext:value-type="float">
            <text:p>64898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030" calcext:value-type="float">
            <text:p>1303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1559" calcext:value-type="float">
            <text:p>16105218315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120" calcext:value-type="float">
            <text:p>160120</text:p>
          </table:table-cell>
          <table:table-cell office:value-type="float" office:value="2129" calcext:value-type="float">
            <text:p>212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19920" calcext:value-type="float">
            <text:p>7019920</text:p>
          </table:table-cell>
          <table:table-cell office:value-type="float" office:value="0" calcext:value-type="float">
            <text:p>0</text:p>
          </table:table-cell>
          <table:table-cell office:value-type="float" office:value="7019920" calcext:value-type="float">
            <text:p>70199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051" calcext:value-type="float">
            <text:p>1305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1683" calcext:value-type="float">
            <text:p>1610521831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20" calcext:value-type="float">
            <text:p>163320</text:p>
          </table:table-cell>
          <table:table-cell office:value-type="float" office:value="2132" calcext:value-type="float">
            <text:p>213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4398" calcext:value-type="float">
            <text:p>6024398</text:p>
          </table:table-cell>
          <table:table-cell office:value-type="float" office:value="2487910" calcext:value-type="float">
            <text:p>2487910</text:p>
          </table:table-cell>
          <table:table-cell office:value-type="float" office:value="3536488" calcext:value-type="float">
            <text:p>35364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070" calcext:value-type="float">
            <text:p>1307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1804" calcext:value-type="float">
            <text:p>16105218318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352" calcext:value-type="float">
            <text:p>162352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94815" calcext:value-type="float">
            <text:p>5894815</text:p>
          </table:table-cell>
          <table:table-cell office:value-type="float" office:value="1272143" calcext:value-type="float">
            <text:p>1272143</text:p>
          </table:table-cell>
          <table:table-cell office:value-type="float" office:value="4622672" calcext:value-type="float">
            <text:p>46226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090" calcext:value-type="float">
            <text:p>1309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1924" calcext:value-type="float">
            <text:p>16105218319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732" calcext:value-type="float">
            <text:p>161732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4624" calcext:value-type="float">
            <text:p>5904624</text:p>
          </table:table-cell>
          <table:table-cell office:value-type="float" office:value="310392" calcext:value-type="float">
            <text:p>310392</text:p>
          </table:table-cell>
          <table:table-cell office:value-type="float" office:value="5594232" calcext:value-type="float">
            <text:p>55942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110" calcext:value-type="float">
            <text:p>1311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2044" calcext:value-type="float">
            <text:p>16105218320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1068" calcext:value-type="float">
            <text:p>161068</text:p>
          </table:table-cell>
          <table:table-cell office:value-type="float" office:value="2130" calcext:value-type="float">
            <text:p>213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3712" calcext:value-type="float">
            <text:p>6023712</text:p>
          </table:table-cell>
          <table:table-cell office:value-type="float" office:value="0" calcext:value-type="float">
            <text:p>0</text:p>
          </table:table-cell>
          <table:table-cell office:value-type="float" office:value="6023712" calcext:value-type="float">
            <text:p>60237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131" calcext:value-type="float">
            <text:p>1313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2164" calcext:value-type="float">
            <text:p>1610521832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696" calcext:value-type="float">
            <text:p>160696</text:p>
          </table:table-cell>
          <table:table-cell office:value-type="float" office:value="2130" calcext:value-type="float">
            <text:p>213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1720" calcext:value-type="float">
            <text:p>6241720</text:p>
          </table:table-cell>
          <table:table-cell office:value-type="float" office:value="0" calcext:value-type="float">
            <text:p>0</text:p>
          </table:table-cell>
          <table:table-cell office:value-type="float" office:value="6241720" calcext:value-type="float">
            <text:p>62417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151" calcext:value-type="float">
            <text:p>1315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2289" calcext:value-type="float">
            <text:p>1610521832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324" calcext:value-type="float">
            <text:p>160324</text:p>
          </table:table-cell>
          <table:table-cell office:value-type="float" office:value="2130" calcext:value-type="float">
            <text:p>213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35072" calcext:value-type="float">
            <text:p>6835072</text:p>
          </table:table-cell>
          <table:table-cell office:value-type="float" office:value="0" calcext:value-type="float">
            <text:p>0</text:p>
          </table:table-cell>
          <table:table-cell office:value-type="float" office:value="6835072" calcext:value-type="float">
            <text:p>68350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170" calcext:value-type="float">
            <text:p>1317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2410" calcext:value-type="float">
            <text:p>16105218324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0944" calcext:value-type="float">
            <text:p>160944</text:p>
          </table:table-cell>
          <table:table-cell office:value-type="float" office:value="2130" calcext:value-type="float">
            <text:p>213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7816" calcext:value-type="float">
            <text:p>6117816</text:p>
          </table:table-cell>
          <table:table-cell office:value-type="float" office:value="0" calcext:value-type="float">
            <text:p>0</text:p>
          </table:table-cell>
          <table:table-cell office:value-type="float" office:value="6117816" calcext:value-type="float">
            <text:p>61178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191" calcext:value-type="float">
            <text:p>1319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2531" calcext:value-type="float">
            <text:p>16105218325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688" calcext:value-type="float">
            <text:p>169688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4208" calcext:value-type="float">
            <text:p>6074208</text:p>
          </table:table-cell>
          <table:table-cell office:value-type="float" office:value="0" calcext:value-type="float">
            <text:p>0</text:p>
          </table:table-cell>
          <table:table-cell office:value-type="float" office:value="6074208" calcext:value-type="float">
            <text:p>60742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210" calcext:value-type="float">
            <text:p>1321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2652" calcext:value-type="float">
            <text:p>1610521832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832" calcext:value-type="float">
            <text:p>170832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8175" calcext:value-type="float">
            <text:p>5988175</text:p>
          </table:table-cell>
          <table:table-cell office:value-type="float" office:value="384935" calcext:value-type="float">
            <text:p>384935</text:p>
          </table:table-cell>
          <table:table-cell office:value-type="float" office:value="5603240" calcext:value-type="float">
            <text:p>56032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228" calcext:value-type="float">
            <text:p>1322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2768" calcext:value-type="float">
            <text:p>1610521832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064" calcext:value-type="float">
            <text:p>171064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63390" calcext:value-type="float">
            <text:p>5963390</text:p>
          </table:table-cell>
          <table:table-cell office:value-type="float" office:value="307006" calcext:value-type="float">
            <text:p>307006</text:p>
          </table:table-cell>
          <table:table-cell office:value-type="float" office:value="5656384" calcext:value-type="float">
            <text:p>56563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248" calcext:value-type="float">
            <text:p>1324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2886" calcext:value-type="float">
            <text:p>1610521832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568" calcext:value-type="float">
            <text:p>170568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9278" calcext:value-type="float">
            <text:p>6039278</text:p>
          </table:table-cell>
          <table:table-cell office:value-type="float" office:value="82806" calcext:value-type="float">
            <text:p>82806</text:p>
          </table:table-cell>
          <table:table-cell office:value-type="float" office:value="5956472" calcext:value-type="float">
            <text:p>59564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267" calcext:value-type="float">
            <text:p>1326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005" calcext:value-type="float">
            <text:p>1610521833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064" calcext:value-type="float">
            <text:p>171064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1887" calcext:value-type="float">
            <text:p>5981887</text:p>
          </table:table-cell>
          <table:table-cell office:value-type="float" office:value="512863" calcext:value-type="float">
            <text:p>512863</text:p>
          </table:table-cell>
          <table:table-cell office:value-type="float" office:value="5469024" calcext:value-type="float">
            <text:p>54690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287" calcext:value-type="float">
            <text:p>1328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126" calcext:value-type="float">
            <text:p>16105218331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940" calcext:value-type="float">
            <text:p>170940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25936" calcext:value-type="float">
            <text:p>5925936</text:p>
          </table:table-cell>
          <table:table-cell office:value-type="float" office:value="157208" calcext:value-type="float">
            <text:p>157208</text:p>
          </table:table-cell>
          <table:table-cell office:value-type="float" office:value="5768728" calcext:value-type="float">
            <text:p>57687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307" calcext:value-type="float">
            <text:p>1330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246" calcext:value-type="float">
            <text:p>1610521833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816" calcext:value-type="float">
            <text:p>170816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69023" calcext:value-type="float">
            <text:p>5969023</text:p>
          </table:table-cell>
          <table:table-cell office:value-type="float" office:value="178751" calcext:value-type="float">
            <text:p>178751</text:p>
          </table:table-cell>
          <table:table-cell office:value-type="float" office:value="5790272" calcext:value-type="float">
            <text:p>57902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327" calcext:value-type="float">
            <text:p>1332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366" calcext:value-type="float">
            <text:p>16105218333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932" calcext:value-type="float">
            <text:p>171932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9792" calcext:value-type="float">
            <text:p>6039792</text:p>
          </table:table-cell>
          <table:table-cell office:value-type="float" office:value="1410168" calcext:value-type="float">
            <text:p>1410168</text:p>
          </table:table-cell>
          <table:table-cell office:value-type="float" office:value="4629624" calcext:value-type="float">
            <text:p>46296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346" calcext:value-type="float">
            <text:p>1334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486" calcext:value-type="float">
            <text:p>1610521833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304" calcext:value-type="float">
            <text:p>172304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7023" calcext:value-type="float">
            <text:p>6017023</text:p>
          </table:table-cell>
          <table:table-cell office:value-type="float" office:value="1759231" calcext:value-type="float">
            <text:p>1759231</text:p>
          </table:table-cell>
          <table:table-cell office:value-type="float" office:value="4257792" calcext:value-type="float">
            <text:p>42577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365" calcext:value-type="float">
            <text:p>1336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608" calcext:value-type="float">
            <text:p>1610521833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676" calcext:value-type="float">
            <text:p>172676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55790" calcext:value-type="float">
            <text:p>6055790</text:p>
          </table:table-cell>
          <table:table-cell office:value-type="float" office:value="2122678" calcext:value-type="float">
            <text:p>2122678</text:p>
          </table:table-cell>
          <table:table-cell office:value-type="float" office:value="3933112" calcext:value-type="float">
            <text:p>39331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385" calcext:value-type="float">
            <text:p>1338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727" calcext:value-type="float">
            <text:p>1610521833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800" calcext:value-type="float">
            <text:p>172800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3998" calcext:value-type="float">
            <text:p>6063998</text:p>
          </table:table-cell>
          <table:table-cell office:value-type="float" office:value="2159550" calcext:value-type="float">
            <text:p>2159550</text:p>
          </table:table-cell>
          <table:table-cell office:value-type="float" office:value="3904448" calcext:value-type="float">
            <text:p>39044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404" calcext:value-type="float">
            <text:p>1340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848" calcext:value-type="float">
            <text:p>1610521833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3048" calcext:value-type="float">
            <text:p>173048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0287" calcext:value-type="float">
            <text:p>6110287</text:p>
          </table:table-cell>
          <table:table-cell office:value-type="float" office:value="2481703" calcext:value-type="float">
            <text:p>2481703</text:p>
          </table:table-cell>
          <table:table-cell office:value-type="float" office:value="3628584" calcext:value-type="float">
            <text:p>36285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424" calcext:value-type="float">
            <text:p>1342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3968" calcext:value-type="float">
            <text:p>1610521833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080" calcext:value-type="float">
            <text:p>169080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21310" calcext:value-type="float">
            <text:p>6121310</text:p>
          </table:table-cell>
          <table:table-cell office:value-type="float" office:value="2913198" calcext:value-type="float">
            <text:p>2913198</text:p>
          </table:table-cell>
          <table:table-cell office:value-type="float" office:value="3208112" calcext:value-type="float">
            <text:p>32081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444" calcext:value-type="float">
            <text:p>1344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4086" calcext:value-type="float">
            <text:p>16105218340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824" calcext:value-type="float">
            <text:p>169824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03160" calcext:value-type="float">
            <text:p>6503160</text:p>
          </table:table-cell>
          <table:table-cell office:value-type="float" office:value="0" calcext:value-type="float">
            <text:p>0</text:p>
          </table:table-cell>
          <table:table-cell office:value-type="float" office:value="6503160" calcext:value-type="float">
            <text:p>65031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464" calcext:value-type="float">
            <text:p>1346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4207" calcext:value-type="float">
            <text:p>1610521834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320" calcext:value-type="float">
            <text:p>170320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4288" calcext:value-type="float">
            <text:p>6064288</text:p>
          </table:table-cell>
          <table:table-cell office:value-type="float" office:value="0" calcext:value-type="float">
            <text:p>0</text:p>
          </table:table-cell>
          <table:table-cell office:value-type="float" office:value="6064288" calcext:value-type="float">
            <text:p>60642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484" calcext:value-type="float">
            <text:p>1348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4327" calcext:value-type="float">
            <text:p>1610521834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816" calcext:value-type="float">
            <text:p>170816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6062" calcext:value-type="float">
            <text:p>6066062</text:p>
          </table:table-cell>
          <table:table-cell office:value-type="float" office:value="96198" calcext:value-type="float">
            <text:p>96198</text:p>
          </table:table-cell>
          <table:table-cell office:value-type="float" office:value="5969864" calcext:value-type="float">
            <text:p>59698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503" calcext:value-type="float">
            <text:p>13503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4449" calcext:value-type="float">
            <text:p>1610521834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924" calcext:value-type="float">
            <text:p>172924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7040" calcext:value-type="float">
            <text:p>6107040</text:p>
          </table:table-cell>
          <table:table-cell office:value-type="float" office:value="2394064" calcext:value-type="float">
            <text:p>2394064</text:p>
          </table:table-cell>
          <table:table-cell office:value-type="float" office:value="3712976" calcext:value-type="float">
            <text:p>37129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522" calcext:value-type="float">
            <text:p>13522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4570" calcext:value-type="float">
            <text:p>16105218345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072" calcext:value-type="float">
            <text:p>170072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7848" calcext:value-type="float">
            <text:p>6417848</text:p>
          </table:table-cell>
          <table:table-cell office:value-type="float" office:value="0" calcext:value-type="float">
            <text:p>0</text:p>
          </table:table-cell>
          <table:table-cell office:value-type="float" office:value="6417848" calcext:value-type="float">
            <text:p>64178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542" calcext:value-type="float">
            <text:p>13542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4688" calcext:value-type="float">
            <text:p>161052183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320" calcext:value-type="float">
            <text:p>170320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4464" calcext:value-type="float">
            <text:p>6044464</text:p>
          </table:table-cell>
          <table:table-cell office:value-type="float" office:value="0" calcext:value-type="float">
            <text:p>0</text:p>
          </table:table-cell>
          <table:table-cell office:value-type="float" office:value="6044464" calcext:value-type="float">
            <text:p>60444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562" calcext:value-type="float">
            <text:p>13562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4808" calcext:value-type="float">
            <text:p>16105218348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808" calcext:value-type="float">
            <text:p>171808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32206" calcext:value-type="float">
            <text:p>5532206</text:p>
          </table:table-cell>
          <table:table-cell office:value-type="float" office:value="451862" calcext:value-type="float">
            <text:p>451862</text:p>
          </table:table-cell>
          <table:table-cell office:value-type="float" office:value="5080344" calcext:value-type="float">
            <text:p>50803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581" calcext:value-type="float">
            <text:p>1358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4930" calcext:value-type="float">
            <text:p>16105218349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552" calcext:value-type="float">
            <text:p>172552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66656" calcext:value-type="float">
            <text:p>5866656</text:p>
          </table:table-cell>
          <table:table-cell office:value-type="float" office:value="1716816" calcext:value-type="float">
            <text:p>1716816</text:p>
          </table:table-cell>
          <table:table-cell office:value-type="float" office:value="4149840" calcext:value-type="float">
            <text:p>41498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600" calcext:value-type="float">
            <text:p>1360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5050" calcext:value-type="float">
            <text:p>16105218350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172" calcext:value-type="float">
            <text:p>172172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76911" calcext:value-type="float">
            <text:p>6176911</text:p>
          </table:table-cell>
          <table:table-cell office:value-type="float" office:value="2695239" calcext:value-type="float">
            <text:p>2695239</text:p>
          </table:table-cell>
          <table:table-cell office:value-type="float" office:value="3481672" calcext:value-type="float">
            <text:p>34816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620" calcext:value-type="float">
            <text:p>1362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5169" calcext:value-type="float">
            <text:p>1610521835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196" calcext:value-type="float">
            <text:p>170196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9088" calcext:value-type="float">
            <text:p>6139088</text:p>
          </table:table-cell>
          <table:table-cell office:value-type="float" office:value="0" calcext:value-type="float">
            <text:p>0</text:p>
          </table:table-cell>
          <table:table-cell office:value-type="float" office:value="6139088" calcext:value-type="float">
            <text:p>61390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640" calcext:value-type="float">
            <text:p>1364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5291" calcext:value-type="float">
            <text:p>16105218352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436" calcext:value-type="float">
            <text:p>171436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0272" calcext:value-type="float">
            <text:p>5560272</text:p>
          </table:table-cell>
          <table:table-cell office:value-type="float" office:value="433128" calcext:value-type="float">
            <text:p>433128</text:p>
          </table:table-cell>
          <table:table-cell office:value-type="float" office:value="5127144" calcext:value-type="float">
            <text:p>51271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659" calcext:value-type="float">
            <text:p>13659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5412" calcext:value-type="float">
            <text:p>1610521835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948" calcext:value-type="float">
            <text:p>169948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60664" calcext:value-type="float">
            <text:p>6360664</text:p>
          </table:table-cell>
          <table:table-cell office:value-type="float" office:value="0" calcext:value-type="float">
            <text:p>0</text:p>
          </table:table-cell>
          <table:table-cell office:value-type="float" office:value="6360664" calcext:value-type="float">
            <text:p>63606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678" calcext:value-type="float">
            <text:p>1367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5532" calcext:value-type="float">
            <text:p>16105218355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560" calcext:value-type="float">
            <text:p>171560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71984" calcext:value-type="float">
            <text:p>5571984</text:p>
          </table:table-cell>
          <table:table-cell office:value-type="float" office:value="438984" calcext:value-type="float">
            <text:p>438984</text:p>
          </table:table-cell>
          <table:table-cell office:value-type="float" office:value="5133000" calcext:value-type="float">
            <text:p>513300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697" calcext:value-type="float">
            <text:p>1369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5652" calcext:value-type="float">
            <text:p>1610521835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724" calcext:value-type="float">
            <text:p>166724</text:p>
          </table:table-cell>
          <table:table-cell office:value-type="float" office:value="2136" calcext:value-type="float">
            <text:p>2136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70960" calcext:value-type="float">
            <text:p>9470960</text:p>
          </table:table-cell>
          <table:table-cell office:value-type="float" office:value="0" calcext:value-type="float">
            <text:p>0</text:p>
          </table:table-cell>
          <table:table-cell office:value-type="float" office:value="9470960" calcext:value-type="float">
            <text:p>94709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716" calcext:value-type="float">
            <text:p>1371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5772" calcext:value-type="float">
            <text:p>16105218357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136" calcext:value-type="float">
            <text:p>162136</text:p>
          </table:table-cell>
          <table:table-cell office:value-type="float" office:value="2131" calcext:value-type="float">
            <text:p>213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091616" calcext:value-type="float">
            <text:p>14091616</text:p>
          </table:table-cell>
          <table:table-cell office:value-type="float" office:value="0" calcext:value-type="float">
            <text:p>0</text:p>
          </table:table-cell>
          <table:table-cell office:value-type="float" office:value="14091616" calcext:value-type="float">
            <text:p>140916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737" calcext:value-type="float">
            <text:p>1373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5890" calcext:value-type="float">
            <text:p>16105218358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588" calcext:value-type="float">
            <text:p>170588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78031" calcext:value-type="float">
            <text:p>9378031</text:p>
          </table:table-cell>
          <table:table-cell office:value-type="float" office:value="4574327" calcext:value-type="float">
            <text:p>4574327</text:p>
          </table:table-cell>
          <table:table-cell office:value-type="float" office:value="4803704" calcext:value-type="float">
            <text:p>48037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755" calcext:value-type="float">
            <text:p>1375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009" calcext:value-type="float">
            <text:p>1610521836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980" calcext:value-type="float">
            <text:p>165980</text:p>
          </table:table-cell>
          <table:table-cell office:value-type="float" office:value="2135" calcext:value-type="float">
            <text:p>2135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86032" calcext:value-type="float">
            <text:p>9686032</text:p>
          </table:table-cell>
          <table:table-cell office:value-type="float" office:value="0" calcext:value-type="float">
            <text:p>0</text:p>
          </table:table-cell>
          <table:table-cell office:value-type="float" office:value="9686032" calcext:value-type="float">
            <text:p>9686032</text:p>
          </table:table-cell>
          <table:table-cell office:value-type="float" office:value="8" calcext:value-type="float">
            <text:p>8</text:p>
          </table:table-cell>
          <table:table-cell office:value-type="float" office:value="1248000" calcext:value-type="float">
            <text:p>1248000</text:p>
          </table:table-cell>
          <table:table-cell office:value-type="float" office:value="13775" calcext:value-type="float">
            <text:p>1377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120" calcext:value-type="float">
            <text:p>1610521836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352" calcext:value-type="float">
            <text:p>166352</text:p>
          </table:table-cell>
          <table:table-cell office:value-type="float" office:value="2136" calcext:value-type="float">
            <text:p>2136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605272" calcext:value-type="float">
            <text:p>8605272</text:p>
          </table:table-cell>
          <table:table-cell office:value-type="float" office:value="0" calcext:value-type="float">
            <text:p>0</text:p>
          </table:table-cell>
          <table:table-cell office:value-type="float" office:value="8605272" calcext:value-type="float">
            <text:p>8605272</text:p>
          </table:table-cell>
          <table:table-cell office:value-type="float" office:value="8" calcext:value-type="float">
            <text:p>8</text:p>
          </table:table-cell>
          <table:table-cell office:value-type="float" office:value="1456000" calcext:value-type="float">
            <text:p>1456000</text:p>
          </table:table-cell>
          <table:table-cell office:value-type="float" office:value="13793" calcext:value-type="float">
            <text:p>13793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243" calcext:value-type="float">
            <text:p>1610521836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300" calcext:value-type="float">
            <text:p>170300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52512" calcext:value-type="float">
            <text:p>9352512</text:p>
          </table:table-cell>
          <table:table-cell office:value-type="float" office:value="4577952" calcext:value-type="float">
            <text:p>4577952</text:p>
          </table:table-cell>
          <table:table-cell office:value-type="float" office:value="4774560" calcext:value-type="float">
            <text:p>47745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812" calcext:value-type="float">
            <text:p>13812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357" calcext:value-type="float">
            <text:p>16105218363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832" calcext:value-type="float">
            <text:p>168832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1424" calcext:value-type="float">
            <text:p>6011424</text:p>
          </table:table-cell>
          <table:table-cell office:value-type="float" office:value="2809104" calcext:value-type="float">
            <text:p>2809104</text:p>
          </table:table-cell>
          <table:table-cell office:value-type="float" office:value="3202320" calcext:value-type="float">
            <text:p>32023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830" calcext:value-type="float">
            <text:p>1383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467" calcext:value-type="float">
            <text:p>16105218364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188" calcext:value-type="float">
            <text:p>171188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79342" calcext:value-type="float">
            <text:p>5579342</text:p>
          </table:table-cell>
          <table:table-cell office:value-type="float" office:value="1032486" calcext:value-type="float">
            <text:p>1032486</text:p>
          </table:table-cell>
          <table:table-cell office:value-type="float" office:value="4546856" calcext:value-type="float">
            <text:p>454685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848" calcext:value-type="float">
            <text:p>1384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589" calcext:value-type="float">
            <text:p>16105218365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204" calcext:value-type="float">
            <text:p>169204</text:p>
          </table:table-cell>
          <table:table-cell office:value-type="float" office:value="2138" calcext:value-type="float">
            <text:p>2138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91048" calcext:value-type="float">
            <text:p>6091048</text:p>
          </table:table-cell>
          <table:table-cell office:value-type="float" office:value="0" calcext:value-type="float">
            <text:p>0</text:p>
          </table:table-cell>
          <table:table-cell office:value-type="float" office:value="6091048" calcext:value-type="float">
            <text:p>60910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868" calcext:value-type="float">
            <text:p>1386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708" calcext:value-type="float">
            <text:p>1610521836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692" calcext:value-type="float">
            <text:p>170692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17200" calcext:value-type="float">
            <text:p>5617200</text:p>
          </table:table-cell>
          <table:table-cell office:value-type="float" office:value="772888" calcext:value-type="float">
            <text:p>772888</text:p>
          </table:table-cell>
          <table:table-cell office:value-type="float" office:value="4844312" calcext:value-type="float">
            <text:p>48443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886" calcext:value-type="float">
            <text:p>1388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828" calcext:value-type="float">
            <text:p>1610521836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204" calcext:value-type="float">
            <text:p>169204</text:p>
          </table:table-cell>
          <table:table-cell office:value-type="float" office:value="2138" calcext:value-type="float">
            <text:p>2138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7600" calcext:value-type="float">
            <text:p>6207600</text:p>
          </table:table-cell>
          <table:table-cell office:value-type="float" office:value="0" calcext:value-type="float">
            <text:p>0</text:p>
          </table:table-cell>
          <table:table-cell office:value-type="float" office:value="6207600" calcext:value-type="float">
            <text:p>620760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906" calcext:value-type="float">
            <text:p>1390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6948" calcext:value-type="float">
            <text:p>1610521836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064" calcext:value-type="float">
            <text:p>171064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4047" calcext:value-type="float">
            <text:p>5564047</text:p>
          </table:table-cell>
          <table:table-cell office:value-type="float" office:value="942919" calcext:value-type="float">
            <text:p>942919</text:p>
          </table:table-cell>
          <table:table-cell office:value-type="float" office:value="4621128" calcext:value-type="float">
            <text:p>46211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924" calcext:value-type="float">
            <text:p>1392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7068" calcext:value-type="float">
            <text:p>16105218370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328" calcext:value-type="float">
            <text:p>169328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4880" calcext:value-type="float">
            <text:p>5984880</text:p>
          </table:table-cell>
          <table:table-cell office:value-type="float" office:value="0" calcext:value-type="float">
            <text:p>0</text:p>
          </table:table-cell>
          <table:table-cell office:value-type="float" office:value="5984880" calcext:value-type="float">
            <text:p>59848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944" calcext:value-type="float">
            <text:p>1394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7188" calcext:value-type="float">
            <text:p>1610521837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932" calcext:value-type="float">
            <text:p>171932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07503" calcext:value-type="float">
            <text:p>5507503</text:p>
          </table:table-cell>
          <table:table-cell office:value-type="float" office:value="1799383" calcext:value-type="float">
            <text:p>1799383</text:p>
          </table:table-cell>
          <table:table-cell office:value-type="float" office:value="3708120" calcext:value-type="float">
            <text:p>37081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962" calcext:value-type="float">
            <text:p>13962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7308" calcext:value-type="float">
            <text:p>1610521837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568" calcext:value-type="float">
            <text:p>170568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87936" calcext:value-type="float">
            <text:p>4887936</text:p>
          </table:table-cell>
          <table:table-cell office:value-type="float" office:value="31424" calcext:value-type="float">
            <text:p>31424</text:p>
          </table:table-cell>
          <table:table-cell office:value-type="float" office:value="4856512" calcext:value-type="float">
            <text:p>48565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982" calcext:value-type="float">
            <text:p>13982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7426" calcext:value-type="float">
            <text:p>1610521837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444" calcext:value-type="float">
            <text:p>170444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022046" calcext:value-type="float">
            <text:p>9022046</text:p>
          </table:table-cell>
          <table:table-cell office:value-type="float" office:value="4179246" calcext:value-type="float">
            <text:p>4179246</text:p>
          </table:table-cell>
          <table:table-cell office:value-type="float" office:value="4842800" calcext:value-type="float">
            <text:p>484280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3999" calcext:value-type="float">
            <text:p>13999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7547" calcext:value-type="float">
            <text:p>1610521837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592" calcext:value-type="float">
            <text:p>167592</text:p>
          </table:table-cell>
          <table:table-cell office:value-type="float" office:value="2137" calcext:value-type="float">
            <text:p>2137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501663" calcext:value-type="float">
            <text:p>10501663</text:p>
          </table:table-cell>
          <table:table-cell office:value-type="float" office:value="2543375" calcext:value-type="float">
            <text:p>2543375</text:p>
          </table:table-cell>
          <table:table-cell office:value-type="float" office:value="7958288" calcext:value-type="float">
            <text:p>79582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017" calcext:value-type="float">
            <text:p>1401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7657" calcext:value-type="float">
            <text:p>1610521837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5980" calcext:value-type="float">
            <text:p>165980</text:p>
          </table:table-cell>
          <table:table-cell office:value-type="float" office:value="2135" calcext:value-type="float">
            <text:p>2135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25632" calcext:value-type="float">
            <text:p>9925632</text:p>
          </table:table-cell>
          <table:table-cell office:value-type="float" office:value="338432" calcext:value-type="float">
            <text:p>338432</text:p>
          </table:table-cell>
          <table:table-cell office:value-type="float" office:value="9587200" calcext:value-type="float">
            <text:p>958720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036" calcext:value-type="float">
            <text:p>1403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7769" calcext:value-type="float">
            <text:p>1610521837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4368" calcext:value-type="float">
            <text:p>164368</text:p>
          </table:table-cell>
          <table:table-cell office:value-type="float" office:value="2134" calcext:value-type="float">
            <text:p>2134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30512" calcext:value-type="float">
            <text:p>10730512</text:p>
          </table:table-cell>
          <table:table-cell office:value-type="float" office:value="0" calcext:value-type="float">
            <text:p>0</text:p>
          </table:table-cell>
          <table:table-cell office:value-type="float" office:value="10730512" calcext:value-type="float">
            <text:p>107305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056" calcext:value-type="float">
            <text:p>1405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7889" calcext:value-type="float">
            <text:p>1610521837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872" calcext:value-type="float">
            <text:p>163872</text:p>
          </table:table-cell>
          <table:table-cell office:value-type="float" office:value="2134" calcext:value-type="float">
            <text:p>2134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44752" calcext:value-type="float">
            <text:p>11044752</text:p>
          </table:table-cell>
          <table:table-cell office:value-type="float" office:value="0" calcext:value-type="float">
            <text:p>0</text:p>
          </table:table-cell>
          <table:table-cell office:value-type="float" office:value="11044752" calcext:value-type="float">
            <text:p>110447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076" calcext:value-type="float">
            <text:p>1407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006" calcext:value-type="float">
            <text:p>1610521838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128" calcext:value-type="float">
            <text:p>163128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74584" calcext:value-type="float">
            <text:p>11874584</text:p>
          </table:table-cell>
          <table:table-cell office:value-type="float" office:value="0" calcext:value-type="float">
            <text:p>0</text:p>
          </table:table-cell>
          <table:table-cell office:value-type="float" office:value="11874584" calcext:value-type="float">
            <text:p>1187458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094" calcext:value-type="float">
            <text:p>1409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118" calcext:value-type="float">
            <text:p>1610521838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384" calcext:value-type="float">
            <text:p>162384</text:p>
          </table:table-cell>
          <table:table-cell office:value-type="float" office:value="2132" calcext:value-type="float">
            <text:p>213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81480" calcext:value-type="float">
            <text:p>12681480</text:p>
          </table:table-cell>
          <table:table-cell office:value-type="float" office:value="0" calcext:value-type="float">
            <text:p>0</text:p>
          </table:table-cell>
          <table:table-cell office:value-type="float" office:value="12681480" calcext:value-type="float">
            <text:p>126814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113" calcext:value-type="float">
            <text:p>14113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230" calcext:value-type="float">
            <text:p>16105218382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300" calcext:value-type="float">
            <text:p>170300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85744" calcext:value-type="float">
            <text:p>9885744</text:p>
          </table:table-cell>
          <table:table-cell table:number-columns-repeated="2" office:value-type="float" office:value="4942872" calcext:value-type="float">
            <text:p>49428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131" calcext:value-type="float">
            <text:p>1413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346" calcext:value-type="float">
            <text:p>1610521838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196" calcext:value-type="float">
            <text:p>170196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43456" calcext:value-type="float">
            <text:p>9843456</text:p>
          </table:table-cell>
          <table:table-cell office:value-type="float" office:value="4622720" calcext:value-type="float">
            <text:p>4622720</text:p>
          </table:table-cell>
          <table:table-cell office:value-type="float" office:value="5220736" calcext:value-type="float">
            <text:p>522073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148" calcext:value-type="float">
            <text:p>1414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456" calcext:value-type="float">
            <text:p>1610521838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384" calcext:value-type="float">
            <text:p>162384</text:p>
          </table:table-cell>
          <table:table-cell office:value-type="float" office:value="2138" calcext:value-type="float">
            <text:p>2138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700032" calcext:value-type="float">
            <text:p>12700032</text:p>
          </table:table-cell>
          <table:table-cell office:value-type="float" office:value="0" calcext:value-type="float">
            <text:p>0</text:p>
          </table:table-cell>
          <table:table-cell office:value-type="float" office:value="12700032" calcext:value-type="float">
            <text:p>127000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167" calcext:value-type="float">
            <text:p>1416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566" calcext:value-type="float">
            <text:p>1610521838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2384" calcext:value-type="float">
            <text:p>162384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979448" calcext:value-type="float">
            <text:p>12979448</text:p>
          </table:table-cell>
          <table:table-cell office:value-type="float" office:value="0" calcext:value-type="float">
            <text:p>0</text:p>
          </table:table-cell>
          <table:table-cell office:value-type="float" office:value="12979448" calcext:value-type="float">
            <text:p>129794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185" calcext:value-type="float">
            <text:p>1418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678" calcext:value-type="float">
            <text:p>1610521838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376" calcext:value-type="float">
            <text:p>163376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18288" calcext:value-type="float">
            <text:p>11818288</text:p>
          </table:table-cell>
          <table:table-cell office:value-type="float" office:value="0" calcext:value-type="float">
            <text:p>0</text:p>
          </table:table-cell>
          <table:table-cell office:value-type="float" office:value="11818288" calcext:value-type="float">
            <text:p>118182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203" calcext:value-type="float">
            <text:p>14203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793" calcext:value-type="float">
            <text:p>16105218387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500" calcext:value-type="float">
            <text:p>163500</text:p>
          </table:table-cell>
          <table:table-cell office:value-type="float" office:value="2133" calcext:value-type="float">
            <text:p>213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37240" calcext:value-type="float">
            <text:p>11737240</text:p>
          </table:table-cell>
          <table:table-cell office:value-type="float" office:value="0" calcext:value-type="float">
            <text:p>0</text:p>
          </table:table-cell>
          <table:table-cell office:value-type="float" office:value="11737240" calcext:value-type="float">
            <text:p>117372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221" calcext:value-type="float">
            <text:p>1422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8907" calcext:value-type="float">
            <text:p>16105218389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692" calcext:value-type="float">
            <text:p>170692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64912" calcext:value-type="float">
            <text:p>7464912</text:p>
          </table:table-cell>
          <table:table-cell office:value-type="float" office:value="2712552" calcext:value-type="float">
            <text:p>2712552</text:p>
          </table:table-cell>
          <table:table-cell office:value-type="float" office:value="4752360" calcext:value-type="float">
            <text:p>47523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237" calcext:value-type="float">
            <text:p>1423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019" calcext:value-type="float">
            <text:p>1610521839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328" calcext:value-type="float">
            <text:p>169328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69567" calcext:value-type="float">
            <text:p>9169567</text:p>
          </table:table-cell>
          <table:table-cell office:value-type="float" office:value="3073359" calcext:value-type="float">
            <text:p>3073359</text:p>
          </table:table-cell>
          <table:table-cell office:value-type="float" office:value="6096208" calcext:value-type="float">
            <text:p>60962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254" calcext:value-type="float">
            <text:p>1425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129" calcext:value-type="float">
            <text:p>1610521839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452" calcext:value-type="float">
            <text:p>169452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614958" calcext:value-type="float">
            <text:p>8614958</text:p>
          </table:table-cell>
          <table:table-cell office:value-type="float" office:value="2566678" calcext:value-type="float">
            <text:p>2566678</text:p>
          </table:table-cell>
          <table:table-cell office:value-type="float" office:value="6048280" calcext:value-type="float">
            <text:p>60482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272" calcext:value-type="float">
            <text:p>14272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238" calcext:value-type="float">
            <text:p>1610521839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460" calcext:value-type="float">
            <text:p>168460</text:p>
          </table:table-cell>
          <table:table-cell office:value-type="float" office:value="2138" calcext:value-type="float">
            <text:p>2138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00511" calcext:value-type="float">
            <text:p>7500511</text:p>
          </table:table-cell>
          <table:table-cell office:value-type="float" office:value="354671" calcext:value-type="float">
            <text:p>354671</text:p>
          </table:table-cell>
          <table:table-cell office:value-type="float" office:value="7145840" calcext:value-type="float">
            <text:p>71458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290" calcext:value-type="float">
            <text:p>1429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349" calcext:value-type="float">
            <text:p>16105218393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848" calcext:value-type="float">
            <text:p>166848</text:p>
          </table:table-cell>
          <table:table-cell office:value-type="float" office:value="2136" calcext:value-type="float">
            <text:p>2136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737406" calcext:value-type="float">
            <text:p>8737406</text:p>
          </table:table-cell>
          <table:table-cell office:value-type="float" office:value="22846" calcext:value-type="float">
            <text:p>22846</text:p>
          </table:table-cell>
          <table:table-cell office:value-type="float" office:value="8714560" calcext:value-type="float">
            <text:p>87145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311" calcext:value-type="float">
            <text:p>1431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469" calcext:value-type="float">
            <text:p>16105218394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972" calcext:value-type="float">
            <text:p>166972</text:p>
          </table:table-cell>
          <table:table-cell office:value-type="float" office:value="2137" calcext:value-type="float">
            <text:p>2137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236760" calcext:value-type="float">
            <text:p>8236760</text:p>
          </table:table-cell>
          <table:table-cell office:value-type="float" office:value="0" calcext:value-type="float">
            <text:p>0</text:p>
          </table:table-cell>
          <table:table-cell office:value-type="float" office:value="8236760" calcext:value-type="float">
            <text:p>82367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331" calcext:value-type="float">
            <text:p>1433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595" calcext:value-type="float">
            <text:p>1610521839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6600" calcext:value-type="float">
            <text:p>166600</text:p>
          </table:table-cell>
          <table:table-cell office:value-type="float" office:value="2136" calcext:value-type="float">
            <text:p>2136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751176" calcext:value-type="float">
            <text:p>8751176</text:p>
          </table:table-cell>
          <table:table-cell office:value-type="float" office:value="0" calcext:value-type="float">
            <text:p>0</text:p>
          </table:table-cell>
          <table:table-cell office:value-type="float" office:value="8751176" calcext:value-type="float">
            <text:p>87511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351" calcext:value-type="float">
            <text:p>1435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715" calcext:value-type="float">
            <text:p>1610521839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220" calcext:value-type="float">
            <text:p>167220</text:p>
          </table:table-cell>
          <table:table-cell office:value-type="float" office:value="2136" calcext:value-type="float">
            <text:p>2136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252000" calcext:value-type="float">
            <text:p>8252000</text:p>
          </table:table-cell>
          <table:table-cell office:value-type="float" office:value="0" calcext:value-type="float">
            <text:p>0</text:p>
          </table:table-cell>
          <table:table-cell office:value-type="float" office:value="8252000" calcext:value-type="float">
            <text:p>825200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370" calcext:value-type="float">
            <text:p>1437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836" calcext:value-type="float">
            <text:p>16105218398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344" calcext:value-type="float">
            <text:p>167344</text:p>
          </table:table-cell>
          <table:table-cell office:value-type="float" office:value="2137" calcext:value-type="float">
            <text:p>2137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192383" calcext:value-type="float">
            <text:p>8192383</text:p>
          </table:table-cell>
          <table:table-cell office:value-type="float" office:value="28863" calcext:value-type="float">
            <text:p>28863</text:p>
          </table:table-cell>
          <table:table-cell office:value-type="float" office:value="8163520" calcext:value-type="float">
            <text:p>81635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390" calcext:value-type="float">
            <text:p>1439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39957" calcext:value-type="float">
            <text:p>16105218399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964" calcext:value-type="float">
            <text:p>167964</text:p>
          </table:table-cell>
          <table:table-cell office:value-type="float" office:value="2137" calcext:value-type="float">
            <text:p>2137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85455" calcext:value-type="float">
            <text:p>7685455</text:p>
          </table:table-cell>
          <table:table-cell office:value-type="float" office:value="184999" calcext:value-type="float">
            <text:p>184999</text:p>
          </table:table-cell>
          <table:table-cell office:value-type="float" office:value="7500456" calcext:value-type="float">
            <text:p>750045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408" calcext:value-type="float">
            <text:p>1440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077" calcext:value-type="float">
            <text:p>161052184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212" calcext:value-type="float">
            <text:p>168212</text:p>
          </table:table-cell>
          <table:table-cell office:value-type="float" office:value="2138" calcext:value-type="float">
            <text:p>2138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710703" calcext:value-type="float">
            <text:p>7710703</text:p>
          </table:table-cell>
          <table:table-cell office:value-type="float" office:value="263159" calcext:value-type="float">
            <text:p>263159</text:p>
          </table:table-cell>
          <table:table-cell office:value-type="float" office:value="7447544" calcext:value-type="float">
            <text:p>74475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427" calcext:value-type="float">
            <text:p>14427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194" calcext:value-type="float">
            <text:p>1610521840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708" calcext:value-type="float">
            <text:p>168708</text:p>
          </table:table-cell>
          <table:table-cell office:value-type="float" office:value="2138" calcext:value-type="float">
            <text:p>2138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46224" calcext:value-type="float">
            <text:p>7546224</text:p>
          </table:table-cell>
          <table:table-cell office:value-type="float" office:value="656056" calcext:value-type="float">
            <text:p>656056</text:p>
          </table:table-cell>
          <table:table-cell office:value-type="float" office:value="6890168" calcext:value-type="float">
            <text:p>68901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444" calcext:value-type="float">
            <text:p>1444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314" calcext:value-type="float">
            <text:p>16105218403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576" calcext:value-type="float">
            <text:p>169576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01470" calcext:value-type="float">
            <text:p>6801470</text:p>
          </table:table-cell>
          <table:table-cell office:value-type="float" office:value="873502" calcext:value-type="float">
            <text:p>873502</text:p>
          </table:table-cell>
          <table:table-cell office:value-type="float" office:value="5927968" calcext:value-type="float">
            <text:p>59279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462" calcext:value-type="float">
            <text:p>14462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424" calcext:value-type="float">
            <text:p>1610521840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444" calcext:value-type="float">
            <text:p>170444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18335" calcext:value-type="float">
            <text:p>6518335</text:p>
          </table:table-cell>
          <table:table-cell office:value-type="float" office:value="1354527" calcext:value-type="float">
            <text:p>1354527</text:p>
          </table:table-cell>
          <table:table-cell office:value-type="float" office:value="5163808" calcext:value-type="float">
            <text:p>51638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480" calcext:value-type="float">
            <text:p>14480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541" calcext:value-type="float">
            <text:p>16105218405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312" calcext:value-type="float">
            <text:p>171312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43920" calcext:value-type="float">
            <text:p>6643920</text:p>
          </table:table-cell>
          <table:table-cell office:value-type="float" office:value="2482280" calcext:value-type="float">
            <text:p>2482280</text:p>
          </table:table-cell>
          <table:table-cell office:value-type="float" office:value="4161640" calcext:value-type="float">
            <text:p>41616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498" calcext:value-type="float">
            <text:p>14498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650" calcext:value-type="float">
            <text:p>16105218406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180" calcext:value-type="float">
            <text:p>172180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24766" calcext:value-type="float">
            <text:p>6124766</text:p>
          </table:table-cell>
          <table:table-cell office:value-type="float" office:value="3029614" calcext:value-type="float">
            <text:p>3029614</text:p>
          </table:table-cell>
          <table:table-cell office:value-type="float" office:value="3095152" calcext:value-type="float">
            <text:p>30951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515" calcext:value-type="float">
            <text:p>14515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762" calcext:value-type="float">
            <text:p>1610521840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956" calcext:value-type="float">
            <text:p>168956</text:p>
          </table:table-cell>
          <table:table-cell office:value-type="float" office:value="2139" calcext:value-type="float">
            <text:p>2139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0992" calcext:value-type="float">
            <text:p>6330992</text:p>
          </table:table-cell>
          <table:table-cell office:value-type="float" office:value="0" calcext:value-type="float">
            <text:p>0</text:p>
          </table:table-cell>
          <table:table-cell office:value-type="float" office:value="6330992" calcext:value-type="float">
            <text:p>63309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531" calcext:value-type="float">
            <text:p>1453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873" calcext:value-type="float">
            <text:p>16105218408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320" calcext:value-type="float">
            <text:p>170320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66862" calcext:value-type="float">
            <text:p>5866862</text:p>
          </table:table-cell>
          <table:table-cell office:value-type="float" office:value="455350" calcext:value-type="float">
            <text:p>455350</text:p>
          </table:table-cell>
          <table:table-cell office:value-type="float" office:value="5411512" calcext:value-type="float">
            <text:p>54115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546" calcext:value-type="float">
            <text:p>14546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0986" calcext:value-type="float">
            <text:p>16105218409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684" calcext:value-type="float">
            <text:p>171684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59551" calcext:value-type="float">
            <text:p>5459551</text:p>
          </table:table-cell>
          <table:table-cell office:value-type="float" office:value="1414959" calcext:value-type="float">
            <text:p>1414959</text:p>
          </table:table-cell>
          <table:table-cell office:value-type="float" office:value="4044592" calcext:value-type="float">
            <text:p>40445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564" calcext:value-type="float">
            <text:p>14564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1103" calcext:value-type="float">
            <text:p>1610521841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3172" calcext:value-type="float">
            <text:p>173172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23888" calcext:value-type="float">
            <text:p>5223888</text:p>
          </table:table-cell>
          <table:table-cell office:value-type="float" office:value="2525928" calcext:value-type="float">
            <text:p>2525928</text:p>
          </table:table-cell>
          <table:table-cell office:value-type="float" office:value="2697960" calcext:value-type="float">
            <text:p>26979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581" calcext:value-type="float">
            <text:p>14581</text:p>
          </table:table-cell>
          <table:table-cell office:value-type="float" office:value="-872" calcext:value-type="float">
            <text:p>-87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1213" calcext:value-type="float">
            <text:p>16105218412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940" calcext:value-type="float">
            <text:p>170940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23888" calcext:value-type="float">
            <text:p>5223888</text:p>
          </table:table-cell>
          <table:table-cell office:value-type="float" office:value="174824" calcext:value-type="float">
            <text:p>174824</text:p>
          </table:table-cell>
          <table:table-cell office:value-type="float" office:value="5049064" calcext:value-type="float">
            <text:p>50490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595" calcext:value-type="float">
            <text:p>1459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1324" calcext:value-type="float">
            <text:p>1610521841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180" calcext:value-type="float">
            <text:p>172180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11248" calcext:value-type="float">
            <text:p>5011248</text:p>
          </table:table-cell>
          <table:table-cell office:value-type="float" office:value="1403800" calcext:value-type="float">
            <text:p>1403800</text:p>
          </table:table-cell>
          <table:table-cell office:value-type="float" office:value="3607448" calcext:value-type="float">
            <text:p>36074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614" calcext:value-type="float">
            <text:p>1461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1443" calcext:value-type="float">
            <text:p>1610521841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568" calcext:value-type="float">
            <text:p>170568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24664" calcext:value-type="float">
            <text:p>5024664</text:p>
          </table:table-cell>
          <table:table-cell office:value-type="float" office:value="0" calcext:value-type="float">
            <text:p>0</text:p>
          </table:table-cell>
          <table:table-cell office:value-type="float" office:value="5024664" calcext:value-type="float">
            <text:p>50246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629" calcext:value-type="float">
            <text:p>1462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1561" calcext:value-type="float">
            <text:p>16105218415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676" calcext:value-type="float">
            <text:p>172676</text:p>
          </table:table-cell>
          <table:table-cell office:value-type="float" office:value="2142" calcext:value-type="float">
            <text:p>2142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32702" calcext:value-type="float">
            <text:p>4832702</text:p>
          </table:table-cell>
          <table:table-cell office:value-type="float" office:value="1609438" calcext:value-type="float">
            <text:p>1609438</text:p>
          </table:table-cell>
          <table:table-cell office:value-type="float" office:value="3223264" calcext:value-type="float">
            <text:p>32232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645" calcext:value-type="float">
            <text:p>1464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1675" calcext:value-type="float">
            <text:p>16105218416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932" calcext:value-type="float">
            <text:p>171932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32702" calcext:value-type="float">
            <text:p>4832702</text:p>
          </table:table-cell>
          <table:table-cell office:value-type="float" office:value="798430" calcext:value-type="float">
            <text:p>798430</text:p>
          </table:table-cell>
          <table:table-cell office:value-type="float" office:value="4034272" calcext:value-type="float">
            <text:p>40342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659" calcext:value-type="float">
            <text:p>1465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1793" calcext:value-type="float">
            <text:p>16105218417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436" calcext:value-type="float">
            <text:p>171436</text:p>
          </table:table-cell>
          <table:table-cell office:value-type="float" office:value="2141" calcext:value-type="float">
            <text:p>2141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32702" calcext:value-type="float">
            <text:p>4832702</text:p>
          </table:table-cell>
          <table:table-cell office:value-type="float" office:value="331486" calcext:value-type="float">
            <text:p>331486</text:p>
          </table:table-cell>
          <table:table-cell office:value-type="float" office:value="4501216" calcext:value-type="float">
            <text:p>45012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672" calcext:value-type="float">
            <text:p>1467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1911" calcext:value-type="float">
            <text:p>16105218419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816" calcext:value-type="float">
            <text:p>170816</text:p>
          </table:table-cell>
          <table:table-cell office:value-type="float" office:value="2140" calcext:value-type="float">
            <text:p>2140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32702" calcext:value-type="float">
            <text:p>4832702</text:p>
          </table:table-cell>
          <table:table-cell office:value-type="float" office:value="77534" calcext:value-type="float">
            <text:p>77534</text:p>
          </table:table-cell>
          <table:table-cell office:value-type="float" office:value="4755168" calcext:value-type="float">
            <text:p>47551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688" calcext:value-type="float">
            <text:p>1468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029" calcext:value-type="float">
            <text:p>16105218420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3544" calcext:value-type="float">
            <text:p>173544</text:p>
          </table:table-cell>
          <table:table-cell office:value-type="float" office:value="2143" calcext:value-type="float">
            <text:p>2143</text:p>
          </table:table-cell>
          <table:table-cell office:value-type="float" office:value="2021432" calcext:value-type="float">
            <text:p>20214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258046" calcext:value-type="float">
            <text:p>4258046</text:p>
          </table:table-cell>
          <table:table-cell office:value-type="float" office:value="2010238" calcext:value-type="float">
            <text:p>2010238</text:p>
          </table:table-cell>
          <table:table-cell office:value-type="float" office:value="2247808" calcext:value-type="float">
            <text:p>22478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704" calcext:value-type="float">
            <text:p>1470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143" calcext:value-type="float">
            <text:p>1610521842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476" calcext:value-type="float">
            <text:p>168476</text:p>
          </table:table-cell>
          <table:table-cell office:value-type="float" office:value="2138" calcext:value-type="float">
            <text:p>2138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03040" calcext:value-type="float">
            <text:p>7503040</text:p>
          </table:table-cell>
          <table:table-cell office:value-type="float" office:value="0" calcext:value-type="float">
            <text:p>0</text:p>
          </table:table-cell>
          <table:table-cell office:value-type="float" office:value="7503040" calcext:value-type="float">
            <text:p>75030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721" calcext:value-type="float">
            <text:p>1472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283" calcext:value-type="float">
            <text:p>1610521842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3408" calcext:value-type="float">
            <text:p>163408</text:p>
          </table:table-cell>
          <table:table-cell office:value-type="float" office:value="2133" calcext:value-type="float">
            <text:p>2133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583136" calcext:value-type="float">
            <text:p>13583136</text:p>
          </table:table-cell>
          <table:table-cell office:value-type="float" office:value="790928" calcext:value-type="float">
            <text:p>790928</text:p>
          </table:table-cell>
          <table:table-cell office:value-type="float" office:value="12792208" calcext:value-type="float">
            <text:p>127922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738" calcext:value-type="float">
            <text:p>1473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391" calcext:value-type="float">
            <text:p>1610521842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8448" calcext:value-type="float">
            <text:p>158448</text:p>
          </table:table-cell>
          <table:table-cell office:value-type="float" office:value="2128" calcext:value-type="float">
            <text:p>2128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7579192" calcext:value-type="float">
            <text:p>17579192</text:p>
          </table:table-cell>
          <table:table-cell office:value-type="float" office:value="0" calcext:value-type="float">
            <text:p>0</text:p>
          </table:table-cell>
          <table:table-cell office:value-type="float" office:value="17579192" calcext:value-type="float">
            <text:p>1757919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758" calcext:value-type="float">
            <text:p>1475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503" calcext:value-type="float">
            <text:p>1610521842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568" calcext:value-type="float">
            <text:p>170568</text:p>
          </table:table-cell>
          <table:table-cell office:value-type="float" office:value="2140" calcext:value-type="float">
            <text:p>2140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75248" calcext:value-type="float">
            <text:p>5575248</text:p>
          </table:table-cell>
          <table:table-cell office:value-type="float" office:value="375080" calcext:value-type="float">
            <text:p>375080</text:p>
          </table:table-cell>
          <table:table-cell office:value-type="float" office:value="5200168" calcext:value-type="float">
            <text:p>52001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775" calcext:value-type="float">
            <text:p>1477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617" calcext:value-type="float">
            <text:p>1610521842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584" calcext:value-type="float">
            <text:p>170584</text:p>
          </table:table-cell>
          <table:table-cell office:value-type="float" office:value="2139" calcext:value-type="float">
            <text:p>2139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9231" calcext:value-type="float">
            <text:p>6109231</text:p>
          </table:table-cell>
          <table:table-cell office:value-type="float" office:value="691223" calcext:value-type="float">
            <text:p>691223</text:p>
          </table:table-cell>
          <table:table-cell office:value-type="float" office:value="5418008" calcext:value-type="float">
            <text:p>54180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795" calcext:value-type="float">
            <text:p>1479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737" calcext:value-type="float">
            <text:p>1610521842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7980" calcext:value-type="float">
            <text:p>167980</text:p>
          </table:table-cell>
          <table:table-cell office:value-type="float" office:value="2142" calcext:value-type="float">
            <text:p>2142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97695" calcext:value-type="float">
            <text:p>6497695</text:p>
          </table:table-cell>
          <table:table-cell office:value-type="float" office:value="3199695" calcext:value-type="float">
            <text:p>3199695</text:p>
          </table:table-cell>
          <table:table-cell office:value-type="float" office:value="3298000" calcext:value-type="float">
            <text:p>329800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815" calcext:value-type="float">
            <text:p>1481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857" calcext:value-type="float">
            <text:p>16105218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716" calcext:value-type="float">
            <text:p>169716</text:p>
          </table:table-cell>
          <table:table-cell office:value-type="float" office:value="2139" calcext:value-type="float">
            <text:p>2139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70152" calcext:value-type="float">
            <text:p>6270152</text:p>
          </table:table-cell>
          <table:table-cell office:value-type="float" office:value="0" calcext:value-type="float">
            <text:p>0</text:p>
          </table:table-cell>
          <table:table-cell office:value-type="float" office:value="6270152" calcext:value-type="float">
            <text:p>62701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835" calcext:value-type="float">
            <text:p>1483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2977" calcext:value-type="float">
            <text:p>1610521842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576" calcext:value-type="float">
            <text:p>171576</text:p>
          </table:table-cell>
          <table:table-cell office:value-type="float" office:value="2140" calcext:value-type="float">
            <text:p>2140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90399" calcext:value-type="float">
            <text:p>6190399</text:p>
          </table:table-cell>
          <table:table-cell office:value-type="float" office:value="1485471" calcext:value-type="float">
            <text:p>1485471</text:p>
          </table:table-cell>
          <table:table-cell office:value-type="float" office:value="4704928" calcext:value-type="float">
            <text:p>47049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855" calcext:value-type="float">
            <text:p>1485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3099" calcext:value-type="float">
            <text:p>1610521843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848" calcext:value-type="float">
            <text:p>168848</text:p>
          </table:table-cell>
          <table:table-cell office:value-type="float" office:value="2138" calcext:value-type="float">
            <text:p>2138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20568" calcext:value-type="float">
            <text:p>7120568</text:p>
          </table:table-cell>
          <table:table-cell office:value-type="float" office:value="0" calcext:value-type="float">
            <text:p>0</text:p>
          </table:table-cell>
          <table:table-cell office:value-type="float" office:value="7120568" calcext:value-type="float">
            <text:p>71205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875" calcext:value-type="float">
            <text:p>1487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3220" calcext:value-type="float">
            <text:p>1610521843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212" calcext:value-type="float">
            <text:p>170212</text:p>
          </table:table-cell>
          <table:table-cell office:value-type="float" office:value="2139" calcext:value-type="float">
            <text:p>2139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87934" calcext:value-type="float">
            <text:p>6187934</text:p>
          </table:table-cell>
          <table:table-cell office:value-type="float" office:value="124366" calcext:value-type="float">
            <text:p>124366</text:p>
          </table:table-cell>
          <table:table-cell office:value-type="float" office:value="6063568" calcext:value-type="float">
            <text:p>606356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894" calcext:value-type="float">
            <text:p>1489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3341" calcext:value-type="float">
            <text:p>1610521843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228" calcext:value-type="float">
            <text:p>168228</text:p>
          </table:table-cell>
          <table:table-cell office:value-type="float" office:value="2142" calcext:value-type="float">
            <text:p>2142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6222" calcext:value-type="float">
            <text:p>6266222</text:p>
          </table:table-cell>
          <table:table-cell office:value-type="float" office:value="3209350" calcext:value-type="float">
            <text:p>3209350</text:p>
          </table:table-cell>
          <table:table-cell office:value-type="float" office:value="3056872" calcext:value-type="float">
            <text:p>305687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914" calcext:value-type="float">
            <text:p>1491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3462" calcext:value-type="float">
            <text:p>1610521843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204" calcext:value-type="float">
            <text:p>171204</text:p>
          </table:table-cell>
          <table:table-cell office:value-type="float" office:value="2140" calcext:value-type="float">
            <text:p>2140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7982" calcext:value-type="float">
            <text:p>6217982</text:p>
          </table:table-cell>
          <table:table-cell office:value-type="float" office:value="1253502" calcext:value-type="float">
            <text:p>1253502</text:p>
          </table:table-cell>
          <table:table-cell office:value-type="float" office:value="4964480" calcext:value-type="float">
            <text:p>49644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934" calcext:value-type="float">
            <text:p>1493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3582" calcext:value-type="float">
            <text:p>1610521843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344" calcext:value-type="float">
            <text:p>169344</text:p>
          </table:table-cell>
          <table:table-cell office:value-type="float" office:value="2139" calcext:value-type="float">
            <text:p>2139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2344" calcext:value-type="float">
            <text:p>6412344</text:p>
          </table:table-cell>
          <table:table-cell office:value-type="float" office:value="0" calcext:value-type="float">
            <text:p>0</text:p>
          </table:table-cell>
          <table:table-cell office:value-type="float" office:value="6412344" calcext:value-type="float">
            <text:p>64123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955" calcext:value-type="float">
            <text:p>1495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3702" calcext:value-type="float">
            <text:p>1610521843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172" calcext:value-type="float">
            <text:p>172172</text:p>
          </table:table-cell>
          <table:table-cell office:value-type="float" office:value="2141" calcext:value-type="float">
            <text:p>2141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6111" calcext:value-type="float">
            <text:p>6286111</text:p>
          </table:table-cell>
          <table:table-cell office:value-type="float" office:value="2585999" calcext:value-type="float">
            <text:p>2585999</text:p>
          </table:table-cell>
          <table:table-cell office:value-type="float" office:value="3700112" calcext:value-type="float">
            <text:p>37001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974" calcext:value-type="float">
            <text:p>1497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3823" calcext:value-type="float">
            <text:p>16105218438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212" calcext:value-type="float">
            <text:p>170212</text:p>
          </table:table-cell>
          <table:table-cell office:value-type="float" office:value="2139" calcext:value-type="float">
            <text:p>2139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3440" calcext:value-type="float">
            <text:p>6223440</text:p>
          </table:table-cell>
          <table:table-cell office:value-type="float" office:value="142120" calcext:value-type="float">
            <text:p>142120</text:p>
          </table:table-cell>
          <table:table-cell office:value-type="float" office:value="6081320" calcext:value-type="float">
            <text:p>60813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4994" calcext:value-type="float">
            <text:p>1499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3944" calcext:value-type="float">
            <text:p>16105218439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228" calcext:value-type="float">
            <text:p>168228</text:p>
          </table:table-cell>
          <table:table-cell office:value-type="float" office:value="2142" calcext:value-type="float">
            <text:p>2142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2224" calcext:value-type="float">
            <text:p>6232224</text:p>
          </table:table-cell>
          <table:table-cell office:value-type="float" office:value="3077712" calcext:value-type="float">
            <text:p>3077712</text:p>
          </table:table-cell>
          <table:table-cell office:value-type="float" office:value="3154512" calcext:value-type="float">
            <text:p>31545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014" calcext:value-type="float">
            <text:p>1501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4064" calcext:value-type="float">
            <text:p>1610521844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1328" calcext:value-type="float">
            <text:p>171328</text:p>
          </table:table-cell>
          <table:table-cell office:value-type="float" office:value="2140" calcext:value-type="float">
            <text:p>2140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7886" calcext:value-type="float">
            <text:p>6247886</text:p>
          </table:table-cell>
          <table:table-cell office:value-type="float" office:value="1284838" calcext:value-type="float">
            <text:p>1284838</text:p>
          </table:table-cell>
          <table:table-cell office:value-type="float" office:value="4963048" calcext:value-type="float">
            <text:p>49630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033" calcext:value-type="float">
            <text:p>1503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4184" calcext:value-type="float">
            <text:p>1610521844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468" calcext:value-type="float">
            <text:p>169468</text:p>
          </table:table-cell>
          <table:table-cell office:value-type="float" office:value="2139" calcext:value-type="float">
            <text:p>2139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4720" calcext:value-type="float">
            <text:p>6344720</text:p>
          </table:table-cell>
          <table:table-cell office:value-type="float" office:value="0" calcext:value-type="float">
            <text:p>0</text:p>
          </table:table-cell>
          <table:table-cell office:value-type="float" office:value="6344720" calcext:value-type="float">
            <text:p>63447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054" calcext:value-type="float">
            <text:p>1505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4303" calcext:value-type="float">
            <text:p>16105218443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476" calcext:value-type="float">
            <text:p>168476</text:p>
          </table:table-cell>
          <table:table-cell office:value-type="float" office:value="2137" calcext:value-type="float">
            <text:p>2137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63496" calcext:value-type="float">
            <text:p>7563496</text:p>
          </table:table-cell>
          <table:table-cell office:value-type="float" office:value="0" calcext:value-type="float">
            <text:p>0</text:p>
          </table:table-cell>
          <table:table-cell office:value-type="float" office:value="7563496" calcext:value-type="float">
            <text:p>756349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074" calcext:value-type="float">
            <text:p>1507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4425" calcext:value-type="float">
            <text:p>1610521844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096" calcext:value-type="float">
            <text:p>169096</text:p>
          </table:table-cell>
          <table:table-cell office:value-type="float" office:value="2138" calcext:value-type="float">
            <text:p>2138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14048" calcext:value-type="float">
            <text:p>6914048</text:p>
          </table:table-cell>
          <table:table-cell office:value-type="float" office:value="0" calcext:value-type="float">
            <text:p>0</text:p>
          </table:table-cell>
          <table:table-cell office:value-type="float" office:value="6914048" calcext:value-type="float">
            <text:p>691404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093" calcext:value-type="float">
            <text:p>1509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4545" calcext:value-type="float">
            <text:p>16105218445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724" calcext:value-type="float">
            <text:p>168724</text:p>
          </table:table-cell>
          <table:table-cell office:value-type="float" office:value="2138" calcext:value-type="float">
            <text:p>2138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52328" calcext:value-type="float">
            <text:p>6952328</text:p>
          </table:table-cell>
          <table:table-cell office:value-type="float" office:value="0" calcext:value-type="float">
            <text:p>0</text:p>
          </table:table-cell>
          <table:table-cell office:value-type="float" office:value="6952328" calcext:value-type="float">
            <text:p>69523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111" calcext:value-type="float">
            <text:p>1511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4664" calcext:value-type="float">
            <text:p>1610521844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8972" calcext:value-type="float">
            <text:p>168972</text:p>
          </table:table-cell>
          <table:table-cell office:value-type="float" office:value="2138" calcext:value-type="float">
            <text:p>2138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73680" calcext:value-type="float">
            <text:p>6973680</text:p>
          </table:table-cell>
          <table:table-cell office:value-type="float" office:value="0" calcext:value-type="float">
            <text:p>0</text:p>
          </table:table-cell>
          <table:table-cell office:value-type="float" office:value="6973680" calcext:value-type="float">
            <text:p>697368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131" calcext:value-type="float">
            <text:p>1513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4779" calcext:value-type="float">
            <text:p>16105218447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2072" calcext:value-type="float">
            <text:p>172072</text:p>
          </table:table-cell>
          <table:table-cell office:value-type="float" office:value="2141" calcext:value-type="float">
            <text:p>2141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9871" calcext:value-type="float">
            <text:p>6249871</text:p>
          </table:table-cell>
          <table:table-cell office:value-type="float" office:value="2105031" calcext:value-type="float">
            <text:p>2105031</text:p>
          </table:table-cell>
          <table:table-cell office:value-type="float" office:value="4144840" calcext:value-type="float">
            <text:p>41448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150" calcext:value-type="float">
            <text:p>1515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4900" calcext:value-type="float">
            <text:p>16105218449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70708" calcext:value-type="float">
            <text:p>170708</text:p>
          </table:table-cell>
          <table:table-cell office:value-type="float" office:value="2140" calcext:value-type="float">
            <text:p>2140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27264" calcext:value-type="float">
            <text:p>6327264</text:p>
          </table:table-cell>
          <table:table-cell office:value-type="float" office:value="800240" calcext:value-type="float">
            <text:p>800240</text:p>
          </table:table-cell>
          <table:table-cell office:value-type="float" office:value="5527024" calcext:value-type="float">
            <text:p>552702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170" calcext:value-type="float">
            <text:p>1517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019" calcext:value-type="float">
            <text:p>1610521845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69220" calcext:value-type="float">
            <text:p>169220</text:p>
          </table:table-cell>
          <table:table-cell office:value-type="float" office:value="2138" calcext:value-type="float">
            <text:p>2138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5576" calcext:value-type="float">
            <text:p>6465576</text:p>
          </table:table-cell>
          <table:table-cell office:value-type="float" office:value="0" calcext:value-type="float">
            <text:p>0</text:p>
          </table:table-cell>
          <table:table-cell office:value-type="float" office:value="6465576" calcext:value-type="float">
            <text:p>64655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191" calcext:value-type="float">
            <text:p>1519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138" calcext:value-type="float">
            <text:p>1610521845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3012" calcext:value-type="float">
            <text:p>153012</text:p>
          </table:table-cell>
          <table:table-cell office:value-type="float" office:value="2123" calcext:value-type="float">
            <text:p>2123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94608" calcext:value-type="float">
            <text:p>6994608</text:p>
          </table:table-cell>
          <table:table-cell office:value-type="float" office:value="0" calcext:value-type="float">
            <text:p>0</text:p>
          </table:table-cell>
          <table:table-cell office:value-type="float" office:value="6994608" calcext:value-type="float">
            <text:p>69946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210" calcext:value-type="float">
            <text:p>1521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262" calcext:value-type="float">
            <text:p>1610521845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3012" calcext:value-type="float">
            <text:p>153012</text:p>
          </table:table-cell>
          <table:table-cell office:value-type="float" office:value="2122" calcext:value-type="float">
            <text:p>2122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49544" calcext:value-type="float">
            <text:p>7049544</text:p>
          </table:table-cell>
          <table:table-cell office:value-type="float" office:value="0" calcext:value-type="float">
            <text:p>0</text:p>
          </table:table-cell>
          <table:table-cell office:value-type="float" office:value="7049544" calcext:value-type="float">
            <text:p>70495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230" calcext:value-type="float">
            <text:p>1523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383" calcext:value-type="float">
            <text:p>161052184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2764" calcext:value-type="float">
            <text:p>152764</text:p>
          </table:table-cell>
          <table:table-cell office:value-type="float" office:value="2122" calcext:value-type="float">
            <text:p>2122</text:p>
          </table:table-cell>
          <table:table-cell office:value-type="float" office:value="2021444" calcext:value-type="float">
            <text:p>2021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04512" calcext:value-type="float">
            <text:p>7104512</text:p>
          </table:table-cell>
          <table:table-cell office:value-type="float" office:value="0" calcext:value-type="float">
            <text:p>0</text:p>
          </table:table-cell>
          <table:table-cell office:value-type="float" office:value="7104512" calcext:value-type="float">
            <text:p>710451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250" calcext:value-type="float">
            <text:p>1525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512" calcext:value-type="float">
            <text:p>1610521845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640" calcext:value-type="float">
            <text:p>140640</text:p>
          </table:table-cell>
          <table:table-cell office:value-type="float" office:value="2108" calcext:value-type="float">
            <text:p>2108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0832" calcext:value-type="float">
            <text:p>6410832</text:p>
          </table:table-cell>
          <table:table-cell office:value-type="float" office:value="22824" calcext:value-type="float">
            <text:p>22824</text:p>
          </table:table-cell>
          <table:table-cell office:value-type="float" office:value="6388008" calcext:value-type="float">
            <text:p>63880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268" calcext:value-type="float">
            <text:p>1526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628" calcext:value-type="float">
            <text:p>16105218456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5160" calcext:value-type="float">
            <text:p>125160</text:p>
          </table:table-cell>
          <table:table-cell office:value-type="float" office:value="2100" calcext:value-type="float">
            <text:p>2100</text:p>
          </table:table-cell>
          <table:table-cell office:value-type="float" office:value="2021456" calcext:value-type="float">
            <text:p>20214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07519" calcext:value-type="float">
            <text:p>10207519</text:p>
          </table:table-cell>
          <table:table-cell office:value-type="float" office:value="7285703" calcext:value-type="float">
            <text:p>7285703</text:p>
          </table:table-cell>
          <table:table-cell office:value-type="float" office:value="2921816" calcext:value-type="float">
            <text:p>29218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284" calcext:value-type="float">
            <text:p>1528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745" calcext:value-type="float">
            <text:p>1610521845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7000" calcext:value-type="float">
            <text:p>127000</text:p>
          </table:table-cell>
          <table:table-cell office:value-type="float" office:value="2097" calcext:value-type="float">
            <text:p>2097</text:p>
          </table:table-cell>
          <table:table-cell office:value-type="float" office:value="2021548" calcext:value-type="float">
            <text:p>20215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92592" calcext:value-type="float">
            <text:p>6392592</text:p>
          </table:table-cell>
          <table:table-cell office:value-type="float" office:value="1717640" calcext:value-type="float">
            <text:p>1717640</text:p>
          </table:table-cell>
          <table:table-cell office:value-type="float" office:value="4674952" calcext:value-type="float">
            <text:p>46749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300" calcext:value-type="float">
            <text:p>1530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856" calcext:value-type="float">
            <text:p>16105218458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196" calcext:value-type="float">
            <text:p>123196</text:p>
          </table:table-cell>
          <table:table-cell office:value-type="float" office:value="2093" calcext:value-type="float">
            <text:p>2093</text:p>
          </table:table-cell>
          <table:table-cell office:value-type="float" office:value="2021544" calcext:value-type="float">
            <text:p>20215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02911" calcext:value-type="float">
            <text:p>6302911</text:p>
          </table:table-cell>
          <table:table-cell office:value-type="float" office:value="2295391" calcext:value-type="float">
            <text:p>2295391</text:p>
          </table:table-cell>
          <table:table-cell office:value-type="float" office:value="4007520" calcext:value-type="float">
            <text:p>40075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319" calcext:value-type="float">
            <text:p>1531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5976" calcext:value-type="float">
            <text:p>16105218459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824" calcext:value-type="float">
            <text:p>118824</text:p>
          </table:table-cell>
          <table:table-cell office:value-type="float" office:value="2089" calcext:value-type="float">
            <text:p>2089</text:p>
          </table:table-cell>
          <table:table-cell office:value-type="float" office:value="2021476" calcext:value-type="float">
            <text:p>202147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95598" calcext:value-type="float">
            <text:p>7195598</text:p>
          </table:table-cell>
          <table:table-cell office:value-type="float" office:value="513510" calcext:value-type="float">
            <text:p>513510</text:p>
          </table:table-cell>
          <table:table-cell office:value-type="float" office:value="6682088" calcext:value-type="float">
            <text:p>668208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336" calcext:value-type="float">
            <text:p>15336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6089" calcext:value-type="float">
            <text:p>1610521846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444" calcext:value-type="float">
            <text:p>117444</text:p>
          </table:table-cell>
          <table:table-cell office:value-type="float" office:value="2088" calcext:value-type="float">
            <text:p>2088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54216" calcext:value-type="float">
            <text:p>6754216</text:p>
          </table:table-cell>
          <table:table-cell office:value-type="float" office:value="0" calcext:value-type="float">
            <text:p>0</text:p>
          </table:table-cell>
          <table:table-cell office:value-type="float" office:value="6754216" calcext:value-type="float">
            <text:p>675421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353" calcext:value-type="float">
            <text:p>1535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6204" calcext:value-type="float">
            <text:p>1610521846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320" calcext:value-type="float">
            <text:p>117320</text:p>
          </table:table-cell>
          <table:table-cell office:value-type="float" office:value="2088" calcext:value-type="float">
            <text:p>2088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70840" calcext:value-type="float">
            <text:p>6870840</text:p>
          </table:table-cell>
          <table:table-cell office:value-type="float" office:value="0" calcext:value-type="float">
            <text:p>0</text:p>
          </table:table-cell>
          <table:table-cell office:value-type="float" office:value="6870840" calcext:value-type="float">
            <text:p>687084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372" calcext:value-type="float">
            <text:p>1537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6318" calcext:value-type="float">
            <text:p>1610521846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196" calcext:value-type="float">
            <text:p>117196</text:p>
          </table:table-cell>
          <table:table-cell office:value-type="float" office:value="2087" calcext:value-type="float">
            <text:p>2087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04128" calcext:value-type="float">
            <text:p>7104128</text:p>
          </table:table-cell>
          <table:table-cell office:value-type="float" office:value="0" calcext:value-type="float">
            <text:p>0</text:p>
          </table:table-cell>
          <table:table-cell office:value-type="float" office:value="7104128" calcext:value-type="float">
            <text:p>710412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392" calcext:value-type="float">
            <text:p>1539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6439" calcext:value-type="float">
            <text:p>1610521846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824" calcext:value-type="float">
            <text:p>116824</text:p>
          </table:table-cell>
          <table:table-cell office:value-type="float" office:value="2092" calcext:value-type="float">
            <text:p>2092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69032" calcext:value-type="float">
            <text:p>7469032</text:p>
          </table:table-cell>
          <table:table-cell office:value-type="float" office:value="0" calcext:value-type="float">
            <text:p>0</text:p>
          </table:table-cell>
          <table:table-cell office:value-type="float" office:value="7469032" calcext:value-type="float">
            <text:p>746903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411" calcext:value-type="float">
            <text:p>1541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6559" calcext:value-type="float">
            <text:p>16105218465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824" calcext:value-type="float">
            <text:p>116824</text:p>
          </table:table-cell>
          <table:table-cell office:value-type="float" office:value="2092" calcext:value-type="float">
            <text:p>2092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05776" calcext:value-type="float">
            <text:p>7605776</text:p>
          </table:table-cell>
          <table:table-cell office:value-type="float" office:value="0" calcext:value-type="float">
            <text:p>0</text:p>
          </table:table-cell>
          <table:table-cell office:value-type="float" office:value="7605776" calcext:value-type="float">
            <text:p>760577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431" calcext:value-type="float">
            <text:p>1543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6679" calcext:value-type="float">
            <text:p>1610521846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824" calcext:value-type="float">
            <text:p>116824</text:p>
          </table:table-cell>
          <table:table-cell office:value-type="float" office:value="2092" calcext:value-type="float">
            <text:p>2092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43560" calcext:value-type="float">
            <text:p>7643560</text:p>
          </table:table-cell>
          <table:table-cell office:value-type="float" office:value="0" calcext:value-type="float">
            <text:p>0</text:p>
          </table:table-cell>
          <table:table-cell office:value-type="float" office:value="7643560" calcext:value-type="float">
            <text:p>764356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451" calcext:value-type="float">
            <text:p>1545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6798" calcext:value-type="float">
            <text:p>1610521846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072" calcext:value-type="float">
            <text:p>117072</text:p>
          </table:table-cell>
          <table:table-cell office:value-type="float" office:value="2087" calcext:value-type="float">
            <text:p>2087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18608" calcext:value-type="float">
            <text:p>7418608</text:p>
          </table:table-cell>
          <table:table-cell office:value-type="float" office:value="0" calcext:value-type="float">
            <text:p>0</text:p>
          </table:table-cell>
          <table:table-cell office:value-type="float" office:value="7418608" calcext:value-type="float">
            <text:p>7418608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470" calcext:value-type="float">
            <text:p>1547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6918" calcext:value-type="float">
            <text:p>1610521846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320" calcext:value-type="float">
            <text:p>117320</text:p>
          </table:table-cell>
          <table:table-cell office:value-type="float" office:value="2088" calcext:value-type="float">
            <text:p>2088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17144" calcext:value-type="float">
            <text:p>6817144</text:p>
          </table:table-cell>
          <table:table-cell office:value-type="float" office:value="0" calcext:value-type="float">
            <text:p>0</text:p>
          </table:table-cell>
          <table:table-cell office:value-type="float" office:value="6817144" calcext:value-type="float">
            <text:p>681714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491" calcext:value-type="float">
            <text:p>1549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7038" calcext:value-type="float">
            <text:p>1610521847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320" calcext:value-type="float">
            <text:p>117320</text:p>
          </table:table-cell>
          <table:table-cell office:value-type="float" office:value="2088" calcext:value-type="float">
            <text:p>2088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70752" calcext:value-type="float">
            <text:p>6870752</text:p>
          </table:table-cell>
          <table:table-cell office:value-type="float" office:value="0" calcext:value-type="float">
            <text:p>0</text:p>
          </table:table-cell>
          <table:table-cell office:value-type="float" office:value="6870752" calcext:value-type="float">
            <text:p>68707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510" calcext:value-type="float">
            <text:p>1551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7160" calcext:value-type="float">
            <text:p>1610521847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320" calcext:value-type="float">
            <text:p>117320</text:p>
          </table:table-cell>
          <table:table-cell office:value-type="float" office:value="2088" calcext:value-type="float">
            <text:p>2088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43704" calcext:value-type="float">
            <text:p>6743704</text:p>
          </table:table-cell>
          <table:table-cell office:value-type="float" office:value="0" calcext:value-type="float">
            <text:p>0</text:p>
          </table:table-cell>
          <table:table-cell office:value-type="float" office:value="6743704" calcext:value-type="float">
            <text:p>67437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531" calcext:value-type="float">
            <text:p>1553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7282" calcext:value-type="float">
            <text:p>16105218472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568" calcext:value-type="float">
            <text:p>117568</text:p>
          </table:table-cell>
          <table:table-cell office:value-type="float" office:value="2088" calcext:value-type="float">
            <text:p>2088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82736" calcext:value-type="float">
            <text:p>6682736</text:p>
          </table:table-cell>
          <table:table-cell office:value-type="float" office:value="0" calcext:value-type="float">
            <text:p>0</text:p>
          </table:table-cell>
          <table:table-cell office:value-type="float" office:value="6682736" calcext:value-type="float">
            <text:p>668273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551" calcext:value-type="float">
            <text:p>1555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7403" calcext:value-type="float">
            <text:p>1610521847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692" calcext:value-type="float">
            <text:p>117692</text:p>
          </table:table-cell>
          <table:table-cell office:value-type="float" office:value="2088" calcext:value-type="float">
            <text:p>2088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72264" calcext:value-type="float">
            <text:p>6572264</text:p>
          </table:table-cell>
          <table:table-cell office:value-type="float" office:value="0" calcext:value-type="float">
            <text:p>0</text:p>
          </table:table-cell>
          <table:table-cell office:value-type="float" office:value="6572264" calcext:value-type="float">
            <text:p>657226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571" calcext:value-type="float">
            <text:p>1557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7526" calcext:value-type="float">
            <text:p>1610521847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064" calcext:value-type="float">
            <text:p>118064</text:p>
          </table:table-cell>
          <table:table-cell office:value-type="float" office:value="2088" calcext:value-type="float">
            <text:p>2088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7551" calcext:value-type="float">
            <text:p>6527551</text:p>
          </table:table-cell>
          <table:table-cell office:value-type="float" office:value="15647" calcext:value-type="float">
            <text:p>15647</text:p>
          </table:table-cell>
          <table:table-cell office:value-type="float" office:value="6511904" calcext:value-type="float">
            <text:p>6511904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591" calcext:value-type="float">
            <text:p>1559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7648" calcext:value-type="float">
            <text:p>16105218476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312" calcext:value-type="float">
            <text:p>118312</text:p>
          </table:table-cell>
          <table:table-cell office:value-type="float" office:value="2089" calcext:value-type="float">
            <text:p>2089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02416" calcext:value-type="float">
            <text:p>6502416</text:p>
          </table:table-cell>
          <table:table-cell office:value-type="float" office:value="330760" calcext:value-type="float">
            <text:p>330760</text:p>
          </table:table-cell>
          <table:table-cell office:value-type="float" office:value="6171656" calcext:value-type="float">
            <text:p>6171656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610" calcext:value-type="float">
            <text:p>1561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7770" calcext:value-type="float">
            <text:p>16105218477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932" calcext:value-type="float">
            <text:p>118932</text:p>
          </table:table-cell>
          <table:table-cell office:value-type="float" office:value="2089" calcext:value-type="float">
            <text:p>2089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79486" calcext:value-type="float">
            <text:p>6479486</text:p>
          </table:table-cell>
          <table:table-cell office:value-type="float" office:value="859966" calcext:value-type="float">
            <text:p>859966</text:p>
          </table:table-cell>
          <table:table-cell office:value-type="float" office:value="5619520" calcext:value-type="float">
            <text:p>5619520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629" calcext:value-type="float">
            <text:p>1562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7889" calcext:value-type="float">
            <text:p>1610521847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512" calcext:value-type="float">
            <text:p>120512</text:p>
          </table:table-cell>
          <table:table-cell office:value-type="float" office:value="2091" calcext:value-type="float">
            <text:p>2091</text:p>
          </table:table-cell>
          <table:table-cell office:value-type="float" office:value="2021556" calcext:value-type="float">
            <text:p>20215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64847" calcext:value-type="float">
            <text:p>5964847</text:p>
          </table:table-cell>
          <table:table-cell office:value-type="float" office:value="2601495" calcext:value-type="float">
            <text:p>2601495</text:p>
          </table:table-cell>
          <table:table-cell office:value-type="float" office:value="3363352" calcext:value-type="float">
            <text:p>3363352</text:p>
          </table:table-cell>
          <table:table-cell office:value-type="float" office:value="8" calcext:value-type="float">
            <text:p>8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5646" calcext:value-type="float">
            <text:p>15646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008" calcext:value-type="float">
            <text:p>1610521848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192" calcext:value-type="float">
            <text:p>123192</text:p>
          </table:table-cell>
          <table:table-cell office:value-type="float" office:value="2094" calcext:value-type="float">
            <text:p>2094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203760" calcext:value-type="float">
            <text:p>7203760</text:p>
          </table:table-cell>
          <table:table-cell office:value-type="float" office:value="0" calcext:value-type="float">
            <text:p>0</text:p>
          </table:table-cell>
          <table:table-cell office:value-type="float" office:value="7203760" calcext:value-type="float">
            <text:p>7203760</text:p>
          </table:table-cell>
          <table:table-cell office:value-type="float" office:value="8" calcext:value-type="float">
            <text:p>8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15664" calcext:value-type="float">
            <text:p>1566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118" calcext:value-type="float">
            <text:p>1610521848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688" calcext:value-type="float">
            <text:p>123688</text:p>
          </table:table-cell>
          <table:table-cell office:value-type="float" office:value="2094" calcext:value-type="float">
            <text:p>2094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74015" calcext:value-type="float">
            <text:p>6574015</text:p>
          </table:table-cell>
          <table:table-cell office:value-type="float" office:value="1316831" calcext:value-type="float">
            <text:p>1316831</text:p>
          </table:table-cell>
          <table:table-cell office:value-type="float" office:value="5257184" calcext:value-type="float">
            <text:p>5257184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678" calcext:value-type="float">
            <text:p>1567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225" calcext:value-type="float">
            <text:p>1610521848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416" calcext:value-type="float">
            <text:p>122416</text:p>
          </table:table-cell>
          <table:table-cell office:value-type="float" office:value="2093" calcext:value-type="float">
            <text:p>2093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14416" calcext:value-type="float">
            <text:p>6514416</text:p>
          </table:table-cell>
          <table:table-cell office:value-type="float" office:value="418680" calcext:value-type="float">
            <text:p>418680</text:p>
          </table:table-cell>
          <table:table-cell office:value-type="float" office:value="6095736" calcext:value-type="float">
            <text:p>6095736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694" calcext:value-type="float">
            <text:p>1569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329" calcext:value-type="float">
            <text:p>1610521848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944" calcext:value-type="float">
            <text:p>121944</text:p>
          </table:table-cell>
          <table:table-cell office:value-type="float" office:value="2093" calcext:value-type="float">
            <text:p>2093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93392" calcext:value-type="float">
            <text:p>6493392</text:p>
          </table:table-cell>
          <table:table-cell office:value-type="float" office:value="0" calcext:value-type="float">
            <text:p>0</text:p>
          </table:table-cell>
          <table:table-cell office:value-type="float" office:value="6493392" calcext:value-type="float">
            <text:p>6493392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710" calcext:value-type="float">
            <text:p>1571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433" calcext:value-type="float">
            <text:p>1610521848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772" calcext:value-type="float">
            <text:p>121772</text:p>
          </table:table-cell>
          <table:table-cell office:value-type="float" office:value="2097" calcext:value-type="float">
            <text:p>2097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13368" calcext:value-type="float">
            <text:p>7513368</text:p>
          </table:table-cell>
          <table:table-cell office:value-type="float" office:value="0" calcext:value-type="float">
            <text:p>0</text:p>
          </table:table-cell>
          <table:table-cell office:value-type="float" office:value="7513368" calcext:value-type="float">
            <text:p>7513368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725" calcext:value-type="float">
            <text:p>1572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537" calcext:value-type="float">
            <text:p>1610521848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4872" calcext:value-type="float">
            <text:p>124872</text:p>
          </table:table-cell>
          <table:table-cell office:value-type="float" office:value="2096" calcext:value-type="float">
            <text:p>2096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7136" calcext:value-type="float">
            <text:p>6047136</text:p>
          </table:table-cell>
          <table:table-cell office:value-type="float" office:value="1495760" calcext:value-type="float">
            <text:p>1495760</text:p>
          </table:table-cell>
          <table:table-cell office:value-type="float" office:value="4551376" calcext:value-type="float">
            <text:p>4551376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741" calcext:value-type="float">
            <text:p>15741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642" calcext:value-type="float">
            <text:p>1610521848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228" calcext:value-type="float">
            <text:p>123228</text:p>
          </table:table-cell>
          <table:table-cell office:value-type="float" office:value="2094" calcext:value-type="float">
            <text:p>2094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57871" calcext:value-type="float">
            <text:p>6057871</text:p>
          </table:table-cell>
          <table:table-cell office:value-type="float" office:value="26567" calcext:value-type="float">
            <text:p>26567</text:p>
          </table:table-cell>
          <table:table-cell office:value-type="float" office:value="6031304" calcext:value-type="float">
            <text:p>6031304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756" calcext:value-type="float">
            <text:p>15756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746" calcext:value-type="float">
            <text:p>1610521848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136" calcext:value-type="float">
            <text:p>123136</text:p>
          </table:table-cell>
          <table:table-cell office:value-type="float" office:value="2094" calcext:value-type="float">
            <text:p>2094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3664" calcext:value-type="float">
            <text:p>6263664</text:p>
          </table:table-cell>
          <table:table-cell office:value-type="float" office:value="0" calcext:value-type="float">
            <text:p>0</text:p>
          </table:table-cell>
          <table:table-cell office:value-type="float" office:value="6263664" calcext:value-type="float">
            <text:p>6263664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772" calcext:value-type="float">
            <text:p>1577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851" calcext:value-type="float">
            <text:p>1610521848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440" calcext:value-type="float">
            <text:p>122440</text:p>
          </table:table-cell>
          <table:table-cell office:value-type="float" office:value="2093" calcext:value-type="float">
            <text:p>2093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22856" calcext:value-type="float">
            <text:p>6922856</text:p>
          </table:table-cell>
          <table:table-cell office:value-type="float" office:value="0" calcext:value-type="float">
            <text:p>0</text:p>
          </table:table-cell>
          <table:table-cell office:value-type="float" office:value="6922856" calcext:value-type="float">
            <text:p>6922856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788" calcext:value-type="float">
            <text:p>1578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8955" calcext:value-type="float">
            <text:p>1610521848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088" calcext:value-type="float">
            <text:p>126088</text:p>
          </table:table-cell>
          <table:table-cell office:value-type="float" office:value="2096" calcext:value-type="float">
            <text:p>2096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2464" calcext:value-type="float">
            <text:p>6082464</text:p>
          </table:table-cell>
          <table:table-cell office:value-type="float" office:value="1923024" calcext:value-type="float">
            <text:p>1923024</text:p>
          </table:table-cell>
          <table:table-cell office:value-type="float" office:value="4159440" calcext:value-type="float">
            <text:p>4159440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806" calcext:value-type="float">
            <text:p>15806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063" calcext:value-type="float">
            <text:p>1610521849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180" calcext:value-type="float">
            <text:p>122180</text:p>
          </table:table-cell>
          <table:table-cell office:value-type="float" office:value="2093" calcext:value-type="float">
            <text:p>2093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77544" calcext:value-type="float">
            <text:p>7177544</text:p>
          </table:table-cell>
          <table:table-cell office:value-type="float" office:value="0" calcext:value-type="float">
            <text:p>0</text:p>
          </table:table-cell>
          <table:table-cell office:value-type="float" office:value="7177544" calcext:value-type="float">
            <text:p>71775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825" calcext:value-type="float">
            <text:p>1582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182" calcext:value-type="float">
            <text:p>1610521849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440" calcext:value-type="float">
            <text:p>126440</text:p>
          </table:table-cell>
          <table:table-cell office:value-type="float" office:value="2097" calcext:value-type="float">
            <text:p>2097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4592" calcext:value-type="float">
            <text:p>6034592</text:p>
          </table:table-cell>
          <table:table-cell office:value-type="float" office:value="0" calcext:value-type="float">
            <text:p>0</text:p>
          </table:table-cell>
          <table:table-cell office:value-type="float" office:value="6034592" calcext:value-type="float">
            <text:p>6034592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840" calcext:value-type="float">
            <text:p>1584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292" calcext:value-type="float">
            <text:p>1610521849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5572" calcext:value-type="float">
            <text:p>125572</text:p>
          </table:table-cell>
          <table:table-cell office:value-type="float" office:value="2096" calcext:value-type="float">
            <text:p>2096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6158" calcext:value-type="float">
            <text:p>6006158</text:p>
          </table:table-cell>
          <table:table-cell office:value-type="float" office:value="710" calcext:value-type="float">
            <text:p>710</text:p>
          </table:table-cell>
          <table:table-cell office:value-type="float" office:value="6005448" calcext:value-type="float">
            <text:p>6005448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5856" calcext:value-type="float">
            <text:p>15856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397" calcext:value-type="float">
            <text:p>1610521849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5908" calcext:value-type="float">
            <text:p>125908</text:p>
          </table:table-cell>
          <table:table-cell office:value-type="float" office:value="2096" calcext:value-type="float">
            <text:p>2096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77168" calcext:value-type="float">
            <text:p>6877168</text:p>
          </table:table-cell>
          <table:table-cell office:value-type="float" office:value="0" calcext:value-type="float">
            <text:p>0</text:p>
          </table:table-cell>
          <table:table-cell office:value-type="float" office:value="6877168" calcext:value-type="float">
            <text:p>68771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873" calcext:value-type="float">
            <text:p>1587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501" calcext:value-type="float">
            <text:p>1610521849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404" calcext:value-type="float">
            <text:p>126404</text:p>
          </table:table-cell>
          <table:table-cell office:value-type="float" office:value="2097" calcext:value-type="float">
            <text:p>2097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03752" calcext:value-type="float">
            <text:p>6503752</text:p>
          </table:table-cell>
          <table:table-cell office:value-type="float" office:value="16384" calcext:value-type="float">
            <text:p>16384</text:p>
          </table:table-cell>
          <table:table-cell office:value-type="float" office:value="6487368" calcext:value-type="float">
            <text:p>64873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890" calcext:value-type="float">
            <text:p>1589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610" calcext:value-type="float">
            <text:p>16105218496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7148" calcext:value-type="float">
            <text:p>127148</text:p>
          </table:table-cell>
          <table:table-cell office:value-type="float" office:value="2098" calcext:value-type="float">
            <text:p>2098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1376" calcext:value-type="float">
            <text:p>5591376</text:p>
          </table:table-cell>
          <table:table-cell office:value-type="float" office:value="0" calcext:value-type="float">
            <text:p>0</text:p>
          </table:table-cell>
          <table:table-cell office:value-type="float" office:value="5591376" calcext:value-type="float">
            <text:p>559137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906" calcext:value-type="float">
            <text:p>15906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719" calcext:value-type="float">
            <text:p>1610521849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264" calcext:value-type="float">
            <text:p>128264</text:p>
          </table:table-cell>
          <table:table-cell office:value-type="float" office:value="2099" calcext:value-type="float">
            <text:p>2099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2463" calcext:value-type="float">
            <text:p>6072463</text:p>
          </table:table-cell>
          <table:table-cell office:value-type="float" office:value="1311815" calcext:value-type="float">
            <text:p>1311815</text:p>
          </table:table-cell>
          <table:table-cell office:value-type="float" office:value="4760648" calcext:value-type="float">
            <text:p>47606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922" calcext:value-type="float">
            <text:p>1592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830" calcext:value-type="float">
            <text:p>16105218498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5784" calcext:value-type="float">
            <text:p>125784</text:p>
          </table:table-cell>
          <table:table-cell office:value-type="float" office:value="2100" calcext:value-type="float">
            <text:p>2100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6752" calcext:value-type="float">
            <text:p>5986752</text:p>
          </table:table-cell>
          <table:table-cell office:value-type="float" office:value="3116414" calcext:value-type="float">
            <text:p>3116414</text:p>
          </table:table-cell>
          <table:table-cell office:value-type="float" office:value="2870338" calcext:value-type="float">
            <text:p>287033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940" calcext:value-type="float">
            <text:p>1594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49937" calcext:value-type="float">
            <text:p>1610521849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652" calcext:value-type="float">
            <text:p>126652</text:p>
          </table:table-cell>
          <table:table-cell office:value-type="float" office:value="2097" calcext:value-type="float">
            <text:p>2097</text:p>
          </table:table-cell>
          <table:table-cell office:value-type="float" office:value="2021560" calcext:value-type="float">
            <text:p>20215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7816" calcext:value-type="float">
            <text:p>6337816</text:p>
          </table:table-cell>
          <table:table-cell office:value-type="float" office:value="0" calcext:value-type="float">
            <text:p>0</text:p>
          </table:table-cell>
          <table:table-cell office:value-type="float" office:value="6337816" calcext:value-type="float">
            <text:p>633781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960" calcext:value-type="float">
            <text:p>1596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0052" calcext:value-type="float">
            <text:p>1610521850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900" calcext:value-type="float">
            <text:p>126900</text:p>
          </table:table-cell>
          <table:table-cell office:value-type="float" office:value="2097" calcext:value-type="float">
            <text:p>2097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28992" calcext:value-type="float">
            <text:p>6228992</text:p>
          </table:table-cell>
          <table:table-cell office:value-type="float" office:value="0" calcext:value-type="float">
            <text:p>0</text:p>
          </table:table-cell>
          <table:table-cell office:value-type="float" office:value="6228992" calcext:value-type="float">
            <text:p>62289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979" calcext:value-type="float">
            <text:p>1597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0174" calcext:value-type="float">
            <text:p>1610521850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7644" calcext:value-type="float">
            <text:p>127644</text:p>
          </table:table-cell>
          <table:table-cell office:value-type="float" office:value="2098" calcext:value-type="float">
            <text:p>2098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3151" calcext:value-type="float">
            <text:p>5643151</text:p>
          </table:table-cell>
          <table:table-cell office:value-type="float" office:value="15815" calcext:value-type="float">
            <text:p>15815</text:p>
          </table:table-cell>
          <table:table-cell office:value-type="float" office:value="5627336" calcext:value-type="float">
            <text:p>56273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999" calcext:value-type="float">
            <text:p>1599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0294" calcext:value-type="float">
            <text:p>1610521850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7644" calcext:value-type="float">
            <text:p>127644</text:p>
          </table:table-cell>
          <table:table-cell office:value-type="float" office:value="2098" calcext:value-type="float">
            <text:p>2098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4143" calcext:value-type="float">
            <text:p>6014143</text:p>
          </table:table-cell>
          <table:table-cell office:value-type="float" office:value="315999" calcext:value-type="float">
            <text:p>315999</text:p>
          </table:table-cell>
          <table:table-cell office:value-type="float" office:value="5698144" calcext:value-type="float">
            <text:p>56981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019" calcext:value-type="float">
            <text:p>1601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0417" calcext:value-type="float">
            <text:p>1610521850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512" calcext:value-type="float">
            <text:p>128512</text:p>
          </table:table-cell>
          <table:table-cell office:value-type="float" office:value="2099" calcext:value-type="float">
            <text:p>2099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58734" calcext:value-type="float">
            <text:p>5658734</text:p>
          </table:table-cell>
          <table:table-cell office:value-type="float" office:value="1121334" calcext:value-type="float">
            <text:p>1121334</text:p>
          </table:table-cell>
          <table:table-cell office:value-type="float" office:value="4537400" calcext:value-type="float">
            <text:p>45374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038" calcext:value-type="float">
            <text:p>1603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0538" calcext:value-type="float">
            <text:p>1610521850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280" calcext:value-type="float">
            <text:p>126280</text:p>
          </table:table-cell>
          <table:table-cell office:value-type="float" office:value="2100" calcext:value-type="float">
            <text:p>2100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3134" calcext:value-type="float">
            <text:p>6063134</text:p>
          </table:table-cell>
          <table:table-cell office:value-type="float" office:value="2900494" calcext:value-type="float">
            <text:p>2900494</text:p>
          </table:table-cell>
          <table:table-cell office:value-type="float" office:value="3162640" calcext:value-type="float">
            <text:p>31626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057" calcext:value-type="float">
            <text:p>16057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0657" calcext:value-type="float">
            <text:p>16105218506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7272" calcext:value-type="float">
            <text:p>127272</text:p>
          </table:table-cell>
          <table:table-cell office:value-type="float" office:value="2098" calcext:value-type="float">
            <text:p>2098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64527" calcext:value-type="float">
            <text:p>5864527</text:p>
          </table:table-cell>
          <table:table-cell office:value-type="float" office:value="241191" calcext:value-type="float">
            <text:p>241191</text:p>
          </table:table-cell>
          <table:table-cell office:value-type="float" office:value="5623336" calcext:value-type="float">
            <text:p>56233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075" calcext:value-type="float">
            <text:p>1607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0776" calcext:value-type="float">
            <text:p>1610521850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9752" calcext:value-type="float">
            <text:p>129752</text:p>
          </table:table-cell>
          <table:table-cell office:value-type="float" office:value="2100" calcext:value-type="float">
            <text:p>2100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77118" calcext:value-type="float">
            <text:p>5677118</text:p>
          </table:table-cell>
          <table:table-cell office:value-type="float" office:value="2179102" calcext:value-type="float">
            <text:p>2179102</text:p>
          </table:table-cell>
          <table:table-cell office:value-type="float" office:value="3498016" calcext:value-type="float">
            <text:p>349801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093" calcext:value-type="float">
            <text:p>1609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0889" calcext:value-type="float">
            <text:p>1610521850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7024" calcext:value-type="float">
            <text:p>127024</text:p>
          </table:table-cell>
          <table:table-cell office:value-type="float" office:value="2098" calcext:value-type="float">
            <text:p>2098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13384" calcext:value-type="float">
            <text:p>5613384</text:p>
          </table:table-cell>
          <table:table-cell office:value-type="float" office:value="0" calcext:value-type="float">
            <text:p>0</text:p>
          </table:table-cell>
          <table:table-cell office:value-type="float" office:value="5613384" calcext:value-type="float">
            <text:p>56133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113" calcext:value-type="float">
            <text:p>1611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009" calcext:value-type="float">
            <text:p>1610521851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776" calcext:value-type="float">
            <text:p>126776</text:p>
          </table:table-cell>
          <table:table-cell office:value-type="float" office:value="2101" calcext:value-type="float">
            <text:p>2101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93054" calcext:value-type="float">
            <text:p>5693054</text:p>
          </table:table-cell>
          <table:table-cell office:value-type="float" office:value="2830142" calcext:value-type="float">
            <text:p>2830142</text:p>
          </table:table-cell>
          <table:table-cell office:value-type="float" office:value="2862912" calcext:value-type="float">
            <text:p>28629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132" calcext:value-type="float">
            <text:p>1613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132" calcext:value-type="float">
            <text:p>1610521851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140" calcext:value-type="float">
            <text:p>128140</text:p>
          </table:table-cell>
          <table:table-cell office:value-type="float" office:value="2099" calcext:value-type="float">
            <text:p>2099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55888" calcext:value-type="float">
            <text:p>5655888</text:p>
          </table:table-cell>
          <table:table-cell office:value-type="float" office:value="644776" calcext:value-type="float">
            <text:p>644776</text:p>
          </table:table-cell>
          <table:table-cell office:value-type="float" office:value="5011112" calcext:value-type="float">
            <text:p>50111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150" calcext:value-type="float">
            <text:p>1615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246" calcext:value-type="float">
            <text:p>16105218512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776" calcext:value-type="float">
            <text:p>126776</text:p>
          </table:table-cell>
          <table:table-cell office:value-type="float" office:value="2101" calcext:value-type="float">
            <text:p>2101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76608" calcext:value-type="float">
            <text:p>6176608</text:p>
          </table:table-cell>
          <table:table-cell office:value-type="float" office:value="0" calcext:value-type="float">
            <text:p>0</text:p>
          </table:table-cell>
          <table:table-cell office:value-type="float" office:value="6176608" calcext:value-type="float">
            <text:p>61766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169" calcext:value-type="float">
            <text:p>1616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365" calcext:value-type="float">
            <text:p>1610521851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636" calcext:value-type="float">
            <text:p>128636</text:p>
          </table:table-cell>
          <table:table-cell office:value-type="float" office:value="2099" calcext:value-type="float">
            <text:p>2099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14255" calcext:value-type="float">
            <text:p>5314255</text:p>
          </table:table-cell>
          <table:table-cell office:value-type="float" office:value="654183" calcext:value-type="float">
            <text:p>654183</text:p>
          </table:table-cell>
          <table:table-cell office:value-type="float" office:value="4660072" calcext:value-type="float">
            <text:p>46600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187" calcext:value-type="float">
            <text:p>16187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484" calcext:value-type="float">
            <text:p>16105218514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7272" calcext:value-type="float">
            <text:p>127272</text:p>
          </table:table-cell>
          <table:table-cell office:value-type="float" office:value="2098" calcext:value-type="float">
            <text:p>2098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1008" calcext:value-type="float">
            <text:p>5561008</text:p>
          </table:table-cell>
          <table:table-cell office:value-type="float" office:value="0" calcext:value-type="float">
            <text:p>0</text:p>
          </table:table-cell>
          <table:table-cell office:value-type="float" office:value="5561008" calcext:value-type="float">
            <text:p>55610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206" calcext:value-type="float">
            <text:p>16206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602" calcext:value-type="float">
            <text:p>1610521851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9752" calcext:value-type="float">
            <text:p>129752</text:p>
          </table:table-cell>
          <table:table-cell office:value-type="float" office:value="2100" calcext:value-type="float">
            <text:p>2100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18768" calcext:value-type="float">
            <text:p>5418768</text:p>
          </table:table-cell>
          <table:table-cell office:value-type="float" office:value="1935240" calcext:value-type="float">
            <text:p>1935240</text:p>
          </table:table-cell>
          <table:table-cell office:value-type="float" office:value="3483528" calcext:value-type="float">
            <text:p>348352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224" calcext:value-type="float">
            <text:p>16224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721" calcext:value-type="float">
            <text:p>16105218517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636" calcext:value-type="float">
            <text:p>128636</text:p>
          </table:table-cell>
          <table:table-cell office:value-type="float" office:value="2099" calcext:value-type="float">
            <text:p>2099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90112" calcext:value-type="float">
            <text:p>5390112</text:p>
          </table:table-cell>
          <table:table-cell office:value-type="float" office:value="741264" calcext:value-type="float">
            <text:p>741264</text:p>
          </table:table-cell>
          <table:table-cell office:value-type="float" office:value="4648848" calcext:value-type="float">
            <text:p>46488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243" calcext:value-type="float">
            <text:p>1624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837" calcext:value-type="float">
            <text:p>1610521851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140" calcext:value-type="float">
            <text:p>128140</text:p>
          </table:table-cell>
          <table:table-cell office:value-type="float" office:value="2099" calcext:value-type="float">
            <text:p>2099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86864" calcext:value-type="float">
            <text:p>5286864</text:p>
          </table:table-cell>
          <table:table-cell office:value-type="float" office:value="34280" calcext:value-type="float">
            <text:p>34280</text:p>
          </table:table-cell>
          <table:table-cell office:value-type="float" office:value="5252584" calcext:value-type="float">
            <text:p>52525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262" calcext:value-type="float">
            <text:p>1626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1956" calcext:value-type="float">
            <text:p>1610521851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7644" calcext:value-type="float">
            <text:p>127644</text:p>
          </table:table-cell>
          <table:table-cell office:value-type="float" office:value="2098" calcext:value-type="float">
            <text:p>2098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65374" calcext:value-type="float">
            <text:p>5265374</text:p>
          </table:table-cell>
          <table:table-cell office:value-type="float" office:value="7038" calcext:value-type="float">
            <text:p>7038</text:p>
          </table:table-cell>
          <table:table-cell office:value-type="float" office:value="5258336" calcext:value-type="float">
            <text:p>52583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280" calcext:value-type="float">
            <text:p>1628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2077" calcext:value-type="float">
            <text:p>1610521852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388" calcext:value-type="float">
            <text:p>128388</text:p>
          </table:table-cell>
          <table:table-cell office:value-type="float" office:value="2099" calcext:value-type="float">
            <text:p>2099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68528" calcext:value-type="float">
            <text:p>5268528</text:p>
          </table:table-cell>
          <table:table-cell office:value-type="float" office:value="254488" calcext:value-type="float">
            <text:p>254488</text:p>
          </table:table-cell>
          <table:table-cell office:value-type="float" office:value="5014040" calcext:value-type="float">
            <text:p>50140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299" calcext:value-type="float">
            <text:p>1629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2200" calcext:value-type="float">
            <text:p>1610521852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9008" calcext:value-type="float">
            <text:p>129008</text:p>
          </table:table-cell>
          <table:table-cell office:value-type="float" office:value="2100" calcext:value-type="float">
            <text:p>2100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72702" calcext:value-type="float">
            <text:p>5072702</text:p>
          </table:table-cell>
          <table:table-cell office:value-type="float" office:value="795550" calcext:value-type="float">
            <text:p>795550</text:p>
          </table:table-cell>
          <table:table-cell office:value-type="float" office:value="4277152" calcext:value-type="float">
            <text:p>427715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317" calcext:value-type="float">
            <text:p>16317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2321" calcext:value-type="float">
            <text:p>1610521852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0124" calcext:value-type="float">
            <text:p>130124</text:p>
          </table:table-cell>
          <table:table-cell office:value-type="float" office:value="2101" calcext:value-type="float">
            <text:p>2101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36976" calcext:value-type="float">
            <text:p>5036976</text:p>
          </table:table-cell>
          <table:table-cell office:value-type="float" office:value="1891800" calcext:value-type="float">
            <text:p>1891800</text:p>
          </table:table-cell>
          <table:table-cell office:value-type="float" office:value="3145176" calcext:value-type="float">
            <text:p>314517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333" calcext:value-type="float">
            <text:p>1633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2439" calcext:value-type="float">
            <text:p>1610521852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8016" calcext:value-type="float">
            <text:p>128016</text:p>
          </table:table-cell>
          <table:table-cell office:value-type="float" office:value="2099" calcext:value-type="float">
            <text:p>2099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00528" calcext:value-type="float">
            <text:p>4900528</text:p>
          </table:table-cell>
          <table:table-cell office:value-type="float" office:value="0" calcext:value-type="float">
            <text:p>0</text:p>
          </table:table-cell>
          <table:table-cell office:value-type="float" office:value="4900528" calcext:value-type="float">
            <text:p>490052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352" calcext:value-type="float">
            <text:p>1635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2555" calcext:value-type="float">
            <text:p>1610521852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9892" calcext:value-type="float">
            <text:p>129892</text:p>
          </table:table-cell>
          <table:table-cell office:value-type="float" office:value="2100" calcext:value-type="float">
            <text:p>2100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78447" calcext:value-type="float">
            <text:p>4678447</text:p>
          </table:table-cell>
          <table:table-cell office:value-type="float" office:value="1270167" calcext:value-type="float">
            <text:p>1270167</text:p>
          </table:table-cell>
          <table:table-cell office:value-type="float" office:value="3408280" calcext:value-type="float">
            <text:p>34082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368" calcext:value-type="float">
            <text:p>1636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2675" calcext:value-type="float">
            <text:p>1610521852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9024" calcext:value-type="float">
            <text:p>129024</text:p>
          </table:table-cell>
          <table:table-cell office:value-type="float" office:value="2100" calcext:value-type="float">
            <text:p>2100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781184" calcext:value-type="float">
            <text:p>4781184</text:p>
          </table:table-cell>
          <table:table-cell office:value-type="float" office:value="600640" calcext:value-type="float">
            <text:p>600640</text:p>
          </table:table-cell>
          <table:table-cell office:value-type="float" office:value="4180544" calcext:value-type="float">
            <text:p>41805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385" calcext:value-type="float">
            <text:p>1638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2791" calcext:value-type="float">
            <text:p>1610521852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048" calcext:value-type="float">
            <text:p>126048</text:p>
          </table:table-cell>
          <table:table-cell office:value-type="float" office:value="2097" calcext:value-type="float">
            <text:p>2097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07888" calcext:value-type="float">
            <text:p>8007888</text:p>
          </table:table-cell>
          <table:table-cell office:value-type="float" office:value="1378408" calcext:value-type="float">
            <text:p>1378408</text:p>
          </table:table-cell>
          <table:table-cell office:value-type="float" office:value="6629480" calcext:value-type="float">
            <text:p>66294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402" calcext:value-type="float">
            <text:p>1640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2909" calcext:value-type="float">
            <text:p>1610521852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5800" calcext:value-type="float">
            <text:p>125800</text:p>
          </table:table-cell>
          <table:table-cell office:value-type="float" office:value="2097" calcext:value-type="float">
            <text:p>2097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25840" calcext:value-type="float">
            <text:p>8025840</text:p>
          </table:table-cell>
          <table:table-cell office:value-type="float" office:value="1125240" calcext:value-type="float">
            <text:p>1125240</text:p>
          </table:table-cell>
          <table:table-cell office:value-type="float" office:value="6900600" calcext:value-type="float">
            <text:p>69006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420" calcext:value-type="float">
            <text:p>1642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020" calcext:value-type="float">
            <text:p>1610521853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420" calcext:value-type="float">
            <text:p>126420</text:p>
          </table:table-cell>
          <table:table-cell office:value-type="float" office:value="2097" calcext:value-type="float">
            <text:p>2097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932350" calcext:value-type="float">
            <text:p>7932350</text:p>
          </table:table-cell>
          <table:table-cell office:value-type="float" office:value="1963230" calcext:value-type="float">
            <text:p>1963230</text:p>
          </table:table-cell>
          <table:table-cell office:value-type="float" office:value="5969120" calcext:value-type="float">
            <text:p>59691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438" calcext:value-type="float">
            <text:p>16438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136" calcext:value-type="float">
            <text:p>1610521853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6652" calcext:value-type="float">
            <text:p>126652</text:p>
          </table:table-cell>
          <table:table-cell office:value-type="float" office:value="2098" calcext:value-type="float">
            <text:p>2098</text:p>
          </table:table-cell>
          <table:table-cell office:value-type="float" office:value="2021816" calcext:value-type="float">
            <text:p>2021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01519" calcext:value-type="float">
            <text:p>5701519</text:p>
          </table:table-cell>
          <table:table-cell office:value-type="float" office:value="323527" calcext:value-type="float">
            <text:p>323527</text:p>
          </table:table-cell>
          <table:table-cell office:value-type="float" office:value="5377992" calcext:value-type="float">
            <text:p>53779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453" calcext:value-type="float">
            <text:p>16453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249" calcext:value-type="float">
            <text:p>1610521853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20" calcext:value-type="float">
            <text:p>121320</text:p>
          </table:table-cell>
          <table:table-cell office:value-type="float" office:value="2092" calcext:value-type="float">
            <text:p>2092</text:p>
          </table:table-cell>
          <table:table-cell office:value-type="float" office:value="2021788" calcext:value-type="float">
            <text:p>202178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0536" calcext:value-type="float">
            <text:p>5950536</text:p>
          </table:table-cell>
          <table:table-cell office:value-type="float" office:value="0" calcext:value-type="float">
            <text:p>0</text:p>
          </table:table-cell>
          <table:table-cell office:value-type="float" office:value="5950536" calcext:value-type="float">
            <text:p>59505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470" calcext:value-type="float">
            <text:p>1647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358" calcext:value-type="float">
            <text:p>16105218533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088" calcext:value-type="float">
            <text:p>119088</text:p>
          </table:table-cell>
          <table:table-cell office:value-type="float" office:value="2093" calcext:value-type="float">
            <text:p>2093</text:p>
          </table:table-cell>
          <table:table-cell office:value-type="float" office:value="2021804" calcext:value-type="float">
            <text:p>20218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13950" calcext:value-type="float">
            <text:p>5313950</text:p>
          </table:table-cell>
          <table:table-cell office:value-type="float" office:value="2797270" calcext:value-type="float">
            <text:p>2797270</text:p>
          </table:table-cell>
          <table:table-cell office:value-type="float" office:value="2516680" calcext:value-type="float">
            <text:p>25166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485" calcext:value-type="float">
            <text:p>1648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467" calcext:value-type="float">
            <text:p>1610521853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592" calcext:value-type="float">
            <text:p>120592</text:p>
          </table:table-cell>
          <table:table-cell office:value-type="float" office:value="2092" calcext:value-type="float">
            <text:p>2092</text:p>
          </table:table-cell>
          <table:table-cell office:value-type="float" office:value="2021824" calcext:value-type="float">
            <text:p>20218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761696" calcext:value-type="float">
            <text:p>4761696</text:p>
          </table:table-cell>
          <table:table-cell office:value-type="float" office:value="2098224" calcext:value-type="float">
            <text:p>2098224</text:p>
          </table:table-cell>
          <table:table-cell office:value-type="float" office:value="2663472" calcext:value-type="float">
            <text:p>26634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499" calcext:value-type="float">
            <text:p>16499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576" calcext:value-type="float">
            <text:p>1610521853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856" calcext:value-type="float">
            <text:p>118856</text:p>
          </table:table-cell>
          <table:table-cell office:value-type="float" office:value="2090" calcext:value-type="float">
            <text:p>2090</text:p>
          </table:table-cell>
          <table:table-cell office:value-type="float" office:value="2021824" calcext:value-type="float">
            <text:p>20218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98192" calcext:value-type="float">
            <text:p>4998192</text:p>
          </table:table-cell>
          <table:table-cell office:value-type="float" office:value="0" calcext:value-type="float">
            <text:p>0</text:p>
          </table:table-cell>
          <table:table-cell office:value-type="float" office:value="4998192" calcext:value-type="float">
            <text:p>49981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515" calcext:value-type="float">
            <text:p>1651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684" calcext:value-type="float">
            <text:p>1610521853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24" calcext:value-type="float">
            <text:p>119724</text:p>
          </table:table-cell>
          <table:table-cell office:value-type="float" office:value="2091" calcext:value-type="float">
            <text:p>2091</text:p>
          </table:table-cell>
          <table:table-cell office:value-type="float" office:value="2021824" calcext:value-type="float">
            <text:p>20218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43407" calcext:value-type="float">
            <text:p>5543407</text:p>
          </table:table-cell>
          <table:table-cell office:value-type="float" office:value="1293047" calcext:value-type="float">
            <text:p>1293047</text:p>
          </table:table-cell>
          <table:table-cell office:value-type="float" office:value="4250360" calcext:value-type="float">
            <text:p>42503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530" calcext:value-type="float">
            <text:p>16530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795" calcext:value-type="float">
            <text:p>1610521853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608" calcext:value-type="float">
            <text:p>118608</text:p>
          </table:table-cell>
          <table:table-cell office:value-type="float" office:value="2090" calcext:value-type="float">
            <text:p>2090</text:p>
          </table:table-cell>
          <table:table-cell office:value-type="float" office:value="2021824" calcext:value-type="float">
            <text:p>20218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43407" calcext:value-type="float">
            <text:p>5543407</text:p>
          </table:table-cell>
          <table:table-cell office:value-type="float" office:value="72439" calcext:value-type="float">
            <text:p>72439</text:p>
          </table:table-cell>
          <table:table-cell office:value-type="float" office:value="5470968" calcext:value-type="float">
            <text:p>54709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545" calcext:value-type="float">
            <text:p>16545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3911" calcext:value-type="float">
            <text:p>1610521853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492" calcext:value-type="float">
            <text:p>121492</text:p>
          </table:table-cell>
          <table:table-cell office:value-type="float" office:value="2092" calcext:value-type="float">
            <text:p>2092</text:p>
          </table:table-cell>
          <table:table-cell office:value-type="float" office:value="2021824" calcext:value-type="float">
            <text:p>20218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57968" calcext:value-type="float">
            <text:p>4657968</text:p>
          </table:table-cell>
          <table:table-cell office:value-type="float" office:value="1964440" calcext:value-type="float">
            <text:p>1964440</text:p>
          </table:table-cell>
          <table:table-cell office:value-type="float" office:value="2693528" calcext:value-type="float">
            <text:p>269352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562" calcext:value-type="float">
            <text:p>16562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4031" calcext:value-type="float">
            <text:p>1610521854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120" calcext:value-type="float">
            <text:p>121120</text:p>
          </table:table-cell>
          <table:table-cell office:value-type="float" office:value="2092" calcext:value-type="float">
            <text:p>2092</text:p>
          </table:table-cell>
          <table:table-cell office:value-type="float" office:value="2021824" calcext:value-type="float">
            <text:p>20218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57968" calcext:value-type="float">
            <text:p>4657968</text:p>
          </table:table-cell>
          <table:table-cell office:value-type="float" office:value="1710488" calcext:value-type="float">
            <text:p>1710488</text:p>
          </table:table-cell>
          <table:table-cell office:value-type="float" office:value="2947480" calcext:value-type="float">
            <text:p>29474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576" calcext:value-type="float">
            <text:p>16576</text:p>
          </table:table-cell>
          <table:table-cell office:value-type="float" office:value="-552" calcext:value-type="float">
            <text:p>-552</text:p>
          </table:table-cell>
          <table:table-cell office:value-type="float" office:value="3719" calcext:value-type="float">
            <text:p>3719</text:p>
          </table:table-cell>
          <table:table-cell office:value-type="float" office:value="1610521854150" calcext:value-type="float">
            <text:p>1610521854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452" calcext:value-type="float">
            <text:p>118452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653488" calcext:value-type="float">
            <text:p>8653488</text:p>
          </table:table-cell>
          <table:table-cell office:value-type="float" office:value="3405144" calcext:value-type="float">
            <text:p>3405144</text:p>
          </table:table-cell>
          <table:table-cell office:value-type="float" office:value="5248344" calcext:value-type="float">
            <text:p>5248344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6588" calcext:value-type="float">
            <text:p>1658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4264" calcext:value-type="float">
            <text:p>1610521854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264" calcext:value-type="float">
            <text:p>116264</text:p>
          </table:table-cell>
          <table:table-cell office:value-type="float" office:value="2087" calcext:value-type="float">
            <text:p>2087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855983" calcext:value-type="float">
            <text:p>14855983</text:p>
          </table:table-cell>
          <table:table-cell office:value-type="float" office:value="7378839" calcext:value-type="float">
            <text:p>7378839</text:p>
          </table:table-cell>
          <table:table-cell office:value-type="float" office:value="7477144" calcext:value-type="float">
            <text:p>74771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606" calcext:value-type="float">
            <text:p>1660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4371" calcext:value-type="float">
            <text:p>1610521854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624" calcext:value-type="float">
            <text:p>116624</text:p>
          </table:table-cell>
          <table:table-cell office:value-type="float" office:value="2087" calcext:value-type="float">
            <text:p>2087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566320" calcext:value-type="float">
            <text:p>14566320</text:p>
          </table:table-cell>
          <table:table-cell office:value-type="float" office:value="7201240" calcext:value-type="float">
            <text:p>7201240</text:p>
          </table:table-cell>
          <table:table-cell office:value-type="float" office:value="7365080" calcext:value-type="float">
            <text:p>73650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623" calcext:value-type="float">
            <text:p>1662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4482" calcext:value-type="float">
            <text:p>16105218544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616" calcext:value-type="float">
            <text:p>117616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89240" calcext:value-type="float">
            <text:p>6589240</text:p>
          </table:table-cell>
          <table:table-cell office:value-type="float" office:value="0" calcext:value-type="float">
            <text:p>0</text:p>
          </table:table-cell>
          <table:table-cell office:value-type="float" office:value="6589240" calcext:value-type="float">
            <text:p>65892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642" calcext:value-type="float">
            <text:p>1664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4590" calcext:value-type="float">
            <text:p>16105218545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848" calcext:value-type="float">
            <text:p>119848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6158" calcext:value-type="float">
            <text:p>6216158</text:p>
          </table:table-cell>
          <table:table-cell office:value-type="float" office:value="1596654" calcext:value-type="float">
            <text:p>1596654</text:p>
          </table:table-cell>
          <table:table-cell office:value-type="float" office:value="4619504" calcext:value-type="float">
            <text:p>46195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661" calcext:value-type="float">
            <text:p>1666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4710" calcext:value-type="float">
            <text:p>16105218547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616" calcext:value-type="float">
            <text:p>117616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2200" calcext:value-type="float">
            <text:p>6382200</text:p>
          </table:table-cell>
          <table:table-cell office:value-type="float" office:value="0" calcext:value-type="float">
            <text:p>0</text:p>
          </table:table-cell>
          <table:table-cell office:value-type="float" office:value="6382200" calcext:value-type="float">
            <text:p>63822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681" calcext:value-type="float">
            <text:p>1668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4829" calcext:value-type="float">
            <text:p>1610521854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004" calcext:value-type="float">
            <text:p>116004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8574" calcext:value-type="float">
            <text:p>6268574</text:p>
          </table:table-cell>
          <table:table-cell office:value-type="float" office:value="2577230" calcext:value-type="float">
            <text:p>2577230</text:p>
          </table:table-cell>
          <table:table-cell office:value-type="float" office:value="3691344" calcext:value-type="float">
            <text:p>36913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701" calcext:value-type="float">
            <text:p>1670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4950" calcext:value-type="float">
            <text:p>16105218549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980" calcext:value-type="float">
            <text:p>118980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47216" calcext:value-type="float">
            <text:p>6147216</text:p>
          </table:table-cell>
          <table:table-cell office:value-type="float" office:value="513608" calcext:value-type="float">
            <text:p>513608</text:p>
          </table:table-cell>
          <table:table-cell office:value-type="float" office:value="5633608" calcext:value-type="float">
            <text:p>56336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721" calcext:value-type="float">
            <text:p>1672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5069" calcext:value-type="float">
            <text:p>1610521855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880" calcext:value-type="float">
            <text:p>115880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06398" calcext:value-type="float">
            <text:p>6306398</text:p>
          </table:table-cell>
          <table:table-cell office:value-type="float" office:value="3153198" calcext:value-type="float">
            <text:p>3153198</text:p>
          </table:table-cell>
          <table:table-cell office:value-type="float" office:value="3153200" calcext:value-type="float">
            <text:p>31532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738" calcext:value-type="float">
            <text:p>1673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5188" calcext:value-type="float">
            <text:p>16105218551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120" calcext:value-type="float">
            <text:p>117120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12136" calcext:value-type="float">
            <text:p>6912136</text:p>
          </table:table-cell>
          <table:table-cell office:value-type="float" office:value="0" calcext:value-type="float">
            <text:p>0</text:p>
          </table:table-cell>
          <table:table-cell office:value-type="float" office:value="6912136" calcext:value-type="float">
            <text:p>69121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757" calcext:value-type="float">
            <text:p>1675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5298" calcext:value-type="float">
            <text:p>16105218552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252" calcext:value-type="float">
            <text:p>116252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97470" calcext:value-type="float">
            <text:p>6297470</text:p>
          </table:table-cell>
          <table:table-cell office:value-type="float" office:value="3127102" calcext:value-type="float">
            <text:p>3127102</text:p>
          </table:table-cell>
          <table:table-cell office:value-type="float" office:value="3170368" calcext:value-type="float">
            <text:p>31703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776" calcext:value-type="float">
            <text:p>1677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5416" calcext:value-type="float">
            <text:p>1610521855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72" calcext:value-type="float">
            <text:p>119972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2672" calcext:value-type="float">
            <text:p>6282672</text:p>
          </table:table-cell>
          <table:table-cell office:value-type="float" office:value="1941208" calcext:value-type="float">
            <text:p>1941208</text:p>
          </table:table-cell>
          <table:table-cell office:value-type="float" office:value="4341464" calcext:value-type="float">
            <text:p>434146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797" calcext:value-type="float">
            <text:p>1679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5537" calcext:value-type="float">
            <text:p>1610521855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600" calcext:value-type="float">
            <text:p>119600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4847" calcext:value-type="float">
            <text:p>6234847</text:p>
          </table:table-cell>
          <table:table-cell office:value-type="float" office:value="1442159" calcext:value-type="float">
            <text:p>1442159</text:p>
          </table:table-cell>
          <table:table-cell office:value-type="float" office:value="4792688" calcext:value-type="float">
            <text:p>479268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816" calcext:value-type="float">
            <text:p>1681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5655" calcext:value-type="float">
            <text:p>16105218556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24" calcext:value-type="float">
            <text:p>119724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8575" calcext:value-type="float">
            <text:p>6218575</text:p>
          </table:table-cell>
          <table:table-cell office:value-type="float" office:value="1368487" calcext:value-type="float">
            <text:p>1368487</text:p>
          </table:table-cell>
          <table:table-cell office:value-type="float" office:value="4850088" calcext:value-type="float">
            <text:p>485008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836" calcext:value-type="float">
            <text:p>1683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5773" calcext:value-type="float">
            <text:p>16105218557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608" calcext:value-type="float">
            <text:p>118608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9471" calcext:value-type="float">
            <text:p>6169471</text:p>
          </table:table-cell>
          <table:table-cell office:value-type="float" office:value="262591" calcext:value-type="float">
            <text:p>262591</text:p>
          </table:table-cell>
          <table:table-cell office:value-type="float" office:value="5906880" calcext:value-type="float">
            <text:p>59068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856" calcext:value-type="float">
            <text:p>1685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5894" calcext:value-type="float">
            <text:p>16105218558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856" calcext:value-type="float">
            <text:p>118856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17136" calcext:value-type="float">
            <text:p>6317136</text:p>
          </table:table-cell>
          <table:table-cell office:value-type="float" office:value="795176" calcext:value-type="float">
            <text:p>795176</text:p>
          </table:table-cell>
          <table:table-cell office:value-type="float" office:value="5521960" calcext:value-type="float">
            <text:p>55219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875" calcext:value-type="float">
            <text:p>1687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013" calcext:value-type="float">
            <text:p>1610521856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996" calcext:value-type="float">
            <text:p>116996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74720" calcext:value-type="float">
            <text:p>6674720</text:p>
          </table:table-cell>
          <table:table-cell office:value-type="float" office:value="0" calcext:value-type="float">
            <text:p>0</text:p>
          </table:table-cell>
          <table:table-cell office:value-type="float" office:value="6674720" calcext:value-type="float">
            <text:p>66747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895" calcext:value-type="float">
            <text:p>1689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133" calcext:value-type="float">
            <text:p>16105218561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120" calcext:value-type="float">
            <text:p>117120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34152" calcext:value-type="float">
            <text:p>6634152</text:p>
          </table:table-cell>
          <table:table-cell office:value-type="float" office:value="0" calcext:value-type="float">
            <text:p>0</text:p>
          </table:table-cell>
          <table:table-cell office:value-type="float" office:value="6634152" calcext:value-type="float">
            <text:p>663415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915" calcext:value-type="float">
            <text:p>1691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252" calcext:value-type="float">
            <text:p>1610521856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616" calcext:value-type="float">
            <text:p>117616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93264" calcext:value-type="float">
            <text:p>6493264</text:p>
          </table:table-cell>
          <table:table-cell office:value-type="float" office:value="0" calcext:value-type="float">
            <text:p>0</text:p>
          </table:table-cell>
          <table:table-cell office:value-type="float" office:value="6493264" calcext:value-type="float">
            <text:p>649326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935" calcext:value-type="float">
            <text:p>1693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372" calcext:value-type="float">
            <text:p>1610521856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740" calcext:value-type="float">
            <text:p>117740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9384" calcext:value-type="float">
            <text:p>6469384</text:p>
          </table:table-cell>
          <table:table-cell office:value-type="float" office:value="0" calcext:value-type="float">
            <text:p>0</text:p>
          </table:table-cell>
          <table:table-cell office:value-type="float" office:value="6469384" calcext:value-type="float">
            <text:p>64693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955" calcext:value-type="float">
            <text:p>1695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493" calcext:value-type="float">
            <text:p>16105218564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988" calcext:value-type="float">
            <text:p>117988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9088" calcext:value-type="float">
            <text:p>6389088</text:p>
          </table:table-cell>
          <table:table-cell office:value-type="float" office:value="11952" calcext:value-type="float">
            <text:p>11952</text:p>
          </table:table-cell>
          <table:table-cell office:value-type="float" office:value="6377136" calcext:value-type="float">
            <text:p>63771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975" calcext:value-type="float">
            <text:p>1697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614" calcext:value-type="float">
            <text:p>16105218566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608" calcext:value-type="float">
            <text:p>118608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5599" calcext:value-type="float">
            <text:p>6335599</text:p>
          </table:table-cell>
          <table:table-cell office:value-type="float" office:value="476727" calcext:value-type="float">
            <text:p>476727</text:p>
          </table:table-cell>
          <table:table-cell office:value-type="float" office:value="5858872" calcext:value-type="float">
            <text:p>58588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994" calcext:value-type="float">
            <text:p>1699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735" calcext:value-type="float">
            <text:p>1610521856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24" calcext:value-type="float">
            <text:p>119724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4720" calcext:value-type="float">
            <text:p>6414720</text:p>
          </table:table-cell>
          <table:table-cell office:value-type="float" office:value="1695936" calcext:value-type="float">
            <text:p>1695936</text:p>
          </table:table-cell>
          <table:table-cell office:value-type="float" office:value="4718784" calcext:value-type="float">
            <text:p>47187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013" calcext:value-type="float">
            <text:p>1701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854" calcext:value-type="float">
            <text:p>16105218568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336" calcext:value-type="float">
            <text:p>119336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71535" calcext:value-type="float">
            <text:p>6471535</text:p>
          </table:table-cell>
          <table:table-cell office:value-type="float" office:value="2613175" calcext:value-type="float">
            <text:p>2613175</text:p>
          </table:table-cell>
          <table:table-cell office:value-type="float" office:value="3858360" calcext:value-type="float">
            <text:p>38583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033" calcext:value-type="float">
            <text:p>1703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6971" calcext:value-type="float">
            <text:p>16105218569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120" calcext:value-type="float">
            <text:p>117120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42128" calcext:value-type="float">
            <text:p>6942128</text:p>
          </table:table-cell>
          <table:table-cell office:value-type="float" office:value="0" calcext:value-type="float">
            <text:p>0</text:p>
          </table:table-cell>
          <table:table-cell office:value-type="float" office:value="6942128" calcext:value-type="float">
            <text:p>694212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055" calcext:value-type="float">
            <text:p>1705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7091" calcext:value-type="float">
            <text:p>1610521857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120" calcext:value-type="float">
            <text:p>117120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44888" calcext:value-type="float">
            <text:p>7144888</text:p>
          </table:table-cell>
          <table:table-cell office:value-type="float" office:value="0" calcext:value-type="float">
            <text:p>0</text:p>
          </table:table-cell>
          <table:table-cell office:value-type="float" office:value="7144888" calcext:value-type="float">
            <text:p>714488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073" calcext:value-type="float">
            <text:p>1707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7218" calcext:value-type="float">
            <text:p>16105218572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244" calcext:value-type="float">
            <text:p>117244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62256" calcext:value-type="float">
            <text:p>6562256</text:p>
          </table:table-cell>
          <table:table-cell office:value-type="float" office:value="0" calcext:value-type="float">
            <text:p>0</text:p>
          </table:table-cell>
          <table:table-cell office:value-type="float" office:value="6562256" calcext:value-type="float">
            <text:p>65622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093" calcext:value-type="float">
            <text:p>1709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7336" calcext:value-type="float">
            <text:p>16105218573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484" calcext:value-type="float">
            <text:p>118484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0144" calcext:value-type="float">
            <text:p>6480144</text:p>
          </table:table-cell>
          <table:table-cell office:value-type="float" office:value="663688" calcext:value-type="float">
            <text:p>663688</text:p>
          </table:table-cell>
          <table:table-cell office:value-type="float" office:value="5816456" calcext:value-type="float">
            <text:p>58164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112" calcext:value-type="float">
            <text:p>1711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7457" calcext:value-type="float">
            <text:p>16105218574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20" calcext:value-type="float">
            <text:p>120220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92703" calcext:value-type="float">
            <text:p>6492703</text:p>
          </table:table-cell>
          <table:table-cell office:value-type="float" office:value="2308367" calcext:value-type="float">
            <text:p>2308367</text:p>
          </table:table-cell>
          <table:table-cell office:value-type="float" office:value="4184336" calcext:value-type="float">
            <text:p>41843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132" calcext:value-type="float">
            <text:p>1713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7578" calcext:value-type="float">
            <text:p>16105218575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368" calcext:value-type="float">
            <text:p>117368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61736" calcext:value-type="float">
            <text:p>6761736</text:p>
          </table:table-cell>
          <table:table-cell office:value-type="float" office:value="0" calcext:value-type="float">
            <text:p>0</text:p>
          </table:table-cell>
          <table:table-cell office:value-type="float" office:value="6761736" calcext:value-type="float">
            <text:p>67617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151" calcext:value-type="float">
            <text:p>1715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7696" calcext:value-type="float">
            <text:p>1610521857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228" calcext:value-type="float">
            <text:p>119228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8720" calcext:value-type="float">
            <text:p>5958720</text:p>
          </table:table-cell>
          <table:table-cell office:value-type="float" office:value="681504" calcext:value-type="float">
            <text:p>681504</text:p>
          </table:table-cell>
          <table:table-cell office:value-type="float" office:value="5277216" calcext:value-type="float">
            <text:p>527721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171" calcext:value-type="float">
            <text:p>1717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7814" calcext:value-type="float">
            <text:p>1610521857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252" calcext:value-type="float">
            <text:p>116252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70254" calcext:value-type="float">
            <text:p>6570254</text:p>
          </table:table-cell>
          <table:table-cell office:value-type="float" office:value="3235974" calcext:value-type="float">
            <text:p>3235974</text:p>
          </table:table-cell>
          <table:table-cell office:value-type="float" office:value="3334280" calcext:value-type="float">
            <text:p>33342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190" calcext:value-type="float">
            <text:p>1719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7933" calcext:value-type="float">
            <text:p>1610521857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24" calcext:value-type="float">
            <text:p>119724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06942" calcext:value-type="float">
            <text:p>6506942</text:p>
          </table:table-cell>
          <table:table-cell office:value-type="float" office:value="1135838" calcext:value-type="float">
            <text:p>1135838</text:p>
          </table:table-cell>
          <table:table-cell office:value-type="float" office:value="5371104" calcext:value-type="float">
            <text:p>53711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208" calcext:value-type="float">
            <text:p>1720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051" calcext:value-type="float">
            <text:p>1610521858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756" calcext:value-type="float">
            <text:p>117756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56152" calcext:value-type="float">
            <text:p>6556152</text:p>
          </table:table-cell>
          <table:table-cell office:value-type="float" office:value="0" calcext:value-type="float">
            <text:p>0</text:p>
          </table:table-cell>
          <table:table-cell office:value-type="float" office:value="6556152" calcext:value-type="float">
            <text:p>6556152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7224" calcext:value-type="float">
            <text:p>1722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163" calcext:value-type="float">
            <text:p>1610521858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004" calcext:value-type="float">
            <text:p>118004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30448" calcext:value-type="float">
            <text:p>6430448</text:p>
          </table:table-cell>
          <table:table-cell office:value-type="float" office:value="0" calcext:value-type="float">
            <text:p>0</text:p>
          </table:table-cell>
          <table:table-cell office:value-type="float" office:value="6430448" calcext:value-type="float">
            <text:p>64304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243" calcext:value-type="float">
            <text:p>1724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274" calcext:value-type="float">
            <text:p>16105218582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732" calcext:value-type="float">
            <text:p>120732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9406" calcext:value-type="float">
            <text:p>6019406</text:p>
          </table:table-cell>
          <table:table-cell office:value-type="float" office:value="1662118" calcext:value-type="float">
            <text:p>1662118</text:p>
          </table:table-cell>
          <table:table-cell office:value-type="float" office:value="4357288" calcext:value-type="float">
            <text:p>435728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262" calcext:value-type="float">
            <text:p>1726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393" calcext:value-type="float">
            <text:p>1610521858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004" calcext:value-type="float">
            <text:p>118004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24320" calcext:value-type="float">
            <text:p>6624320</text:p>
          </table:table-cell>
          <table:table-cell office:value-type="float" office:value="0" calcext:value-type="float">
            <text:p>0</text:p>
          </table:table-cell>
          <table:table-cell office:value-type="float" office:value="6624320" calcext:value-type="float">
            <text:p>66243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282" calcext:value-type="float">
            <text:p>1728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510" calcext:value-type="float">
            <text:p>16105218585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136" calcext:value-type="float">
            <text:p>117136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37519" calcext:value-type="float">
            <text:p>6637519</text:p>
          </table:table-cell>
          <table:table-cell office:value-type="float" office:value="2909159" calcext:value-type="float">
            <text:p>2909159</text:p>
          </table:table-cell>
          <table:table-cell office:value-type="float" office:value="3728360" calcext:value-type="float">
            <text:p>37283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301" calcext:value-type="float">
            <text:p>1730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631" calcext:value-type="float">
            <text:p>16105218586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492" calcext:value-type="float">
            <text:p>119492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8830" calcext:value-type="float">
            <text:p>6048830</text:p>
          </table:table-cell>
          <table:table-cell office:value-type="float" office:value="562718" calcext:value-type="float">
            <text:p>562718</text:p>
          </table:table-cell>
          <table:table-cell office:value-type="float" office:value="5486112" calcext:value-type="float">
            <text:p>54861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320" calcext:value-type="float">
            <text:p>1732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749" calcext:value-type="float">
            <text:p>16105218587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756" calcext:value-type="float">
            <text:p>117756</text:p>
          </table:table-cell>
          <table:table-cell office:value-type="float" office:value="2088" calcext:value-type="float">
            <text:p>2088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03512" calcext:value-type="float">
            <text:p>6803512</text:p>
          </table:table-cell>
          <table:table-cell office:value-type="float" office:value="0" calcext:value-type="float">
            <text:p>0</text:p>
          </table:table-cell>
          <table:table-cell office:value-type="float" office:value="6803512" calcext:value-type="float">
            <text:p>68035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340" calcext:value-type="float">
            <text:p>1734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869" calcext:value-type="float">
            <text:p>16105218588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508" calcext:value-type="float">
            <text:p>117508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68606" calcext:value-type="float">
            <text:p>6668606</text:p>
          </table:table-cell>
          <table:table-cell office:value-type="float" office:value="3252382" calcext:value-type="float">
            <text:p>3252382</text:p>
          </table:table-cell>
          <table:table-cell office:value-type="float" office:value="3416224" calcext:value-type="float">
            <text:p>34162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360" calcext:value-type="float">
            <text:p>1736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8988" calcext:value-type="float">
            <text:p>1610521858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80" calcext:value-type="float">
            <text:p>120980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2480" calcext:value-type="float">
            <text:p>5982480</text:p>
          </table:table-cell>
          <table:table-cell office:value-type="float" office:value="2069640" calcext:value-type="float">
            <text:p>2069640</text:p>
          </table:table-cell>
          <table:table-cell office:value-type="float" office:value="3912840" calcext:value-type="float">
            <text:p>39128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381" calcext:value-type="float">
            <text:p>1738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9111" calcext:value-type="float">
            <text:p>1610521859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120" calcext:value-type="float">
            <text:p>119120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55358" calcext:value-type="float">
            <text:p>6055358</text:p>
          </table:table-cell>
          <table:table-cell office:value-type="float" office:value="287454" calcext:value-type="float">
            <text:p>287454</text:p>
          </table:table-cell>
          <table:table-cell office:value-type="float" office:value="5767904" calcext:value-type="float">
            <text:p>57679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400" calcext:value-type="float">
            <text:p>1740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9236" calcext:value-type="float">
            <text:p>16105218592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128" calcext:value-type="float">
            <text:p>118128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40248" calcext:value-type="float">
            <text:p>6640248</text:p>
          </table:table-cell>
          <table:table-cell office:value-type="float" office:value="0" calcext:value-type="float">
            <text:p>0</text:p>
          </table:table-cell>
          <table:table-cell office:value-type="float" office:value="6640248" calcext:value-type="float">
            <text:p>66402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420" calcext:value-type="float">
            <text:p>1742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9356" calcext:value-type="float">
            <text:p>16105218593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156" calcext:value-type="float">
            <text:p>121156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1296" calcext:value-type="float">
            <text:p>6211296</text:p>
          </table:table-cell>
          <table:table-cell office:value-type="float" office:value="2483056" calcext:value-type="float">
            <text:p>2483056</text:p>
          </table:table-cell>
          <table:table-cell office:value-type="float" office:value="3728240" calcext:value-type="float">
            <text:p>37282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438" calcext:value-type="float">
            <text:p>1743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9474" calcext:value-type="float">
            <text:p>1610521859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608" calcext:value-type="float">
            <text:p>120608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1487" calcext:value-type="float">
            <text:p>6081487</text:p>
          </table:table-cell>
          <table:table-cell office:value-type="float" office:value="1562087" calcext:value-type="float">
            <text:p>1562087</text:p>
          </table:table-cell>
          <table:table-cell office:value-type="float" office:value="4519400" calcext:value-type="float">
            <text:p>45194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458" calcext:value-type="float">
            <text:p>1745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9593" calcext:value-type="float">
            <text:p>1610521859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608" calcext:value-type="float">
            <text:p>120608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1451792" calcext:value-type="float">
            <text:p>1451792</text:p>
          </table:table-cell>
          <table:table-cell office:value-type="float" office:value="4507408" calcext:value-type="float">
            <text:p>45074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476" calcext:value-type="float">
            <text:p>1747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9710" calcext:value-type="float">
            <text:p>16105218597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368" calcext:value-type="float">
            <text:p>119368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5150" calcext:value-type="float">
            <text:p>6035150</text:p>
          </table:table-cell>
          <table:table-cell office:value-type="float" office:value="523110" calcext:value-type="float">
            <text:p>523110</text:p>
          </table:table-cell>
          <table:table-cell office:value-type="float" office:value="5512040" calcext:value-type="float">
            <text:p>55120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496" calcext:value-type="float">
            <text:p>1749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9828" calcext:value-type="float">
            <text:p>1610521859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244" calcext:value-type="float">
            <text:p>119244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8224" calcext:value-type="float">
            <text:p>5598224</text:p>
          </table:table-cell>
          <table:table-cell office:value-type="float" office:value="0" calcext:value-type="float">
            <text:p>0</text:p>
          </table:table-cell>
          <table:table-cell office:value-type="float" office:value="5598224" calcext:value-type="float">
            <text:p>55982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516" calcext:value-type="float">
            <text:p>1751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59948" calcext:value-type="float">
            <text:p>1610521859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228" calcext:value-type="float">
            <text:p>121228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3966" calcext:value-type="float">
            <text:p>6113966</text:p>
          </table:table-cell>
          <table:table-cell office:value-type="float" office:value="841046" calcext:value-type="float">
            <text:p>841046</text:p>
          </table:table-cell>
          <table:table-cell office:value-type="float" office:value="5272920" calcext:value-type="float">
            <text:p>52729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533" calcext:value-type="float">
            <text:p>1753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0067" calcext:value-type="float">
            <text:p>16105218600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492" calcext:value-type="float">
            <text:p>119492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91728" calcext:value-type="float">
            <text:p>6291728</text:p>
          </table:table-cell>
          <table:table-cell office:value-type="float" office:value="0" calcext:value-type="float">
            <text:p>0</text:p>
          </table:table-cell>
          <table:table-cell office:value-type="float" office:value="6291728" calcext:value-type="float">
            <text:p>629172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555" calcext:value-type="float">
            <text:p>1755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0184" calcext:value-type="float">
            <text:p>1610521860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40" calcext:value-type="float">
            <text:p>119740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3624" calcext:value-type="float">
            <text:p>6133624</text:p>
          </table:table-cell>
          <table:table-cell office:value-type="float" office:value="0" calcext:value-type="float">
            <text:p>0</text:p>
          </table:table-cell>
          <table:table-cell office:value-type="float" office:value="6133624" calcext:value-type="float">
            <text:p>61336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575" calcext:value-type="float">
            <text:p>1757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0309" calcext:value-type="float">
            <text:p>1610521860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484" calcext:value-type="float">
            <text:p>120484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8704" calcext:value-type="float">
            <text:p>5908704</text:p>
          </table:table-cell>
          <table:table-cell office:value-type="float" office:value="230512" calcext:value-type="float">
            <text:p>230512</text:p>
          </table:table-cell>
          <table:table-cell office:value-type="float" office:value="5678192" calcext:value-type="float">
            <text:p>56781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593" calcext:value-type="float">
            <text:p>1759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0430" calcext:value-type="float">
            <text:p>16105218604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228" calcext:value-type="float">
            <text:p>121228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26542" calcext:value-type="float">
            <text:p>5526542</text:p>
          </table:table-cell>
          <table:table-cell office:value-type="float" office:value="580102" calcext:value-type="float">
            <text:p>580102</text:p>
          </table:table-cell>
          <table:table-cell office:value-type="float" office:value="4946440" calcext:value-type="float">
            <text:p>49464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612" calcext:value-type="float">
            <text:p>1761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0549" calcext:value-type="float">
            <text:p>1610521860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48" calcext:value-type="float">
            <text:p>121848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8847" calcext:value-type="float">
            <text:p>5598847</text:p>
          </table:table-cell>
          <table:table-cell office:value-type="float" office:value="1287999" calcext:value-type="float">
            <text:p>1287999</text:p>
          </table:table-cell>
          <table:table-cell office:value-type="float" office:value="4310848" calcext:value-type="float">
            <text:p>43108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631" calcext:value-type="float">
            <text:p>1763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0667" calcext:value-type="float">
            <text:p>1610521860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344" calcext:value-type="float">
            <text:p>122344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00944" calcext:value-type="float">
            <text:p>5500944</text:p>
          </table:table-cell>
          <table:table-cell office:value-type="float" office:value="1746952" calcext:value-type="float">
            <text:p>1746952</text:p>
          </table:table-cell>
          <table:table-cell office:value-type="float" office:value="3753992" calcext:value-type="float">
            <text:p>37539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649" calcext:value-type="float">
            <text:p>1764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0785" calcext:value-type="float">
            <text:p>1610521860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572" calcext:value-type="float">
            <text:p>122572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1856" calcext:value-type="float">
            <text:p>6041856</text:p>
          </table:table-cell>
          <table:table-cell office:value-type="float" office:value="2578560" calcext:value-type="float">
            <text:p>2578560</text:p>
          </table:table-cell>
          <table:table-cell office:value-type="float" office:value="3463296" calcext:value-type="float">
            <text:p>34632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668" calcext:value-type="float">
            <text:p>1766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0902" calcext:value-type="float">
            <text:p>16105218609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8" calcext:value-type="float">
            <text:p>119988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10344" calcext:value-type="float">
            <text:p>5910344</text:p>
          </table:table-cell>
          <table:table-cell office:value-type="float" office:value="0" calcext:value-type="float">
            <text:p>0</text:p>
          </table:table-cell>
          <table:table-cell office:value-type="float" office:value="5910344" calcext:value-type="float">
            <text:p>59103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687" calcext:value-type="float">
            <text:p>1768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021" calcext:value-type="float">
            <text:p>16105218610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492" calcext:value-type="float">
            <text:p>119492</text:p>
          </table:table-cell>
          <table:table-cell office:value-type="float" office:value="2094" calcext:value-type="float">
            <text:p>2094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5583" calcext:value-type="float">
            <text:p>5595583</text:p>
          </table:table-cell>
          <table:table-cell office:value-type="float" office:value="2650335" calcext:value-type="float">
            <text:p>2650335</text:p>
          </table:table-cell>
          <table:table-cell office:value-type="float" office:value="2945248" calcext:value-type="float">
            <text:p>29452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706" calcext:value-type="float">
            <text:p>1770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139" calcext:value-type="float">
            <text:p>1610521861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36" calcext:value-type="float">
            <text:p>120236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86072" calcext:value-type="float">
            <text:p>5586072</text:p>
          </table:table-cell>
          <table:table-cell office:value-type="float" office:value="0" calcext:value-type="float">
            <text:p>0</text:p>
          </table:table-cell>
          <table:table-cell office:value-type="float" office:value="5586072" calcext:value-type="float">
            <text:p>55860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726" calcext:value-type="float">
            <text:p>1772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258" calcext:value-type="float">
            <text:p>1610521861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096" calcext:value-type="float">
            <text:p>122096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63552" calcext:value-type="float">
            <text:p>5463552</text:p>
          </table:table-cell>
          <table:table-cell office:value-type="float" office:value="1040128" calcext:value-type="float">
            <text:p>1040128</text:p>
          </table:table-cell>
          <table:table-cell office:value-type="float" office:value="4423424" calcext:value-type="float">
            <text:p>44234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744" calcext:value-type="float">
            <text:p>1774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378" calcext:value-type="float">
            <text:p>16105218613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8" calcext:value-type="float">
            <text:p>119988</text:p>
          </table:table-cell>
          <table:table-cell office:value-type="float" office:value="2094" calcext:value-type="float">
            <text:p>2094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44144" calcext:value-type="float">
            <text:p>5544144</text:p>
          </table:table-cell>
          <table:table-cell office:value-type="float" office:value="2690152" calcext:value-type="float">
            <text:p>2690152</text:p>
          </table:table-cell>
          <table:table-cell office:value-type="float" office:value="2853992" calcext:value-type="float">
            <text:p>28539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762" calcext:value-type="float">
            <text:p>1776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496" calcext:value-type="float">
            <text:p>1610521861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600" calcext:value-type="float">
            <text:p>121600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19615" calcext:value-type="float">
            <text:p>5119615</text:p>
          </table:table-cell>
          <table:table-cell office:value-type="float" office:value="163647" calcext:value-type="float">
            <text:p>163647</text:p>
          </table:table-cell>
          <table:table-cell office:value-type="float" office:value="4955968" calcext:value-type="float">
            <text:p>49559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781" calcext:value-type="float">
            <text:p>1778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613" calcext:value-type="float">
            <text:p>16105218616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8" calcext:value-type="float">
            <text:p>119988</text:p>
          </table:table-cell>
          <table:table-cell office:value-type="float" office:value="2094" calcext:value-type="float">
            <text:p>2094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25294" calcext:value-type="float">
            <text:p>5525294</text:p>
          </table:table-cell>
          <table:table-cell office:value-type="float" office:value="2533270" calcext:value-type="float">
            <text:p>2533270</text:p>
          </table:table-cell>
          <table:table-cell office:value-type="float" office:value="2992024" calcext:value-type="float">
            <text:p>29920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799" calcext:value-type="float">
            <text:p>1779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732" calcext:value-type="float">
            <text:p>1610521861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220" calcext:value-type="float">
            <text:p>122220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22336" calcext:value-type="float">
            <text:p>5322336</text:p>
          </table:table-cell>
          <table:table-cell office:value-type="float" office:value="1051440" calcext:value-type="float">
            <text:p>1051440</text:p>
          </table:table-cell>
          <table:table-cell office:value-type="float" office:value="4270896" calcext:value-type="float">
            <text:p>42708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817" calcext:value-type="float">
            <text:p>1781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850" calcext:value-type="float">
            <text:p>1610521861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80" calcext:value-type="float">
            <text:p>120980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59247" calcext:value-type="float">
            <text:p>5259247</text:p>
          </table:table-cell>
          <table:table-cell office:value-type="float" office:value="36855" calcext:value-type="float">
            <text:p>36855</text:p>
          </table:table-cell>
          <table:table-cell office:value-type="float" office:value="5222392" calcext:value-type="float">
            <text:p>52223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837" calcext:value-type="float">
            <text:p>1783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1968" calcext:value-type="float">
            <text:p>1610521861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80" calcext:value-type="float">
            <text:p>120980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41504" calcext:value-type="float">
            <text:p>5341504</text:p>
          </table:table-cell>
          <table:table-cell office:value-type="float" office:value="0" calcext:value-type="float">
            <text:p>0</text:p>
          </table:table-cell>
          <table:table-cell office:value-type="float" office:value="5341504" calcext:value-type="float">
            <text:p>53415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854" calcext:value-type="float">
            <text:p>1785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2088" calcext:value-type="float">
            <text:p>1610521862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592" calcext:value-type="float">
            <text:p>122592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74382" calcext:value-type="float">
            <text:p>5074382</text:p>
          </table:table-cell>
          <table:table-cell office:value-type="float" office:value="681702" calcext:value-type="float">
            <text:p>681702</text:p>
          </table:table-cell>
          <table:table-cell office:value-type="float" office:value="4392680" calcext:value-type="float">
            <text:p>43926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871" calcext:value-type="float">
            <text:p>1787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2201" calcext:value-type="float">
            <text:p>1610521862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344" calcext:value-type="float">
            <text:p>122344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71807" calcext:value-type="float">
            <text:p>5071807</text:p>
          </table:table-cell>
          <table:table-cell office:value-type="float" office:value="811487" calcext:value-type="float">
            <text:p>811487</text:p>
          </table:table-cell>
          <table:table-cell office:value-type="float" office:value="4260320" calcext:value-type="float">
            <text:p>42603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888" calcext:value-type="float">
            <text:p>1788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2319" calcext:value-type="float">
            <text:p>16105218623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964" calcext:value-type="float">
            <text:p>122964</text:p>
          </table:table-cell>
          <table:table-cell office:value-type="float" office:value="2094" calcext:value-type="float">
            <text:p>2094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42959" calcext:value-type="float">
            <text:p>5042959</text:p>
          </table:table-cell>
          <table:table-cell office:value-type="float" office:value="1304967" calcext:value-type="float">
            <text:p>1304967</text:p>
          </table:table-cell>
          <table:table-cell office:value-type="float" office:value="3737992" calcext:value-type="float">
            <text:p>37379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905" calcext:value-type="float">
            <text:p>1790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2437" calcext:value-type="float">
            <text:p>16105218624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088" calcext:value-type="float">
            <text:p>121088</text:p>
          </table:table-cell>
          <table:table-cell office:value-type="float" office:value="2095" calcext:value-type="float">
            <text:p>2095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20160" calcext:value-type="float">
            <text:p>4820160</text:p>
          </table:table-cell>
          <table:table-cell office:value-type="float" office:value="2197088" calcext:value-type="float">
            <text:p>2197088</text:p>
          </table:table-cell>
          <table:table-cell office:value-type="float" office:value="2623072" calcext:value-type="float">
            <text:p>26230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923" calcext:value-type="float">
            <text:p>1792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2555" calcext:value-type="float">
            <text:p>16105218625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32" calcext:value-type="float">
            <text:p>121832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875950" calcext:value-type="float">
            <text:p>4875950</text:p>
          </table:table-cell>
          <table:table-cell office:value-type="float" office:value="205654" calcext:value-type="float">
            <text:p>205654</text:p>
          </table:table-cell>
          <table:table-cell office:value-type="float" office:value="4670296" calcext:value-type="float">
            <text:p>46702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941" calcext:value-type="float">
            <text:p>1794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2673" calcext:value-type="float">
            <text:p>16105218626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088" calcext:value-type="float">
            <text:p>121088</text:p>
          </table:table-cell>
          <table:table-cell office:value-type="float" office:value="2095" calcext:value-type="float">
            <text:p>2095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63256" calcext:value-type="float">
            <text:p>5263256</text:p>
          </table:table-cell>
          <table:table-cell office:value-type="float" office:value="0" calcext:value-type="float">
            <text:p>0</text:p>
          </table:table-cell>
          <table:table-cell office:value-type="float" office:value="5263256" calcext:value-type="float">
            <text:p>52632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958" calcext:value-type="float">
            <text:p>1795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2792" calcext:value-type="float">
            <text:p>16105218627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692" calcext:value-type="float">
            <text:p>123692</text:p>
          </table:table-cell>
          <table:table-cell office:value-type="float" office:value="2094" calcext:value-type="float">
            <text:p>2094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711375" calcext:value-type="float">
            <text:p>4711375</text:p>
          </table:table-cell>
          <table:table-cell office:value-type="float" office:value="1778151" calcext:value-type="float">
            <text:p>1778151</text:p>
          </table:table-cell>
          <table:table-cell office:value-type="float" office:value="2933224" calcext:value-type="float">
            <text:p>29332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974" calcext:value-type="float">
            <text:p>1797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2910" calcext:value-type="float">
            <text:p>16105218629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64" calcext:value-type="float">
            <text:p>120964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08078" calcext:value-type="float">
            <text:p>6908078</text:p>
          </table:table-cell>
          <table:table-cell office:value-type="float" office:value="1729622" calcext:value-type="float">
            <text:p>1729622</text:p>
          </table:table-cell>
          <table:table-cell office:value-type="float" office:value="5178456" calcext:value-type="float">
            <text:p>51784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991" calcext:value-type="float">
            <text:p>1799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026" calcext:value-type="float">
            <text:p>1610521863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592" calcext:value-type="float">
            <text:p>120592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384832" calcext:value-type="float">
            <text:p>8384832</text:p>
          </table:table-cell>
          <table:table-cell office:value-type="float" office:value="2533536" calcext:value-type="float">
            <text:p>2533536</text:p>
          </table:table-cell>
          <table:table-cell office:value-type="float" office:value="5851296" calcext:value-type="float">
            <text:p>58512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008" calcext:value-type="float">
            <text:p>1800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133" calcext:value-type="float">
            <text:p>16105218631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956" calcext:value-type="float">
            <text:p>121956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18799" calcext:value-type="float">
            <text:p>6918799</text:p>
          </table:table-cell>
          <table:table-cell office:value-type="float" office:value="2537799" calcext:value-type="float">
            <text:p>2537799</text:p>
          </table:table-cell>
          <table:table-cell office:value-type="float" office:value="4381000" calcext:value-type="float">
            <text:p>43810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024" calcext:value-type="float">
            <text:p>1802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241" calcext:value-type="float">
            <text:p>1610521863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204" calcext:value-type="float">
            <text:p>122204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05118" calcext:value-type="float">
            <text:p>7405118</text:p>
          </table:table-cell>
          <table:table-cell office:value-type="float" office:value="3272478" calcext:value-type="float">
            <text:p>3272478</text:p>
          </table:table-cell>
          <table:table-cell office:value-type="float" office:value="4132640" calcext:value-type="float">
            <text:p>41326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041" calcext:value-type="float">
            <text:p>1804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349" calcext:value-type="float">
            <text:p>1610521863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740" calcext:value-type="float">
            <text:p>117740</text:p>
          </table:table-cell>
          <table:table-cell office:value-type="float" office:value="2089" calcext:value-type="float">
            <text:p>2089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269600" calcext:value-type="float">
            <text:p>8269600</text:p>
          </table:table-cell>
          <table:table-cell office:value-type="float" office:value="0" calcext:value-type="float">
            <text:p>0</text:p>
          </table:table-cell>
          <table:table-cell office:value-type="float" office:value="8269600" calcext:value-type="float">
            <text:p>82696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058" calcext:value-type="float">
            <text:p>1805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458" calcext:value-type="float">
            <text:p>1610521863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856" calcext:value-type="float">
            <text:p>118856</text:p>
          </table:table-cell>
          <table:table-cell office:value-type="float" office:value="2090" calcext:value-type="float">
            <text:p>2090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57208" calcext:value-type="float">
            <text:p>6957208</text:p>
          </table:table-cell>
          <table:table-cell office:value-type="float" office:value="0" calcext:value-type="float">
            <text:p>0</text:p>
          </table:table-cell>
          <table:table-cell office:value-type="float" office:value="6957208" calcext:value-type="float">
            <text:p>69572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074" calcext:value-type="float">
            <text:p>1807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569" calcext:value-type="float">
            <text:p>16105218635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64" calcext:value-type="float">
            <text:p>120964</text:p>
          </table:table-cell>
          <table:table-cell office:value-type="float" office:value="2092" calcext:value-type="float">
            <text:p>2092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0943" calcext:value-type="float">
            <text:p>6330943</text:p>
          </table:table-cell>
          <table:table-cell office:value-type="float" office:value="802079" calcext:value-type="float">
            <text:p>802079</text:p>
          </table:table-cell>
          <table:table-cell office:value-type="float" office:value="5528864" calcext:value-type="float">
            <text:p>552886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091" calcext:value-type="float">
            <text:p>1809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686" calcext:value-type="float">
            <text:p>1610521863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452" calcext:value-type="float">
            <text:p>122452</text:p>
          </table:table-cell>
          <table:table-cell office:value-type="float" office:value="2093" calcext:value-type="float">
            <text:p>2093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51984" calcext:value-type="float">
            <text:p>5751984</text:p>
          </table:table-cell>
          <table:table-cell office:value-type="float" office:value="1970776" calcext:value-type="float">
            <text:p>1970776</text:p>
          </table:table-cell>
          <table:table-cell office:value-type="float" office:value="3781208" calcext:value-type="float">
            <text:p>37812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109" calcext:value-type="float">
            <text:p>1810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802" calcext:value-type="float">
            <text:p>16105218638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468" calcext:value-type="float">
            <text:p>120468</text:p>
          </table:table-cell>
          <table:table-cell office:value-type="float" office:value="2091" calcext:value-type="float">
            <text:p>2091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51984" calcext:value-type="float">
            <text:p>5751984</text:p>
          </table:table-cell>
          <table:table-cell office:value-type="float" office:value="62040" calcext:value-type="float">
            <text:p>62040</text:p>
          </table:table-cell>
          <table:table-cell office:value-type="float" office:value="5689944" calcext:value-type="float">
            <text:p>56899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123" calcext:value-type="float">
            <text:p>1812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3916" calcext:value-type="float">
            <text:p>1610521863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196" calcext:value-type="float">
            <text:p>123196</text:p>
          </table:table-cell>
          <table:table-cell office:value-type="float" office:value="2094" calcext:value-type="float">
            <text:p>2094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04191" calcext:value-type="float">
            <text:p>4904191</text:p>
          </table:table-cell>
          <table:table-cell office:value-type="float" office:value="1841791" calcext:value-type="float">
            <text:p>1841791</text:p>
          </table:table-cell>
          <table:table-cell office:value-type="float" office:value="3062400" calcext:value-type="float">
            <text:p>30624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141" calcext:value-type="float">
            <text:p>1814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4035" calcext:value-type="float">
            <text:p>1610521864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700" calcext:value-type="float">
            <text:p>122700</text:p>
          </table:table-cell>
          <table:table-cell office:value-type="float" office:value="2094" calcext:value-type="float">
            <text:p>2094</text:p>
          </table:table-cell>
          <table:table-cell office:value-type="float" office:value="2021832" calcext:value-type="float">
            <text:p>20218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04191" calcext:value-type="float">
            <text:p>4904191</text:p>
          </table:table-cell>
          <table:table-cell office:value-type="float" office:value="1374847" calcext:value-type="float">
            <text:p>1374847</text:p>
          </table:table-cell>
          <table:table-cell office:value-type="float" office:value="3529344" calcext:value-type="float">
            <text:p>35293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154" calcext:value-type="float">
            <text:p>1815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4151" calcext:value-type="float">
            <text:p>1610521864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988" calcext:value-type="float">
            <text:p>117988</text:p>
          </table:table-cell>
          <table:table-cell office:value-type="float" office:value="2089" calcext:value-type="float">
            <text:p>2089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358592" calcext:value-type="float">
            <text:p>8358592</text:p>
          </table:table-cell>
          <table:table-cell office:value-type="float" office:value="0" calcext:value-type="float">
            <text:p>0</text:p>
          </table:table-cell>
          <table:table-cell office:value-type="float" office:value="8358592" calcext:value-type="float">
            <text:p>83585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173" calcext:value-type="float">
            <text:p>1817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4340" calcext:value-type="float">
            <text:p>16105218643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09556" calcext:value-type="float">
            <text:p>109556</text:p>
          </table:table-cell>
          <table:table-cell office:value-type="float" office:value="2080" calcext:value-type="float">
            <text:p>2080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6411872" calcext:value-type="float">
            <text:p>16411872</text:p>
          </table:table-cell>
          <table:table-cell office:value-type="float" office:value="0" calcext:value-type="float">
            <text:p>0</text:p>
          </table:table-cell>
          <table:table-cell office:value-type="float" office:value="16411872" calcext:value-type="float">
            <text:p>164118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191" calcext:value-type="float">
            <text:p>1819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4445" calcext:value-type="float">
            <text:p>1610521864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600" calcext:value-type="float">
            <text:p>119600</text:p>
          </table:table-cell>
          <table:table-cell office:value-type="float" office:value="2090" calcext:value-type="float">
            <text:p>2090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2856" calcext:value-type="float">
            <text:p>6382856</text:p>
          </table:table-cell>
          <table:table-cell office:value-type="float" office:value="0" calcext:value-type="float">
            <text:p>0</text:p>
          </table:table-cell>
          <table:table-cell office:value-type="float" office:value="6382856" calcext:value-type="float">
            <text:p>63828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209" calcext:value-type="float">
            <text:p>1820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4554" calcext:value-type="float">
            <text:p>16105218645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36" calcext:value-type="float">
            <text:p>121336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3200" calcext:value-type="float">
            <text:p>6163200</text:p>
          </table:table-cell>
          <table:table-cell office:value-type="float" office:value="1127808" calcext:value-type="float">
            <text:p>1127808</text:p>
          </table:table-cell>
          <table:table-cell office:value-type="float" office:value="5035392" calcext:value-type="float">
            <text:p>50353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229" calcext:value-type="float">
            <text:p>1822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4674" calcext:value-type="float">
            <text:p>16105218646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980" calcext:value-type="float">
            <text:p>118980</text:p>
          </table:table-cell>
          <table:table-cell office:value-type="float" office:value="2089" calcext:value-type="float">
            <text:p>2089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39896" calcext:value-type="float">
            <text:p>7339896</text:p>
          </table:table-cell>
          <table:table-cell office:value-type="float" office:value="0" calcext:value-type="float">
            <text:p>0</text:p>
          </table:table-cell>
          <table:table-cell office:value-type="float" office:value="7339896" calcext:value-type="float">
            <text:p>73398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248" calcext:value-type="float">
            <text:p>1824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4794" calcext:value-type="float">
            <text:p>1610521864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36" calcext:value-type="float">
            <text:p>121336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6815" calcext:value-type="float">
            <text:p>6206815</text:p>
          </table:table-cell>
          <table:table-cell office:value-type="float" office:value="1133231" calcext:value-type="float">
            <text:p>1133231</text:p>
          </table:table-cell>
          <table:table-cell office:value-type="float" office:value="5073584" calcext:value-type="float">
            <text:p>50735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268" calcext:value-type="float">
            <text:p>1826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4912" calcext:value-type="float">
            <text:p>1610521864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228" calcext:value-type="float">
            <text:p>119228</text:p>
          </table:table-cell>
          <table:table-cell office:value-type="float" office:value="2090" calcext:value-type="float">
            <text:p>2090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50760" calcext:value-type="float">
            <text:p>7050760</text:p>
          </table:table-cell>
          <table:table-cell office:value-type="float" office:value="0" calcext:value-type="float">
            <text:p>0</text:p>
          </table:table-cell>
          <table:table-cell office:value-type="float" office:value="7050760" calcext:value-type="float">
            <text:p>70507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287" calcext:value-type="float">
            <text:p>1828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033" calcext:value-type="float">
            <text:p>1610521865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344" calcext:value-type="float">
            <text:p>120344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6720" calcext:value-type="float">
            <text:p>6246720</text:p>
          </table:table-cell>
          <table:table-cell office:value-type="float" office:value="170144" calcext:value-type="float">
            <text:p>170144</text:p>
          </table:table-cell>
          <table:table-cell office:value-type="float" office:value="6076576" calcext:value-type="float">
            <text:p>607657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307" calcext:value-type="float">
            <text:p>1830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151" calcext:value-type="float">
            <text:p>1610521865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104" calcext:value-type="float">
            <text:p>119104</text:p>
          </table:table-cell>
          <table:table-cell office:value-type="float" office:value="2089" calcext:value-type="float">
            <text:p>2089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84520" calcext:value-type="float">
            <text:p>7184520</text:p>
          </table:table-cell>
          <table:table-cell office:value-type="float" office:value="0" calcext:value-type="float">
            <text:p>0</text:p>
          </table:table-cell>
          <table:table-cell office:value-type="float" office:value="7184520" calcext:value-type="float">
            <text:p>71845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327" calcext:value-type="float">
            <text:p>1832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271" calcext:value-type="float">
            <text:p>16105218652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452" calcext:value-type="float">
            <text:p>122452</text:p>
          </table:table-cell>
          <table:table-cell office:value-type="float" office:value="2092" calcext:value-type="float">
            <text:p>2092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6622" calcext:value-type="float">
            <text:p>6286622</text:p>
          </table:table-cell>
          <table:table-cell office:value-type="float" office:value="2156174" calcext:value-type="float">
            <text:p>2156174</text:p>
          </table:table-cell>
          <table:table-cell office:value-type="float" office:value="4130448" calcext:value-type="float">
            <text:p>41304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346" calcext:value-type="float">
            <text:p>1834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391" calcext:value-type="float">
            <text:p>16105218653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460" calcext:value-type="float">
            <text:p>121460</text:p>
          </table:table-cell>
          <table:table-cell office:value-type="float" office:value="2092" calcext:value-type="float">
            <text:p>2092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04430" calcext:value-type="float">
            <text:p>6304430</text:p>
          </table:table-cell>
          <table:table-cell office:value-type="float" office:value="1263958" calcext:value-type="float">
            <text:p>1263958</text:p>
          </table:table-cell>
          <table:table-cell office:value-type="float" office:value="5040472" calcext:value-type="float">
            <text:p>50404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365" calcext:value-type="float">
            <text:p>1836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509" calcext:value-type="float">
            <text:p>1610521865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228" calcext:value-type="float">
            <text:p>121228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55168" calcext:value-type="float">
            <text:p>6255168</text:p>
          </table:table-cell>
          <table:table-cell office:value-type="float" office:value="665888" calcext:value-type="float">
            <text:p>665888</text:p>
          </table:table-cell>
          <table:table-cell office:value-type="float" office:value="5589280" calcext:value-type="float">
            <text:p>55892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385" calcext:value-type="float">
            <text:p>1838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627" calcext:value-type="float">
            <text:p>16105218656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360" calcext:value-type="float">
            <text:p>120360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8255" calcext:value-type="float">
            <text:p>6238255</text:p>
          </table:table-cell>
          <table:table-cell office:value-type="float" office:value="51223" calcext:value-type="float">
            <text:p>51223</text:p>
          </table:table-cell>
          <table:table-cell office:value-type="float" office:value="6187032" calcext:value-type="float">
            <text:p>618703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405" calcext:value-type="float">
            <text:p>1840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746" calcext:value-type="float">
            <text:p>1610521865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36" calcext:value-type="float">
            <text:p>120236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10480" calcext:value-type="float">
            <text:p>6310480</text:p>
          </table:table-cell>
          <table:table-cell office:value-type="float" office:value="0" calcext:value-type="float">
            <text:p>0</text:p>
          </table:table-cell>
          <table:table-cell office:value-type="float" office:value="6310480" calcext:value-type="float">
            <text:p>63104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426" calcext:value-type="float">
            <text:p>1842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866" calcext:value-type="float">
            <text:p>1610521865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8" calcext:value-type="float">
            <text:p>119988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68376" calcext:value-type="float">
            <text:p>6368376</text:p>
          </table:table-cell>
          <table:table-cell office:value-type="float" office:value="0" calcext:value-type="float">
            <text:p>0</text:p>
          </table:table-cell>
          <table:table-cell office:value-type="float" office:value="6368376" calcext:value-type="float">
            <text:p>636837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446" calcext:value-type="float">
            <text:p>1844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5986" calcext:value-type="float">
            <text:p>1610521865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8" calcext:value-type="float">
            <text:p>119988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41776" calcext:value-type="float">
            <text:p>6441776</text:p>
          </table:table-cell>
          <table:table-cell office:value-type="float" office:value="0" calcext:value-type="float">
            <text:p>0</text:p>
          </table:table-cell>
          <table:table-cell office:value-type="float" office:value="6441776" calcext:value-type="float">
            <text:p>644177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468" calcext:value-type="float">
            <text:p>1846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6107" calcext:value-type="float">
            <text:p>1610521866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856" calcext:value-type="float">
            <text:p>120856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5918" calcext:value-type="float">
            <text:p>6335918</text:p>
          </table:table-cell>
          <table:table-cell office:value-type="float" office:value="181974" calcext:value-type="float">
            <text:p>181974</text:p>
          </table:table-cell>
          <table:table-cell office:value-type="float" office:value="6153944" calcext:value-type="float">
            <text:p>61539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487" calcext:value-type="float">
            <text:p>1848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6238" calcext:value-type="float">
            <text:p>16105218662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52" calcext:value-type="float">
            <text:p>121352</text:p>
          </table:table-cell>
          <table:table-cell office:value-type="float" office:value="2091" calcext:value-type="float">
            <text:p>2091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4640" calcext:value-type="float">
            <text:p>6284640</text:p>
          </table:table-cell>
          <table:table-cell office:value-type="float" office:value="975536" calcext:value-type="float">
            <text:p>975536</text:p>
          </table:table-cell>
          <table:table-cell office:value-type="float" office:value="5309104" calcext:value-type="float">
            <text:p>53091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507" calcext:value-type="float">
            <text:p>1850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6358" calcext:value-type="float">
            <text:p>1610521866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344" calcext:value-type="float">
            <text:p>122344</text:p>
          </table:table-cell>
          <table:table-cell office:value-type="float" office:value="2092" calcext:value-type="float">
            <text:p>2092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2895" calcext:value-type="float">
            <text:p>6462895</text:p>
          </table:table-cell>
          <table:table-cell office:value-type="float" office:value="1998551" calcext:value-type="float">
            <text:p>1998551</text:p>
          </table:table-cell>
          <table:table-cell office:value-type="float" office:value="4464344" calcext:value-type="float">
            <text:p>44643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526" calcext:value-type="float">
            <text:p>1852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6477" calcext:value-type="float">
            <text:p>1610521866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500" calcext:value-type="float">
            <text:p>118500</text:p>
          </table:table-cell>
          <table:table-cell office:value-type="float" office:value="2093" calcext:value-type="float">
            <text:p>2093</text:p>
          </table:table-cell>
          <table:table-cell office:value-type="float" office:value="2021840" calcext:value-type="float">
            <text:p>20218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8222" calcext:value-type="float">
            <text:p>6488222</text:p>
          </table:table-cell>
          <table:table-cell office:value-type="float" office:value="2949198" calcext:value-type="float">
            <text:p>2949198</text:p>
          </table:table-cell>
          <table:table-cell office:value-type="float" office:value="3539024" calcext:value-type="float">
            <text:p>35390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546" calcext:value-type="float">
            <text:p>1854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6594" calcext:value-type="float">
            <text:p>1610521866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120" calcext:value-type="float">
            <text:p>119120</text:p>
          </table:table-cell>
          <table:table-cell office:value-type="float" office:value="2090" calcext:value-type="float">
            <text:p>2090</text:p>
          </table:table-cell>
          <table:table-cell office:value-type="float" office:value="2022056" calcext:value-type="float">
            <text:p>20220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82040" calcext:value-type="float">
            <text:p>7182040</text:p>
          </table:table-cell>
          <table:table-cell office:value-type="float" office:value="0" calcext:value-type="float">
            <text:p>0</text:p>
          </table:table-cell>
          <table:table-cell office:value-type="float" office:value="7182040" calcext:value-type="float">
            <text:p>71820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566" calcext:value-type="float">
            <text:p>1856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6715" calcext:value-type="float">
            <text:p>1610521866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864" calcext:value-type="float">
            <text:p>11986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34656" calcext:value-type="float">
            <text:p>6434656</text:p>
          </table:table-cell>
          <table:table-cell office:value-type="float" office:value="0" calcext:value-type="float">
            <text:p>0</text:p>
          </table:table-cell>
          <table:table-cell office:value-type="float" office:value="6434656" calcext:value-type="float">
            <text:p>64346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586" calcext:value-type="float">
            <text:p>1858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6831" calcext:value-type="float">
            <text:p>1610521866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608" calcext:value-type="float">
            <text:p>12060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0336" calcext:value-type="float">
            <text:p>6420336</text:p>
          </table:table-cell>
          <table:table-cell office:value-type="float" office:value="666552" calcext:value-type="float">
            <text:p>666552</text:p>
          </table:table-cell>
          <table:table-cell office:value-type="float" office:value="5753784" calcext:value-type="float">
            <text:p>57537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605" calcext:value-type="float">
            <text:p>1860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6951" calcext:value-type="float">
            <text:p>1610521866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48" calcext:value-type="float">
            <text:p>12184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6975" calcext:value-type="float">
            <text:p>6466975</text:p>
          </table:table-cell>
          <table:table-cell office:value-type="float" office:value="1836751" calcext:value-type="float">
            <text:p>1836751</text:p>
          </table:table-cell>
          <table:table-cell office:value-type="float" office:value="4630224" calcext:value-type="float">
            <text:p>46302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624" calcext:value-type="float">
            <text:p>1862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7071" calcext:value-type="float">
            <text:p>16105218670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732" calcext:value-type="float">
            <text:p>120732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18383" calcext:value-type="float">
            <text:p>5918383</text:p>
          </table:table-cell>
          <table:table-cell office:value-type="float" office:value="137047" calcext:value-type="float">
            <text:p>137047</text:p>
          </table:table-cell>
          <table:table-cell office:value-type="float" office:value="5781336" calcext:value-type="float">
            <text:p>57813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644" calcext:value-type="float">
            <text:p>1864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7188" calcext:value-type="float">
            <text:p>1610521867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48" calcext:value-type="float">
            <text:p>12184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0352" calcext:value-type="float">
            <text:p>6260352</text:p>
          </table:table-cell>
          <table:table-cell office:value-type="float" office:value="1487680" calcext:value-type="float">
            <text:p>1487680</text:p>
          </table:table-cell>
          <table:table-cell office:value-type="float" office:value="4772672" calcext:value-type="float">
            <text:p>47726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662" calcext:value-type="float">
            <text:p>1866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7308" calcext:value-type="float">
            <text:p>1610521867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748" calcext:value-type="float">
            <text:p>118748</text:p>
          </table:table-cell>
          <table:table-cell office:value-type="float" office:value="2094" calcext:value-type="float">
            <text:p>2094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63256" calcext:value-type="float">
            <text:p>7663256</text:p>
          </table:table-cell>
          <table:table-cell office:value-type="float" office:value="0" calcext:value-type="float">
            <text:p>0</text:p>
          </table:table-cell>
          <table:table-cell office:value-type="float" office:value="7663256" calcext:value-type="float">
            <text:p>76632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682" calcext:value-type="float">
            <text:p>1868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7426" calcext:value-type="float">
            <text:p>1610521867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36" calcext:value-type="float">
            <text:p>120236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19134" calcext:value-type="float">
            <text:p>6519134</text:p>
          </table:table-cell>
          <table:table-cell office:value-type="float" office:value="76974" calcext:value-type="float">
            <text:p>76974</text:p>
          </table:table-cell>
          <table:table-cell office:value-type="float" office:value="6442160" calcext:value-type="float">
            <text:p>64421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702" calcext:value-type="float">
            <text:p>1870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7543" calcext:value-type="float">
            <text:p>16105218675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344" calcext:value-type="float">
            <text:p>12234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00463" calcext:value-type="float">
            <text:p>6300463</text:p>
          </table:table-cell>
          <table:table-cell office:value-type="float" office:value="1769879" calcext:value-type="float">
            <text:p>1769879</text:p>
          </table:table-cell>
          <table:table-cell office:value-type="float" office:value="4530584" calcext:value-type="float">
            <text:p>45305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721" calcext:value-type="float">
            <text:p>1872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7663" calcext:value-type="float">
            <text:p>1610521867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368" calcext:value-type="float">
            <text:p>119368</text:p>
          </table:table-cell>
          <table:table-cell office:value-type="float" office:value="2094" calcext:value-type="float">
            <text:p>2094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86592" calcext:value-type="float">
            <text:p>7386592</text:p>
          </table:table-cell>
          <table:table-cell office:value-type="float" office:value="0" calcext:value-type="float">
            <text:p>0</text:p>
          </table:table-cell>
          <table:table-cell office:value-type="float" office:value="7386592" calcext:value-type="float">
            <text:p>73865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740" calcext:value-type="float">
            <text:p>1874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7781" calcext:value-type="float">
            <text:p>1610521867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228" calcext:value-type="float">
            <text:p>12122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97264" calcext:value-type="float">
            <text:p>5997264</text:p>
          </table:table-cell>
          <table:table-cell office:value-type="float" office:value="340328" calcext:value-type="float">
            <text:p>340328</text:p>
          </table:table-cell>
          <table:table-cell office:value-type="float" office:value="5656936" calcext:value-type="float">
            <text:p>56569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759" calcext:value-type="float">
            <text:p>1875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7900" calcext:value-type="float">
            <text:p>16105218679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60" calcext:value-type="float">
            <text:p>12136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08606" calcext:value-type="float">
            <text:p>6608606</text:p>
          </table:table-cell>
          <table:table-cell office:value-type="float" office:value="2714478" calcext:value-type="float">
            <text:p>2714478</text:p>
          </table:table-cell>
          <table:table-cell office:value-type="float" office:value="3894128" calcext:value-type="float">
            <text:p>389412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779" calcext:value-type="float">
            <text:p>1877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019" calcext:value-type="float">
            <text:p>1610521868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40" calcext:value-type="float">
            <text:p>119740</text:p>
          </table:table-cell>
          <table:table-cell office:value-type="float" office:value="2090" calcext:value-type="float">
            <text:p>2090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66648" calcext:value-type="float">
            <text:p>6766648</text:p>
          </table:table-cell>
          <table:table-cell office:value-type="float" office:value="0" calcext:value-type="float">
            <text:p>0</text:p>
          </table:table-cell>
          <table:table-cell office:value-type="float" office:value="6766648" calcext:value-type="float">
            <text:p>676664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799" calcext:value-type="float">
            <text:p>1879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139" calcext:value-type="float">
            <text:p>1610521868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872" calcext:value-type="float">
            <text:p>118872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94974" calcext:value-type="float">
            <text:p>6594974</text:p>
          </table:table-cell>
          <table:table-cell office:value-type="float" office:value="3231950" calcext:value-type="float">
            <text:p>3231950</text:p>
          </table:table-cell>
          <table:table-cell office:value-type="float" office:value="3363024" calcext:value-type="float">
            <text:p>336302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818" calcext:value-type="float">
            <text:p>1881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259" calcext:value-type="float">
            <text:p>16105218682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592" calcext:value-type="float">
            <text:p>122592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37968" calcext:value-type="float">
            <text:p>6637968</text:p>
          </table:table-cell>
          <table:table-cell office:value-type="float" office:value="2778312" calcext:value-type="float">
            <text:p>2778312</text:p>
          </table:table-cell>
          <table:table-cell office:value-type="float" office:value="3859656" calcext:value-type="float">
            <text:p>385965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837" calcext:value-type="float">
            <text:p>1883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379" calcext:value-type="float">
            <text:p>16105218683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592" calcext:value-type="float">
            <text:p>122592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6208" calcext:value-type="float">
            <text:p>6086208</text:p>
          </table:table-cell>
          <table:table-cell office:value-type="float" office:value="2236192" calcext:value-type="float">
            <text:p>2236192</text:p>
          </table:table-cell>
          <table:table-cell office:value-type="float" office:value="3850016" calcext:value-type="float">
            <text:p>38500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856" calcext:value-type="float">
            <text:p>1885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497" calcext:value-type="float">
            <text:p>1610521868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48" calcext:value-type="float">
            <text:p>121848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85070" calcext:value-type="float">
            <text:p>6385070</text:p>
          </table:table-cell>
          <table:table-cell office:value-type="float" office:value="1910486" calcext:value-type="float">
            <text:p>1910486</text:p>
          </table:table-cell>
          <table:table-cell office:value-type="float" office:value="4474584" calcext:value-type="float">
            <text:p>447458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876" calcext:value-type="float">
            <text:p>1887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613" calcext:value-type="float">
            <text:p>16105218686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476" calcext:value-type="float">
            <text:p>121476</text:p>
          </table:table-cell>
          <table:table-cell office:value-type="float" office:value="2092" calcext:value-type="float">
            <text:p>2092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33854" calcext:value-type="float">
            <text:p>6033854</text:p>
          </table:table-cell>
          <table:table-cell office:value-type="float" office:value="1210590" calcext:value-type="float">
            <text:p>1210590</text:p>
          </table:table-cell>
          <table:table-cell office:value-type="float" office:value="4823264" calcext:value-type="float">
            <text:p>482326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894" calcext:value-type="float">
            <text:p>1889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731" calcext:value-type="float">
            <text:p>1610521868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80" calcext:value-type="float">
            <text:p>120980</text:p>
          </table:table-cell>
          <table:table-cell office:value-type="float" office:value="2092" calcext:value-type="float">
            <text:p>2092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0591" calcext:value-type="float">
            <text:p>6040591</text:p>
          </table:table-cell>
          <table:table-cell office:value-type="float" office:value="689671" calcext:value-type="float">
            <text:p>689671</text:p>
          </table:table-cell>
          <table:table-cell office:value-type="float" office:value="5350920" calcext:value-type="float">
            <text:p>53509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914" calcext:value-type="float">
            <text:p>18914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849" calcext:value-type="float">
            <text:p>16105218688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8" calcext:value-type="float">
            <text:p>11998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8752" calcext:value-type="float">
            <text:p>6108752</text:p>
          </table:table-cell>
          <table:table-cell office:value-type="float" office:value="0" calcext:value-type="float">
            <text:p>0</text:p>
          </table:table-cell>
          <table:table-cell office:value-type="float" office:value="6108752" calcext:value-type="float">
            <text:p>610875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933" calcext:value-type="float">
            <text:p>1893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8968" calcext:value-type="float">
            <text:p>1610521868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616" calcext:value-type="float">
            <text:p>119616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73112" calcext:value-type="float">
            <text:p>6373112</text:p>
          </table:table-cell>
          <table:table-cell office:value-type="float" office:value="0" calcext:value-type="float">
            <text:p>0</text:p>
          </table:table-cell>
          <table:table-cell office:value-type="float" office:value="6373112" calcext:value-type="float">
            <text:p>637311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953" calcext:value-type="float">
            <text:p>18953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9088" calcext:value-type="float">
            <text:p>1610521869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856" calcext:value-type="float">
            <text:p>120856</text:p>
          </table:table-cell>
          <table:table-cell office:value-type="float" office:value="2092" calcext:value-type="float">
            <text:p>2092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3456" calcext:value-type="float">
            <text:p>6063456</text:p>
          </table:table-cell>
          <table:table-cell office:value-type="float" office:value="537264" calcext:value-type="float">
            <text:p>537264</text:p>
          </table:table-cell>
          <table:table-cell office:value-type="float" office:value="5526192" calcext:value-type="float">
            <text:p>552619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972" calcext:value-type="float">
            <text:p>1897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9209" calcext:value-type="float">
            <text:p>16105218692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592" calcext:value-type="float">
            <text:p>122592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2542" calcext:value-type="float">
            <text:p>6102542</text:p>
          </table:table-cell>
          <table:table-cell office:value-type="float" office:value="2277126" calcext:value-type="float">
            <text:p>2277126</text:p>
          </table:table-cell>
          <table:table-cell office:value-type="float" office:value="3825416" calcext:value-type="float">
            <text:p>38254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8991" calcext:value-type="float">
            <text:p>1899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9328" calcext:value-type="float">
            <text:p>1610521869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344" calcext:value-type="float">
            <text:p>12234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68608" calcext:value-type="float">
            <text:p>6568608</text:p>
          </table:table-cell>
          <table:table-cell office:value-type="float" office:value="2575696" calcext:value-type="float">
            <text:p>2575696</text:p>
          </table:table-cell>
          <table:table-cell office:value-type="float" office:value="3992912" calcext:value-type="float">
            <text:p>399291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010" calcext:value-type="float">
            <text:p>1901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9445" calcext:value-type="float">
            <text:p>1610521869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500" calcext:value-type="float">
            <text:p>11850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19696" calcext:value-type="float">
            <text:p>6519696</text:p>
          </table:table-cell>
          <table:table-cell office:value-type="float" office:value="2964936" calcext:value-type="float">
            <text:p>2964936</text:p>
          </table:table-cell>
          <table:table-cell office:value-type="float" office:value="3554760" calcext:value-type="float">
            <text:p>355476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030" calcext:value-type="float">
            <text:p>1903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9564" calcext:value-type="float">
            <text:p>1610521869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996" calcext:value-type="float">
            <text:p>118996</text:p>
          </table:table-cell>
          <table:table-cell office:value-type="float" office:value="2094" calcext:value-type="float">
            <text:p>2094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11648" calcext:value-type="float">
            <text:p>7111648</text:p>
          </table:table-cell>
          <table:table-cell office:value-type="float" office:value="0" calcext:value-type="float">
            <text:p>0</text:p>
          </table:table-cell>
          <table:table-cell office:value-type="float" office:value="7111648" calcext:value-type="float">
            <text:p>711164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050" calcext:value-type="float">
            <text:p>19050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9683" calcext:value-type="float">
            <text:p>1610521869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492" calcext:value-type="float">
            <text:p>119492</text:p>
          </table:table-cell>
          <table:table-cell office:value-type="float" office:value="2090" calcext:value-type="float">
            <text:p>2090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27224" calcext:value-type="float">
            <text:p>6427224</text:p>
          </table:table-cell>
          <table:table-cell office:value-type="float" office:value="0" calcext:value-type="float">
            <text:p>0</text:p>
          </table:table-cell>
          <table:table-cell office:value-type="float" office:value="6427224" calcext:value-type="float">
            <text:p>642722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069" calcext:value-type="float">
            <text:p>1906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9803" calcext:value-type="float">
            <text:p>1610521869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864" calcext:value-type="float">
            <text:p>11986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8400" calcext:value-type="float">
            <text:p>5988400</text:p>
          </table:table-cell>
          <table:table-cell office:value-type="float" office:value="0" calcext:value-type="float">
            <text:p>0</text:p>
          </table:table-cell>
          <table:table-cell office:value-type="float" office:value="5988400" calcext:value-type="float">
            <text:p>59884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089" calcext:value-type="float">
            <text:p>19089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69924" calcext:value-type="float">
            <text:p>16105218699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8" calcext:value-type="float">
            <text:p>11998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91320" calcext:value-type="float">
            <text:p>5991320</text:p>
          </table:table-cell>
          <table:table-cell office:value-type="float" office:value="0" calcext:value-type="float">
            <text:p>0</text:p>
          </table:table-cell>
          <table:table-cell office:value-type="float" office:value="5991320" calcext:value-type="float">
            <text:p>59913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108" calcext:value-type="float">
            <text:p>1910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044" calcext:value-type="float">
            <text:p>1610521870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220" calcext:value-type="float">
            <text:p>12222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3808" calcext:value-type="float">
            <text:p>6083808</text:p>
          </table:table-cell>
          <table:table-cell office:value-type="float" office:value="2120304" calcext:value-type="float">
            <text:p>2120304</text:p>
          </table:table-cell>
          <table:table-cell office:value-type="float" office:value="3963504" calcext:value-type="float">
            <text:p>396350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127" calcext:value-type="float">
            <text:p>1912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165" calcext:value-type="float">
            <text:p>1610521870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720" calcext:value-type="float">
            <text:p>120720</text:p>
          </table:table-cell>
          <table:table-cell office:value-type="float" office:value="2094" calcext:value-type="float">
            <text:p>2094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97071" calcext:value-type="float">
            <text:p>6197071</text:p>
          </table:table-cell>
          <table:table-cell office:value-type="float" office:value="2754471" calcext:value-type="float">
            <text:p>2754471</text:p>
          </table:table-cell>
          <table:table-cell office:value-type="float" office:value="3442600" calcext:value-type="float">
            <text:p>34426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147" calcext:value-type="float">
            <text:p>19147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284" calcext:value-type="float">
            <text:p>1610521870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368" calcext:value-type="float">
            <text:p>119368</text:p>
          </table:table-cell>
          <table:table-cell office:value-type="float" office:value="2090" calcext:value-type="float">
            <text:p>2090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75312" calcext:value-type="float">
            <text:p>6575312</text:p>
          </table:table-cell>
          <table:table-cell office:value-type="float" office:value="0" calcext:value-type="float">
            <text:p>0</text:p>
          </table:table-cell>
          <table:table-cell office:value-type="float" office:value="6575312" calcext:value-type="float">
            <text:p>657531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166" calcext:value-type="float">
            <text:p>1916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403" calcext:value-type="float">
            <text:p>1610521870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40" calcext:value-type="float">
            <text:p>119740</text:p>
          </table:table-cell>
          <table:table-cell office:value-type="float" office:value="2091" calcext:value-type="float">
            <text:p>2091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7992" calcext:value-type="float">
            <text:p>6087992</text:p>
          </table:table-cell>
          <table:table-cell office:value-type="float" office:value="0" calcext:value-type="float">
            <text:p>0</text:p>
          </table:table-cell>
          <table:table-cell office:value-type="float" office:value="6087992" calcext:value-type="float">
            <text:p>608799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186" calcext:value-type="float">
            <text:p>1918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522" calcext:value-type="float">
            <text:p>1610521870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164" calcext:value-type="float">
            <text:p>12216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49247" calcext:value-type="float">
            <text:p>5949247</text:p>
          </table:table-cell>
          <table:table-cell office:value-type="float" office:value="2380703" calcext:value-type="float">
            <text:p>2380703</text:p>
          </table:table-cell>
          <table:table-cell office:value-type="float" office:value="3568544" calcext:value-type="float">
            <text:p>356854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202" calcext:value-type="float">
            <text:p>19202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642" calcext:value-type="float">
            <text:p>161052187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016" calcext:value-type="float">
            <text:p>121016</text:p>
          </table:table-cell>
          <table:table-cell office:value-type="float" office:value="2092" calcext:value-type="float">
            <text:p>2092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0094" calcext:value-type="float">
            <text:p>5590094</text:p>
          </table:table-cell>
          <table:table-cell office:value-type="float" office:value="595494" calcext:value-type="float">
            <text:p>595494</text:p>
          </table:table-cell>
          <table:table-cell office:value-type="float" office:value="4994600" calcext:value-type="float">
            <text:p>49946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218" calcext:value-type="float">
            <text:p>1921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746" calcext:value-type="float">
            <text:p>1610521870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660" calcext:value-type="float">
            <text:p>118660</text:p>
          </table:table-cell>
          <table:table-cell office:value-type="float" office:value="2094" calcext:value-type="float">
            <text:p>2094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0558" calcext:value-type="float">
            <text:p>6020558</text:p>
          </table:table-cell>
          <table:table-cell office:value-type="float" office:value="3072126" calcext:value-type="float">
            <text:p>3072126</text:p>
          </table:table-cell>
          <table:table-cell office:value-type="float" office:value="2948432" calcext:value-type="float">
            <text:p>29484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235" calcext:value-type="float">
            <text:p>19235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856" calcext:value-type="float">
            <text:p>1610521870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396" calcext:value-type="float">
            <text:p>120396</text:p>
          </table:table-cell>
          <table:table-cell office:value-type="float" office:value="2092" calcext:value-type="float">
            <text:p>2092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96272" calcext:value-type="float">
            <text:p>5896272</text:p>
          </table:table-cell>
          <table:table-cell office:value-type="float" office:value="388136" calcext:value-type="float">
            <text:p>388136</text:p>
          </table:table-cell>
          <table:table-cell office:value-type="float" office:value="5508136" calcext:value-type="float">
            <text:p>55081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251" calcext:value-type="float">
            <text:p>19251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0965" calcext:value-type="float">
            <text:p>16105218709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156" calcext:value-type="float">
            <text:p>119156</text:p>
          </table:table-cell>
          <table:table-cell office:value-type="float" office:value="2094" calcext:value-type="float">
            <text:p>2094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77246" calcext:value-type="float">
            <text:p>6077246</text:p>
          </table:table-cell>
          <table:table-cell office:value-type="float" office:value="3005854" calcext:value-type="float">
            <text:p>3005854</text:p>
          </table:table-cell>
          <table:table-cell office:value-type="float" office:value="3071392" calcext:value-type="float">
            <text:p>307139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268" calcext:value-type="float">
            <text:p>19268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1075" calcext:value-type="float">
            <text:p>1610521871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760" calcext:value-type="float">
            <text:p>12176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82256" calcext:value-type="float">
            <text:p>5582256</text:p>
          </table:table-cell>
          <table:table-cell office:value-type="float" office:value="1328856" calcext:value-type="float">
            <text:p>1328856</text:p>
          </table:table-cell>
          <table:table-cell office:value-type="float" office:value="4253400" calcext:value-type="float">
            <text:p>42534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286" calcext:value-type="float">
            <text:p>19286</text:p>
          </table:table-cell>
          <table:table-cell office:value-type="float" office:value="-552" calcext:value-type="float">
            <text:p>-552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1184" calcext:value-type="float">
            <text:p>1610521871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156" calcext:value-type="float">
            <text:p>119156</text:p>
          </table:table-cell>
          <table:table-cell office:value-type="float" office:value="2094" calcext:value-type="float">
            <text:p>2094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95838" calcext:value-type="float">
            <text:p>5695838</text:p>
          </table:table-cell>
          <table:table-cell office:value-type="float" office:value="2700462" calcext:value-type="float">
            <text:p>2700462</text:p>
          </table:table-cell>
          <table:table-cell office:value-type="float" office:value="2995376" calcext:value-type="float">
            <text:p>299537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306" calcext:value-type="float">
            <text:p>1930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1303" calcext:value-type="float">
            <text:p>16105218713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032" calcext:value-type="float">
            <text:p>119032</text:p>
          </table:table-cell>
          <table:table-cell office:value-type="float" office:value="2090" calcext:value-type="float">
            <text:p>2090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94752" calcext:value-type="float">
            <text:p>6094752</text:p>
          </table:table-cell>
          <table:table-cell office:value-type="float" office:value="0" calcext:value-type="float">
            <text:p>0</text:p>
          </table:table-cell>
          <table:table-cell office:value-type="float" office:value="6094752" calcext:value-type="float">
            <text:p>609475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323" calcext:value-type="float">
            <text:p>1932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1430" calcext:value-type="float">
            <text:p>16105218714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256" calcext:value-type="float">
            <text:p>122256</text:p>
          </table:table-cell>
          <table:table-cell office:value-type="float" office:value="2093" calcext:value-type="float">
            <text:p>2093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1792" calcext:value-type="float">
            <text:p>5631792</text:p>
          </table:table-cell>
          <table:table-cell office:value-type="float" office:value="2107288" calcext:value-type="float">
            <text:p>2107288</text:p>
          </table:table-cell>
          <table:table-cell office:value-type="float" office:value="3524504" calcext:value-type="float">
            <text:p>352450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341" calcext:value-type="float">
            <text:p>1934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1540" calcext:value-type="float">
            <text:p>16105218715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528" calcext:value-type="float">
            <text:p>11952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04400" calcext:value-type="float">
            <text:p>5704400</text:p>
          </table:table-cell>
          <table:table-cell office:value-type="float" office:value="0" calcext:value-type="float">
            <text:p>0</text:p>
          </table:table-cell>
          <table:table-cell office:value-type="float" office:value="5704400" calcext:value-type="float">
            <text:p>57044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361" calcext:value-type="float">
            <text:p>1936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1657" calcext:value-type="float">
            <text:p>16105218716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264" calcext:value-type="float">
            <text:p>121264</text:p>
          </table:table-cell>
          <table:table-cell office:value-type="float" office:value="2092" calcext:value-type="float">
            <text:p>2092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5166" calcext:value-type="float">
            <text:p>5605166</text:p>
          </table:table-cell>
          <table:table-cell office:value-type="float" office:value="1291158" calcext:value-type="float">
            <text:p>1291158</text:p>
          </table:table-cell>
          <table:table-cell office:value-type="float" office:value="4314008" calcext:value-type="float">
            <text:p>431400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379" calcext:value-type="float">
            <text:p>1937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1778" calcext:value-type="float">
            <text:p>1610521871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032" calcext:value-type="float">
            <text:p>119032</text:p>
          </table:table-cell>
          <table:table-cell office:value-type="float" office:value="2090" calcext:value-type="float">
            <text:p>2090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4720" calcext:value-type="float">
            <text:p>6134720</text:p>
          </table:table-cell>
          <table:table-cell office:value-type="float" office:value="0" calcext:value-type="float">
            <text:p>0</text:p>
          </table:table-cell>
          <table:table-cell office:value-type="float" office:value="6134720" calcext:value-type="float">
            <text:p>61347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399" calcext:value-type="float">
            <text:p>1939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1896" calcext:value-type="float">
            <text:p>1610521871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396" calcext:value-type="float">
            <text:p>120396</text:p>
          </table:table-cell>
          <table:table-cell office:value-type="float" office:value="2091" calcext:value-type="float">
            <text:p>2091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9422" calcext:value-type="float">
            <text:p>5649422</text:p>
          </table:table-cell>
          <table:table-cell office:value-type="float" office:value="494086" calcext:value-type="float">
            <text:p>494086</text:p>
          </table:table-cell>
          <table:table-cell office:value-type="float" office:value="5155336" calcext:value-type="float">
            <text:p>51553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417" calcext:value-type="float">
            <text:p>1941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015" calcext:value-type="float">
            <text:p>161052187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404" calcext:value-type="float">
            <text:p>11940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96080" calcext:value-type="float">
            <text:p>5896080</text:p>
          </table:table-cell>
          <table:table-cell office:value-type="float" office:value="0" calcext:value-type="float">
            <text:p>0</text:p>
          </table:table-cell>
          <table:table-cell office:value-type="float" office:value="5896080" calcext:value-type="float">
            <text:p>589608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437" calcext:value-type="float">
            <text:p>1943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134" calcext:value-type="float">
            <text:p>1610521872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140" calcext:value-type="float">
            <text:p>121140</text:p>
          </table:table-cell>
          <table:table-cell office:value-type="float" office:value="2092" calcext:value-type="float">
            <text:p>2092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27662" calcext:value-type="float">
            <text:p>5427662</text:p>
          </table:table-cell>
          <table:table-cell office:value-type="float" office:value="956646" calcext:value-type="float">
            <text:p>956646</text:p>
          </table:table-cell>
          <table:table-cell office:value-type="float" office:value="4471016" calcext:value-type="float">
            <text:p>44710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455" calcext:value-type="float">
            <text:p>1945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255" calcext:value-type="float">
            <text:p>1610521872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528" calcext:value-type="float">
            <text:p>11952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22096" calcext:value-type="float">
            <text:p>5622096</text:p>
          </table:table-cell>
          <table:table-cell office:value-type="float" office:value="0" calcext:value-type="float">
            <text:p>0</text:p>
          </table:table-cell>
          <table:table-cell office:value-type="float" office:value="5622096" calcext:value-type="float">
            <text:p>562209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476" calcext:value-type="float">
            <text:p>1947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377" calcext:value-type="float">
            <text:p>1610521872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132" calcext:value-type="float">
            <text:p>122132</text:p>
          </table:table-cell>
          <table:table-cell office:value-type="float" office:value="2093" calcext:value-type="float">
            <text:p>2093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00303" calcext:value-type="float">
            <text:p>5500303</text:p>
          </table:table-cell>
          <table:table-cell office:value-type="float" office:value="2008775" calcext:value-type="float">
            <text:p>2008775</text:p>
          </table:table-cell>
          <table:table-cell office:value-type="float" office:value="3491528" calcext:value-type="float">
            <text:p>349152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494" calcext:value-type="float">
            <text:p>1949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497" calcext:value-type="float">
            <text:p>1610521872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164" calcext:value-type="float">
            <text:p>12016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01503" calcext:value-type="float">
            <text:p>5501503</text:p>
          </table:table-cell>
          <table:table-cell office:value-type="float" office:value="108831" calcext:value-type="float">
            <text:p>108831</text:p>
          </table:table-cell>
          <table:table-cell office:value-type="float" office:value="5392672" calcext:value-type="float">
            <text:p>539267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512" calcext:value-type="float">
            <text:p>1951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613" calcext:value-type="float">
            <text:p>16105218726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172" calcext:value-type="float">
            <text:p>119172</text:p>
          </table:table-cell>
          <table:table-cell office:value-type="float" office:value="2094" calcext:value-type="float">
            <text:p>2094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5232" calcext:value-type="float">
            <text:p>6135232</text:p>
          </table:table-cell>
          <table:table-cell office:value-type="float" office:value="0" calcext:value-type="float">
            <text:p>0</text:p>
          </table:table-cell>
          <table:table-cell office:value-type="float" office:value="6135232" calcext:value-type="float">
            <text:p>61352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531" calcext:value-type="float">
            <text:p>1953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731" calcext:value-type="float">
            <text:p>1610521872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528" calcext:value-type="float">
            <text:p>12152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47744" calcext:value-type="float">
            <text:p>5547744</text:p>
          </table:table-cell>
          <table:table-cell office:value-type="float" office:value="1508208" calcext:value-type="float">
            <text:p>1508208</text:p>
          </table:table-cell>
          <table:table-cell office:value-type="float" office:value="4039536" calcext:value-type="float">
            <text:p>40395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548" calcext:value-type="float">
            <text:p>1954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849" calcext:value-type="float">
            <text:p>16105218728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88" calcext:value-type="float">
            <text:p>12028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22127" calcext:value-type="float">
            <text:p>5322127</text:p>
          </table:table-cell>
          <table:table-cell office:value-type="float" office:value="19143" calcext:value-type="float">
            <text:p>19143</text:p>
          </table:table-cell>
          <table:table-cell office:value-type="float" office:value="5302984" calcext:value-type="float">
            <text:p>530298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567" calcext:value-type="float">
            <text:p>1956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2967" calcext:value-type="float">
            <text:p>1610521872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296" calcext:value-type="float">
            <text:p>119296</text:p>
          </table:table-cell>
          <table:table-cell office:value-type="float" office:value="2091" calcext:value-type="float">
            <text:p>2091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80536" calcext:value-type="float">
            <text:p>5780536</text:p>
          </table:table-cell>
          <table:table-cell office:value-type="float" office:value="0" calcext:value-type="float">
            <text:p>0</text:p>
          </table:table-cell>
          <table:table-cell office:value-type="float" office:value="5780536" calcext:value-type="float">
            <text:p>57805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586" calcext:value-type="float">
            <text:p>1958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3087" calcext:value-type="float">
            <text:p>1610521873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668" calcext:value-type="float">
            <text:p>11966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85024" calcext:value-type="float">
            <text:p>5685024</text:p>
          </table:table-cell>
          <table:table-cell office:value-type="float" office:value="0" calcext:value-type="float">
            <text:p>0</text:p>
          </table:table-cell>
          <table:table-cell office:value-type="float" office:value="5685024" calcext:value-type="float">
            <text:p>568502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604" calcext:value-type="float">
            <text:p>1960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3206" calcext:value-type="float">
            <text:p>1610521873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040" calcext:value-type="float">
            <text:p>120040</text:p>
          </table:table-cell>
          <table:table-cell office:value-type="float" office:value="2091" calcext:value-type="float">
            <text:p>2091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20622" calcext:value-type="float">
            <text:p>8020622</text:p>
          </table:table-cell>
          <table:table-cell office:value-type="float" office:value="2646342" calcext:value-type="float">
            <text:p>2646342</text:p>
          </table:table-cell>
          <table:table-cell office:value-type="float" office:value="5374280" calcext:value-type="float">
            <text:p>537428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621" calcext:value-type="float">
            <text:p>1962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3323" calcext:value-type="float">
            <text:p>1610521873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056" calcext:value-type="float">
            <text:p>118056</text:p>
          </table:table-cell>
          <table:table-cell office:value-type="float" office:value="2089" calcext:value-type="float">
            <text:p>2089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28767" calcext:value-type="float">
            <text:p>9728767</text:p>
          </table:table-cell>
          <table:table-cell office:value-type="float" office:value="2386303" calcext:value-type="float">
            <text:p>2386303</text:p>
          </table:table-cell>
          <table:table-cell office:value-type="float" office:value="7342464" calcext:value-type="float">
            <text:p>734246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638" calcext:value-type="float">
            <text:p>1963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3431" calcext:value-type="float">
            <text:p>1610521873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808" calcext:value-type="float">
            <text:p>117808</text:p>
          </table:table-cell>
          <table:table-cell office:value-type="float" office:value="2089" calcext:value-type="float">
            <text:p>2089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247824" calcext:value-type="float">
            <text:p>9247824</text:p>
          </table:table-cell>
          <table:table-cell office:value-type="float" office:value="1457704" calcext:value-type="float">
            <text:p>1457704</text:p>
          </table:table-cell>
          <table:table-cell office:value-type="float" office:value="7790120" calcext:value-type="float">
            <text:p>77901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655" calcext:value-type="float">
            <text:p>1965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3540" calcext:value-type="float">
            <text:p>16105218735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568" calcext:value-type="float">
            <text:p>116568</text:p>
          </table:table-cell>
          <table:table-cell office:value-type="float" office:value="2088" calcext:value-type="float">
            <text:p>2088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756992" calcext:value-type="float">
            <text:p>8756992</text:p>
          </table:table-cell>
          <table:table-cell office:value-type="float" office:value="0" calcext:value-type="float">
            <text:p>0</text:p>
          </table:table-cell>
          <table:table-cell office:value-type="float" office:value="8756992" calcext:value-type="float">
            <text:p>875699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674" calcext:value-type="float">
            <text:p>1967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3653" calcext:value-type="float">
            <text:p>16105218736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328" calcext:value-type="float">
            <text:p>115328</text:p>
          </table:table-cell>
          <table:table-cell office:value-type="float" office:value="2087" calcext:value-type="float">
            <text:p>2087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664544" calcext:value-type="float">
            <text:p>9664544</text:p>
          </table:table-cell>
          <table:table-cell office:value-type="float" office:value="0" calcext:value-type="float">
            <text:p>0</text:p>
          </table:table-cell>
          <table:table-cell office:value-type="float" office:value="9664544" calcext:value-type="float">
            <text:p>966454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694" calcext:value-type="float">
            <text:p>1969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3769" calcext:value-type="float">
            <text:p>1610521873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328" calcext:value-type="float">
            <text:p>115328</text:p>
          </table:table-cell>
          <table:table-cell office:value-type="float" office:value="2087" calcext:value-type="float">
            <text:p>2087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28248" calcext:value-type="float">
            <text:p>9928248</text:p>
          </table:table-cell>
          <table:table-cell office:value-type="float" office:value="0" calcext:value-type="float">
            <text:p>0</text:p>
          </table:table-cell>
          <table:table-cell office:value-type="float" office:value="9928248" calcext:value-type="float">
            <text:p>992824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713" calcext:value-type="float">
            <text:p>1971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3887" calcext:value-type="float">
            <text:p>16105218738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080" calcext:value-type="float">
            <text:p>115080</text:p>
          </table:table-cell>
          <table:table-cell office:value-type="float" office:value="2086" calcext:value-type="float">
            <text:p>2086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64320" calcext:value-type="float">
            <text:p>9964320</text:p>
          </table:table-cell>
          <table:table-cell office:value-type="float" office:value="0" calcext:value-type="float">
            <text:p>0</text:p>
          </table:table-cell>
          <table:table-cell office:value-type="float" office:value="9964320" calcext:value-type="float">
            <text:p>99643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731" calcext:value-type="float">
            <text:p>1973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001" calcext:value-type="float">
            <text:p>1610521874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344" calcext:value-type="float">
            <text:p>115344</text:p>
          </table:table-cell>
          <table:table-cell office:value-type="float" office:value="2087" calcext:value-type="float">
            <text:p>2087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587912" calcext:value-type="float">
            <text:p>9587912</text:p>
          </table:table-cell>
          <table:table-cell office:value-type="float" office:value="0" calcext:value-type="float">
            <text:p>0</text:p>
          </table:table-cell>
          <table:table-cell office:value-type="float" office:value="9587912" calcext:value-type="float">
            <text:p>958791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749" calcext:value-type="float">
            <text:p>1974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115" calcext:value-type="float">
            <text:p>1610521874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964" calcext:value-type="float">
            <text:p>115964</text:p>
          </table:table-cell>
          <table:table-cell office:value-type="float" office:value="2087" calcext:value-type="float">
            <text:p>2087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080288" calcext:value-type="float">
            <text:p>9080288</text:p>
          </table:table-cell>
          <table:table-cell office:value-type="float" office:value="0" calcext:value-type="float">
            <text:p>0</text:p>
          </table:table-cell>
          <table:table-cell office:value-type="float" office:value="9080288" calcext:value-type="float">
            <text:p>908028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767" calcext:value-type="float">
            <text:p>1976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226" calcext:value-type="float">
            <text:p>1610521874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964" calcext:value-type="float">
            <text:p>115964</text:p>
          </table:table-cell>
          <table:table-cell office:value-type="float" office:value="2088" calcext:value-type="float">
            <text:p>2088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047048" calcext:value-type="float">
            <text:p>9047048</text:p>
          </table:table-cell>
          <table:table-cell office:value-type="float" office:value="0" calcext:value-type="float">
            <text:p>0</text:p>
          </table:table-cell>
          <table:table-cell office:value-type="float" office:value="9047048" calcext:value-type="float">
            <text:p>904704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784" calcext:value-type="float">
            <text:p>1978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337" calcext:value-type="float">
            <text:p>16105218743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104" calcext:value-type="float">
            <text:p>116104</text:p>
          </table:table-cell>
          <table:table-cell office:value-type="float" office:value="2087" calcext:value-type="float">
            <text:p>2087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932464" calcext:value-type="float">
            <text:p>8932464</text:p>
          </table:table-cell>
          <table:table-cell office:value-type="float" office:value="0" calcext:value-type="float">
            <text:p>0</text:p>
          </table:table-cell>
          <table:table-cell office:value-type="float" office:value="8932464" calcext:value-type="float">
            <text:p>893246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801" calcext:value-type="float">
            <text:p>1980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449" calcext:value-type="float">
            <text:p>1610521874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104" calcext:value-type="float">
            <text:p>116104</text:p>
          </table:table-cell>
          <table:table-cell office:value-type="float" office:value="2088" calcext:value-type="float">
            <text:p>2088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817928" calcext:value-type="float">
            <text:p>8817928</text:p>
          </table:table-cell>
          <table:table-cell office:value-type="float" office:value="0" calcext:value-type="float">
            <text:p>0</text:p>
          </table:table-cell>
          <table:table-cell office:value-type="float" office:value="8817928" calcext:value-type="float">
            <text:p>881792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819" calcext:value-type="float">
            <text:p>1981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560" calcext:value-type="float">
            <text:p>16105218745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476" calcext:value-type="float">
            <text:p>116476</text:p>
          </table:table-cell>
          <table:table-cell office:value-type="float" office:value="2088" calcext:value-type="float">
            <text:p>2088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555344" calcext:value-type="float">
            <text:p>8555344</text:p>
          </table:table-cell>
          <table:table-cell office:value-type="float" office:value="0" calcext:value-type="float">
            <text:p>0</text:p>
          </table:table-cell>
          <table:table-cell office:value-type="float" office:value="8555344" calcext:value-type="float">
            <text:p>855534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837" calcext:value-type="float">
            <text:p>1983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675" calcext:value-type="float">
            <text:p>16105218746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848" calcext:value-type="float">
            <text:p>116848</text:p>
          </table:table-cell>
          <table:table-cell office:value-type="float" office:value="2088" calcext:value-type="float">
            <text:p>2088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145624" calcext:value-type="float">
            <text:p>8145624</text:p>
          </table:table-cell>
          <table:table-cell office:value-type="float" office:value="0" calcext:value-type="float">
            <text:p>0</text:p>
          </table:table-cell>
          <table:table-cell office:value-type="float" office:value="8145624" calcext:value-type="float">
            <text:p>814562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855" calcext:value-type="float">
            <text:p>1985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790" calcext:value-type="float">
            <text:p>16105218747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468" calcext:value-type="float">
            <text:p>117468</text:p>
          </table:table-cell>
          <table:table-cell office:value-type="float" office:value="2089" calcext:value-type="float">
            <text:p>2089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71696" calcext:value-type="float">
            <text:p>7571696</text:p>
          </table:table-cell>
          <table:table-cell office:value-type="float" office:value="0" calcext:value-type="float">
            <text:p>0</text:p>
          </table:table-cell>
          <table:table-cell office:value-type="float" office:value="7571696" calcext:value-type="float">
            <text:p>757169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874" calcext:value-type="float">
            <text:p>1987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4906" calcext:value-type="float">
            <text:p>1610521874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336" calcext:value-type="float">
            <text:p>118336</text:p>
          </table:table-cell>
          <table:table-cell office:value-type="float" office:value="2090" calcext:value-type="float">
            <text:p>2090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72944" calcext:value-type="float">
            <text:p>7072944</text:p>
          </table:table-cell>
          <table:table-cell office:value-type="float" office:value="42584" calcext:value-type="float">
            <text:p>42584</text:p>
          </table:table-cell>
          <table:table-cell office:value-type="float" office:value="7030360" calcext:value-type="float">
            <text:p>703036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891" calcext:value-type="float">
            <text:p>1989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021" calcext:value-type="float">
            <text:p>1610521875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204" calcext:value-type="float">
            <text:p>119204</text:p>
          </table:table-cell>
          <table:table-cell office:value-type="float" office:value="2090" calcext:value-type="float">
            <text:p>2090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93151" calcext:value-type="float">
            <text:p>6993151</text:p>
          </table:table-cell>
          <table:table-cell office:value-type="float" office:value="707199" calcext:value-type="float">
            <text:p>707199</text:p>
          </table:table-cell>
          <table:table-cell office:value-type="float" office:value="6285952" calcext:value-type="float">
            <text:p>628595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908" calcext:value-type="float">
            <text:p>1990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139" calcext:value-type="float">
            <text:p>1610521875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088" calcext:value-type="float">
            <text:p>12008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17422" calcext:value-type="float">
            <text:p>6717422</text:p>
          </table:table-cell>
          <table:table-cell office:value-type="float" office:value="1437686" calcext:value-type="float">
            <text:p>1437686</text:p>
          </table:table-cell>
          <table:table-cell office:value-type="float" office:value="5279736" calcext:value-type="float">
            <text:p>52797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927" calcext:value-type="float">
            <text:p>1992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255" calcext:value-type="float">
            <text:p>1610521875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28" calcext:value-type="float">
            <text:p>121328</text:p>
          </table:table-cell>
          <table:table-cell office:value-type="float" office:value="2093" calcext:value-type="float">
            <text:p>2093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5454" calcext:value-type="float">
            <text:p>6235454</text:p>
          </table:table-cell>
          <table:table-cell office:value-type="float" office:value="2343582" calcext:value-type="float">
            <text:p>2343582</text:p>
          </table:table-cell>
          <table:table-cell office:value-type="float" office:value="3891872" calcext:value-type="float">
            <text:p>389187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945" calcext:value-type="float">
            <text:p>1994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371" calcext:value-type="float">
            <text:p>16105218753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104" calcext:value-type="float">
            <text:p>118104</text:p>
          </table:table-cell>
          <table:table-cell office:value-type="float" office:value="2089" calcext:value-type="float">
            <text:p>2089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47488" calcext:value-type="float">
            <text:p>6947488</text:p>
          </table:table-cell>
          <table:table-cell office:value-type="float" office:value="0" calcext:value-type="float">
            <text:p>0</text:p>
          </table:table-cell>
          <table:table-cell office:value-type="float" office:value="6947488" calcext:value-type="float">
            <text:p>694748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962" calcext:value-type="float">
            <text:p>1996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480" calcext:value-type="float">
            <text:p>16105218754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584" calcext:value-type="float">
            <text:p>120584</text:p>
          </table:table-cell>
          <table:table-cell office:value-type="float" office:value="2092" calcext:value-type="float">
            <text:p>2092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62144" calcext:value-type="float">
            <text:p>5862144</text:p>
          </table:table-cell>
          <table:table-cell office:value-type="float" office:value="0" calcext:value-type="float">
            <text:p>0</text:p>
          </table:table-cell>
          <table:table-cell office:value-type="float" office:value="5862144" calcext:value-type="float">
            <text:p>586214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978" calcext:value-type="float">
            <text:p>1997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591" calcext:value-type="float">
            <text:p>1610521875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24" calcext:value-type="float">
            <text:p>12182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77742" calcext:value-type="float">
            <text:p>5977742</text:p>
          </table:table-cell>
          <table:table-cell office:value-type="float" office:value="1116998" calcext:value-type="float">
            <text:p>1116998</text:p>
          </table:table-cell>
          <table:table-cell office:value-type="float" office:value="4860744" calcext:value-type="float">
            <text:p>486074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9995" calcext:value-type="float">
            <text:p>1999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709" calcext:value-type="float">
            <text:p>1610521875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312" calcext:value-type="float">
            <text:p>123312</text:p>
          </table:table-cell>
          <table:table-cell office:value-type="float" office:value="2095" calcext:value-type="float">
            <text:p>2095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38879" calcext:value-type="float">
            <text:p>5338879</text:p>
          </table:table-cell>
          <table:table-cell office:value-type="float" office:value="2255743" calcext:value-type="float">
            <text:p>2255743</text:p>
          </table:table-cell>
          <table:table-cell office:value-type="float" office:value="3083136" calcext:value-type="float">
            <text:p>30831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013" calcext:value-type="float">
            <text:p>2001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826" calcext:value-type="float">
            <text:p>16105218758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28" calcext:value-type="float">
            <text:p>121328</text:p>
          </table:table-cell>
          <table:table-cell office:value-type="float" office:value="2093" calcext:value-type="float">
            <text:p>2093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38879" calcext:value-type="float">
            <text:p>5338879</text:p>
          </table:table-cell>
          <table:table-cell office:value-type="float" office:value="52095" calcext:value-type="float">
            <text:p>52095</text:p>
          </table:table-cell>
          <table:table-cell office:value-type="float" office:value="5286784" calcext:value-type="float">
            <text:p>528678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027" calcext:value-type="float">
            <text:p>2002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5936" calcext:value-type="float">
            <text:p>1610521875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940" calcext:value-type="float">
            <text:p>122940</text:p>
          </table:table-cell>
          <table:table-cell office:value-type="float" office:value="2094" calcext:value-type="float">
            <text:p>2094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57999" calcext:value-type="float">
            <text:p>5257999</text:p>
          </table:table-cell>
          <table:table-cell office:value-type="float" office:value="1641863" calcext:value-type="float">
            <text:p>1641863</text:p>
          </table:table-cell>
          <table:table-cell office:value-type="float" office:value="3616136" calcext:value-type="float">
            <text:p>36161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045" calcext:value-type="float">
            <text:p>2004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6055" calcext:value-type="float">
            <text:p>1610521876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700" calcext:value-type="float">
            <text:p>12170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57999" calcext:value-type="float">
            <text:p>5257999</text:p>
          </table:table-cell>
          <table:table-cell office:value-type="float" office:value="306567" calcext:value-type="float">
            <text:p>306567</text:p>
          </table:table-cell>
          <table:table-cell office:value-type="float" office:value="4951432" calcext:value-type="float">
            <text:p>49514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058" calcext:value-type="float">
            <text:p>2005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6171" calcext:value-type="float">
            <text:p>1610521876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748" calcext:value-type="float">
            <text:p>123748</text:p>
          </table:table-cell>
          <table:table-cell office:value-type="float" office:value="2095" calcext:value-type="float">
            <text:p>2095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515566" calcext:value-type="float">
            <text:p>4515566</text:p>
          </table:table-cell>
          <table:table-cell office:value-type="float" office:value="1827702" calcext:value-type="float">
            <text:p>1827702</text:p>
          </table:table-cell>
          <table:table-cell office:value-type="float" office:value="2687864" calcext:value-type="float">
            <text:p>268786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077" calcext:value-type="float">
            <text:p>2007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6288" calcext:value-type="float">
            <text:p>1610521876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252" calcext:value-type="float">
            <text:p>123252</text:p>
          </table:table-cell>
          <table:table-cell office:value-type="float" office:value="2095" calcext:value-type="float">
            <text:p>2095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515566" calcext:value-type="float">
            <text:p>4515566</text:p>
          </table:table-cell>
          <table:table-cell office:value-type="float" office:value="1131382" calcext:value-type="float">
            <text:p>1131382</text:p>
          </table:table-cell>
          <table:table-cell office:value-type="float" office:value="3384184" calcext:value-type="float">
            <text:p>338418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090" calcext:value-type="float">
            <text:p>20090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6405" calcext:value-type="float">
            <text:p>1610521876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004" calcext:value-type="float">
            <text:p>123004</text:p>
          </table:table-cell>
          <table:table-cell office:value-type="float" office:value="2094" calcext:value-type="float">
            <text:p>2094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515566" calcext:value-type="float">
            <text:p>4515566</text:p>
          </table:table-cell>
          <table:table-cell office:value-type="float" office:value="779126" calcext:value-type="float">
            <text:p>779126</text:p>
          </table:table-cell>
          <table:table-cell office:value-type="float" office:value="3736440" calcext:value-type="float">
            <text:p>373644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103" calcext:value-type="float">
            <text:p>2010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6521" calcext:value-type="float">
            <text:p>16105218765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756" calcext:value-type="float">
            <text:p>122756</text:p>
          </table:table-cell>
          <table:table-cell office:value-type="float" office:value="2094" calcext:value-type="float">
            <text:p>2094</text:p>
          </table:table-cell>
          <table:table-cell office:value-type="float" office:value="2022160" calcext:value-type="float">
            <text:p>20221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515566" calcext:value-type="float">
            <text:p>4515566</text:p>
          </table:table-cell>
          <table:table-cell office:value-type="float" office:value="574326" calcext:value-type="float">
            <text:p>574326</text:p>
          </table:table-cell>
          <table:table-cell office:value-type="float" office:value="3941240" calcext:value-type="float">
            <text:p>394124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116" calcext:value-type="float">
            <text:p>2011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6638" calcext:value-type="float">
            <text:p>16105218766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04" calcext:value-type="float">
            <text:p>11990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97840" calcext:value-type="float">
            <text:p>10797840</text:p>
          </table:table-cell>
          <table:table-cell office:value-type="float" office:value="4493704" calcext:value-type="float">
            <text:p>4493704</text:p>
          </table:table-cell>
          <table:table-cell office:value-type="float" office:value="6304136" calcext:value-type="float">
            <text:p>63041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136" calcext:value-type="float">
            <text:p>2013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6804" calcext:value-type="float">
            <text:p>1610521876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0852" calcext:value-type="float">
            <text:p>110852</text:p>
          </table:table-cell>
          <table:table-cell office:value-type="float" office:value="2082" calcext:value-type="float">
            <text:p>208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5421136" calcext:value-type="float">
            <text:p>15421136</text:p>
          </table:table-cell>
          <table:table-cell office:value-type="float" office:value="0" calcext:value-type="float">
            <text:p>0</text:p>
          </table:table-cell>
          <table:table-cell office:value-type="float" office:value="15421136" calcext:value-type="float">
            <text:p>154211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153" calcext:value-type="float">
            <text:p>2015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6909" calcext:value-type="float">
            <text:p>1610521876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4200" calcext:value-type="float">
            <text:p>114200</text:p>
          </table:table-cell>
          <table:table-cell office:value-type="float" office:value="2086" calcext:value-type="float">
            <text:p>2086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75184" calcext:value-type="float">
            <text:p>11975184</text:p>
          </table:table-cell>
          <table:table-cell office:value-type="float" office:value="0" calcext:value-type="float">
            <text:p>0</text:p>
          </table:table-cell>
          <table:table-cell office:value-type="float" office:value="11975184" calcext:value-type="float">
            <text:p>1197518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170" calcext:value-type="float">
            <text:p>20170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019" calcext:value-type="float">
            <text:p>16105218770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20" calcext:value-type="float">
            <text:p>119920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30688" calcext:value-type="float">
            <text:p>6530688</text:p>
          </table:table-cell>
          <table:table-cell office:value-type="float" office:value="0" calcext:value-type="float">
            <text:p>0</text:p>
          </table:table-cell>
          <table:table-cell office:value-type="float" office:value="6530688" calcext:value-type="float">
            <text:p>653068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192" calcext:value-type="float">
            <text:p>2019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137" calcext:value-type="float">
            <text:p>1610521877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96" calcext:value-type="float">
            <text:p>119796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86600" calcext:value-type="float">
            <text:p>6686600</text:p>
          </table:table-cell>
          <table:table-cell office:value-type="float" office:value="0" calcext:value-type="float">
            <text:p>0</text:p>
          </table:table-cell>
          <table:table-cell office:value-type="float" office:value="6686600" calcext:value-type="float">
            <text:p>66866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212" calcext:value-type="float">
            <text:p>2021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262" calcext:value-type="float">
            <text:p>1610521877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044" calcext:value-type="float">
            <text:p>12004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31920" calcext:value-type="float">
            <text:p>6531920</text:p>
          </table:table-cell>
          <table:table-cell office:value-type="float" office:value="0" calcext:value-type="float">
            <text:p>0</text:p>
          </table:table-cell>
          <table:table-cell office:value-type="float" office:value="6531920" calcext:value-type="float">
            <text:p>65319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232" calcext:value-type="float">
            <text:p>2023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381" calcext:value-type="float">
            <text:p>1610521877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416" calcext:value-type="float">
            <text:p>120416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1496" calcext:value-type="float">
            <text:p>6261496</text:p>
          </table:table-cell>
          <table:table-cell office:value-type="float" office:value="0" calcext:value-type="float">
            <text:p>0</text:p>
          </table:table-cell>
          <table:table-cell office:value-type="float" office:value="6261496" calcext:value-type="float">
            <text:p>626149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251" calcext:value-type="float">
            <text:p>2025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502" calcext:value-type="float">
            <text:p>1610521877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12" calcext:value-type="float">
            <text:p>120912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75327" calcext:value-type="float">
            <text:p>6175327</text:p>
          </table:table-cell>
          <table:table-cell office:value-type="float" office:value="199983" calcext:value-type="float">
            <text:p>199983</text:p>
          </table:table-cell>
          <table:table-cell office:value-type="float" office:value="5975344" calcext:value-type="float">
            <text:p>597534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271" calcext:value-type="float">
            <text:p>2027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622" calcext:value-type="float">
            <text:p>16105218776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408" calcext:value-type="float">
            <text:p>12140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92943" calcext:value-type="float">
            <text:p>6192943</text:p>
          </table:table-cell>
          <table:table-cell office:value-type="float" office:value="814999" calcext:value-type="float">
            <text:p>814999</text:p>
          </table:table-cell>
          <table:table-cell office:value-type="float" office:value="5377944" calcext:value-type="float">
            <text:p>537794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291" calcext:value-type="float">
            <text:p>2029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742" calcext:value-type="float">
            <text:p>1610521877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524" calcext:value-type="float">
            <text:p>12252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07648" calcext:value-type="float">
            <text:p>6207648</text:p>
          </table:table-cell>
          <table:table-cell office:value-type="float" office:value="1789008" calcext:value-type="float">
            <text:p>1789008</text:p>
          </table:table-cell>
          <table:table-cell office:value-type="float" office:value="4418640" calcext:value-type="float">
            <text:p>441864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309" calcext:value-type="float">
            <text:p>2030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861" calcext:value-type="float">
            <text:p>16105218778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96" calcext:value-type="float">
            <text:p>119796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34072" calcext:value-type="float">
            <text:p>6834072</text:p>
          </table:table-cell>
          <table:table-cell office:value-type="float" office:value="0" calcext:value-type="float">
            <text:p>0</text:p>
          </table:table-cell>
          <table:table-cell office:value-type="float" office:value="6834072" calcext:value-type="float">
            <text:p>683407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329" calcext:value-type="float">
            <text:p>2032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7979" calcext:value-type="float">
            <text:p>16105218779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28" calcext:value-type="float">
            <text:p>12092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7182" calcext:value-type="float">
            <text:p>6237182</text:p>
          </table:table-cell>
          <table:table-cell office:value-type="float" office:value="17918" calcext:value-type="float">
            <text:p>17918</text:p>
          </table:table-cell>
          <table:table-cell office:value-type="float" office:value="6219264" calcext:value-type="float">
            <text:p>621926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349" calcext:value-type="float">
            <text:p>2034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8097" calcext:value-type="float">
            <text:p>16105218780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084" calcext:value-type="float">
            <text:p>123084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3759" calcext:value-type="float">
            <text:p>6283759</text:p>
          </table:table-cell>
          <table:table-cell office:value-type="float" office:value="2269431" calcext:value-type="float">
            <text:p>2269431</text:p>
          </table:table-cell>
          <table:table-cell office:value-type="float" office:value="4014328" calcext:value-type="float">
            <text:p>401432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368" calcext:value-type="float">
            <text:p>2036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8220" calcext:value-type="float">
            <text:p>16105218782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44" calcext:value-type="float">
            <text:p>121844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248800" calcext:value-type="float">
            <text:p>5248800</text:p>
          </table:table-cell>
          <table:table-cell office:value-type="float" office:value="0" calcext:value-type="float">
            <text:p>0</text:p>
          </table:table-cell>
          <table:table-cell office:value-type="float" office:value="5248800" calcext:value-type="float">
            <text:p>52488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389" calcext:value-type="float">
            <text:p>2038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8340" calcext:value-type="float">
            <text:p>1610521878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960" calcext:value-type="float">
            <text:p>12296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0080" calcext:value-type="float">
            <text:p>6340080</text:p>
          </table:table-cell>
          <table:table-cell office:value-type="float" office:value="2182904" calcext:value-type="float">
            <text:p>2182904</text:p>
          </table:table-cell>
          <table:table-cell office:value-type="float" office:value="4157176" calcext:value-type="float">
            <text:p>415717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407" calcext:value-type="float">
            <text:p>2040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8462" calcext:value-type="float">
            <text:p>1610521878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36" calcext:value-type="float">
            <text:p>119736</text:p>
          </table:table-cell>
          <table:table-cell office:value-type="float" office:value="2090" calcext:value-type="float">
            <text:p>2090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97904" calcext:value-type="float">
            <text:p>6997904</text:p>
          </table:table-cell>
          <table:table-cell office:value-type="float" office:value="0" calcext:value-type="float">
            <text:p>0</text:p>
          </table:table-cell>
          <table:table-cell office:value-type="float" office:value="6997904" calcext:value-type="float">
            <text:p>699790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427" calcext:value-type="float">
            <text:p>2042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8580" calcext:value-type="float">
            <text:p>16105218785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728" calcext:value-type="float">
            <text:p>12072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16120" calcext:value-type="float">
            <text:p>6316120</text:p>
          </table:table-cell>
          <table:table-cell office:value-type="float" office:value="0" calcext:value-type="float">
            <text:p>0</text:p>
          </table:table-cell>
          <table:table-cell office:value-type="float" office:value="6316120" calcext:value-type="float">
            <text:p>63161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447" calcext:value-type="float">
            <text:p>2044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8699" calcext:value-type="float">
            <text:p>16105218786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952" calcext:value-type="float">
            <text:p>123952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717310" calcext:value-type="float">
            <text:p>4717310</text:p>
          </table:table-cell>
          <table:table-cell office:value-type="float" office:value="1670526" calcext:value-type="float">
            <text:p>1670526</text:p>
          </table:table-cell>
          <table:table-cell office:value-type="float" office:value="3046784" calcext:value-type="float">
            <text:p>304678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466" calcext:value-type="float">
            <text:p>2046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8822" calcext:value-type="float">
            <text:p>16105218788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4" calcext:value-type="float">
            <text:p>11998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68200" calcext:value-type="float">
            <text:p>6968200</text:p>
          </table:table-cell>
          <table:table-cell office:value-type="float" office:value="0" calcext:value-type="float">
            <text:p>0</text:p>
          </table:table-cell>
          <table:table-cell office:value-type="float" office:value="6968200" calcext:value-type="float">
            <text:p>69682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486" calcext:value-type="float">
            <text:p>2048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8940" calcext:value-type="float">
            <text:p>1610521878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720" calcext:value-type="float">
            <text:p>121720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0768" calcext:value-type="float">
            <text:p>6240768</text:p>
          </table:table-cell>
          <table:table-cell office:value-type="float" office:value="789760" calcext:value-type="float">
            <text:p>789760</text:p>
          </table:table-cell>
          <table:table-cell office:value-type="float" office:value="5451008" calcext:value-type="float">
            <text:p>545100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506" calcext:value-type="float">
            <text:p>2050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9059" calcext:value-type="float">
            <text:p>1610521879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868" calcext:value-type="float">
            <text:p>12086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9454" calcext:value-type="float">
            <text:p>6349454</text:p>
          </table:table-cell>
          <table:table-cell office:value-type="float" office:value="90438" calcext:value-type="float">
            <text:p>90438</text:p>
          </table:table-cell>
          <table:table-cell office:value-type="float" office:value="6259016" calcext:value-type="float">
            <text:p>62590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525" calcext:value-type="float">
            <text:p>2052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9178" calcext:value-type="float">
            <text:p>1610521879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852" calcext:value-type="float">
            <text:p>122852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60960" calcext:value-type="float">
            <text:p>6360960</text:p>
          </table:table-cell>
          <table:table-cell office:value-type="float" office:value="2144192" calcext:value-type="float">
            <text:p>2144192</text:p>
          </table:table-cell>
          <table:table-cell office:value-type="float" office:value="4216768" calcext:value-type="float">
            <text:p>421676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544" calcext:value-type="float">
            <text:p>2054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9301" calcext:value-type="float">
            <text:p>1610521879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372" calcext:value-type="float">
            <text:p>120372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7912" calcext:value-type="float">
            <text:p>6417912</text:p>
          </table:table-cell>
          <table:table-cell office:value-type="float" office:value="0" calcext:value-type="float">
            <text:p>0</text:p>
          </table:table-cell>
          <table:table-cell office:value-type="float" office:value="6417912" calcext:value-type="float">
            <text:p>641791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565" calcext:value-type="float">
            <text:p>2056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9419" calcext:value-type="float">
            <text:p>16105218794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852" calcext:value-type="float">
            <text:p>122852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52672" calcext:value-type="float">
            <text:p>6252672</text:p>
          </table:table-cell>
          <table:table-cell office:value-type="float" office:value="1696832" calcext:value-type="float">
            <text:p>1696832</text:p>
          </table:table-cell>
          <table:table-cell office:value-type="float" office:value="4555840" calcext:value-type="float">
            <text:p>455584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584" calcext:value-type="float">
            <text:p>2058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9539" calcext:value-type="float">
            <text:p>1610521879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372" calcext:value-type="float">
            <text:p>120372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1128" calcext:value-type="float">
            <text:p>6461128</text:p>
          </table:table-cell>
          <table:table-cell office:value-type="float" office:value="0" calcext:value-type="float">
            <text:p>0</text:p>
          </table:table-cell>
          <table:table-cell office:value-type="float" office:value="6461128" calcext:value-type="float">
            <text:p>646112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604" calcext:value-type="float">
            <text:p>2060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9659" calcext:value-type="float">
            <text:p>1610521879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472" calcext:value-type="float">
            <text:p>123472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17375" calcext:value-type="float">
            <text:p>5917375</text:p>
          </table:table-cell>
          <table:table-cell office:value-type="float" office:value="1840479" calcext:value-type="float">
            <text:p>1840479</text:p>
          </table:table-cell>
          <table:table-cell office:value-type="float" office:value="4076896" calcext:value-type="float">
            <text:p>407689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623" calcext:value-type="float">
            <text:p>2062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9778" calcext:value-type="float">
            <text:p>1610521879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372" calcext:value-type="float">
            <text:p>120372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643" calcext:value-type="float">
            <text:p>2064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79897" calcext:value-type="float">
            <text:p>16105218798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596" calcext:value-type="float">
            <text:p>123596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69598" calcext:value-type="float">
            <text:p>6469598</text:p>
          </table:table-cell>
          <table:table-cell office:value-type="float" office:value="2628590" calcext:value-type="float">
            <text:p>2628590</text:p>
          </table:table-cell>
          <table:table-cell office:value-type="float" office:value="3841008" calcext:value-type="float">
            <text:p>384100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662" calcext:value-type="float">
            <text:p>2066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019" calcext:value-type="float">
            <text:p>16105218800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64" calcext:value-type="float">
            <text:p>121364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39376" calcext:value-type="float">
            <text:p>6239376</text:p>
          </table:table-cell>
          <table:table-cell office:value-type="float" office:value="281160" calcext:value-type="float">
            <text:p>281160</text:p>
          </table:table-cell>
          <table:table-cell office:value-type="float" office:value="5958216" calcext:value-type="float">
            <text:p>59582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683" calcext:value-type="float">
            <text:p>2068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136" calcext:value-type="float">
            <text:p>1610521880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25856" calcext:value-type="float">
            <text:p>7125856</text:p>
          </table:table-cell>
          <table:table-cell office:value-type="float" office:value="0" calcext:value-type="float">
            <text:p>0</text:p>
          </table:table-cell>
          <table:table-cell office:value-type="float" office:value="7125856" calcext:value-type="float">
            <text:p>712585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703" calcext:value-type="float">
            <text:p>2070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262" calcext:value-type="float">
            <text:p>1610521880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356" calcext:value-type="float">
            <text:p>122356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93390" calcext:value-type="float">
            <text:p>6293390</text:p>
          </table:table-cell>
          <table:table-cell office:value-type="float" office:value="1094598" calcext:value-type="float">
            <text:p>1094598</text:p>
          </table:table-cell>
          <table:table-cell office:value-type="float" office:value="5198792" calcext:value-type="float">
            <text:p>519879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722" calcext:value-type="float">
            <text:p>2072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381" calcext:value-type="float">
            <text:p>1610521880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48" calcext:value-type="float">
            <text:p>12024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25472" calcext:value-type="float">
            <text:p>6825472</text:p>
          </table:table-cell>
          <table:table-cell office:value-type="float" office:value="0" calcext:value-type="float">
            <text:p>0</text:p>
          </table:table-cell>
          <table:table-cell office:value-type="float" office:value="6825472" calcext:value-type="float">
            <text:p>682547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742" calcext:value-type="float">
            <text:p>2074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500" calcext:value-type="float">
            <text:p>1610521880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472" calcext:value-type="float">
            <text:p>123472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16302" calcext:value-type="float">
            <text:p>6516302</text:p>
          </table:table-cell>
          <table:table-cell office:value-type="float" office:value="2750246" calcext:value-type="float">
            <text:p>2750246</text:p>
          </table:table-cell>
          <table:table-cell office:value-type="float" office:value="3766056" calcext:value-type="float">
            <text:p>376605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762" calcext:value-type="float">
            <text:p>2076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620" calcext:value-type="float">
            <text:p>16105218806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108" calcext:value-type="float">
            <text:p>122108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94592" calcext:value-type="float">
            <text:p>5894592</text:p>
          </table:table-cell>
          <table:table-cell office:value-type="float" office:value="665824" calcext:value-type="float">
            <text:p>665824</text:p>
          </table:table-cell>
          <table:table-cell office:value-type="float" office:value="5228768" calcext:value-type="float">
            <text:p>522876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781" calcext:value-type="float">
            <text:p>2078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738" calcext:value-type="float">
            <text:p>16105218807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620" calcext:value-type="float">
            <text:p>120620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8280" calcext:value-type="float">
            <text:p>6528280</text:p>
          </table:table-cell>
          <table:table-cell office:value-type="float" office:value="0" calcext:value-type="float">
            <text:p>0</text:p>
          </table:table-cell>
          <table:table-cell office:value-type="float" office:value="6528280" calcext:value-type="float">
            <text:p>652828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801" calcext:value-type="float">
            <text:p>2080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857" calcext:value-type="float">
            <text:p>1610521880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100" calcext:value-type="float">
            <text:p>123100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16288" calcext:value-type="float">
            <text:p>5916288</text:p>
          </table:table-cell>
          <table:table-cell office:value-type="float" office:value="1790784" calcext:value-type="float">
            <text:p>1790784</text:p>
          </table:table-cell>
          <table:table-cell office:value-type="float" office:value="4125504" calcext:value-type="float">
            <text:p>412550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819" calcext:value-type="float">
            <text:p>2081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0975" calcext:value-type="float">
            <text:p>16105218809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92" calcext:value-type="float">
            <text:p>120992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74408" calcext:value-type="float">
            <text:p>6374408</text:p>
          </table:table-cell>
          <table:table-cell office:value-type="float" office:value="0" calcext:value-type="float">
            <text:p>0</text:p>
          </table:table-cell>
          <table:table-cell office:value-type="float" office:value="6374408" calcext:value-type="float">
            <text:p>637440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839" calcext:value-type="float">
            <text:p>2083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1093" calcext:value-type="float">
            <text:p>16105218810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744" calcext:value-type="float">
            <text:p>120744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6512" calcext:value-type="float">
            <text:p>6346512</text:p>
          </table:table-cell>
          <table:table-cell office:value-type="float" office:value="0" calcext:value-type="float">
            <text:p>0</text:p>
          </table:table-cell>
          <table:table-cell office:value-type="float" office:value="6346512" calcext:value-type="float">
            <text:p>634651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859" calcext:value-type="float">
            <text:p>2085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1214" calcext:value-type="float">
            <text:p>1610521881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628" calcext:value-type="float">
            <text:p>119628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50520" calcext:value-type="float">
            <text:p>7350520</text:p>
          </table:table-cell>
          <table:table-cell office:value-type="float" office:value="0" calcext:value-type="float">
            <text:p>0</text:p>
          </table:table-cell>
          <table:table-cell office:value-type="float" office:value="7350520" calcext:value-type="float">
            <text:p>73505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879" calcext:value-type="float">
            <text:p>2087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1335" calcext:value-type="float">
            <text:p>1610521881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348" calcext:value-type="float">
            <text:p>123348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2384" calcext:value-type="float">
            <text:p>5952384</text:p>
          </table:table-cell>
          <table:table-cell office:value-type="float" office:value="2070976" calcext:value-type="float">
            <text:p>2070976</text:p>
          </table:table-cell>
          <table:table-cell office:value-type="float" office:value="3881408" calcext:value-type="float">
            <text:p>388140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898" calcext:value-type="float">
            <text:p>2089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1460" calcext:value-type="float">
            <text:p>16105218814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64" calcext:value-type="float">
            <text:p>121364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94480" calcext:value-type="float">
            <text:p>5994480</text:p>
          </table:table-cell>
          <table:table-cell office:value-type="float" office:value="76792" calcext:value-type="float">
            <text:p>76792</text:p>
          </table:table-cell>
          <table:table-cell office:value-type="float" office:value="5917688" calcext:value-type="float">
            <text:p>591768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917" calcext:value-type="float">
            <text:p>2091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1578" calcext:value-type="float">
            <text:p>16105218815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372" calcext:value-type="float">
            <text:p>120372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57600" calcext:value-type="float">
            <text:p>6757600</text:p>
          </table:table-cell>
          <table:table-cell office:value-type="float" office:value="0" calcext:value-type="float">
            <text:p>0</text:p>
          </table:table-cell>
          <table:table-cell office:value-type="float" office:value="6757600" calcext:value-type="float">
            <text:p>67576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937" calcext:value-type="float">
            <text:p>2093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1698" calcext:value-type="float">
            <text:p>16105218816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524" calcext:value-type="float">
            <text:p>123524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45839" calcext:value-type="float">
            <text:p>6545839</text:p>
          </table:table-cell>
          <table:table-cell office:value-type="float" office:value="2732247" calcext:value-type="float">
            <text:p>2732247</text:p>
          </table:table-cell>
          <table:table-cell office:value-type="float" office:value="3813592" calcext:value-type="float">
            <text:p>381359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956" calcext:value-type="float">
            <text:p>2095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1817" calcext:value-type="float">
            <text:p>1610521881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728" calcext:value-type="float">
            <text:p>122728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6687" calcext:value-type="float">
            <text:p>6286687</text:p>
          </table:table-cell>
          <table:table-cell office:value-type="float" office:value="1762991" calcext:value-type="float">
            <text:p>1762991</text:p>
          </table:table-cell>
          <table:table-cell office:value-type="float" office:value="4523696" calcext:value-type="float">
            <text:p>452369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975" calcext:value-type="float">
            <text:p>2097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1934" calcext:value-type="float">
            <text:p>16105218819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60" calcext:value-type="float">
            <text:p>12186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98800" calcext:value-type="float">
            <text:p>5998800</text:p>
          </table:table-cell>
          <table:table-cell office:value-type="float" office:value="455784" calcext:value-type="float">
            <text:p>455784</text:p>
          </table:table-cell>
          <table:table-cell office:value-type="float" office:value="5543016" calcext:value-type="float">
            <text:p>55430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0994" calcext:value-type="float">
            <text:p>2099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2052" calcext:value-type="float">
            <text:p>16105218820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860" calcext:value-type="float">
            <text:p>12186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8990" calcext:value-type="float">
            <text:p>6008990</text:p>
          </table:table-cell>
          <table:table-cell office:value-type="float" office:value="444494" calcext:value-type="float">
            <text:p>444494</text:p>
          </table:table-cell>
          <table:table-cell office:value-type="float" office:value="5564496" calcext:value-type="float">
            <text:p>556449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014" calcext:value-type="float">
            <text:p>2101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2170" calcext:value-type="float">
            <text:p>1610521882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92" calcext:value-type="float">
            <text:p>120992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0792" calcext:value-type="float">
            <text:p>6060792</text:p>
          </table:table-cell>
          <table:table-cell office:value-type="float" office:value="0" calcext:value-type="float">
            <text:p>0</text:p>
          </table:table-cell>
          <table:table-cell office:value-type="float" office:value="6060792" calcext:value-type="float">
            <text:p>606079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033" calcext:value-type="float">
            <text:p>2103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2289" calcext:value-type="float">
            <text:p>16105218822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620" calcext:value-type="float">
            <text:p>120620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91632" calcext:value-type="float">
            <text:p>6391632</text:p>
          </table:table-cell>
          <table:table-cell office:value-type="float" office:value="0" calcext:value-type="float">
            <text:p>0</text:p>
          </table:table-cell>
          <table:table-cell office:value-type="float" office:value="6391632" calcext:value-type="float">
            <text:p>63916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053" calcext:value-type="float">
            <text:p>2105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2409" calcext:value-type="float">
            <text:p>1610521882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48" calcext:value-type="float">
            <text:p>12024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22072" calcext:value-type="float">
            <text:p>6822072</text:p>
          </table:table-cell>
          <table:table-cell office:value-type="float" office:value="0" calcext:value-type="float">
            <text:p>0</text:p>
          </table:table-cell>
          <table:table-cell office:value-type="float" office:value="6822072" calcext:value-type="float">
            <text:p>682207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072" calcext:value-type="float">
            <text:p>2107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2529" calcext:value-type="float">
            <text:p>16105218825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612" calcext:value-type="float">
            <text:p>119612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6606" calcext:value-type="float">
            <text:p>6116606</text:p>
          </table:table-cell>
          <table:table-cell office:value-type="float" office:value="2878078" calcext:value-type="float">
            <text:p>2878078</text:p>
          </table:table-cell>
          <table:table-cell office:value-type="float" office:value="3238528" calcext:value-type="float">
            <text:p>323852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091" calcext:value-type="float">
            <text:p>2109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2647" calcext:value-type="float">
            <text:p>1610521882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580" calcext:value-type="float">
            <text:p>123580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15247" calcext:value-type="float">
            <text:p>6015247</text:p>
          </table:table-cell>
          <table:table-cell office:value-type="float" office:value="2184327" calcext:value-type="float">
            <text:p>2184327</text:p>
          </table:table-cell>
          <table:table-cell office:value-type="float" office:value="3830920" calcext:value-type="float">
            <text:p>38309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110" calcext:value-type="float">
            <text:p>21110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2766" calcext:value-type="float">
            <text:p>1610521882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084" calcext:value-type="float">
            <text:p>123084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9983" calcext:value-type="float">
            <text:p>6089983</text:p>
          </table:table-cell>
          <table:table-cell office:value-type="float" office:value="1762943" calcext:value-type="float">
            <text:p>1762943</text:p>
          </table:table-cell>
          <table:table-cell office:value-type="float" office:value="4327040" calcext:value-type="float">
            <text:p>432704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128" calcext:value-type="float">
            <text:p>2112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2883" calcext:value-type="float">
            <text:p>16105218828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712" calcext:value-type="float">
            <text:p>122712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97070" calcext:value-type="float">
            <text:p>6097070</text:p>
          </table:table-cell>
          <table:table-cell office:value-type="float" office:value="1553494" calcext:value-type="float">
            <text:p>1553494</text:p>
          </table:table-cell>
          <table:table-cell office:value-type="float" office:value="4543576" calcext:value-type="float">
            <text:p>454357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148" calcext:value-type="float">
            <text:p>2114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001" calcext:value-type="float">
            <text:p>1610521883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836" calcext:value-type="float">
            <text:p>122836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8478" calcext:value-type="float">
            <text:p>5908478</text:p>
          </table:table-cell>
          <table:table-cell office:value-type="float" office:value="1508350" calcext:value-type="float">
            <text:p>1508350</text:p>
          </table:table-cell>
          <table:table-cell office:value-type="float" office:value="4400128" calcext:value-type="float">
            <text:p>440012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167" calcext:value-type="float">
            <text:p>2116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119" calcext:value-type="float">
            <text:p>16105218831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632" calcext:value-type="float">
            <text:p>123632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54927" calcext:value-type="float">
            <text:p>6154927</text:p>
          </table:table-cell>
          <table:table-cell office:value-type="float" office:value="2602327" calcext:value-type="float">
            <text:p>2602327</text:p>
          </table:table-cell>
          <table:table-cell office:value-type="float" office:value="3552600" calcext:value-type="float">
            <text:p>35526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186" calcext:value-type="float">
            <text:p>2118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238" calcext:value-type="float">
            <text:p>16105218832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696" calcext:value-type="float">
            <text:p>122696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59744" calcext:value-type="float">
            <text:p>6159744</text:p>
          </table:table-cell>
          <table:table-cell office:value-type="float" office:value="2752192" calcext:value-type="float">
            <text:p>2752192</text:p>
          </table:table-cell>
          <table:table-cell office:value-type="float" office:value="3407552" calcext:value-type="float">
            <text:p>340755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205" calcext:value-type="float">
            <text:p>2120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355" calcext:value-type="float">
            <text:p>16105218833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860" calcext:value-type="float">
            <text:p>119860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65806" calcext:value-type="float">
            <text:p>6165806</text:p>
          </table:table-cell>
          <table:table-cell office:value-type="float" office:value="2902678" calcext:value-type="float">
            <text:p>2902678</text:p>
          </table:table-cell>
          <table:table-cell office:value-type="float" office:value="3263128" calcext:value-type="float">
            <text:p>326312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224" calcext:value-type="float">
            <text:p>2122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473" calcext:value-type="float">
            <text:p>1610521883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984" calcext:value-type="float">
            <text:p>119984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99072" calcext:value-type="float">
            <text:p>6099072</text:p>
          </table:table-cell>
          <table:table-cell office:value-type="float" office:value="3045024" calcext:value-type="float">
            <text:p>3045024</text:p>
          </table:table-cell>
          <table:table-cell office:value-type="float" office:value="3054048" calcext:value-type="float">
            <text:p>305404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244" calcext:value-type="float">
            <text:p>2124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591" calcext:value-type="float">
            <text:p>16105218835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108" calcext:value-type="float">
            <text:p>120108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89912" calcext:value-type="float">
            <text:p>6889912</text:p>
          </table:table-cell>
          <table:table-cell office:value-type="float" office:value="0" calcext:value-type="float">
            <text:p>0</text:p>
          </table:table-cell>
          <table:table-cell office:value-type="float" office:value="6889912" calcext:value-type="float">
            <text:p>688991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263" calcext:value-type="float">
            <text:p>2126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709" calcext:value-type="float">
            <text:p>161052188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32" calcext:value-type="float">
            <text:p>120232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12848" calcext:value-type="float">
            <text:p>6712848</text:p>
          </table:table-cell>
          <table:table-cell office:value-type="float" office:value="0" calcext:value-type="float">
            <text:p>0</text:p>
          </table:table-cell>
          <table:table-cell office:value-type="float" office:value="6712848" calcext:value-type="float">
            <text:p>671284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282" calcext:value-type="float">
            <text:p>2128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828" calcext:value-type="float">
            <text:p>1610521883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604" calcext:value-type="float">
            <text:p>120604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74616" calcext:value-type="float">
            <text:p>6274616</text:p>
          </table:table-cell>
          <table:table-cell office:value-type="float" office:value="0" calcext:value-type="float">
            <text:p>0</text:p>
          </table:table-cell>
          <table:table-cell office:value-type="float" office:value="6274616" calcext:value-type="float">
            <text:p>62746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302" calcext:value-type="float">
            <text:p>2130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3946" calcext:value-type="float">
            <text:p>16105218839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76" calcext:value-type="float">
            <text:p>120976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82448" calcext:value-type="float">
            <text:p>5982448</text:p>
          </table:table-cell>
          <table:table-cell office:value-type="float" office:value="0" calcext:value-type="float">
            <text:p>0</text:p>
          </table:table-cell>
          <table:table-cell office:value-type="float" office:value="5982448" calcext:value-type="float">
            <text:p>598244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321" calcext:value-type="float">
            <text:p>2132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4067" calcext:value-type="float">
            <text:p>16105218840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456" calcext:value-type="float">
            <text:p>123456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460942" calcext:value-type="float">
            <text:p>4460942</text:p>
          </table:table-cell>
          <table:table-cell office:value-type="float" office:value="784582" calcext:value-type="float">
            <text:p>784582</text:p>
          </table:table-cell>
          <table:table-cell office:value-type="float" office:value="3676360" calcext:value-type="float">
            <text:p>367636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339" calcext:value-type="float">
            <text:p>2133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4186" calcext:value-type="float">
            <text:p>1610521884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604" calcext:value-type="float">
            <text:p>122604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9247" calcext:value-type="float">
            <text:p>6009247</text:p>
          </table:table-cell>
          <table:table-cell office:value-type="float" office:value="1263823" calcext:value-type="float">
            <text:p>1263823</text:p>
          </table:table-cell>
          <table:table-cell office:value-type="float" office:value="4745424" calcext:value-type="float">
            <text:p>474542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358" calcext:value-type="float">
            <text:p>2135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4305" calcext:value-type="float">
            <text:p>1610521884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92" calcext:value-type="float">
            <text:p>120992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95080" calcext:value-type="float">
            <text:p>5895080</text:p>
          </table:table-cell>
          <table:table-cell office:value-type="float" office:value="0" calcext:value-type="float">
            <text:p>0</text:p>
          </table:table-cell>
          <table:table-cell office:value-type="float" office:value="5895080" calcext:value-type="float">
            <text:p>589508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377" calcext:value-type="float">
            <text:p>2137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4423" calcext:value-type="float">
            <text:p>16105218844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364" calcext:value-type="float">
            <text:p>12136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8432" calcext:value-type="float">
            <text:p>5568432</text:p>
          </table:table-cell>
          <table:table-cell office:value-type="float" office:value="0" calcext:value-type="float">
            <text:p>0</text:p>
          </table:table-cell>
          <table:table-cell office:value-type="float" office:value="5568432" calcext:value-type="float">
            <text:p>55684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397" calcext:value-type="float">
            <text:p>2139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4542" calcext:value-type="float">
            <text:p>16105218845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736" calcext:value-type="float">
            <text:p>121736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96814" calcext:value-type="float">
            <text:p>5596814</text:p>
          </table:table-cell>
          <table:table-cell office:value-type="float" office:value="58182" calcext:value-type="float">
            <text:p>58182</text:p>
          </table:table-cell>
          <table:table-cell office:value-type="float" office:value="5538632" calcext:value-type="float">
            <text:p>55386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416" calcext:value-type="float">
            <text:p>2141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4663" calcext:value-type="float">
            <text:p>1610521884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604" calcext:value-type="float">
            <text:p>122604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4768" calcext:value-type="float">
            <text:p>5604768</text:p>
          </table:table-cell>
          <table:table-cell office:value-type="float" office:value="1110736" calcext:value-type="float">
            <text:p>1110736</text:p>
          </table:table-cell>
          <table:table-cell office:value-type="float" office:value="4494032" calcext:value-type="float">
            <text:p>44940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434" calcext:value-type="float">
            <text:p>2143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4783" calcext:value-type="float">
            <text:p>16105218847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472" calcext:value-type="float">
            <text:p>123472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6576" calcext:value-type="float">
            <text:p>5646576</text:p>
          </table:table-cell>
          <table:table-cell office:value-type="float" office:value="1950840" calcext:value-type="float">
            <text:p>1950840</text:p>
          </table:table-cell>
          <table:table-cell office:value-type="float" office:value="3695736" calcext:value-type="float">
            <text:p>369573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453" calcext:value-type="float">
            <text:p>2145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4901" calcext:value-type="float">
            <text:p>16105218849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620" calcext:value-type="float">
            <text:p>120620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16254" calcext:value-type="float">
            <text:p>5616254</text:p>
          </table:table-cell>
          <table:table-cell office:value-type="float" office:value="2851454" calcext:value-type="float">
            <text:p>2851454</text:p>
          </table:table-cell>
          <table:table-cell office:value-type="float" office:value="2764800" calcext:value-type="float">
            <text:p>27648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472" calcext:value-type="float">
            <text:p>2147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018" calcext:value-type="float">
            <text:p>1610521885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116" calcext:value-type="float">
            <text:p>121116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84376" calcext:value-type="float">
            <text:p>5684376</text:p>
          </table:table-cell>
          <table:table-cell office:value-type="float" office:value="0" calcext:value-type="float">
            <text:p>0</text:p>
          </table:table-cell>
          <table:table-cell office:value-type="float" office:value="5684376" calcext:value-type="float">
            <text:p>568437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494" calcext:value-type="float">
            <text:p>2149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136" calcext:value-type="float">
            <text:p>161052188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984" calcext:value-type="float">
            <text:p>12198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28062" calcext:value-type="float">
            <text:p>5628062</text:p>
          </table:table-cell>
          <table:table-cell office:value-type="float" office:value="254030" calcext:value-type="float">
            <text:p>254030</text:p>
          </table:table-cell>
          <table:table-cell office:value-type="float" office:value="5374032" calcext:value-type="float">
            <text:p>53740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512" calcext:value-type="float">
            <text:p>2151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267" calcext:value-type="float">
            <text:p>16105218852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224" calcext:value-type="float">
            <text:p>123224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0318" calcext:value-type="float">
            <text:p>5630318</text:p>
          </table:table-cell>
          <table:table-cell office:value-type="float" office:value="1746102" calcext:value-type="float">
            <text:p>1746102</text:p>
          </table:table-cell>
          <table:table-cell office:value-type="float" office:value="3884216" calcext:value-type="float">
            <text:p>38842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530" calcext:value-type="float">
            <text:p>21530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384" calcext:value-type="float">
            <text:p>16105218853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744" calcext:value-type="float">
            <text:p>120744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97520" calcext:value-type="float">
            <text:p>6097520</text:p>
          </table:table-cell>
          <table:table-cell office:value-type="float" office:value="0" calcext:value-type="float">
            <text:p>0</text:p>
          </table:table-cell>
          <table:table-cell office:value-type="float" office:value="6097520" calcext:value-type="float">
            <text:p>60975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549" calcext:value-type="float">
            <text:p>2154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502" calcext:value-type="float">
            <text:p>1610521885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984" calcext:value-type="float">
            <text:p>12198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45488" calcext:value-type="float">
            <text:p>5545488</text:p>
          </table:table-cell>
          <table:table-cell office:value-type="float" office:value="294664" calcext:value-type="float">
            <text:p>294664</text:p>
          </table:table-cell>
          <table:table-cell office:value-type="float" office:value="5250824" calcext:value-type="float">
            <text:p>525082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568" calcext:value-type="float">
            <text:p>2156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620" calcext:value-type="float">
            <text:p>16105218856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3844" calcext:value-type="float">
            <text:p>123844</text:p>
          </table:table-cell>
          <table:table-cell office:value-type="float" office:value="2095" calcext:value-type="float">
            <text:p>2095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47584" calcext:value-type="float">
            <text:p>5647584</text:p>
          </table:table-cell>
          <table:table-cell office:value-type="float" office:value="2213488" calcext:value-type="float">
            <text:p>2213488</text:p>
          </table:table-cell>
          <table:table-cell office:value-type="float" office:value="3434096" calcext:value-type="float">
            <text:p>343409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586" calcext:value-type="float">
            <text:p>2158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739" calcext:value-type="float">
            <text:p>16105218857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992" calcext:value-type="float">
            <text:p>120992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79416" calcext:value-type="float">
            <text:p>5679416</text:p>
          </table:table-cell>
          <table:table-cell office:value-type="float" office:value="0" calcext:value-type="float">
            <text:p>0</text:p>
          </table:table-cell>
          <table:table-cell office:value-type="float" office:value="5679416" calcext:value-type="float">
            <text:p>567941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606" calcext:value-type="float">
            <text:p>2160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856" calcext:value-type="float">
            <text:p>16105218858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852" calcext:value-type="float">
            <text:p>122852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56672" calcext:value-type="float">
            <text:p>5556672</text:p>
          </table:table-cell>
          <table:table-cell office:value-type="float" office:value="1217760" calcext:value-type="float">
            <text:p>1217760</text:p>
          </table:table-cell>
          <table:table-cell office:value-type="float" office:value="4338912" calcext:value-type="float">
            <text:p>433891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623" calcext:value-type="float">
            <text:p>2162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5976" calcext:value-type="float">
            <text:p>16105218859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116" calcext:value-type="float">
            <text:p>121116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31752" calcext:value-type="float">
            <text:p>5831752</text:p>
          </table:table-cell>
          <table:table-cell office:value-type="float" office:value="0" calcext:value-type="float">
            <text:p>0</text:p>
          </table:table-cell>
          <table:table-cell office:value-type="float" office:value="5831752" calcext:value-type="float">
            <text:p>583175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643" calcext:value-type="float">
            <text:p>2164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095" calcext:value-type="float">
            <text:p>16105218860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124" calcext:value-type="float">
            <text:p>12012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711630" calcext:value-type="float">
            <text:p>8711630</text:p>
          </table:table-cell>
          <table:table-cell office:value-type="float" office:value="2500326" calcext:value-type="float">
            <text:p>2500326</text:p>
          </table:table-cell>
          <table:table-cell office:value-type="float" office:value="6211304" calcext:value-type="float">
            <text:p>621130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659" calcext:value-type="float">
            <text:p>2165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212" calcext:value-type="float">
            <text:p>1610521886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528" calcext:value-type="float">
            <text:p>116528</text:p>
          </table:table-cell>
          <table:table-cell office:value-type="float" office:value="2088" calcext:value-type="float">
            <text:p>2088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86526" calcext:value-type="float">
            <text:p>10486526</text:p>
          </table:table-cell>
          <table:table-cell office:value-type="float" office:value="553342" calcext:value-type="float">
            <text:p>553342</text:p>
          </table:table-cell>
          <table:table-cell office:value-type="float" office:value="9933184" calcext:value-type="float">
            <text:p>993318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676" calcext:value-type="float">
            <text:p>2167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320" calcext:value-type="float">
            <text:p>1610521886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908" calcext:value-type="float">
            <text:p>115908</text:p>
          </table:table-cell>
          <table:table-cell office:value-type="float" office:value="2087" calcext:value-type="float">
            <text:p>2087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296744" calcext:value-type="float">
            <text:p>10296744</text:p>
          </table:table-cell>
          <table:table-cell office:value-type="float" office:value="0" calcext:value-type="float">
            <text:p>0</text:p>
          </table:table-cell>
          <table:table-cell office:value-type="float" office:value="10296744" calcext:value-type="float">
            <text:p>10296744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695" calcext:value-type="float">
            <text:p>2169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430" calcext:value-type="float">
            <text:p>16105218864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124" calcext:value-type="float">
            <text:p>12012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71519" calcext:value-type="float">
            <text:p>9871519</text:p>
          </table:table-cell>
          <table:table-cell office:value-type="float" office:value="3473487" calcext:value-type="float">
            <text:p>3473487</text:p>
          </table:table-cell>
          <table:table-cell office:value-type="float" office:value="6398032" calcext:value-type="float">
            <text:p>63980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712" calcext:value-type="float">
            <text:p>2171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540" calcext:value-type="float">
            <text:p>16105218865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016" calcext:value-type="float">
            <text:p>118016</text:p>
          </table:table-cell>
          <table:table-cell office:value-type="float" office:value="2089" calcext:value-type="float">
            <text:p>2089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07823" calcext:value-type="float">
            <text:p>10407823</text:p>
          </table:table-cell>
          <table:table-cell office:value-type="float" office:value="1923015" calcext:value-type="float">
            <text:p>1923015</text:p>
          </table:table-cell>
          <table:table-cell office:value-type="float" office:value="8484808" calcext:value-type="float">
            <text:p>848480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729" calcext:value-type="float">
            <text:p>2172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649" calcext:value-type="float">
            <text:p>1610521886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024" calcext:value-type="float">
            <text:p>117024</text:p>
          </table:table-cell>
          <table:table-cell office:value-type="float" office:value="2088" calcext:value-type="float">
            <text:p>2088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445342" calcext:value-type="float">
            <text:p>10445342</text:p>
          </table:table-cell>
          <table:table-cell office:value-type="float" office:value="794894" calcext:value-type="float">
            <text:p>794894</text:p>
          </table:table-cell>
          <table:table-cell office:value-type="float" office:value="9650448" calcext:value-type="float">
            <text:p>965044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748" calcext:value-type="float">
            <text:p>2174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762" calcext:value-type="float">
            <text:p>1610521886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156" calcext:value-type="float">
            <text:p>116156</text:p>
          </table:table-cell>
          <table:table-cell office:value-type="float" office:value="2087" calcext:value-type="float">
            <text:p>2087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91400" calcext:value-type="float">
            <text:p>10091400</text:p>
          </table:table-cell>
          <table:table-cell office:value-type="float" office:value="0" calcext:value-type="float">
            <text:p>0</text:p>
          </table:table-cell>
          <table:table-cell office:value-type="float" office:value="10091400" calcext:value-type="float">
            <text:p>100914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768" calcext:value-type="float">
            <text:p>2176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878" calcext:value-type="float">
            <text:p>16105218868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288" calcext:value-type="float">
            <text:p>115288</text:p>
          </table:table-cell>
          <table:table-cell office:value-type="float" office:value="2087" calcext:value-type="float">
            <text:p>2087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97800" calcext:value-type="float">
            <text:p>10797800</text:p>
          </table:table-cell>
          <table:table-cell office:value-type="float" office:value="0" calcext:value-type="float">
            <text:p>0</text:p>
          </table:table-cell>
          <table:table-cell office:value-type="float" office:value="10797800" calcext:value-type="float">
            <text:p>1079780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786" calcext:value-type="float">
            <text:p>2178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6993" calcext:value-type="float">
            <text:p>16105218869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4388" calcext:value-type="float">
            <text:p>114388</text:p>
          </table:table-cell>
          <table:table-cell office:value-type="float" office:value="2086" calcext:value-type="float">
            <text:p>2086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77272" calcext:value-type="float">
            <text:p>11477272</text:p>
          </table:table-cell>
          <table:table-cell office:value-type="float" office:value="0" calcext:value-type="float">
            <text:p>0</text:p>
          </table:table-cell>
          <table:table-cell office:value-type="float" office:value="11477272" calcext:value-type="float">
            <text:p>1147727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805" calcext:value-type="float">
            <text:p>2180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104" calcext:value-type="float">
            <text:p>1610521887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3520" calcext:value-type="float">
            <text:p>113520</text:p>
          </table:table-cell>
          <table:table-cell office:value-type="float" office:value="2090" calcext:value-type="float">
            <text:p>2090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06520" calcext:value-type="float">
            <text:p>11906520</text:p>
          </table:table-cell>
          <table:table-cell office:value-type="float" office:value="0" calcext:value-type="float">
            <text:p>0</text:p>
          </table:table-cell>
          <table:table-cell office:value-type="float" office:value="11906520" calcext:value-type="float">
            <text:p>119065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824" calcext:value-type="float">
            <text:p>2182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215" calcext:value-type="float">
            <text:p>1610521887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604" calcext:value-type="float">
            <text:p>118604</text:p>
          </table:table-cell>
          <table:table-cell office:value-type="float" office:value="2090" calcext:value-type="float">
            <text:p>2090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98351" calcext:value-type="float">
            <text:p>8098351</text:p>
          </table:table-cell>
          <table:table-cell office:value-type="float" office:value="1063191" calcext:value-type="float">
            <text:p>1063191</text:p>
          </table:table-cell>
          <table:table-cell office:value-type="float" office:value="7035160" calcext:value-type="float">
            <text:p>703516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838" calcext:value-type="float">
            <text:p>2183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326" calcext:value-type="float">
            <text:p>16105218873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116" calcext:value-type="float">
            <text:p>117116</text:p>
          </table:table-cell>
          <table:table-cell office:value-type="float" office:value="2088" calcext:value-type="float">
            <text:p>2088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245822" calcext:value-type="float">
            <text:p>9245822</text:p>
          </table:table-cell>
          <table:table-cell office:value-type="float" office:value="637502" calcext:value-type="float">
            <text:p>637502</text:p>
          </table:table-cell>
          <table:table-cell office:value-type="float" office:value="8608320" calcext:value-type="float">
            <text:p>8608320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855" calcext:value-type="float">
            <text:p>21855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434" calcext:value-type="float">
            <text:p>1610521887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744" calcext:value-type="float">
            <text:p>116744</text:p>
          </table:table-cell>
          <table:table-cell office:value-type="float" office:value="2088" calcext:value-type="float">
            <text:p>2088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642392" calcext:value-type="float">
            <text:p>8642392</text:p>
          </table:table-cell>
          <table:table-cell office:value-type="float" office:value="0" calcext:value-type="float">
            <text:p>0</text:p>
          </table:table-cell>
          <table:table-cell office:value-type="float" office:value="8642392" calcext:value-type="float">
            <text:p>864239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873" calcext:value-type="float">
            <text:p>2187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542" calcext:value-type="float">
            <text:p>16105218875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200" calcext:value-type="float">
            <text:p>12220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954272" calcext:value-type="float">
            <text:p>4954272</text:p>
          </table:table-cell>
          <table:table-cell office:value-type="float" office:value="1244240" calcext:value-type="float">
            <text:p>1244240</text:p>
          </table:table-cell>
          <table:table-cell office:value-type="float" office:value="3710032" calcext:value-type="float">
            <text:p>371003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889" calcext:value-type="float">
            <text:p>2188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652" calcext:value-type="float">
            <text:p>1610521887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148" calcext:value-type="float">
            <text:p>117148</text:p>
          </table:table-cell>
          <table:table-cell office:value-type="float" office:value="2088" calcext:value-type="float">
            <text:p>2088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164376" calcext:value-type="float">
            <text:p>8164376</text:p>
          </table:table-cell>
          <table:table-cell office:value-type="float" office:value="0" calcext:value-type="float">
            <text:p>0</text:p>
          </table:table-cell>
          <table:table-cell office:value-type="float" office:value="8164376" calcext:value-type="float">
            <text:p>816437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908" calcext:value-type="float">
            <text:p>2190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769" calcext:value-type="float">
            <text:p>16105218877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056" calcext:value-type="float">
            <text:p>115056</text:p>
          </table:table-cell>
          <table:table-cell office:value-type="float" office:value="2087" calcext:value-type="float">
            <text:p>2087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008008" calcext:value-type="float">
            <text:p>10008008</text:p>
          </table:table-cell>
          <table:table-cell office:value-type="float" office:value="0" calcext:value-type="float">
            <text:p>0</text:p>
          </table:table-cell>
          <table:table-cell office:value-type="float" office:value="10008008" calcext:value-type="float">
            <text:p>10008008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926" calcext:value-type="float">
            <text:p>2192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882" calcext:value-type="float">
            <text:p>1610521887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5676" calcext:value-type="float">
            <text:p>115676</text:p>
          </table:table-cell>
          <table:table-cell office:value-type="float" office:value="2087" calcext:value-type="float">
            <text:p>2087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485952" calcext:value-type="float">
            <text:p>9485952</text:p>
          </table:table-cell>
          <table:table-cell office:value-type="float" office:value="0" calcext:value-type="float">
            <text:p>0</text:p>
          </table:table-cell>
          <table:table-cell office:value-type="float" office:value="9485952" calcext:value-type="float">
            <text:p>948595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944" calcext:value-type="float">
            <text:p>2194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7994" calcext:value-type="float">
            <text:p>16105218879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296" calcext:value-type="float">
            <text:p>116296</text:p>
          </table:table-cell>
          <table:table-cell office:value-type="float" office:value="2088" calcext:value-type="float">
            <text:p>2088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948456" calcext:value-type="float">
            <text:p>8948456</text:p>
          </table:table-cell>
          <table:table-cell office:value-type="float" office:value="0" calcext:value-type="float">
            <text:p>0</text:p>
          </table:table-cell>
          <table:table-cell office:value-type="float" office:value="8948456" calcext:value-type="float">
            <text:p>8948456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961" calcext:value-type="float">
            <text:p>2196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8106" calcext:value-type="float">
            <text:p>1610521888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916" calcext:value-type="float">
            <text:p>116916</text:p>
          </table:table-cell>
          <table:table-cell office:value-type="float" office:value="2088" calcext:value-type="float">
            <text:p>2088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620752" calcext:value-type="float">
            <text:p>8620752</text:p>
          </table:table-cell>
          <table:table-cell office:value-type="float" office:value="0" calcext:value-type="float">
            <text:p>0</text:p>
          </table:table-cell>
          <table:table-cell office:value-type="float" office:value="8620752" calcext:value-type="float">
            <text:p>8620752</text:p>
          </table:table-cell>
          <table:table-cell office:value-type="float" office:value="8" calcext:value-type="float">
            <text:p>8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21978" calcext:value-type="float">
            <text:p>2197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8217" calcext:value-type="float">
            <text:p>1610521888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288" calcext:value-type="float">
            <text:p>117288</text:p>
          </table:table-cell>
          <table:table-cell office:value-type="float" office:value="2089" calcext:value-type="float">
            <text:p>2089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309336" calcext:value-type="float">
            <text:p>8309336</text:p>
          </table:table-cell>
          <table:table-cell office:value-type="float" office:value="0" calcext:value-type="float">
            <text:p>0</text:p>
          </table:table-cell>
          <table:table-cell office:value-type="float" office:value="8309336" calcext:value-type="float">
            <text:p>830933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1996" calcext:value-type="float">
            <text:p>2199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8330" calcext:value-type="float">
            <text:p>16105218883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280" calcext:value-type="float">
            <text:p>118280</text:p>
          </table:table-cell>
          <table:table-cell office:value-type="float" office:value="2090" calcext:value-type="float">
            <text:p>2090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57280" calcext:value-type="float">
            <text:p>8057280</text:p>
          </table:table-cell>
          <table:table-cell office:value-type="float" office:value="354528" calcext:value-type="float">
            <text:p>354528</text:p>
          </table:table-cell>
          <table:table-cell office:value-type="float" office:value="7702752" calcext:value-type="float">
            <text:p>770275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014" calcext:value-type="float">
            <text:p>2201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8449" calcext:value-type="float">
            <text:p>1610521888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776" calcext:value-type="float">
            <text:p>118776</text:p>
          </table:table-cell>
          <table:table-cell office:value-type="float" office:value="2090" calcext:value-type="float">
            <text:p>2090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55695" calcext:value-type="float">
            <text:p>7055695</text:p>
          </table:table-cell>
          <table:table-cell office:value-type="float" office:value="509095" calcext:value-type="float">
            <text:p>509095</text:p>
          </table:table-cell>
          <table:table-cell office:value-type="float" office:value="6546600" calcext:value-type="float">
            <text:p>654660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031" calcext:value-type="float">
            <text:p>2203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8568" calcext:value-type="float">
            <text:p>16105218885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900" calcext:value-type="float">
            <text:p>118900</text:p>
          </table:table-cell>
          <table:table-cell office:value-type="float" office:value="2090" calcext:value-type="float">
            <text:p>2090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21710" calcext:value-type="float">
            <text:p>6921710</text:p>
          </table:table-cell>
          <table:table-cell office:value-type="float" office:value="442102" calcext:value-type="float">
            <text:p>442102</text:p>
          </table:table-cell>
          <table:table-cell office:value-type="float" office:value="6479608" calcext:value-type="float">
            <text:p>647960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049" calcext:value-type="float">
            <text:p>22049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8681" calcext:value-type="float">
            <text:p>1610521888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148" calcext:value-type="float">
            <text:p>119148</text:p>
          </table:table-cell>
          <table:table-cell office:value-type="float" office:value="2090" calcext:value-type="float">
            <text:p>2090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39070" calcext:value-type="float">
            <text:p>7039070</text:p>
          </table:table-cell>
          <table:table-cell office:value-type="float" office:value="893998" calcext:value-type="float">
            <text:p>893998</text:p>
          </table:table-cell>
          <table:table-cell office:value-type="float" office:value="6145072" calcext:value-type="float">
            <text:p>61450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067" calcext:value-type="float">
            <text:p>2206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8798" calcext:value-type="float">
            <text:p>16105218887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264" calcext:value-type="float">
            <text:p>120264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92752" calcext:value-type="float">
            <text:p>6892752</text:p>
          </table:table-cell>
          <table:table-cell office:value-type="float" office:value="1885800" calcext:value-type="float">
            <text:p>1885800</text:p>
          </table:table-cell>
          <table:table-cell office:value-type="float" office:value="5006952" calcext:value-type="float">
            <text:p>500695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086" calcext:value-type="float">
            <text:p>2208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8912" calcext:value-type="float">
            <text:p>16105218889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504" calcext:value-type="float">
            <text:p>12150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32990" calcext:value-type="float">
            <text:p>6332990</text:p>
          </table:table-cell>
          <table:table-cell office:value-type="float" office:value="2556190" calcext:value-type="float">
            <text:p>2556190</text:p>
          </table:table-cell>
          <table:table-cell office:value-type="float" office:value="3776800" calcext:value-type="float">
            <text:p>377680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104" calcext:value-type="float">
            <text:p>2210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028" calcext:value-type="float">
            <text:p>16105218890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7784" calcext:value-type="float">
            <text:p>117784</text:p>
          </table:table-cell>
          <table:table-cell office:value-type="float" office:value="2089" calcext:value-type="float">
            <text:p>2089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143712" calcext:value-type="float">
            <text:p>7143712</text:p>
          </table:table-cell>
          <table:table-cell office:value-type="float" office:value="0" calcext:value-type="float">
            <text:p>0</text:p>
          </table:table-cell>
          <table:table-cell office:value-type="float" office:value="7143712" calcext:value-type="float">
            <text:p>71437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123" calcext:value-type="float">
            <text:p>2212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138" calcext:value-type="float">
            <text:p>1610521889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156" calcext:value-type="float">
            <text:p>118156</text:p>
          </table:table-cell>
          <table:table-cell office:value-type="float" office:value="2090" calcext:value-type="float">
            <text:p>2090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608750" calcext:value-type="float">
            <text:p>6608750</text:p>
          </table:table-cell>
          <table:table-cell office:value-type="float" office:value="39862" calcext:value-type="float">
            <text:p>39862</text:p>
          </table:table-cell>
          <table:table-cell office:value-type="float" office:value="6568888" calcext:value-type="float">
            <text:p>656888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137" calcext:value-type="float">
            <text:p>22137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256" calcext:value-type="float">
            <text:p>1610521889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768" calcext:value-type="float">
            <text:p>11976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28223" calcext:value-type="float">
            <text:p>5328223</text:p>
          </table:table-cell>
          <table:table-cell office:value-type="float" office:value="71343" calcext:value-type="float">
            <text:p>71343</text:p>
          </table:table-cell>
          <table:table-cell office:value-type="float" office:value="5256880" calcext:value-type="float">
            <text:p>525688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152" calcext:value-type="float">
            <text:p>22152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366" calcext:value-type="float">
            <text:p>16105218893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636" calcext:value-type="float">
            <text:p>120636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48735" calcext:value-type="float">
            <text:p>5848735</text:p>
          </table:table-cell>
          <table:table-cell office:value-type="float" office:value="1199951" calcext:value-type="float">
            <text:p>1199951</text:p>
          </table:table-cell>
          <table:table-cell office:value-type="float" office:value="4648784" calcext:value-type="float">
            <text:p>464878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170" calcext:value-type="float">
            <text:p>22170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480" calcext:value-type="float">
            <text:p>16105218894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000" calcext:value-type="float">
            <text:p>12200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41455" calcext:value-type="float">
            <text:p>5441455</text:p>
          </table:table-cell>
          <table:table-cell office:value-type="float" office:value="2323415" calcext:value-type="float">
            <text:p>2323415</text:p>
          </table:table-cell>
          <table:table-cell office:value-type="float" office:value="3118040" calcext:value-type="float">
            <text:p>311804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188" calcext:value-type="float">
            <text:p>2218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597" calcext:value-type="float">
            <text:p>16105218895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396" calcext:value-type="float">
            <text:p>119396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41455" calcext:value-type="float">
            <text:p>5441455</text:p>
          </table:table-cell>
          <table:table-cell office:value-type="float" office:value="21463" calcext:value-type="float">
            <text:p>21463</text:p>
          </table:table-cell>
          <table:table-cell office:value-type="float" office:value="5419992" calcext:value-type="float">
            <text:p>541999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203" calcext:value-type="float">
            <text:p>2220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707" calcext:value-type="float">
            <text:p>16105218897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008" calcext:value-type="float">
            <text:p>12100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50191" calcext:value-type="float">
            <text:p>5450191</text:p>
          </table:table-cell>
          <table:table-cell office:value-type="float" office:value="1393895" calcext:value-type="float">
            <text:p>1393895</text:p>
          </table:table-cell>
          <table:table-cell office:value-type="float" office:value="4056296" calcext:value-type="float">
            <text:p>405629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221" calcext:value-type="float">
            <text:p>22221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826" calcext:value-type="float">
            <text:p>16105218898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9148" calcext:value-type="float">
            <text:p>119148</text:p>
          </table:table-cell>
          <table:table-cell office:value-type="float" office:value="2091" calcext:value-type="float">
            <text:p>2091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7352" calcext:value-type="float">
            <text:p>5637352</text:p>
          </table:table-cell>
          <table:table-cell office:value-type="float" office:value="0" calcext:value-type="float">
            <text:p>0</text:p>
          </table:table-cell>
          <table:table-cell office:value-type="float" office:value="5637352" calcext:value-type="float">
            <text:p>563735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238" calcext:value-type="float">
            <text:p>2223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89944" calcext:value-type="float">
            <text:p>16105218899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100" calcext:value-type="float">
            <text:p>12110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49583" calcext:value-type="float">
            <text:p>5049583</text:p>
          </table:table-cell>
          <table:table-cell office:value-type="float" office:value="1324663" calcext:value-type="float">
            <text:p>1324663</text:p>
          </table:table-cell>
          <table:table-cell office:value-type="float" office:value="3724920" calcext:value-type="float">
            <text:p>372492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253" calcext:value-type="float">
            <text:p>22253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90056" calcext:value-type="float">
            <text:p>1610521890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0108" calcext:value-type="float">
            <text:p>120108</text:p>
          </table:table-cell>
          <table:table-cell office:value-type="float" office:value="2092" calcext:value-type="float">
            <text:p>2092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049583" calcext:value-type="float">
            <text:p>5049583</text:p>
          </table:table-cell>
          <table:table-cell office:value-type="float" office:value="202359" calcext:value-type="float">
            <text:p>202359</text:p>
          </table:table-cell>
          <table:table-cell office:value-type="float" office:value="4847224" calcext:value-type="float">
            <text:p>484722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266" calcext:value-type="float">
            <text:p>2226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90173" calcext:value-type="float">
            <text:p>16105218901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2340" calcext:value-type="float">
            <text:p>122340</text:p>
          </table:table-cell>
          <table:table-cell office:value-type="float" office:value="2094" calcext:value-type="float">
            <text:p>2094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24958" calcext:value-type="float">
            <text:p>4624958</text:p>
          </table:table-cell>
          <table:table-cell office:value-type="float" office:value="1947934" calcext:value-type="float">
            <text:p>1947934</text:p>
          </table:table-cell>
          <table:table-cell office:value-type="float" office:value="2677024" calcext:value-type="float">
            <text:p>267702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286" calcext:value-type="float">
            <text:p>22286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90293" calcext:value-type="float">
            <text:p>16105218902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720" calcext:value-type="float">
            <text:p>121720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24958" calcext:value-type="float">
            <text:p>4624958</text:p>
          </table:table-cell>
          <table:table-cell office:value-type="float" office:value="1317150" calcext:value-type="float">
            <text:p>1317150</text:p>
          </table:table-cell>
          <table:table-cell office:value-type="float" office:value="3307808" calcext:value-type="float">
            <text:p>330780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300" calcext:value-type="float">
            <text:p>22300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90411" calcext:value-type="float">
            <text:p>1610521890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224" calcext:value-type="float">
            <text:p>12122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24958" calcext:value-type="float">
            <text:p>4624958</text:p>
          </table:table-cell>
          <table:table-cell office:value-type="float" office:value="964894" calcext:value-type="float">
            <text:p>964894</text:p>
          </table:table-cell>
          <table:table-cell office:value-type="float" office:value="3660064" calcext:value-type="float">
            <text:p>366006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314" calcext:value-type="float">
            <text:p>22314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90534" calcext:value-type="float">
            <text:p>1610521890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21224" calcext:value-type="float">
            <text:p>121224</text:p>
          </table:table-cell>
          <table:table-cell office:value-type="float" office:value="2093" calcext:value-type="float">
            <text:p>2093</text:p>
          </table:table-cell>
          <table:table-cell office:value-type="float" office:value="2022172" calcext:value-type="float">
            <text:p>20221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24958" calcext:value-type="float">
            <text:p>4624958</text:p>
          </table:table-cell>
          <table:table-cell office:value-type="float" office:value="727326" calcext:value-type="float">
            <text:p>727326</text:p>
          </table:table-cell>
          <table:table-cell office:value-type="float" office:value="3897632" calcext:value-type="float">
            <text:p>38976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328" calcext:value-type="float">
            <text:p>22328</text:p>
          </table:table-cell>
          <table:table-cell office:value-type="float" office:value="-650" calcext:value-type="float">
            <text:p>-650</text:p>
          </table:table-cell>
          <table:table-cell office:value-type="float" office:value="3744" calcext:value-type="float">
            <text:p>3744</text:p>
          </table:table-cell>
          <table:table-cell office:value-type="float" office:value="1610521890651" calcext:value-type="float">
            <text:p>1610521890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8356" calcext:value-type="float">
            <text:p>118356</text:p>
          </table:table-cell>
          <table:table-cell office:value-type="float" office:value="2090" calcext:value-type="float">
            <text:p>209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131552" calcext:value-type="float">
            <text:p>10131552</text:p>
          </table:table-cell>
          <table:table-cell office:value-type="float" office:value="4078640" calcext:value-type="float">
            <text:p>4078640</text:p>
          </table:table-cell>
          <table:table-cell office:value-type="float" office:value="6052912" calcext:value-type="float">
            <text:p>60529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353" calcext:value-type="float">
            <text:p>2235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0860" calcext:value-type="float">
            <text:p>16105218908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0296" calcext:value-type="float">
            <text:p>110296</text:p>
          </table:table-cell>
          <table:table-cell office:value-type="float" office:value="2082" calcext:value-type="float">
            <text:p>208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281216" calcext:value-type="float">
            <text:p>14281216</text:p>
          </table:table-cell>
          <table:table-cell office:value-type="float" office:value="0" calcext:value-type="float">
            <text:p>0</text:p>
          </table:table-cell>
          <table:table-cell office:value-type="float" office:value="14281216" calcext:value-type="float">
            <text:p>1428121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371" calcext:value-type="float">
            <text:p>2237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0966" calcext:value-type="float">
            <text:p>16105218909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1040" calcext:value-type="float">
            <text:p>111040</text:p>
          </table:table-cell>
          <table:table-cell office:value-type="float" office:value="2082" calcext:value-type="float">
            <text:p>208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4139775" calcext:value-type="float">
            <text:p>14139775</text:p>
          </table:table-cell>
          <table:table-cell office:value-type="float" office:value="446655" calcext:value-type="float">
            <text:p>446655</text:p>
          </table:table-cell>
          <table:table-cell office:value-type="float" office:value="13693120" calcext:value-type="float">
            <text:p>1369312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387" calcext:value-type="float">
            <text:p>22387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079" calcext:value-type="float">
            <text:p>1610521891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6620" calcext:value-type="float">
            <text:p>116620</text:p>
          </table:table-cell>
          <table:table-cell office:value-type="float" office:value="2092" calcext:value-type="float">
            <text:p>209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2143" calcext:value-type="float">
            <text:p>6212143</text:p>
          </table:table-cell>
          <table:table-cell office:value-type="float" office:value="2958615" calcext:value-type="float">
            <text:p>2958615</text:p>
          </table:table-cell>
          <table:table-cell office:value-type="float" office:value="3253528" calcext:value-type="float">
            <text:p>325352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405" calcext:value-type="float">
            <text:p>22405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190" calcext:value-type="float">
            <text:p>16105218911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10144" calcext:value-type="float">
            <text:p>110144</text:p>
          </table:table-cell>
          <table:table-cell office:value-type="float" office:value="2082" calcext:value-type="float">
            <text:p>208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74912" calcext:value-type="float">
            <text:p>10974912</text:p>
          </table:table-cell>
          <table:table-cell office:value-type="float" office:value="0" calcext:value-type="float">
            <text:p>0</text:p>
          </table:table-cell>
          <table:table-cell office:value-type="float" office:value="10974912" calcext:value-type="float">
            <text:p>109749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420" calcext:value-type="float">
            <text:p>22420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305" calcext:value-type="float">
            <text:p>16105218913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96428" calcext:value-type="float">
            <text:p>96428</text:p>
          </table:table-cell>
          <table:table-cell office:value-type="float" office:value="2068" calcext:value-type="float">
            <text:p>206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26023616" calcext:value-type="float">
            <text:p>26023616</text:p>
          </table:table-cell>
          <table:table-cell office:value-type="float" office:value="0" calcext:value-type="float">
            <text:p>0</text:p>
          </table:table-cell>
          <table:table-cell office:value-type="float" office:value="26023616" calcext:value-type="float">
            <text:p>2602361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435" calcext:value-type="float">
            <text:p>22435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415" calcext:value-type="float">
            <text:p>1610521891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384" calcext:value-type="float">
            <text:p>137384</text:p>
          </table:table-cell>
          <table:table-cell office:value-type="float" office:value="2108" calcext:value-type="float">
            <text:p>210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5460526" calcext:value-type="float">
            <text:p>15460526</text:p>
          </table:table-cell>
          <table:table-cell office:value-type="float" office:value="7681110" calcext:value-type="float">
            <text:p>7681110</text:p>
          </table:table-cell>
          <table:table-cell office:value-type="float" office:value="7779416" calcext:value-type="float">
            <text:p>777941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453" calcext:value-type="float">
            <text:p>2245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532" calcext:value-type="float">
            <text:p>16105218915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2760" calcext:value-type="float">
            <text:p>132760</text:p>
          </table:table-cell>
          <table:table-cell office:value-type="float" office:value="2103" calcext:value-type="float">
            <text:p>2103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74472" calcext:value-type="float">
            <text:p>12274472</text:p>
          </table:table-cell>
          <table:table-cell office:value-type="float" office:value="0" calcext:value-type="float">
            <text:p>0</text:p>
          </table:table-cell>
          <table:table-cell office:value-type="float" office:value="12274472" calcext:value-type="float">
            <text:p>122744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470" calcext:value-type="float">
            <text:p>22470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642" calcext:value-type="float">
            <text:p>1610521891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752" calcext:value-type="float">
            <text:p>137752</text:p>
          </table:table-cell>
          <table:table-cell office:value-type="float" office:value="2113" calcext:value-type="float">
            <text:p>2113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1934" calcext:value-type="float">
            <text:p>6241934</text:p>
          </table:table-cell>
          <table:table-cell office:value-type="float" office:value="3071814" calcext:value-type="float">
            <text:p>3071814</text:p>
          </table:table-cell>
          <table:table-cell office:value-type="float" office:value="3170120" calcext:value-type="float">
            <text:p>317012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488" calcext:value-type="float">
            <text:p>2248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752" calcext:value-type="float">
            <text:p>16105218917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348" calcext:value-type="float">
            <text:p>141348</text:p>
          </table:table-cell>
          <table:table-cell office:value-type="float" office:value="2111" calcext:value-type="float">
            <text:p>211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5551" calcext:value-type="float">
            <text:p>6215551</text:p>
          </table:table-cell>
          <table:table-cell office:value-type="float" office:value="1940415" calcext:value-type="float">
            <text:p>1940415</text:p>
          </table:table-cell>
          <table:table-cell office:value-type="float" office:value="4275136" calcext:value-type="float">
            <text:p>427513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507" calcext:value-type="float">
            <text:p>22507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871" calcext:value-type="float">
            <text:p>16105218918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984" calcext:value-type="float">
            <text:p>139984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96464" calcext:value-type="float">
            <text:p>6196464</text:p>
          </table:table-cell>
          <table:table-cell office:value-type="float" office:value="603768" calcext:value-type="float">
            <text:p>603768</text:p>
          </table:table-cell>
          <table:table-cell office:value-type="float" office:value="5592696" calcext:value-type="float">
            <text:p>559269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527" calcext:value-type="float">
            <text:p>22527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1989" calcext:value-type="float">
            <text:p>1610521891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820" calcext:value-type="float">
            <text:p>138820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41536" calcext:value-type="float">
            <text:p>6241536</text:p>
          </table:table-cell>
          <table:table-cell office:value-type="float" office:value="593536" calcext:value-type="float">
            <text:p>593536</text:p>
          </table:table-cell>
          <table:table-cell office:value-type="float" office:value="5648000" calcext:value-type="float">
            <text:p>564800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543" calcext:value-type="float">
            <text:p>2254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2107" calcext:value-type="float">
            <text:p>1610521892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672" calcext:value-type="float">
            <text:p>138672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02088" calcext:value-type="float">
            <text:p>6702088</text:p>
          </table:table-cell>
          <table:table-cell office:value-type="float" office:value="0" calcext:value-type="float">
            <text:p>0</text:p>
          </table:table-cell>
          <table:table-cell office:value-type="float" office:value="6702088" calcext:value-type="float">
            <text:p>670208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561" calcext:value-type="float">
            <text:p>2256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2213" calcext:value-type="float">
            <text:p>16105218922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044" calcext:value-type="float">
            <text:p>139044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9088" calcext:value-type="float">
            <text:p>6119088</text:p>
          </table:table-cell>
          <table:table-cell office:value-type="float" office:value="0" calcext:value-type="float">
            <text:p>0</text:p>
          </table:table-cell>
          <table:table-cell office:value-type="float" office:value="6119088" calcext:value-type="float">
            <text:p>611908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579" calcext:value-type="float">
            <text:p>2257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2326" calcext:value-type="float">
            <text:p>1610521892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424" calcext:value-type="float">
            <text:p>138424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9112" calcext:value-type="float">
            <text:p>6419112</text:p>
          </table:table-cell>
          <table:table-cell office:value-type="float" office:value="0" calcext:value-type="float">
            <text:p>0</text:p>
          </table:table-cell>
          <table:table-cell office:value-type="float" office:value="6419112" calcext:value-type="float">
            <text:p>64191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596" calcext:value-type="float">
            <text:p>2259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2437" calcext:value-type="float">
            <text:p>1610521892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920" calcext:value-type="float">
            <text:p>138920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3728" calcext:value-type="float">
            <text:p>6343728</text:p>
          </table:table-cell>
          <table:table-cell office:value-type="float" office:value="0" calcext:value-type="float">
            <text:p>0</text:p>
          </table:table-cell>
          <table:table-cell office:value-type="float" office:value="6343728" calcext:value-type="float">
            <text:p>634372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615" calcext:value-type="float">
            <text:p>22615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2547" calcext:value-type="float">
            <text:p>16105218925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564" calcext:value-type="float">
            <text:p>138564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71624" calcext:value-type="float">
            <text:p>6971624</text:p>
          </table:table-cell>
          <table:table-cell office:value-type="float" office:value="0" calcext:value-type="float">
            <text:p>0</text:p>
          </table:table-cell>
          <table:table-cell office:value-type="float" office:value="6971624" calcext:value-type="float">
            <text:p>697162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635" calcext:value-type="float">
            <text:p>22635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2670" calcext:value-type="float">
            <text:p>16105218926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324" calcext:value-type="float">
            <text:p>137324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53376" calcext:value-type="float">
            <text:p>6353376</text:p>
          </table:table-cell>
          <table:table-cell office:value-type="float" office:value="3078384" calcext:value-type="float">
            <text:p>3078384</text:p>
          </table:table-cell>
          <table:table-cell office:value-type="float" office:value="3274992" calcext:value-type="float">
            <text:p>327499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654" calcext:value-type="float">
            <text:p>2265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2790" calcext:value-type="float">
            <text:p>16105218927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764" calcext:value-type="float">
            <text:p>141764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65102" calcext:value-type="float">
            <text:p>6365102</text:p>
          </table:table-cell>
          <table:table-cell office:value-type="float" office:value="2641878" calcext:value-type="float">
            <text:p>2641878</text:p>
          </table:table-cell>
          <table:table-cell office:value-type="float" office:value="3723224" calcext:value-type="float">
            <text:p>372322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674" calcext:value-type="float">
            <text:p>2267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2911" calcext:value-type="float">
            <text:p>1610521892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540" calcext:value-type="float">
            <text:p>141540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02239" calcext:value-type="float">
            <text:p>6302239</text:p>
          </table:table-cell>
          <table:table-cell office:value-type="float" office:value="2082063" calcext:value-type="float">
            <text:p>2082063</text:p>
          </table:table-cell>
          <table:table-cell office:value-type="float" office:value="4220176" calcext:value-type="float">
            <text:p>422017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692" calcext:value-type="float">
            <text:p>22692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028" calcext:value-type="float">
            <text:p>16105218930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292" calcext:value-type="float">
            <text:p>141292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14160" calcext:value-type="float">
            <text:p>6314160</text:p>
          </table:table-cell>
          <table:table-cell office:value-type="float" office:value="1842264" calcext:value-type="float">
            <text:p>1842264</text:p>
          </table:table-cell>
          <table:table-cell office:value-type="float" office:value="4471896" calcext:value-type="float">
            <text:p>447189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713" calcext:value-type="float">
            <text:p>2271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147" calcext:value-type="float">
            <text:p>1610521893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416" calcext:value-type="float">
            <text:p>141416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93376" calcext:value-type="float">
            <text:p>6293376</text:p>
          </table:table-cell>
          <table:table-cell office:value-type="float" office:value="2388928" calcext:value-type="float">
            <text:p>2388928</text:p>
          </table:table-cell>
          <table:table-cell office:value-type="float" office:value="3904448" calcext:value-type="float">
            <text:p>39044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731" calcext:value-type="float">
            <text:p>2273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272" calcext:value-type="float">
            <text:p>1610521893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068" calcext:value-type="float">
            <text:p>138068</text:p>
          </table:table-cell>
          <table:table-cell office:value-type="float" office:value="2108" calcext:value-type="float">
            <text:p>210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63896" calcext:value-type="float">
            <text:p>7463896</text:p>
          </table:table-cell>
          <table:table-cell office:value-type="float" office:value="0" calcext:value-type="float">
            <text:p>0</text:p>
          </table:table-cell>
          <table:table-cell office:value-type="float" office:value="7463896" calcext:value-type="float">
            <text:p>746389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751" calcext:value-type="float">
            <text:p>2275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381" calcext:value-type="float">
            <text:p>16105218933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564" calcext:value-type="float">
            <text:p>138564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31136" calcext:value-type="float">
            <text:p>6731136</text:p>
          </table:table-cell>
          <table:table-cell office:value-type="float" office:value="0" calcext:value-type="float">
            <text:p>0</text:p>
          </table:table-cell>
          <table:table-cell office:value-type="float" office:value="6731136" calcext:value-type="float">
            <text:p>673113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771" calcext:value-type="float">
            <text:p>2277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500" calcext:value-type="float">
            <text:p>1610521893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812" calcext:value-type="float">
            <text:p>138812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41512" calcext:value-type="float">
            <text:p>6441512</text:p>
          </table:table-cell>
          <table:table-cell office:value-type="float" office:value="0" calcext:value-type="float">
            <text:p>0</text:p>
          </table:table-cell>
          <table:table-cell office:value-type="float" office:value="6441512" calcext:value-type="float">
            <text:p>64415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791" calcext:value-type="float">
            <text:p>2279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622" calcext:value-type="float">
            <text:p>16105218936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812" calcext:value-type="float">
            <text:p>138812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95264" calcext:value-type="float">
            <text:p>6495264</text:p>
          </table:table-cell>
          <table:table-cell office:value-type="float" office:value="0" calcext:value-type="float">
            <text:p>0</text:p>
          </table:table-cell>
          <table:table-cell office:value-type="float" office:value="6495264" calcext:value-type="float">
            <text:p>649526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810" calcext:value-type="float">
            <text:p>22810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744" calcext:value-type="float">
            <text:p>1610521893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812" calcext:value-type="float">
            <text:p>138812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84808" calcext:value-type="float">
            <text:p>6484808</text:p>
          </table:table-cell>
          <table:table-cell office:value-type="float" office:value="0" calcext:value-type="float">
            <text:p>0</text:p>
          </table:table-cell>
          <table:table-cell office:value-type="float" office:value="6484808" calcext:value-type="float">
            <text:p>648480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830" calcext:value-type="float">
            <text:p>22830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864" calcext:value-type="float">
            <text:p>1610521893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688" calcext:value-type="float">
            <text:p>138688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56544" calcext:value-type="float">
            <text:p>6456544</text:p>
          </table:table-cell>
          <table:table-cell office:value-type="float" office:value="0" calcext:value-type="float">
            <text:p>0</text:p>
          </table:table-cell>
          <table:table-cell office:value-type="float" office:value="6456544" calcext:value-type="float">
            <text:p>645654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850" calcext:value-type="float">
            <text:p>22850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3986" calcext:value-type="float">
            <text:p>1610521893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936" calcext:value-type="float">
            <text:p>138936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2136" calcext:value-type="float">
            <text:p>6412136</text:p>
          </table:table-cell>
          <table:table-cell office:value-type="float" office:value="0" calcext:value-type="float">
            <text:p>0</text:p>
          </table:table-cell>
          <table:table-cell office:value-type="float" office:value="6412136" calcext:value-type="float">
            <text:p>641213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870" calcext:value-type="float">
            <text:p>22870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4108" calcext:value-type="float">
            <text:p>1610521894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292" calcext:value-type="float">
            <text:p>141292</text:p>
          </table:table-cell>
          <table:table-cell office:value-type="float" office:value="2111" calcext:value-type="float">
            <text:p>211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06368" calcext:value-type="float">
            <text:p>6406368</text:p>
          </table:table-cell>
          <table:table-cell office:value-type="float" office:value="2166896" calcext:value-type="float">
            <text:p>2166896</text:p>
          </table:table-cell>
          <table:table-cell office:value-type="float" office:value="4239472" calcext:value-type="float">
            <text:p>42394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889" calcext:value-type="float">
            <text:p>2288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4229" calcext:value-type="float">
            <text:p>1610521894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912" calcext:value-type="float">
            <text:p>141912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32207" calcext:value-type="float">
            <text:p>5932207</text:p>
          </table:table-cell>
          <table:table-cell office:value-type="float" office:value="2540119" calcext:value-type="float">
            <text:p>2540119</text:p>
          </table:table-cell>
          <table:table-cell office:value-type="float" office:value="3392088" calcext:value-type="float">
            <text:p>339208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908" calcext:value-type="float">
            <text:p>2290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4347" calcext:value-type="float">
            <text:p>16105218943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7572" calcext:value-type="float">
            <text:p>137572</text:p>
          </table:table-cell>
          <table:table-cell office:value-type="float" office:value="2113" calcext:value-type="float">
            <text:p>2113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88224" calcext:value-type="float">
            <text:p>7688224</text:p>
          </table:table-cell>
          <table:table-cell office:value-type="float" office:value="0" calcext:value-type="float">
            <text:p>0</text:p>
          </table:table-cell>
          <table:table-cell office:value-type="float" office:value="7688224" calcext:value-type="float">
            <text:p>768822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928" calcext:value-type="float">
            <text:p>2292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4465" calcext:value-type="float">
            <text:p>16105218944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440" calcext:value-type="float">
            <text:p>138440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06472" calcext:value-type="float">
            <text:p>6906472</text:p>
          </table:table-cell>
          <table:table-cell office:value-type="float" office:value="0" calcext:value-type="float">
            <text:p>0</text:p>
          </table:table-cell>
          <table:table-cell office:value-type="float" office:value="6906472" calcext:value-type="float">
            <text:p>69064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948" calcext:value-type="float">
            <text:p>2294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4584" calcext:value-type="float">
            <text:p>16105218945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564" calcext:value-type="float">
            <text:p>138564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33248" calcext:value-type="float">
            <text:p>6533248</text:p>
          </table:table-cell>
          <table:table-cell office:value-type="float" office:value="0" calcext:value-type="float">
            <text:p>0</text:p>
          </table:table-cell>
          <table:table-cell office:value-type="float" office:value="6533248" calcext:value-type="float">
            <text:p>65332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968" calcext:value-type="float">
            <text:p>2296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4705" calcext:value-type="float">
            <text:p>16105218947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060" calcext:value-type="float">
            <text:p>139060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75928" calcext:value-type="float">
            <text:p>6275928</text:p>
          </table:table-cell>
          <table:table-cell office:value-type="float" office:value="0" calcext:value-type="float">
            <text:p>0</text:p>
          </table:table-cell>
          <table:table-cell office:value-type="float" office:value="6275928" calcext:value-type="float">
            <text:p>627592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2987" calcext:value-type="float">
            <text:p>22987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4826" calcext:value-type="float">
            <text:p>1610521894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052" calcext:value-type="float">
            <text:p>140052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1984" calcext:value-type="float">
            <text:p>5901984</text:p>
          </table:table-cell>
          <table:table-cell office:value-type="float" office:value="407376" calcext:value-type="float">
            <text:p>407376</text:p>
          </table:table-cell>
          <table:table-cell office:value-type="float" office:value="5494608" calcext:value-type="float">
            <text:p>549460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007" calcext:value-type="float">
            <text:p>23007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4947" calcext:value-type="float">
            <text:p>1610521894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920" calcext:value-type="float">
            <text:p>140920</text:p>
          </table:table-cell>
          <table:table-cell office:value-type="float" office:value="2111" calcext:value-type="float">
            <text:p>211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02672" calcext:value-type="float">
            <text:p>6402672</text:p>
          </table:table-cell>
          <table:table-cell office:value-type="float" office:value="1607992" calcext:value-type="float">
            <text:p>1607992</text:p>
          </table:table-cell>
          <table:table-cell office:value-type="float" office:value="4794680" calcext:value-type="float">
            <text:p>479468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026" calcext:value-type="float">
            <text:p>2302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5066" calcext:value-type="float">
            <text:p>16105218950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564" calcext:value-type="float">
            <text:p>138564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99120" calcext:value-type="float">
            <text:p>6599120</text:p>
          </table:table-cell>
          <table:table-cell office:value-type="float" office:value="0" calcext:value-type="float">
            <text:p>0</text:p>
          </table:table-cell>
          <table:table-cell office:value-type="float" office:value="6599120" calcext:value-type="float">
            <text:p>659912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046" calcext:value-type="float">
            <text:p>2304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5184" calcext:value-type="float">
            <text:p>1610521895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556" calcext:value-type="float">
            <text:p>139556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19919" calcext:value-type="float">
            <text:p>6219919</text:p>
          </table:table-cell>
          <table:table-cell office:value-type="float" office:value="74823" calcext:value-type="float">
            <text:p>74823</text:p>
          </table:table-cell>
          <table:table-cell office:value-type="float" office:value="6145096" calcext:value-type="float">
            <text:p>614509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066" calcext:value-type="float">
            <text:p>2306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5305" calcext:value-type="float">
            <text:p>16105218953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044" calcext:value-type="float">
            <text:p>141044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62304" calcext:value-type="float">
            <text:p>6362304</text:p>
          </table:table-cell>
          <table:table-cell office:value-type="float" office:value="1948256" calcext:value-type="float">
            <text:p>1948256</text:p>
          </table:table-cell>
          <table:table-cell office:value-type="float" office:value="4414048" calcext:value-type="float">
            <text:p>44140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084" calcext:value-type="float">
            <text:p>2308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5425" calcext:value-type="float">
            <text:p>1610521895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892" calcext:value-type="float">
            <text:p>139892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79119" calcext:value-type="float">
            <text:p>6479119</text:p>
          </table:table-cell>
          <table:table-cell office:value-type="float" office:value="2928263" calcext:value-type="float">
            <text:p>2928263</text:p>
          </table:table-cell>
          <table:table-cell office:value-type="float" office:value="3550856" calcext:value-type="float">
            <text:p>355085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104" calcext:value-type="float">
            <text:p>2310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5544" calcext:value-type="float">
            <text:p>16105218955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192" calcext:value-type="float">
            <text:p>138192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076480" calcext:value-type="float">
            <text:p>7076480</text:p>
          </table:table-cell>
          <table:table-cell office:value-type="float" office:value="0" calcext:value-type="float">
            <text:p>0</text:p>
          </table:table-cell>
          <table:table-cell office:value-type="float" office:value="7076480" calcext:value-type="float">
            <text:p>707648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124" calcext:value-type="float">
            <text:p>2312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5662" calcext:value-type="float">
            <text:p>1610521895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184" calcext:value-type="float">
            <text:p>139184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76392" calcext:value-type="float">
            <text:p>6376392</text:p>
          </table:table-cell>
          <table:table-cell office:value-type="float" office:value="0" calcext:value-type="float">
            <text:p>0</text:p>
          </table:table-cell>
          <table:table-cell office:value-type="float" office:value="6376392" calcext:value-type="float">
            <text:p>637639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143" calcext:value-type="float">
            <text:p>2314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5782" calcext:value-type="float">
            <text:p>16105218957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052" calcext:value-type="float">
            <text:p>140052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65694" calcext:value-type="float">
            <text:p>6265694</text:p>
          </table:table-cell>
          <table:table-cell office:value-type="float" office:value="572846" calcext:value-type="float">
            <text:p>572846</text:p>
          </table:table-cell>
          <table:table-cell office:value-type="float" office:value="5692848" calcext:value-type="float">
            <text:p>56928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163" calcext:value-type="float">
            <text:p>2316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5903" calcext:value-type="float">
            <text:p>16105218959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796" calcext:value-type="float">
            <text:p>140796</text:p>
          </table:table-cell>
          <table:table-cell office:value-type="float" office:value="2111" calcext:value-type="float">
            <text:p>211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73134" calcext:value-type="float">
            <text:p>6273134</text:p>
          </table:table-cell>
          <table:table-cell office:value-type="float" office:value="1608758" calcext:value-type="float">
            <text:p>1608758</text:p>
          </table:table-cell>
          <table:table-cell office:value-type="float" office:value="4664376" calcext:value-type="float">
            <text:p>466437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182" calcext:value-type="float">
            <text:p>23182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022" calcext:value-type="float">
            <text:p>16105218960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192" calcext:value-type="float">
            <text:p>138192</text:p>
          </table:table-cell>
          <table:table-cell office:value-type="float" office:value="2113" calcext:value-type="float">
            <text:p>2113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94974" calcext:value-type="float">
            <text:p>5994974</text:p>
          </table:table-cell>
          <table:table-cell office:value-type="float" office:value="2964718" calcext:value-type="float">
            <text:p>2964718</text:p>
          </table:table-cell>
          <table:table-cell office:value-type="float" office:value="3030256" calcext:value-type="float">
            <text:p>303025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202" calcext:value-type="float">
            <text:p>23202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141" calcext:value-type="float">
            <text:p>1610521896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680" calcext:value-type="float">
            <text:p>139680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19599" calcext:value-type="float">
            <text:p>6419599</text:p>
          </table:table-cell>
          <table:table-cell office:value-type="float" office:value="354887" calcext:value-type="float">
            <text:p>354887</text:p>
          </table:table-cell>
          <table:table-cell office:value-type="float" office:value="6064712" calcext:value-type="float">
            <text:p>60647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221" calcext:value-type="float">
            <text:p>2322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260" calcext:value-type="float">
            <text:p>16105218962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416" calcext:value-type="float">
            <text:p>141416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69472" calcext:value-type="float">
            <text:p>5969472</text:p>
          </table:table-cell>
          <table:table-cell office:value-type="float" office:value="1751840" calcext:value-type="float">
            <text:p>1751840</text:p>
          </table:table-cell>
          <table:table-cell office:value-type="float" office:value="4217632" calcext:value-type="float">
            <text:p>42176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239" calcext:value-type="float">
            <text:p>2323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378" calcext:value-type="float">
            <text:p>1610521896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308" calcext:value-type="float">
            <text:p>139308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9480" calcext:value-type="float">
            <text:p>6089480</text:p>
          </table:table-cell>
          <table:table-cell office:value-type="float" office:value="0" calcext:value-type="float">
            <text:p>0</text:p>
          </table:table-cell>
          <table:table-cell office:value-type="float" office:value="6089480" calcext:value-type="float">
            <text:p>608948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261" calcext:value-type="float">
            <text:p>2326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497" calcext:value-type="float">
            <text:p>1610521896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548" calcext:value-type="float">
            <text:p>140548</text:p>
          </table:table-cell>
          <table:table-cell office:value-type="float" office:value="2111" calcext:value-type="float">
            <text:p>211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45278" calcext:value-type="float">
            <text:p>6345278</text:p>
          </table:table-cell>
          <table:table-cell office:value-type="float" office:value="1136926" calcext:value-type="float">
            <text:p>1136926</text:p>
          </table:table-cell>
          <table:table-cell office:value-type="float" office:value="5208352" calcext:value-type="float">
            <text:p>520835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279" calcext:value-type="float">
            <text:p>2327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618" calcext:value-type="float">
            <text:p>16105218966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692" calcext:value-type="float">
            <text:p>141692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93712" calcext:value-type="float">
            <text:p>6593712</text:p>
          </table:table-cell>
          <table:table-cell office:value-type="float" office:value="2854488" calcext:value-type="float">
            <text:p>2854488</text:p>
          </table:table-cell>
          <table:table-cell office:value-type="float" office:value="3739224" calcext:value-type="float">
            <text:p>373922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299" calcext:value-type="float">
            <text:p>2329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738" calcext:value-type="float">
            <text:p>16105218967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060" calcext:value-type="float">
            <text:p>139060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17744" calcext:value-type="float">
            <text:p>6117744</text:p>
          </table:table-cell>
          <table:table-cell office:value-type="float" office:value="0" calcext:value-type="float">
            <text:p>0</text:p>
          </table:table-cell>
          <table:table-cell office:value-type="float" office:value="6117744" calcext:value-type="float">
            <text:p>611774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319" calcext:value-type="float">
            <text:p>2331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856" calcext:value-type="float">
            <text:p>16105218968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300" calcext:value-type="float">
            <text:p>140300</text:p>
          </table:table-cell>
          <table:table-cell office:value-type="float" office:value="2111" calcext:value-type="float">
            <text:p>211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71856" calcext:value-type="float">
            <text:p>6371856</text:p>
          </table:table-cell>
          <table:table-cell office:value-type="float" office:value="937224" calcext:value-type="float">
            <text:p>937224</text:p>
          </table:table-cell>
          <table:table-cell office:value-type="float" office:value="5434632" calcext:value-type="float">
            <text:p>54346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338" calcext:value-type="float">
            <text:p>2333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6977" calcext:value-type="float">
            <text:p>1610521896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068" calcext:value-type="float">
            <text:p>138068</text:p>
          </table:table-cell>
          <table:table-cell office:value-type="float" office:value="2113" calcext:value-type="float">
            <text:p>2113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86718" calcext:value-type="float">
            <text:p>6586718</text:p>
          </table:table-cell>
          <table:table-cell office:value-type="float" office:value="3129518" calcext:value-type="float">
            <text:p>3129518</text:p>
          </table:table-cell>
          <table:table-cell office:value-type="float" office:value="3457200" calcext:value-type="float">
            <text:p>345720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357" calcext:value-type="float">
            <text:p>23357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7096" calcext:value-type="float">
            <text:p>1610521897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0796" calcext:value-type="float">
            <text:p>140796</text:p>
          </table:table-cell>
          <table:table-cell office:value-type="float" office:value="2111" calcext:value-type="float">
            <text:p>211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24751" calcext:value-type="float">
            <text:p>6024751</text:p>
          </table:table-cell>
          <table:table-cell office:value-type="float" office:value="1206039" calcext:value-type="float">
            <text:p>1206039</text:p>
          </table:table-cell>
          <table:table-cell office:value-type="float" office:value="4818712" calcext:value-type="float">
            <text:p>48187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376" calcext:value-type="float">
            <text:p>2337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7215" calcext:value-type="float">
            <text:p>1610521897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068" calcext:value-type="float">
            <text:p>138068</text:p>
          </table:table-cell>
          <table:table-cell office:value-type="float" office:value="2113" calcext:value-type="float">
            <text:p>2113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08607" calcext:value-type="float">
            <text:p>6108607</text:p>
          </table:table-cell>
          <table:table-cell office:value-type="float" office:value="3021535" calcext:value-type="float">
            <text:p>3021535</text:p>
          </table:table-cell>
          <table:table-cell office:value-type="float" office:value="3087072" calcext:value-type="float">
            <text:p>30870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396" calcext:value-type="float">
            <text:p>2339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7334" calcext:value-type="float">
            <text:p>16105218973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308" calcext:value-type="float">
            <text:p>139308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6712" calcext:value-type="float">
            <text:p>6136712</text:p>
          </table:table-cell>
          <table:table-cell office:value-type="float" office:value="0" calcext:value-type="float">
            <text:p>0</text:p>
          </table:table-cell>
          <table:table-cell office:value-type="float" office:value="6136712" calcext:value-type="float">
            <text:p>61367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415" calcext:value-type="float">
            <text:p>23415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7452" calcext:value-type="float">
            <text:p>1610521897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168" calcext:value-type="float">
            <text:p>141168</text:p>
          </table:table-cell>
          <table:table-cell office:value-type="float" office:value="2111" calcext:value-type="float">
            <text:p>211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7904" calcext:value-type="float">
            <text:p>6047904</text:p>
          </table:table-cell>
          <table:table-cell office:value-type="float" office:value="1528912" calcext:value-type="float">
            <text:p>1528912</text:p>
          </table:table-cell>
          <table:table-cell office:value-type="float" office:value="4518992" calcext:value-type="float">
            <text:p>451899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434" calcext:value-type="float">
            <text:p>2343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7574" calcext:value-type="float">
            <text:p>16105218975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564" calcext:value-type="float">
            <text:p>138564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831112" calcext:value-type="float">
            <text:p>6831112</text:p>
          </table:table-cell>
          <table:table-cell office:value-type="float" office:value="0" calcext:value-type="float">
            <text:p>0</text:p>
          </table:table-cell>
          <table:table-cell office:value-type="float" office:value="6831112" calcext:value-type="float">
            <text:p>68311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454" calcext:value-type="float">
            <text:p>2345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7693" calcext:value-type="float">
            <text:p>16105218976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928" calcext:value-type="float">
            <text:p>139928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61056" calcext:value-type="float">
            <text:p>6061056</text:p>
          </table:table-cell>
          <table:table-cell office:value-type="float" office:value="388608" calcext:value-type="float">
            <text:p>388608</text:p>
          </table:table-cell>
          <table:table-cell office:value-type="float" office:value="5672448" calcext:value-type="float">
            <text:p>56724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473" calcext:value-type="float">
            <text:p>2347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7811" calcext:value-type="float">
            <text:p>16105218978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416" calcext:value-type="float">
            <text:p>141416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01200" calcext:value-type="float">
            <text:p>6001200</text:p>
          </table:table-cell>
          <table:table-cell office:value-type="float" office:value="1620248" calcext:value-type="float">
            <text:p>1620248</text:p>
          </table:table-cell>
          <table:table-cell office:value-type="float" office:value="4380952" calcext:value-type="float">
            <text:p>438095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491" calcext:value-type="float">
            <text:p>2349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7930" calcext:value-type="float">
            <text:p>16105218979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8812" calcext:value-type="float">
            <text:p>138812</text:p>
          </table:table-cell>
          <table:table-cell office:value-type="float" office:value="2109" calcext:value-type="float">
            <text:p>210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50192" calcext:value-type="float">
            <text:p>6350192</text:p>
          </table:table-cell>
          <table:table-cell office:value-type="float" office:value="0" calcext:value-type="float">
            <text:p>0</text:p>
          </table:table-cell>
          <table:table-cell office:value-type="float" office:value="6350192" calcext:value-type="float">
            <text:p>635019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512" calcext:value-type="float">
            <text:p>23512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8049" calcext:value-type="float">
            <text:p>1610521898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540" calcext:value-type="float">
            <text:p>141540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19246" calcext:value-type="float">
            <text:p>5819246</text:p>
          </table:table-cell>
          <table:table-cell office:value-type="float" office:value="2020790" calcext:value-type="float">
            <text:p>2020790</text:p>
          </table:table-cell>
          <table:table-cell office:value-type="float" office:value="3798456" calcext:value-type="float">
            <text:p>379845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531" calcext:value-type="float">
            <text:p>2353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8171" calcext:value-type="float">
            <text:p>1610521898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39060" calcext:value-type="float">
            <text:p>139060</text:p>
          </table:table-cell>
          <table:table-cell office:value-type="float" office:value="2110" calcext:value-type="float">
            <text:p>211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27616" calcext:value-type="float">
            <text:p>6127616</text:p>
          </table:table-cell>
          <table:table-cell office:value-type="float" office:value="0" calcext:value-type="float">
            <text:p>0</text:p>
          </table:table-cell>
          <table:table-cell office:value-type="float" office:value="6127616" calcext:value-type="float">
            <text:p>612761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551" calcext:value-type="float">
            <text:p>2355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8292" calcext:value-type="float">
            <text:p>16105218982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1664" calcext:value-type="float">
            <text:p>141664</text:p>
          </table:table-cell>
          <table:table-cell office:value-type="float" office:value="2112" calcext:value-type="float">
            <text:p>211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24944" calcext:value-type="float">
            <text:p>6124944</text:p>
          </table:table-cell>
          <table:table-cell office:value-type="float" office:value="2321096" calcext:value-type="float">
            <text:p>2321096</text:p>
          </table:table-cell>
          <table:table-cell office:value-type="float" office:value="3803848" calcext:value-type="float">
            <text:p>38038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571" calcext:value-type="float">
            <text:p>2357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8412" calcext:value-type="float">
            <text:p>1610521898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980" calcext:value-type="float">
            <text:p>148980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26944" calcext:value-type="float">
            <text:p>6526944</text:p>
          </table:table-cell>
          <table:table-cell office:value-type="float" office:value="0" calcext:value-type="float">
            <text:p>0</text:p>
          </table:table-cell>
          <table:table-cell office:value-type="float" office:value="6526944" calcext:value-type="float">
            <text:p>652694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591" calcext:value-type="float">
            <text:p>2359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8540" calcext:value-type="float">
            <text:p>16105218985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088" calcext:value-type="float">
            <text:p>151088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37136" calcext:value-type="float">
            <text:p>6137136</text:p>
          </table:table-cell>
          <table:table-cell office:value-type="float" office:value="1573528" calcext:value-type="float">
            <text:p>1573528</text:p>
          </table:table-cell>
          <table:table-cell office:value-type="float" office:value="4563608" calcext:value-type="float">
            <text:p>456360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609" calcext:value-type="float">
            <text:p>2360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8660" calcext:value-type="float">
            <text:p>16105218986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856" calcext:value-type="float">
            <text:p>148856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351120" calcext:value-type="float">
            <text:p>6351120</text:p>
          </table:table-cell>
          <table:table-cell office:value-type="float" office:value="0" calcext:value-type="float">
            <text:p>0</text:p>
          </table:table-cell>
          <table:table-cell office:value-type="float" office:value="6351120" calcext:value-type="float">
            <text:p>635112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630" calcext:value-type="float">
            <text:p>23630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8779" calcext:value-type="float">
            <text:p>161052189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336" calcext:value-type="float">
            <text:p>151336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1936" calcext:value-type="float">
            <text:p>6081936</text:p>
          </table:table-cell>
          <table:table-cell office:value-type="float" office:value="1791688" calcext:value-type="float">
            <text:p>1791688</text:p>
          </table:table-cell>
          <table:table-cell office:value-type="float" office:value="4290248" calcext:value-type="float">
            <text:p>42902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648" calcext:value-type="float">
            <text:p>2364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8899" calcext:value-type="float">
            <text:p>16105218988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352" calcext:value-type="float">
            <text:p>149352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768272" calcext:value-type="float">
            <text:p>5768272</text:p>
          </table:table-cell>
          <table:table-cell office:value-type="float" office:value="0" calcext:value-type="float">
            <text:p>0</text:p>
          </table:table-cell>
          <table:table-cell office:value-type="float" office:value="5768272" calcext:value-type="float">
            <text:p>57682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668" calcext:value-type="float">
            <text:p>2366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018" calcext:value-type="float">
            <text:p>1610521899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956" calcext:value-type="float">
            <text:p>151956</text:p>
          </table:table-cell>
          <table:table-cell office:value-type="float" office:value="2122" calcext:value-type="float">
            <text:p>212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73294" calcext:value-type="float">
            <text:p>5573294</text:p>
          </table:table-cell>
          <table:table-cell office:value-type="float" office:value="1832278" calcext:value-type="float">
            <text:p>1832278</text:p>
          </table:table-cell>
          <table:table-cell office:value-type="float" office:value="3741016" calcext:value-type="float">
            <text:p>374101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686" calcext:value-type="float">
            <text:p>2368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138" calcext:value-type="float">
            <text:p>1610521899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840" calcext:value-type="float">
            <text:p>150840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872159" calcext:value-type="float">
            <text:p>5872159</text:p>
          </table:table-cell>
          <table:table-cell office:value-type="float" office:value="1228047" calcext:value-type="float">
            <text:p>1228047</text:p>
          </table:table-cell>
          <table:table-cell office:value-type="float" office:value="4644112" calcext:value-type="float">
            <text:p>46441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706" calcext:value-type="float">
            <text:p>2370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257" calcext:value-type="float">
            <text:p>16105218992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104" calcext:value-type="float">
            <text:p>149104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89432" calcext:value-type="float">
            <text:p>6089432</text:p>
          </table:table-cell>
          <table:table-cell office:value-type="float" office:value="0" calcext:value-type="float">
            <text:p>0</text:p>
          </table:table-cell>
          <table:table-cell office:value-type="float" office:value="6089432" calcext:value-type="float">
            <text:p>60894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726" calcext:value-type="float">
            <text:p>23726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375" calcext:value-type="float">
            <text:p>1610521899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980" calcext:value-type="float">
            <text:p>148980</text:p>
          </table:table-cell>
          <table:table-cell office:value-type="float" office:value="2123" calcext:value-type="float">
            <text:p>2123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471576" calcext:value-type="float">
            <text:p>6471576</text:p>
          </table:table-cell>
          <table:table-cell office:value-type="float" office:value="0" calcext:value-type="float">
            <text:p>0</text:p>
          </table:table-cell>
          <table:table-cell office:value-type="float" office:value="6471576" calcext:value-type="float">
            <text:p>647157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745" calcext:value-type="float">
            <text:p>23745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496" calcext:value-type="float">
            <text:p>1610521899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964" calcext:value-type="float">
            <text:p>150964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18287" calcext:value-type="float">
            <text:p>5918287</text:p>
          </table:table-cell>
          <table:table-cell office:value-type="float" office:value="1349415" calcext:value-type="float">
            <text:p>1349415</text:p>
          </table:table-cell>
          <table:table-cell office:value-type="float" office:value="4568872" calcext:value-type="float">
            <text:p>45688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763" calcext:value-type="float">
            <text:p>2376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616" calcext:value-type="float">
            <text:p>1610521899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86704" calcext:value-type="float">
            <text:p>5586704</text:p>
          </table:table-cell>
          <table:table-cell office:value-type="float" office:value="0" calcext:value-type="float">
            <text:p>0</text:p>
          </table:table-cell>
          <table:table-cell office:value-type="float" office:value="5586704" calcext:value-type="float">
            <text:p>558670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783" calcext:value-type="float">
            <text:p>23783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734" calcext:value-type="float">
            <text:p>16105218997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136" calcext:value-type="float">
            <text:p>149136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280832" calcext:value-type="float">
            <text:p>6280832</text:p>
          </table:table-cell>
          <table:table-cell office:value-type="float" office:value="0" calcext:value-type="float">
            <text:p>0</text:p>
          </table:table-cell>
          <table:table-cell office:value-type="float" office:value="6280832" calcext:value-type="float">
            <text:p>62808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801" calcext:value-type="float">
            <text:p>23801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856" calcext:value-type="float">
            <text:p>16105218998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492" calcext:value-type="float">
            <text:p>151492</text:p>
          </table:table-cell>
          <table:table-cell office:value-type="float" office:value="2122" calcext:value-type="float">
            <text:p>212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09664" calcext:value-type="float">
            <text:p>5609664</text:p>
          </table:table-cell>
          <table:table-cell office:value-type="float" office:value="1506400" calcext:value-type="float">
            <text:p>1506400</text:p>
          </table:table-cell>
          <table:table-cell office:value-type="float" office:value="4103264" calcext:value-type="float">
            <text:p>410326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819" calcext:value-type="float">
            <text:p>2381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899974" calcext:value-type="float">
            <text:p>1610521899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632" calcext:value-type="float">
            <text:p>149632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0248" calcext:value-type="float">
            <text:p>5630248</text:p>
          </table:table-cell>
          <table:table-cell office:value-type="float" office:value="0" calcext:value-type="float">
            <text:p>0</text:p>
          </table:table-cell>
          <table:table-cell office:value-type="float" office:value="5630248" calcext:value-type="float">
            <text:p>56302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839" calcext:value-type="float">
            <text:p>23839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0093" calcext:value-type="float">
            <text:p>16105219000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640" calcext:value-type="float">
            <text:p>149640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891696" calcext:value-type="float">
            <text:p>9891696</text:p>
          </table:table-cell>
          <table:table-cell office:value-type="float" office:value="4831160" calcext:value-type="float">
            <text:p>4831160</text:p>
          </table:table-cell>
          <table:table-cell office:value-type="float" office:value="5060536" calcext:value-type="float">
            <text:p>506053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858" calcext:value-type="float">
            <text:p>2385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0213" calcext:value-type="float">
            <text:p>16105219002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284" calcext:value-type="float">
            <text:p>146284</text:p>
          </table:table-cell>
          <table:table-cell office:value-type="float" office:value="2117" calcext:value-type="float">
            <text:p>2117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921134" calcext:value-type="float">
            <text:p>9921134</text:p>
          </table:table-cell>
          <table:table-cell office:value-type="float" office:value="1204534" calcext:value-type="float">
            <text:p>1204534</text:p>
          </table:table-cell>
          <table:table-cell office:value-type="float" office:value="8716600" calcext:value-type="float">
            <text:p>871660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874" calcext:value-type="float">
            <text:p>2387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0324" calcext:value-type="float">
            <text:p>16105219003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624" calcext:value-type="float">
            <text:p>150624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8159" calcext:value-type="float">
            <text:p>5638159</text:p>
          </table:table-cell>
          <table:table-cell office:value-type="float" office:value="1274887" calcext:value-type="float">
            <text:p>1274887</text:p>
          </table:table-cell>
          <table:table-cell office:value-type="float" office:value="4363272" calcext:value-type="float">
            <text:p>43632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892" calcext:value-type="float">
            <text:p>23892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0434" calcext:value-type="float">
            <text:p>1610521900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384" calcext:value-type="float">
            <text:p>149384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33743" calcext:value-type="float">
            <text:p>5633743</text:p>
          </table:table-cell>
          <table:table-cell office:value-type="float" office:value="27495" calcext:value-type="float">
            <text:p>27495</text:p>
          </table:table-cell>
          <table:table-cell office:value-type="float" office:value="5606248" calcext:value-type="float">
            <text:p>56062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912" calcext:value-type="float">
            <text:p>23912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0552" calcext:value-type="float">
            <text:p>16105219005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012" calcext:value-type="float">
            <text:p>149012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52184" calcext:value-type="float">
            <text:p>5952184</text:p>
          </table:table-cell>
          <table:table-cell office:value-type="float" office:value="0" calcext:value-type="float">
            <text:p>0</text:p>
          </table:table-cell>
          <table:table-cell office:value-type="float" office:value="5952184" calcext:value-type="float">
            <text:p>595218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932" calcext:value-type="float">
            <text:p>23932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0672" calcext:value-type="float">
            <text:p>16105219006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392" calcext:value-type="float">
            <text:p>148392</text:p>
          </table:table-cell>
          <table:table-cell office:value-type="float" office:value="2122" calcext:value-type="float">
            <text:p>212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76671" calcext:value-type="float">
            <text:p>5576671</text:p>
          </table:table-cell>
          <table:table-cell office:value-type="float" office:value="2802727" calcext:value-type="float">
            <text:p>2802727</text:p>
          </table:table-cell>
          <table:table-cell office:value-type="float" office:value="2773944" calcext:value-type="float">
            <text:p>277394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950" calcext:value-type="float">
            <text:p>23950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0792" calcext:value-type="float">
            <text:p>1610521900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616" calcext:value-type="float">
            <text:p>151616</text:p>
          </table:table-cell>
          <table:table-cell office:value-type="float" office:value="2122" calcext:value-type="float">
            <text:p>212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77792" calcext:value-type="float">
            <text:p>5577792</text:p>
          </table:table-cell>
          <table:table-cell office:value-type="float" office:value="2211360" calcext:value-type="float">
            <text:p>2211360</text:p>
          </table:table-cell>
          <table:table-cell office:value-type="float" office:value="3366432" calcext:value-type="float">
            <text:p>33664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968" calcext:value-type="float">
            <text:p>23968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0912" calcext:value-type="float">
            <text:p>16105219009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872" calcext:value-type="float">
            <text:p>150872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83919" calcext:value-type="float">
            <text:p>5583919</text:p>
          </table:table-cell>
          <table:table-cell office:value-type="float" office:value="1362455" calcext:value-type="float">
            <text:p>1362455</text:p>
          </table:table-cell>
          <table:table-cell office:value-type="float" office:value="4221464" calcext:value-type="float">
            <text:p>422146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3987" calcext:value-type="float">
            <text:p>23987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029" calcext:value-type="float">
            <text:p>16105219010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524" calcext:value-type="float">
            <text:p>147524</text:p>
          </table:table-cell>
          <table:table-cell office:value-type="float" office:value="2118" calcext:value-type="float">
            <text:p>211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876928" calcext:value-type="float">
            <text:p>8876928</text:p>
          </table:table-cell>
          <table:table-cell office:value-type="float" office:value="1534400" calcext:value-type="float">
            <text:p>1534400</text:p>
          </table:table-cell>
          <table:table-cell office:value-type="float" office:value="7342528" calcext:value-type="float">
            <text:p>734252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004" calcext:value-type="float">
            <text:p>24004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147" calcext:value-type="float">
            <text:p>1610521901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120" calcext:value-type="float">
            <text:p>151120</text:p>
          </table:table-cell>
          <table:table-cell office:value-type="float" office:value="2122" calcext:value-type="float">
            <text:p>212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668543" calcext:value-type="float">
            <text:p>5668543</text:p>
          </table:table-cell>
          <table:table-cell office:value-type="float" office:value="1781599" calcext:value-type="float">
            <text:p>1781599</text:p>
          </table:table-cell>
          <table:table-cell office:value-type="float" office:value="3886944" calcext:value-type="float">
            <text:p>388694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022" calcext:value-type="float">
            <text:p>24022</text:p>
          </table:table-cell>
          <table:table-cell office:value-type="float" office:value="-650" calcext:value-type="float">
            <text:p>-650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257" calcext:value-type="float">
            <text:p>16105219012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104" calcext:value-type="float">
            <text:p>151104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27646" calcext:value-type="float">
            <text:p>5527646</text:p>
          </table:table-cell>
          <table:table-cell office:value-type="float" office:value="1104942" calcext:value-type="float">
            <text:p>1104942</text:p>
          </table:table-cell>
          <table:table-cell office:value-type="float" office:value="4422704" calcext:value-type="float">
            <text:p>442270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042" calcext:value-type="float">
            <text:p>24042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373" calcext:value-type="float">
            <text:p>16105219013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748" calcext:value-type="float">
            <text:p>150748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104783" calcext:value-type="float">
            <text:p>5104783</text:p>
          </table:table-cell>
          <table:table-cell office:value-type="float" office:value="811591" calcext:value-type="float">
            <text:p>811591</text:p>
          </table:table-cell>
          <table:table-cell office:value-type="float" office:value="4293192" calcext:value-type="float">
            <text:p>429319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060" calcext:value-type="float">
            <text:p>24060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497" calcext:value-type="float">
            <text:p>1610521901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128" calcext:value-type="float">
            <text:p>150128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405839" calcext:value-type="float">
            <text:p>5405839</text:p>
          </table:table-cell>
          <table:table-cell office:value-type="float" office:value="536135" calcext:value-type="float">
            <text:p>536135</text:p>
          </table:table-cell>
          <table:table-cell office:value-type="float" office:value="4869704" calcext:value-type="float">
            <text:p>486970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078" calcext:value-type="float">
            <text:p>24078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616" calcext:value-type="float">
            <text:p>1610521901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756" calcext:value-type="float">
            <text:p>149756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62720" calcext:value-type="float">
            <text:p>5562720</text:p>
          </table:table-cell>
          <table:table-cell office:value-type="float" office:value="876720" calcext:value-type="float">
            <text:p>876720</text:p>
          </table:table-cell>
          <table:table-cell office:value-type="float" office:value="4686000" calcext:value-type="float">
            <text:p>468600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097" calcext:value-type="float">
            <text:p>24097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731" calcext:value-type="float">
            <text:p>16105219017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632" calcext:value-type="float">
            <text:p>149632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78510" calcext:value-type="float">
            <text:p>5378510</text:p>
          </table:table-cell>
          <table:table-cell office:value-type="float" office:value="637158" calcext:value-type="float">
            <text:p>637158</text:p>
          </table:table-cell>
          <table:table-cell office:value-type="float" office:value="4741352" calcext:value-type="float">
            <text:p>474135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115" calcext:value-type="float">
            <text:p>24115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848" calcext:value-type="float">
            <text:p>16105219018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56" calcext:value-type="float">
            <text:p>146656</text:p>
          </table:table-cell>
          <table:table-cell office:value-type="float" office:value="2118" calcext:value-type="float">
            <text:p>211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191776" calcext:value-type="float">
            <text:p>8191776</text:p>
          </table:table-cell>
          <table:table-cell office:value-type="float" office:value="602000" calcext:value-type="float">
            <text:p>602000</text:p>
          </table:table-cell>
          <table:table-cell office:value-type="float" office:value="7589776" calcext:value-type="float">
            <text:p>758977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132" calcext:value-type="float">
            <text:p>24132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1967" calcext:value-type="float">
            <text:p>16105219019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500" calcext:value-type="float">
            <text:p>150500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23440" calcext:value-type="float">
            <text:p>5323440</text:p>
          </table:table-cell>
          <table:table-cell office:value-type="float" office:value="1445208" calcext:value-type="float">
            <text:p>1445208</text:p>
          </table:table-cell>
          <table:table-cell office:value-type="float" office:value="3878232" calcext:value-type="float">
            <text:p>38782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150" calcext:value-type="float">
            <text:p>24150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079" calcext:value-type="float">
            <text:p>1610521902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872" calcext:value-type="float">
            <text:p>150872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366863" calcext:value-type="float">
            <text:p>5366863</text:p>
          </table:table-cell>
          <table:table-cell office:value-type="float" office:value="1860135" calcext:value-type="float">
            <text:p>1860135</text:p>
          </table:table-cell>
          <table:table-cell office:value-type="float" office:value="3506728" calcext:value-type="float">
            <text:p>350672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169" calcext:value-type="float">
            <text:p>24169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195" calcext:value-type="float">
            <text:p>1610521902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144" calcext:value-type="float">
            <text:p>148144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89822" calcext:value-type="float">
            <text:p>7589822</text:p>
          </table:table-cell>
          <table:table-cell office:value-type="float" office:value="2086878" calcext:value-type="float">
            <text:p>2086878</text:p>
          </table:table-cell>
          <table:table-cell office:value-type="float" office:value="5502944" calcext:value-type="float">
            <text:p>550294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186" calcext:value-type="float">
            <text:p>24186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312" calcext:value-type="float">
            <text:p>16105219023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384" calcext:value-type="float">
            <text:p>149384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151792" calcext:value-type="float">
            <text:p>8151792</text:p>
          </table:table-cell>
          <table:table-cell office:value-type="float" office:value="3907960" calcext:value-type="float">
            <text:p>3907960</text:p>
          </table:table-cell>
          <table:table-cell office:value-type="float" office:value="4243832" calcext:value-type="float">
            <text:p>42438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203" calcext:value-type="float">
            <text:p>24203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421" calcext:value-type="float">
            <text:p>1610521902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640" calcext:value-type="float">
            <text:p>148640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301344" calcext:value-type="float">
            <text:p>9301344</text:p>
          </table:table-cell>
          <table:table-cell office:value-type="float" office:value="4171440" calcext:value-type="float">
            <text:p>4171440</text:p>
          </table:table-cell>
          <table:table-cell office:value-type="float" office:value="5129904" calcext:value-type="float">
            <text:p>512990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221" calcext:value-type="float">
            <text:p>24221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529" calcext:value-type="float">
            <text:p>16105219025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484" calcext:value-type="float">
            <text:p>148484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686512" calcext:value-type="float">
            <text:p>8686512</text:p>
          </table:table-cell>
          <table:table-cell office:value-type="float" office:value="3470808" calcext:value-type="float">
            <text:p>3470808</text:p>
          </table:table-cell>
          <table:table-cell office:value-type="float" office:value="5215704" calcext:value-type="float">
            <text:p>521570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238" calcext:value-type="float">
            <text:p>24238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639" calcext:value-type="float">
            <text:p>1610521902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36" calcext:value-type="float">
            <text:p>147136</text:p>
          </table:table-cell>
          <table:table-cell office:value-type="float" office:value="2118" calcext:value-type="float">
            <text:p>211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41791" calcext:value-type="float">
            <text:p>7541791</text:p>
          </table:table-cell>
          <table:table-cell office:value-type="float" office:value="1030671" calcext:value-type="float">
            <text:p>1030671</text:p>
          </table:table-cell>
          <table:table-cell office:value-type="float" office:value="6511120" calcext:value-type="float">
            <text:p>651112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253" calcext:value-type="float">
            <text:p>24253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748" calcext:value-type="float">
            <text:p>16105219027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020" calcext:value-type="float">
            <text:p>146020</text:p>
          </table:table-cell>
          <table:table-cell office:value-type="float" office:value="2116" calcext:value-type="float">
            <text:p>2116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707215" calcext:value-type="float">
            <text:p>9707215</text:p>
          </table:table-cell>
          <table:table-cell office:value-type="float" office:value="1638247" calcext:value-type="float">
            <text:p>1638247</text:p>
          </table:table-cell>
          <table:table-cell office:value-type="float" office:value="8068968" calcext:value-type="float">
            <text:p>806896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272" calcext:value-type="float">
            <text:p>24272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858" calcext:value-type="float">
            <text:p>16105219028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392" calcext:value-type="float">
            <text:p>146392</text:p>
          </table:table-cell>
          <table:table-cell office:value-type="float" office:value="2117" calcext:value-type="float">
            <text:p>2117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283742" calcext:value-type="float">
            <text:p>9283742</text:p>
          </table:table-cell>
          <table:table-cell office:value-type="float" office:value="1754190" calcext:value-type="float">
            <text:p>1754190</text:p>
          </table:table-cell>
          <table:table-cell office:value-type="float" office:value="7529552" calcext:value-type="float">
            <text:p>752955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292" calcext:value-type="float">
            <text:p>24292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2975" calcext:value-type="float">
            <text:p>16105219029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764" calcext:value-type="float">
            <text:p>146764</text:p>
          </table:table-cell>
          <table:table-cell office:value-type="float" office:value="2118" calcext:value-type="float">
            <text:p>211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9187824" calcext:value-type="float">
            <text:p>9187824</text:p>
          </table:table-cell>
          <table:table-cell office:value-type="float" office:value="2099448" calcext:value-type="float">
            <text:p>2099448</text:p>
          </table:table-cell>
          <table:table-cell office:value-type="float" office:value="7088376" calcext:value-type="float">
            <text:p>708837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311" calcext:value-type="float">
            <text:p>24311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091" calcext:value-type="float">
            <text:p>1610521903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880" calcext:value-type="float">
            <text:p>147880</text:p>
          </table:table-cell>
          <table:table-cell office:value-type="float" office:value="2118" calcext:value-type="float">
            <text:p>211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600736" calcext:value-type="float">
            <text:p>8600736</text:p>
          </table:table-cell>
          <table:table-cell office:value-type="float" office:value="2412112" calcext:value-type="float">
            <text:p>2412112</text:p>
          </table:table-cell>
          <table:table-cell office:value-type="float" office:value="6188624" calcext:value-type="float">
            <text:p>618862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329" calcext:value-type="float">
            <text:p>24329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206" calcext:value-type="float">
            <text:p>1610521903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252" calcext:value-type="float">
            <text:p>148252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600623" calcext:value-type="float">
            <text:p>8600623</text:p>
          </table:table-cell>
          <table:table-cell office:value-type="float" office:value="2903575" calcext:value-type="float">
            <text:p>2903575</text:p>
          </table:table-cell>
          <table:table-cell office:value-type="float" office:value="5697048" calcext:value-type="float">
            <text:p>569704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346" calcext:value-type="float">
            <text:p>24346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316" calcext:value-type="float">
            <text:p>1610521903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872" calcext:value-type="float">
            <text:p>148872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52831" calcext:value-type="float">
            <text:p>7552831</text:p>
          </table:table-cell>
          <table:table-cell office:value-type="float" office:value="2396063" calcext:value-type="float">
            <text:p>2396063</text:p>
          </table:table-cell>
          <table:table-cell office:value-type="float" office:value="5156768" calcext:value-type="float">
            <text:p>515676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363" calcext:value-type="float">
            <text:p>24363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425" calcext:value-type="float">
            <text:p>1610521903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004" calcext:value-type="float">
            <text:p>148004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31344" calcext:value-type="float">
            <text:p>6931344</text:p>
          </table:table-cell>
          <table:table-cell office:value-type="float" office:value="905672" calcext:value-type="float">
            <text:p>905672</text:p>
          </table:table-cell>
          <table:table-cell office:value-type="float" office:value="6025672" calcext:value-type="float">
            <text:p>602567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378" calcext:value-type="float">
            <text:p>24378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534" calcext:value-type="float">
            <text:p>161052190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012" calcext:value-type="float">
            <text:p>147012</text:p>
          </table:table-cell>
          <table:table-cell office:value-type="float" office:value="2117" calcext:value-type="float">
            <text:p>2117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487006" calcext:value-type="float">
            <text:p>7487006</text:p>
          </table:table-cell>
          <table:table-cell office:value-type="float" office:value="397070" calcext:value-type="float">
            <text:p>397070</text:p>
          </table:table-cell>
          <table:table-cell office:value-type="float" office:value="7089936" calcext:value-type="float">
            <text:p>708993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395" calcext:value-type="float">
            <text:p>24395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642" calcext:value-type="float">
            <text:p>1610521903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640" calcext:value-type="float">
            <text:p>146640</text:p>
          </table:table-cell>
          <table:table-cell office:value-type="float" office:value="2117" calcext:value-type="float">
            <text:p>2117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021983" calcext:value-type="float">
            <text:p>8021983</text:p>
          </table:table-cell>
          <table:table-cell office:value-type="float" office:value="566255" calcext:value-type="float">
            <text:p>566255</text:p>
          </table:table-cell>
          <table:table-cell office:value-type="float" office:value="7455728" calcext:value-type="float">
            <text:p>745572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414" calcext:value-type="float">
            <text:p>24414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753" calcext:value-type="float">
            <text:p>16105219037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012" calcext:value-type="float">
            <text:p>147012</text:p>
          </table:table-cell>
          <table:table-cell office:value-type="float" office:value="2118" calcext:value-type="float">
            <text:p>211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173598" calcext:value-type="float">
            <text:p>8173598</text:p>
          </table:table-cell>
          <table:table-cell office:value-type="float" office:value="1035278" calcext:value-type="float">
            <text:p>1035278</text:p>
          </table:table-cell>
          <table:table-cell office:value-type="float" office:value="7138320" calcext:value-type="float">
            <text:p>713832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433" calcext:value-type="float">
            <text:p>24433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872" calcext:value-type="float">
            <text:p>16105219038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632" calcext:value-type="float">
            <text:p>147632</text:p>
          </table:table-cell>
          <table:table-cell office:value-type="float" office:value="2118" calcext:value-type="float">
            <text:p>211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540255" calcext:value-type="float">
            <text:p>7540255</text:p>
          </table:table-cell>
          <table:table-cell office:value-type="float" office:value="1193743" calcext:value-type="float">
            <text:p>1193743</text:p>
          </table:table-cell>
          <table:table-cell office:value-type="float" office:value="6346512" calcext:value-type="float">
            <text:p>63465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450" calcext:value-type="float">
            <text:p>24450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3989" calcext:value-type="float">
            <text:p>1610521903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128" calcext:value-type="float">
            <text:p>148128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23806" calcext:value-type="float">
            <text:p>7323806</text:p>
          </table:table-cell>
          <table:table-cell office:value-type="float" office:value="1396814" calcext:value-type="float">
            <text:p>1396814</text:p>
          </table:table-cell>
          <table:table-cell office:value-type="float" office:value="5926992" calcext:value-type="float">
            <text:p>592699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467" calcext:value-type="float">
            <text:p>24467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4098" calcext:value-type="float">
            <text:p>1610521904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244" calcext:value-type="float">
            <text:p>149244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88366" calcext:value-type="float">
            <text:p>7388366</text:p>
          </table:table-cell>
          <table:table-cell office:value-type="float" office:value="2641510" calcext:value-type="float">
            <text:p>2641510</text:p>
          </table:table-cell>
          <table:table-cell office:value-type="float" office:value="4746856" calcext:value-type="float">
            <text:p>474685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486" calcext:value-type="float">
            <text:p>24486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4207" calcext:value-type="float">
            <text:p>16105219042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860" calcext:value-type="float">
            <text:p>149860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388366" calcext:value-type="float">
            <text:p>7388366</text:p>
          </table:table-cell>
          <table:table-cell office:value-type="float" office:value="3641358" calcext:value-type="float">
            <text:p>3641358</text:p>
          </table:table-cell>
          <table:table-cell office:value-type="float" office:value="3747008" calcext:value-type="float">
            <text:p>374700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504" calcext:value-type="float">
            <text:p>24504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4318" calcext:value-type="float">
            <text:p>16105219043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5400" calcext:value-type="float">
            <text:p>145400</text:p>
          </table:table-cell>
          <table:table-cell office:value-type="float" office:value="2116" calcext:value-type="float">
            <text:p>2116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8228032" calcext:value-type="float">
            <text:p>8228032</text:p>
          </table:table-cell>
          <table:table-cell office:value-type="float" office:value="0" calcext:value-type="float">
            <text:p>0</text:p>
          </table:table-cell>
          <table:table-cell office:value-type="float" office:value="8228032" calcext:value-type="float">
            <text:p>82280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520" calcext:value-type="float">
            <text:p>24520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4428" calcext:value-type="float">
            <text:p>16105219044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6144" calcext:value-type="float">
            <text:p>146144</text:p>
          </table:table-cell>
          <table:table-cell office:value-type="float" office:value="2117" calcext:value-type="float">
            <text:p>2117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7600334" calcext:value-type="float">
            <text:p>7600334</text:p>
          </table:table-cell>
          <table:table-cell office:value-type="float" office:value="27750" calcext:value-type="float">
            <text:p>27750</text:p>
          </table:table-cell>
          <table:table-cell office:value-type="float" office:value="7572584" calcext:value-type="float">
            <text:p>757258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537" calcext:value-type="float">
            <text:p>24537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4540" calcext:value-type="float">
            <text:p>16105219045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756" calcext:value-type="float">
            <text:p>147756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944126" calcext:value-type="float">
            <text:p>6944126</text:p>
          </table:table-cell>
          <table:table-cell office:value-type="float" office:value="748222" calcext:value-type="float">
            <text:p>748222</text:p>
          </table:table-cell>
          <table:table-cell office:value-type="float" office:value="6195904" calcext:value-type="float">
            <text:p>619590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554" calcext:value-type="float">
            <text:p>24554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4658" calcext:value-type="float">
            <text:p>16105219046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748" calcext:value-type="float">
            <text:p>148748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504816" calcext:value-type="float">
            <text:p>6504816</text:p>
          </table:table-cell>
          <table:table-cell office:value-type="float" office:value="1511608" calcext:value-type="float">
            <text:p>1511608</text:p>
          </table:table-cell>
          <table:table-cell office:value-type="float" office:value="4993208" calcext:value-type="float">
            <text:p>4993208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573" calcext:value-type="float">
            <text:p>24573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4775" calcext:value-type="float">
            <text:p>16105219047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988" calcext:value-type="float">
            <text:p>149988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042974" calcext:value-type="float">
            <text:p>6042974</text:p>
          </table:table-cell>
          <table:table-cell office:value-type="float" office:value="2149038" calcext:value-type="float">
            <text:p>2149038</text:p>
          </table:table-cell>
          <table:table-cell office:value-type="float" office:value="3893936" calcext:value-type="float">
            <text:p>389393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591" calcext:value-type="float">
            <text:p>24591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4891" calcext:value-type="float">
            <text:p>1610521904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136" calcext:value-type="float">
            <text:p>147136</text:p>
          </table:table-cell>
          <table:table-cell office:value-type="float" office:value="2117" calcext:value-type="float">
            <text:p>2117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785712" calcext:value-type="float">
            <text:p>6785712</text:p>
          </table:table-cell>
          <table:table-cell office:value-type="float" office:value="0" calcext:value-type="float">
            <text:p>0</text:p>
          </table:table-cell>
          <table:table-cell office:value-type="float" office:value="6785712" calcext:value-type="float">
            <text:p>678571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609" calcext:value-type="float">
            <text:p>24609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003" calcext:value-type="float">
            <text:p>1610521905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8252" calcext:value-type="float">
            <text:p>148252</text:p>
          </table:table-cell>
          <table:table-cell office:value-type="float" office:value="2119" calcext:value-type="float">
            <text:p>2119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6147840" calcext:value-type="float">
            <text:p>6147840</text:p>
          </table:table-cell>
          <table:table-cell office:value-type="float" office:value="219008" calcext:value-type="float">
            <text:p>219008</text:p>
          </table:table-cell>
          <table:table-cell office:value-type="float" office:value="5928832" calcext:value-type="float">
            <text:p>59288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623" calcext:value-type="float">
            <text:p>24623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115" calcext:value-type="float">
            <text:p>1610521905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896" calcext:value-type="float">
            <text:p>149896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35086" calcext:value-type="float">
            <text:p>5535086</text:p>
          </table:table-cell>
          <table:table-cell office:value-type="float" office:value="1534646" calcext:value-type="float">
            <text:p>1534646</text:p>
          </table:table-cell>
          <table:table-cell office:value-type="float" office:value="4000440" calcext:value-type="float">
            <text:p>400044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641" calcext:value-type="float">
            <text:p>24641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234" calcext:value-type="float">
            <text:p>16105219052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7664" calcext:value-type="float">
            <text:p>147664</text:p>
          </table:table-cell>
          <table:table-cell office:value-type="float" office:value="2118" calcext:value-type="float">
            <text:p>2118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909176" calcext:value-type="float">
            <text:p>5909176</text:p>
          </table:table-cell>
          <table:table-cell office:value-type="float" office:value="0" calcext:value-type="float">
            <text:p>0</text:p>
          </table:table-cell>
          <table:table-cell office:value-type="float" office:value="5909176" calcext:value-type="float">
            <text:p>590917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658" calcext:value-type="float">
            <text:p>24658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344" calcext:value-type="float">
            <text:p>1610521905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524" calcext:value-type="float">
            <text:p>149524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5505614" calcext:value-type="float">
            <text:p>5505614</text:p>
          </table:table-cell>
          <table:table-cell office:value-type="float" office:value="995622" calcext:value-type="float">
            <text:p>995622</text:p>
          </table:table-cell>
          <table:table-cell office:value-type="float" office:value="4509992" calcext:value-type="float">
            <text:p>450999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674" calcext:value-type="float">
            <text:p>24674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456" calcext:value-type="float">
            <text:p>1610521905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192" calcext:value-type="float">
            <text:p>151192</text:p>
          </table:table-cell>
          <table:table-cell office:value-type="float" office:value="2122" calcext:value-type="float">
            <text:p>212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719007" calcext:value-type="float">
            <text:p>4719007</text:p>
          </table:table-cell>
          <table:table-cell office:value-type="float" office:value="2359503" calcext:value-type="float">
            <text:p>2359503</text:p>
          </table:table-cell>
          <table:table-cell office:value-type="float" office:value="2359504" calcext:value-type="float">
            <text:p>235950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691" calcext:value-type="float">
            <text:p>24691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575" calcext:value-type="float">
            <text:p>16105219055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144" calcext:value-type="float">
            <text:p>150144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719007" calcext:value-type="float">
            <text:p>4719007</text:p>
          </table:table-cell>
          <table:table-cell office:value-type="float" office:value="975055" calcext:value-type="float">
            <text:p>975055</text:p>
          </table:table-cell>
          <table:table-cell office:value-type="float" office:value="3743952" calcext:value-type="float">
            <text:p>374395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704" calcext:value-type="float">
            <text:p>24704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685" calcext:value-type="float">
            <text:p>1610521905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49028" calcext:value-type="float">
            <text:p>149028</text:p>
          </table:table-cell>
          <table:table-cell office:value-type="float" office:value="2120" calcext:value-type="float">
            <text:p>2120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719007" calcext:value-type="float">
            <text:p>4719007</text:p>
          </table:table-cell>
          <table:table-cell office:value-type="float" office:value="32975" calcext:value-type="float">
            <text:p>32975</text:p>
          </table:table-cell>
          <table:table-cell office:value-type="float" office:value="4686032" calcext:value-type="float">
            <text:p>4686032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720" calcext:value-type="float">
            <text:p>24720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802" calcext:value-type="float">
            <text:p>1610521905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1136" calcext:value-type="float">
            <text:p>151136</text:p>
          </table:table-cell>
          <table:table-cell office:value-type="float" office:value="2122" calcext:value-type="float">
            <text:p>212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32000" calcext:value-type="float">
            <text:p>4632000</text:p>
          </table:table-cell>
          <table:table-cell office:value-type="float" office:value="1820384" calcext:value-type="float">
            <text:p>1820384</text:p>
          </table:table-cell>
          <table:table-cell office:value-type="float" office:value="2811616" calcext:value-type="float">
            <text:p>281161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736" calcext:value-type="float">
            <text:p>24736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5919" calcext:value-type="float">
            <text:p>1610521905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888" calcext:value-type="float">
            <text:p>150888</text:p>
          </table:table-cell>
          <table:table-cell office:value-type="float" office:value="2122" calcext:value-type="float">
            <text:p>2122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32000" calcext:value-type="float">
            <text:p>4632000</text:p>
          </table:table-cell>
          <table:table-cell office:value-type="float" office:value="1337056" calcext:value-type="float">
            <text:p>1337056</text:p>
          </table:table-cell>
          <table:table-cell office:value-type="float" office:value="3294944" calcext:value-type="float">
            <text:p>3294944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749" calcext:value-type="float">
            <text:p>24749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6036" calcext:value-type="float">
            <text:p>1610521906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640" calcext:value-type="float">
            <text:p>150640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32000" calcext:value-type="float">
            <text:p>4632000</text:p>
          </table:table-cell>
          <table:table-cell office:value-type="float" office:value="1066720" calcext:value-type="float">
            <text:p>1066720</text:p>
          </table:table-cell>
          <table:table-cell office:value-type="float" office:value="3565280" calcext:value-type="float">
            <text:p>3565280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762" calcext:value-type="float">
            <text:p>24762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6153" calcext:value-type="float">
            <text:p>1610521906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2616" calcext:value-type="float">
            <text:p>3622616</text:p>
          </table:table-cell>
          <table:table-cell office:value-type="float" office:value="150640" calcext:value-type="float">
            <text:p>150640</text:p>
          </table:table-cell>
          <table:table-cell office:value-type="float" office:value="2121" calcext:value-type="float">
            <text:p>2121</text:p>
          </table:table-cell>
          <table:table-cell office:value-type="float" office:value="2022184" calcext:value-type="float">
            <text:p>202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4632000" calcext:value-type="float">
            <text:p>4632000</text:p>
          </table:table-cell>
          <table:table-cell office:value-type="float" office:value="878304" calcext:value-type="float">
            <text:p>878304</text:p>
          </table:table-cell>
          <table:table-cell office:value-type="float" office:value="3753696" calcext:value-type="float">
            <text:p>375369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24775" calcext:value-type="float">
            <text:p>24775</text:p>
          </table:table-cell>
          <table:table-cell office:value-type="float" office:value="-714" calcext:value-type="float">
            <text:p>-714</text:p>
          </table:table-cell>
          <table:table-cell office:value-type="float" office:value="3718" calcext:value-type="float">
            <text:p>3718</text:p>
          </table:table-cell>
          <table:table-cell office:value-type="float" office:value="1610521906269" calcext:value-type="float">
            <text:p>1610521906269</text:p>
          </table:table-cell>
        </table:table-row>
      </table:table>
      <table:table table:name="filter" table:style-name="ta1">
        <table:table-column table:style-name="co10" table:number-columns-repeated="16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formula="of:=AVERAGE([$devicedata.B1:.B108])" office:value-type="float" office:value="3622616" calcext:value-type="float">
            <text:p>3622616</text:p>
          </table:table-cell>
          <table:table-cell table:formula="of:=AVERAGE([$devicedata.C1:.C108])" office:value-type="float" office:value="140113.037037037" calcext:value-type="float">
            <text:p>140113.037037037</text:p>
          </table:table-cell>
          <table:table-cell table:formula="of:=AVERAGE([$devicedata.D1:.D108])" office:value-type="float" office:value="2122.43518518519" calcext:value-type="float">
            <text:p>2122.43518518519</text:p>
          </table:table-cell>
          <table:table-cell table:formula="of:=AVERAGE([$devicedata.E1:.E108])" office:value-type="float" office:value="2033752.22222222" calcext:value-type="float">
            <text:p>2033752.22222222</text:p>
          </table:table-cell>
          <table:table-cell table:formula="of:=AVERAGE([$devicedata.F1:.F108])" office:value-type="float" office:value="2097148" calcext:value-type="float">
            <text:p>2097148</text:p>
          </table:table-cell>
          <table:table-cell table:formula="of:=AVERAGE([$devicedata.G1:.G108])" office:value-type="float" office:value="6136352.71296296" calcext:value-type="float">
            <text:p>6136352.71296296</text:p>
          </table:table-cell>
          <table:table-cell table:formula="of:=AVERAGE([$devicedata.H1:.H108])" office:value-type="float" office:value="984570.416666667" calcext:value-type="float">
            <text:p>984570.416666667</text:p>
          </table:table-cell>
          <table:table-cell table:formula="of:=AVERAGE([$devicedata.I1:.I108])" office:value-type="float" office:value="5151782.2962963" calcext:value-type="float">
            <text:p>5151782.2962963</text:p>
          </table:table-cell>
          <table:table-cell table:formula="of:=AVERAGE([$devicedata.J1:.J108])" office:value-type="float" office:value="8" calcext:value-type="float">
            <text:p>8</text:p>
          </table:table-cell>
          <table:table-cell table:formula="of:=AVERAGE([$devicedata.K1:.K108])" office:value-type="float" office:value="2373944.44444444" calcext:value-type="float">
            <text:p>2373944.44444444</text:p>
          </table:table-cell>
          <table:table-cell table:formula="of:=AVERAGE([$devicedata.L1:.L108])" office:value-type="float" office:value="1263.75" calcext:value-type="float">
            <text:p>1263.75</text:p>
          </table:table-cell>
          <table:table-cell table:formula="of:=AVERAGE([$devicedata.M1:.M108])" office:value-type="float" office:value="96" calcext:value-type="float">
            <text:p>96</text:p>
          </table:table-cell>
          <table:table-cell table:formula="of:=AVERAGE([$devicedata.N1:.N108])" office:value-type="float" office:value="3815" calcext:value-type="float">
            <text:p>3815</text:p>
          </table:table-cell>
          <table:table-cell office:value-type="float" office:value="20" calcext:value-type="float">
            <text:p>20</text:p>
          </table:table-cell>
          <table:table-cell office:value-type="float" office:value="13486" calcext:value-type="float">
            <text:p>13486</text:p>
          </table:table-cell>
          <table:table-cell table:formula="of:=([.L2]*[.M2]*(-1)*[.O2])/(1000000)" office:value-type="float" office:value="-4939.11264" calcext:value-type="float">
            <text:p>-4939.11264</text:p>
          </table:table-cell>
        </table:table-row>
        <table:table-row table:style-name="ro1">
          <table:table-cell table:formula="of:=AVERAGE([$devicedata.B109:.B198])" office:value-type="float" office:value="3622616" calcext:value-type="float">
            <text:p>3622616</text:p>
          </table:table-cell>
          <table:table-cell table:formula="of:=AVERAGE([$devicedata.C109:.C198])" office:value-type="float" office:value="144027.911111111" calcext:value-type="float">
            <text:p>144027.911111111</text:p>
          </table:table-cell>
          <table:table-cell table:formula="of:=AVERAGE([$devicedata.D109:.D198])" office:value-type="float" office:value="2111.24444444444" calcext:value-type="float">
            <text:p>2111.24444444444</text:p>
          </table:table-cell>
          <table:table-cell table:formula="of:=AVERAGE([$devicedata.E109:.E198])" office:value-type="float" office:value="2018547.06666667" calcext:value-type="float">
            <text:p>2018547.06666667</text:p>
          </table:table-cell>
          <table:table-cell table:formula="of:=AVERAGE([$devicedata.F109:.F198])" office:value-type="float" office:value="2097148" calcext:value-type="float">
            <text:p>2097148</text:p>
          </table:table-cell>
          <table:table-cell table:formula="of:=AVERAGE([$devicedata.G109:.G198])" office:value-type="float" office:value="6306855.76666667" calcext:value-type="float">
            <text:p>6306855.76666667</text:p>
          </table:table-cell>
          <table:table-cell table:formula="of:=AVERAGE([$devicedata.H109:.H198])" office:value-type="float" office:value="895495.855555556" calcext:value-type="float">
            <text:p>895495.855555556</text:p>
          </table:table-cell>
          <table:table-cell table:formula="of:=AVERAGE([$devicedata.I109:.I198])" office:value-type="float" office:value="5411359.91111111" calcext:value-type="float">
            <text:p>5411359.91111111</text:p>
          </table:table-cell>
          <table:table-cell table:formula="of:=AVERAGE([$devicedata.J109:.J198])" office:value-type="float" office:value="8" calcext:value-type="float">
            <text:p>8</text:p>
          </table:table-cell>
          <table:table-cell table:formula="of:=AVERAGE([$devicedata.K109:.K198])" office:value-type="float" office:value="2321511.11111111" calcext:value-type="float">
            <text:p>2321511.11111111</text:p>
          </table:table-cell>
          <table:table-cell table:formula="of:=AVERAGE([$devicedata.L109:.L198])" office:value-type="float" office:value="3242.86666666667" calcext:value-type="float">
            <text:p>3242.86666666667</text:p>
          </table:table-cell>
          <table:table-cell table:formula="of:=AVERAGE([$devicedata.M109:.M198])" office:value-type="float" office:value="96" calcext:value-type="float">
            <text:p>96</text:p>
          </table:table-cell>
          <table:table-cell table:formula="of:=AVERAGE([$devicedata.N109:.N198])" office:value-type="float" office:value="3811" calcext:value-type="float">
            <text:p>3811</text:p>
          </table:table-cell>
          <table:table-cell office:value-type="float" office:value="20" calcext:value-type="float">
            <text:p>20</text:p>
          </table:table-cell>
          <table:table-cell office:value-type="float" office:value="10982" calcext:value-type="float">
            <text:p>10982</text:p>
          </table:table-cell>
          <table:table-cell table:formula="of:=([.L3]*[.M3]*(-1)*[.O3])/(1000000)" office:value-type="float" office:value="-4017.830592" calcext:value-type="float">
            <text:p>-4017.830592</text:p>
          </table:table-cell>
        </table:table-row>
        <table:table-row table:style-name="ro1">
          <table:table-cell table:formula="of:=AVERAGE([$devicedata.B199:.B293])" office:value-type="float" office:value="3622616" calcext:value-type="float">
            <text:p>3622616</text:p>
          </table:table-cell>
          <table:table-cell table:formula="of:=AVERAGE([$devicedata.C199:.C293])" office:value-type="float" office:value="144662.652631579" calcext:value-type="float">
            <text:p>144662.652631579</text:p>
          </table:table-cell>
          <table:table-cell table:formula="of:=AVERAGE([$devicedata.D199:.D293])" office:value-type="float" office:value="2112.22105263158" calcext:value-type="float">
            <text:p>2112.22105263158</text:p>
          </table:table-cell>
          <table:table-cell table:formula="of:=AVERAGE([$devicedata.E199:.E293])" office:value-type="float" office:value="2018685.26315789" calcext:value-type="float">
            <text:p>2018685.26315789</text:p>
          </table:table-cell>
          <table:table-cell table:formula="of:=AVERAGE([$devicedata.F199:.F293])" office:value-type="float" office:value="2097148" calcext:value-type="float">
            <text:p>2097148</text:p>
          </table:table-cell>
          <table:table-cell table:formula="of:=AVERAGE([$devicedata.G199:.G293])" office:value-type="float" office:value="6520318.69473684" calcext:value-type="float">
            <text:p>6520318.69473684</text:p>
          </table:table-cell>
          <table:table-cell table:formula="of:=AVERAGE([$devicedata.H199:.H293])" office:value-type="float" office:value="1024659.24210526" calcext:value-type="float">
            <text:p>1024659.24210526</text:p>
          </table:table-cell>
          <table:table-cell table:formula="of:=AVERAGE([$devicedata.I199:.I293])" office:value-type="float" office:value="5495659.45263158" calcext:value-type="float">
            <text:p>5495659.45263158</text:p>
          </table:table-cell>
          <table:table-cell table:formula="of:=AVERAGE([$devicedata.J199:.J293])" office:value-type="float" office:value="8" calcext:value-type="float">
            <text:p>8</text:p>
          </table:table-cell>
          <table:table-cell table:formula="of:=AVERAGE([$devicedata.K199:.K293])" office:value-type="float" office:value="2184000" calcext:value-type="float">
            <text:p>2184000</text:p>
          </table:table-cell>
          <table:table-cell table:formula="of:=AVERAGE([$devicedata.L199:.L293])" office:value-type="float" office:value="5090.17894736842" calcext:value-type="float">
            <text:p>5090.17894736842</text:p>
          </table:table-cell>
          <table:table-cell table:formula="of:=AVERAGE([$devicedata.M199:.M293])" office:value-type="float" office:value="-615.578947368421" calcext:value-type="float">
            <text:p>-615.578947368421</text:p>
          </table:table-cell>
          <table:table-cell table:formula="of:=AVERAGE([$devicedata.N199:.N293])" office:value-type="float" office:value="3811" calcext:value-type="float">
            <text:p>3811</text:p>
          </table:table-cell>
          <table:table-cell office:value-type="float" office:value="20" calcext:value-type="float">
            <text:p>20</text:p>
          </table:table-cell>
          <table:table-cell office:value-type="float" office:value="11597" calcext:value-type="float">
            <text:p>11597</text:p>
          </table:table-cell>
          <table:table-cell table:formula="of:=([.L4]*[.M4]*(-1)*[.O4])/(1000000)" office:value-type="float" office:value="27206.2299595789" calcext:value-type="float">
            <text:p>27206.2299595789</text:p>
          </table:table-cell>
        </table:table-row>
        <table:table-row table:style-name="ro1">
          <table:table-cell table:formula="of:=AVERAGE([$devicedata.B294:.B397])" office:value-type="float" office:value="3622616" calcext:value-type="float">
            <text:p>3622616</text:p>
          </table:table-cell>
          <table:table-cell table:formula="of:=AVERAGE([$devicedata.C294:.C397])" office:value-type="float" office:value="144711.807692308" calcext:value-type="float">
            <text:p>144711.807692308</text:p>
          </table:table-cell>
          <table:table-cell table:formula="of:=AVERAGE([$devicedata.D294:.D397])" office:value-type="float" office:value="2112.20192307692" calcext:value-type="float">
            <text:p>2112.20192307692</text:p>
          </table:table-cell>
          <table:table-cell table:formula="of:=AVERAGE([$devicedata.E294:.E397])" office:value-type="float" office:value="2018818.76923077" calcext:value-type="float">
            <text:p>2018818.76923077</text:p>
          </table:table-cell>
          <table:table-cell table:formula="of:=AVERAGE([$devicedata.F294:.F397])" office:value-type="float" office:value="2097148" calcext:value-type="float">
            <text:p>2097148</text:p>
          </table:table-cell>
          <table:table-cell table:formula="of:=AVERAGE([$devicedata.G294:.G397])" office:value-type="float" office:value="6512288.52884615" calcext:value-type="float">
            <text:p>6512288.52884615</text:p>
          </table:table-cell>
          <table:table-cell table:formula="of:=AVERAGE([$devicedata.H294:.H397])" office:value-type="float" office:value="901196.067307692" calcext:value-type="float">
            <text:p>901196.067307692</text:p>
          </table:table-cell>
          <table:table-cell table:formula="of:=AVERAGE([$devicedata.I294:.I397])" office:value-type="float" office:value="5611092.46153846" calcext:value-type="float">
            <text:p>5611092.46153846</text:p>
          </table:table-cell>
          <table:table-cell table:formula="of:=AVERAGE([$devicedata.J294:.J397])" office:value-type="float" office:value="8" calcext:value-type="float">
            <text:p>8</text:p>
          </table:table-cell>
          <table:table-cell table:formula="of:=AVERAGE([$devicedata.K294:.K397])" office:value-type="float" office:value="2056000" calcext:value-type="float">
            <text:p>2056000</text:p>
          </table:table-cell>
          <table:table-cell table:formula="of:=AVERAGE([$devicedata.L294:.L397])" office:value-type="float" office:value="7033.23076923077" calcext:value-type="float">
            <text:p>7033.23076923077</text:p>
          </table:table-cell>
          <table:table-cell table:formula="of:=AVERAGE([$devicedata.M294:.M397])" office:value-type="float" office:value="-1204" calcext:value-type="float">
            <text:p>-1204</text:p>
          </table:table-cell>
          <table:table-cell table:formula="of:=AVERAGE([$devicedata.N294:.N397])" office:value-type="float" office:value="3703" calcext:value-type="float">
            <text:p>3703</text:p>
          </table:table-cell>
          <table:table-cell office:value-type="float" office:value="20" calcext:value-type="float">
            <text:p>20</text:p>
          </table:table-cell>
          <table:table-cell office:value-type="float" office:value="12402" calcext:value-type="float">
            <text:p>12402</text:p>
          </table:table-cell>
          <table:table-cell table:formula="of:=([.L5]*[.M5]*(-1)*[.O5])/(1000000)" office:value-type="float" office:value="55293.225624" calcext:value-type="float">
            <text:p>55293.225624</text:p>
          </table:table-cell>
        </table:table-row>
        <table:table-row table:style-name="ro1">
          <table:table-cell table:formula="of:=AVERAGE([$devicedata.B398:.B506])" office:value-type="float" office:value="3622616" calcext:value-type="float">
            <text:p>3622616</text:p>
          </table:table-cell>
          <table:table-cell table:formula="of:=AVERAGE([$devicedata.C398:.C506])" office:value-type="float" office:value="155306.422018349" calcext:value-type="float">
            <text:p>155306.422018349</text:p>
          </table:table-cell>
          <table:table-cell table:formula="of:=AVERAGE([$devicedata.D398:.D506])" office:value-type="float" office:value="2123.56880733945" calcext:value-type="float">
            <text:p>2123.56880733945</text:p>
          </table:table-cell>
          <table:table-cell table:formula="of:=AVERAGE([$devicedata.E398:.E506])" office:value-type="float" office:value="2019785.17431193" calcext:value-type="float">
            <text:p>2019785.17431193</text:p>
          </table:table-cell>
          <table:table-cell table:formula="of:=AVERAGE([$devicedata.F398:.F506])" office:value-type="float" office:value="2097148" calcext:value-type="float">
            <text:p>2097148</text:p>
          </table:table-cell>
          <table:table-cell table:formula="of:=AVERAGE([$devicedata.G398:.G506])" office:value-type="float" office:value="6454413.59633028" calcext:value-type="float">
            <text:p>6454413.59633028</text:p>
          </table:table-cell>
          <table:table-cell table:formula="of:=AVERAGE([$devicedata.H398:.H506])" office:value-type="float" office:value="993970.220183486" calcext:value-type="float">
            <text:p>993970.220183486</text:p>
          </table:table-cell>
          <table:table-cell table:formula="of:=AVERAGE([$devicedata.I398:.I506])" office:value-type="float" office:value="5460443.37614679" calcext:value-type="float">
            <text:p>5460443.37614679</text:p>
          </table:table-cell>
          <table:table-cell table:formula="of:=AVERAGE([$devicedata.J398:.J506])" office:value-type="float" office:value="8" calcext:value-type="float">
            <text:p>8</text:p>
          </table:table-cell>
          <table:table-cell table:formula="of:=AVERAGE([$devicedata.K398:.K506])" office:value-type="float" office:value="1968366.97247706" calcext:value-type="float">
            <text:p>1968366.97247706</text:p>
          </table:table-cell>
          <table:table-cell table:formula="of:=AVERAGE([$devicedata.L398:.L506])" office:value-type="float" office:value="9063.67889908257" calcext:value-type="float">
            <text:p>9063.67889908257</text:p>
          </table:table-cell>
          <table:table-cell table:formula="of:=AVERAGE([$devicedata.M398:.M506])" office:value-type="float" office:value="-1158.3119266055" calcext:value-type="float">
            <text:p>-1158.3119266055</text:p>
          </table:table-cell>
          <table:table-cell table:formula="of:=AVERAGE([$devicedata.N398:.N506])" office:value-type="float" office:value="3703" calcext:value-type="float">
            <text:p>3703</text:p>
          </table:table-cell>
          <table:table-cell office:value-type="float" office:value="20" calcext:value-type="float">
            <text:p>20</text:p>
          </table:table-cell>
          <table:table-cell office:value-type="float" office:value="12857" calcext:value-type="float">
            <text:p>12857</text:p>
          </table:table-cell>
          <table:table-cell table:formula="of:=([.L6]*[.M6]*(-1)*[.O6])/(1000000)" office:value-type="float" office:value="55146.6180786789" calcext:value-type="float">
            <text:p>55146.6180786789</text:p>
          </table:table-cell>
        </table:table-row>
        <table:table-row table:style-name="ro1">
          <table:table-cell table:formula="of:=AVERAGE([$devicedata.B507:.B628])" office:value-type="float" office:value="3622616" calcext:value-type="float">
            <text:p>3622616</text:p>
          </table:table-cell>
          <table:table-cell table:formula="of:=AVERAGE([$devicedata.C507:.C628])" office:value-type="float" office:value="163687.31147541" calcext:value-type="float">
            <text:p>163687.31147541</text:p>
          </table:table-cell>
          <table:table-cell table:formula="of:=AVERAGE([$devicedata.D507:.D628])" office:value-type="float" office:value="2133.27049180328" calcext:value-type="float">
            <text:p>2133.27049180328</text:p>
          </table:table-cell>
          <table:table-cell table:formula="of:=AVERAGE([$devicedata.E507:.E628])" office:value-type="float" office:value="2021411.37704918" calcext:value-type="float">
            <text:p>2021411.37704918</text:p>
          </table:table-cell>
          <table:table-cell table:formula="of:=AVERAGE([$devicedata.F507:.F628])" office:value-type="float" office:value="2097148" calcext:value-type="float">
            <text:p>2097148</text:p>
          </table:table-cell>
          <table:table-cell table:formula="of:=AVERAGE([$devicedata.G507:.G628])" office:value-type="float" office:value="6634490.80327869" calcext:value-type="float">
            <text:p>6634490.80327869</text:p>
          </table:table-cell>
          <table:table-cell table:formula="of:=AVERAGE([$devicedata.H507:.H628])" office:value-type="float" office:value="988582.409836066" calcext:value-type="float">
            <text:p>988582.409836066</text:p>
          </table:table-cell>
          <table:table-cell table:formula="of:=AVERAGE([$devicedata.I507:.I628])" office:value-type="float" office:value="5645908.39344262" calcext:value-type="float">
            <text:p>5645908.39344262</text:p>
          </table:table-cell>
          <table:table-cell table:formula="of:=AVERAGE([$devicedata.J507:.J628])" office:value-type="float" office:value="8" calcext:value-type="float">
            <text:p>8</text:p>
          </table:table-cell>
          <table:table-cell table:formula="of:=AVERAGE([$devicedata.K507:.K628])" office:value-type="float" office:value="1768000" calcext:value-type="float">
            <text:p>1768000</text:p>
          </table:table-cell>
          <table:table-cell table:formula="of:=AVERAGE([$devicedata.L507:.L628])" office:value-type="float" office:value="11240.4098360656" calcext:value-type="float">
            <text:p>11240.4098360656</text:p>
          </table:table-cell>
          <table:table-cell table:formula="of:=AVERAGE([$devicedata.M507:.M628])" office:value-type="float" office:value="-872" calcext:value-type="float">
            <text:p>-872</text:p>
          </table:table-cell>
          <table:table-cell table:formula="of:=AVERAGE([$devicedata.N507:.N628])" office:value-type="float" office:value="3703" calcext:value-type="float">
            <text:p>3703</text:p>
          </table:table-cell>
          <table:table-cell office:value-type="float" office:value="20" calcext:value-type="float">
            <text:p>20</text:p>
          </table:table-cell>
          <table:table-cell office:value-type="float" office:value="14435" calcext:value-type="float">
            <text:p>14435</text:p>
          </table:table-cell>
          <table:table-cell table:formula="of:=([.L7]*[.M7]*(-1)*[.O7])/(1000000)" office:value-type="float" office:value="46610.84596" calcext:value-type="float">
            <text:p>46610.84596</text:p>
          </table:table-cell>
        </table:table-row>
        <table:table-row table:style-name="ro1">
          <table:table-cell table:formula="of:=AVERAGE([$devicedata.B629:.B752])" office:value-type="float" office:value="3622616" calcext:value-type="float">
            <text:p>3622616</text:p>
          </table:table-cell>
          <table:table-cell table:formula="of:=AVERAGE([$devicedata.C629:.C752])" office:value-type="float" office:value="166704.677419355" calcext:value-type="float">
            <text:p>166704.677419355</text:p>
          </table:table-cell>
          <table:table-cell table:formula="of:=AVERAGE([$devicedata.D629:.D752])" office:value-type="float" office:value="2136.32258064516" calcext:value-type="float">
            <text:p>2136.32258064516</text:p>
          </table:table-cell>
          <table:table-cell table:formula="of:=AVERAGE([$devicedata.E629:.E752])" office:value-type="float" office:value="2021435.19354839" calcext:value-type="float">
            <text:p>2021435.19354839</text:p>
          </table:table-cell>
          <table:table-cell table:formula="of:=AVERAGE([$devicedata.F629:.F752])" office:value-type="float" office:value="2097148" calcext:value-type="float">
            <text:p>2097148</text:p>
          </table:table-cell>
          <table:table-cell table:formula="of:=AVERAGE([$devicedata.G629:.G752])" office:value-type="float" office:value="7088233.92741936" calcext:value-type="float">
            <text:p>7088233.92741936</text:p>
          </table:table-cell>
          <table:table-cell table:formula="of:=AVERAGE([$devicedata.H629:.H752])" office:value-type="float" office:value="1070937.08870968" calcext:value-type="float">
            <text:p>1070937.08870968</text:p>
          </table:table-cell>
          <table:table-cell table:formula="of:=AVERAGE([$devicedata.I629:.I752])" office:value-type="float" office:value="6017296.83870968" calcext:value-type="float">
            <text:p>6017296.83870968</text:p>
          </table:table-cell>
          <table:table-cell table:formula="of:=AVERAGE([$devicedata.J629:.J752])" office:value-type="float" office:value="8" calcext:value-type="float">
            <text:p>8</text:p>
          </table:table-cell>
          <table:table-cell table:formula="of:=AVERAGE([$devicedata.K629:.K752])" office:value-type="float" office:value="1761290.32258065" calcext:value-type="float">
            <text:p>1761290.32258065</text:p>
          </table:table-cell>
          <table:table-cell table:formula="of:=AVERAGE([$devicedata.L629:.L752])" office:value-type="float" office:value="13573.4596774194" calcext:value-type="float">
            <text:p>13573.4596774194</text:p>
          </table:table-cell>
          <table:table-cell table:formula="of:=AVERAGE([$devicedata.M629:.M752])" office:value-type="float" office:value="-851.354838709677" calcext:value-type="float">
            <text:p>-851.354838709677</text:p>
          </table:table-cell>
          <table:table-cell table:formula="of:=AVERAGE([$devicedata.N629:.N752])" office:value-type="float" office:value="3719" calcext:value-type="float">
            <text:p>3719</text:p>
          </table:table-cell>
          <table:table-cell office:value-type="float" office:value="20" calcext:value-type="float">
            <text:p>20</text:p>
          </table:table-cell>
          <table:table-cell office:value-type="float" office:value="14612" calcext:value-type="float">
            <text:p>14612</text:p>
          </table:table-cell>
          <table:table-cell table:formula="of:=([.L8]*[.M8]*(-1)*[.O8])/(1000000)" office:value-type="float" office:value="46264.3484830968" calcext:value-type="float">
            <text:p>46264.3484830968</text:p>
          </table:table-cell>
        </table:table-row>
        <table:table-row table:style-name="ro1">
          <table:table-cell table:formula="of:=AVERAGE([$devicedata.B753:.B855])" office:value-type="float" office:value="3622616" calcext:value-type="float">
            <text:p>3622616</text:p>
          </table:table-cell>
          <table:table-cell table:formula="of:=AVERAGE([$devicedata.C753:.C855])" office:value-type="float" office:value="135762.330097087" calcext:value-type="float">
            <text:p>135762.330097087</text:p>
          </table:table-cell>
          <table:table-cell table:formula="of:=AVERAGE([$devicedata.D753:.D855])" office:value-type="float" office:value="2106.44660194175" calcext:value-type="float">
            <text:p>2106.44660194175</text:p>
          </table:table-cell>
          <table:table-cell table:formula="of:=AVERAGE([$devicedata.E753:.E855])" office:value-type="float" office:value="2021611.88349515" calcext:value-type="float">
            <text:p>2021611.88349515</text:p>
          </table:table-cell>
          <table:table-cell table:formula="of:=AVERAGE([$devicedata.F753:.F855])" office:value-type="float" office:value="2097148" calcext:value-type="float">
            <text:p>2097148</text:p>
          </table:table-cell>
          <table:table-cell table:formula="of:=AVERAGE([$devicedata.G753:.G855])" office:value-type="float" office:value="6481531.32038835" calcext:value-type="float">
            <text:p>6481531.32038835</text:p>
          </table:table-cell>
          <table:table-cell table:formula="of:=AVERAGE([$devicedata.H753:.H855])" office:value-type="float" office:value="772373.708737864" calcext:value-type="float">
            <text:p>772373.708737864</text:p>
          </table:table-cell>
          <table:table-cell table:formula="of:=AVERAGE([$devicedata.I753:.I855])" office:value-type="float" office:value="5709157.61165049" calcext:value-type="float">
            <text:p>5709157.61165049</text:p>
          </table:table-cell>
          <table:table-cell table:formula="of:=AVERAGE([$devicedata.J753:.J855])" office:value-type="float" office:value="8" calcext:value-type="float">
            <text:p>8</text:p>
          </table:table-cell>
          <table:table-cell table:formula="of:=AVERAGE([$devicedata.K753:.K855])" office:value-type="float" office:value="2166834.95145631" calcext:value-type="float">
            <text:p>2166834.95145631</text:p>
          </table:table-cell>
          <table:table-cell table:formula="of:=AVERAGE([$devicedata.L753:.L855])" office:value-type="float" office:value="15675.5436893204" calcext:value-type="float">
            <text:p>15675.5436893204</text:p>
          </table:table-cell>
          <table:table-cell table:formula="of:=AVERAGE([$devicedata.M753:.M855])" office:value-type="float" office:value="-552" calcext:value-type="float">
            <text:p>-552</text:p>
          </table:table-cell>
          <table:table-cell table:formula="of:=AVERAGE([$devicedata.N753:.N855])" office:value-type="float" office:value="3719" calcext:value-type="float">
            <text:p>3719</text:p>
          </table:table-cell>
          <table:table-cell office:value-type="float" office:value="20" calcext:value-type="float">
            <text:p>20</text:p>
          </table:table-cell>
          <table:table-cell office:value-type="float" office:value="11888" calcext:value-type="float">
            <text:p>11888</text:p>
          </table:table-cell>
          <table:table-cell table:formula="of:=([.L9]*[.M9]*(-1)*[.O9])/(1000000)" office:value-type="float" office:value="24404.732544" calcext:value-type="float">
            <text:p>24404.732544</text:p>
          </table:table-cell>
        </table:table-row>
        <table:table-row table:style-name="ro1">
          <table:table-cell table:formula="of:=AVERAGE([$devicedata.B856:.B940])" office:value-type="float" office:value="3622616" calcext:value-type="float">
            <text:p>3622616</text:p>
          </table:table-cell>
          <table:table-cell table:formula="of:=AVERAGE([$devicedata.C856:.C940])" office:value-type="float" office:value="119589.411764706" calcext:value-type="float">
            <text:p>119589.411764706</text:p>
          </table:table-cell>
          <table:table-cell table:formula="of:=AVERAGE([$devicedata.D856:.D940])" office:value-type="float" office:value="2090.70588235294" calcext:value-type="float">
            <text:p>2090.70588235294</text:p>
          </table:table-cell>
          <table:table-cell table:formula="of:=AVERAGE([$devicedata.E856:.E940])" office:value-type="float" office:value="2021832" calcext:value-type="float">
            <text:p>2021832</text:p>
          </table:table-cell>
          <table:table-cell table:formula="of:=AVERAGE([$devicedata.F856:.F940])" office:value-type="float" office:value="2097148" calcext:value-type="float">
            <text:p>2097148</text:p>
          </table:table-cell>
          <table:table-cell table:formula="of:=AVERAGE([$devicedata.G856:.G940])" office:value-type="float" office:value="6367094.96470588" calcext:value-type="float">
            <text:p>6367094.96470588</text:p>
          </table:table-cell>
          <table:table-cell table:formula="of:=AVERAGE([$devicedata.H856:.H940])" office:value-type="float" office:value="1233933.27058824" calcext:value-type="float">
            <text:p>1233933.27058824</text:p>
          </table:table-cell>
          <table:table-cell table:formula="of:=AVERAGE([$devicedata.I856:.I940])" office:value-type="float" office:value="5133161.69411765" calcext:value-type="float">
            <text:p>5133161.69411765</text:p>
          </table:table-cell>
          <table:table-cell table:formula="of:=AVERAGE([$devicedata.J856:.J940])" office:value-type="float" office:value="8" calcext:value-type="float">
            <text:p>8</text:p>
          </table:table-cell>
          <table:table-cell table:formula="of:=AVERAGE([$devicedata.K856:.K940])" office:value-type="float" office:value="2592658.82352941" calcext:value-type="float">
            <text:p>2592658.82352941</text:p>
          </table:table-cell>
          <table:table-cell table:formula="of:=AVERAGE([$devicedata.L856:.L940])" office:value-type="float" office:value="17391.6941176471" calcext:value-type="float">
            <text:p>17391.6941176471</text:p>
          </table:table-cell>
          <table:table-cell table:formula="of:=AVERAGE([$devicedata.M856:.M940])" office:value-type="float" office:value="-552" calcext:value-type="float">
            <text:p>-552</text:p>
          </table:table-cell>
          <table:table-cell table:formula="of:=AVERAGE([$devicedata.N856:.N940])" office:value-type="float" office:value="3744" calcext:value-type="float">
            <text:p>3744</text:p>
          </table:table-cell>
          <table:table-cell office:value-type="float" office:value="20" calcext:value-type="float">
            <text:p>20</text:p>
          </table:table-cell>
          <table:table-cell office:value-type="float" office:value="10002" calcext:value-type="float">
            <text:p>10002</text:p>
          </table:table-cell>
          <table:table-cell table:formula="of:=([.L10]*[.M10]*(-1)*[.O10])/(1000000)" office:value-type="float" office:value="20671.013376" calcext:value-type="float">
            <text:p>20671.013376</text:p>
          </table:table-cell>
        </table:table-row>
        <table:table-row table:style-name="ro1">
          <table:table-cell table:formula="of:=AVERAGE([$devicedata.B941:.B1046])" office:value-type="float" office:value="3622616" calcext:value-type="float">
            <text:p>3622616</text:p>
          </table:table-cell>
          <table:table-cell table:formula="of:=AVERAGE([$devicedata.C941:.C1046])" office:value-type="float" office:value="119924.981132075" calcext:value-type="float">
            <text:p>119924.981132075</text:p>
          </table:table-cell>
          <table:table-cell table:formula="of:=AVERAGE([$devicedata.D941:.D1046])" office:value-type="float" office:value="2091.2358490566" calcext:value-type="float">
            <text:p>2091.2358490566</text:p>
          </table:table-cell>
          <table:table-cell table:formula="of:=AVERAGE([$devicedata.E941:.E1046])" office:value-type="float" office:value="2022088.33962264" calcext:value-type="float">
            <text:p>2022088.33962264</text:p>
          </table:table-cell>
          <table:table-cell table:formula="of:=AVERAGE([$devicedata.F941:.F1046])" office:value-type="float" office:value="2097148" calcext:value-type="float">
            <text:p>2097148</text:p>
          </table:table-cell>
          <table:table-cell table:formula="of:=AVERAGE([$devicedata.G941:.G1046])" office:value-type="float" office:value="6652701.69811321" calcext:value-type="float">
            <text:p>6652701.69811321</text:p>
          </table:table-cell>
          <table:table-cell table:formula="of:=AVERAGE([$devicedata.H941:.H1046])" office:value-type="float" office:value="845880.566037736" calcext:value-type="float">
            <text:p>845880.566037736</text:p>
          </table:table-cell>
          <table:table-cell table:formula="of:=AVERAGE([$devicedata.I941:.I1046])" office:value-type="float" office:value="5806821.13207547" calcext:value-type="float">
            <text:p>5806821.13207547</text:p>
          </table:table-cell>
          <table:table-cell table:formula="of:=AVERAGE([$devicedata.J941:.J1046])" office:value-type="float" office:value="8" calcext:value-type="float">
            <text:p>8</text:p>
          </table:table-cell>
          <table:table-cell table:formula="of:=AVERAGE([$devicedata.K941:.K1046])" office:value-type="float" office:value="2091773.58490566" calcext:value-type="float">
            <text:p>2091773.58490566</text:p>
          </table:table-cell>
          <table:table-cell table:formula="of:=AVERAGE([$devicedata.L941:.L1046])" office:value-type="float" office:value="19175.320754717" calcext:value-type="float">
            <text:p>19175.320754717</text:p>
          </table:table-cell>
          <table:table-cell table:formula="of:=AVERAGE([$devicedata.M941:.M1046])" office:value-type="float" office:value="-595.452830188679" calcext:value-type="float">
            <text:p>-595.452830188679</text:p>
          </table:table-cell>
          <table:table-cell table:formula="of:=AVERAGE([$devicedata.N941:.N1046])" office:value-type="float" office:value="3744" calcext:value-type="float">
            <text:p>3744</text:p>
          </table:table-cell>
          <table:table-cell office:value-type="float" office:value="20" calcext:value-type="float">
            <text:p>20</text:p>
          </table:table-cell>
          <table:table-cell office:value-type="float" office:value="12376" calcext:value-type="float">
            <text:p>12376</text:p>
          </table:table-cell>
          <table:table-cell table:formula="of:=([.L11]*[.M11]*(-1)*[.O11])/(1000000)" office:value-type="float" office:value="27590.7499036981" calcext:value-type="float">
            <text:p>27590.7499036981</text:p>
          </table:table-cell>
        </table:table-row>
        <table:table-row table:style-name="ro1">
          <table:table-cell table:formula="of:=AVERAGE([$devicedata.B1047:.B1165])" office:value-type="float" office:value="3622616" calcext:value-type="float">
            <text:p>3622616</text:p>
          </table:table-cell>
          <table:table-cell table:formula="of:=AVERAGE([$devicedata.C1047:.C1165])" office:value-type="float" office:value="120405.344537815" calcext:value-type="float">
            <text:p>120405.344537815</text:p>
          </table:table-cell>
          <table:table-cell table:formula="of:=AVERAGE([$devicedata.D1047:.D1165])" office:value-type="float" office:value="2091.71428571429" calcext:value-type="float">
            <text:p>2091.71428571429</text:p>
          </table:table-cell>
          <table:table-cell table:formula="of:=AVERAGE([$devicedata.E1047:.E1165])" office:value-type="float" office:value="2022172" calcext:value-type="float">
            <text:p>2022172</text:p>
          </table:table-cell>
          <table:table-cell table:formula="of:=AVERAGE([$devicedata.F1047:.F1165])" office:value-type="float" office:value="2097148" calcext:value-type="float">
            <text:p>2097148</text:p>
          </table:table-cell>
          <table:table-cell table:formula="of:=AVERAGE([$devicedata.G1047:.G1165])" office:value-type="float" office:value="6832201.16806723" calcext:value-type="float">
            <text:p>6832201.16806723</text:p>
          </table:table-cell>
          <table:table-cell table:formula="of:=AVERAGE([$devicedata.H1047:.H1165])" office:value-type="float" office:value="857610.915966387" calcext:value-type="float">
            <text:p>857610.915966387</text:p>
          </table:table-cell>
          <table:table-cell table:formula="of:=AVERAGE([$devicedata.I1047:.I1165])" office:value-type="float" office:value="5974590.25210084" calcext:value-type="float">
            <text:p>5974590.25210084</text:p>
          </table:table-cell>
          <table:table-cell table:formula="of:=AVERAGE([$devicedata.J1047:.J1165])" office:value-type="float" office:value="8" calcext:value-type="float">
            <text:p>8</text:p>
          </table:table-cell>
          <table:table-cell table:formula="of:=AVERAGE([$devicedata.K1047:.K1165])" office:value-type="float" office:value="1835294.11764706" calcext:value-type="float">
            <text:p>1835294.11764706</text:p>
          </table:table-cell>
          <table:table-cell table:formula="of:=AVERAGE([$devicedata.L1047:.L1165])" office:value-type="float" office:value="21266.4537815126" calcext:value-type="float">
            <text:p>21266.4537815126</text:p>
          </table:table-cell>
          <table:table-cell table:formula="of:=AVERAGE([$devicedata.M1047:.M1165])" office:value-type="float" office:value="-650" calcext:value-type="float">
            <text:p>-650</text:p>
          </table:table-cell>
          <table:table-cell table:formula="of:=AVERAGE([$devicedata.N1047:.N1165])" office:value-type="float" office:value="3744" calcext:value-type="float">
            <text:p>3744</text:p>
          </table:table-cell>
          <table:table-cell office:value-type="float" office:value="20" calcext:value-type="float">
            <text:p>20</text:p>
          </table:table-cell>
          <table:table-cell office:value-type="float" office:value="13959" calcext:value-type="float">
            <text:p>13959</text:p>
          </table:table-cell>
          <table:table-cell table:formula="of:=([.L12]*[.M12]*(-1)*[.O12])/(1000000)" office:value-type="float" office:value="33970.6224" calcext:value-type="float">
            <text:p>33970.6224</text:p>
          </table:table-cell>
        </table:table-row>
        <table:table-row table:style-name="ro1">
          <table:table-cell table:formula="of:=AVERAGE([$devicedata.B1166:.B1298])" office:value-type="float" office:value="3622616" calcext:value-type="float">
            <text:p>3622616</text:p>
          </table:table-cell>
          <table:table-cell table:formula="of:=AVERAGE([$devicedata.C1166:.C1298])" office:value-type="float" office:value="143091.127819549" calcext:value-type="float">
            <text:p>143091.127819549</text:p>
          </table:table-cell>
          <table:table-cell table:formula="of:=AVERAGE([$devicedata.D1166:.D1298])" office:value-type="float" office:value="2113.89473684211" calcext:value-type="float">
            <text:p>2113.89473684211</text:p>
          </table:table-cell>
          <table:table-cell table:formula="of:=AVERAGE([$devicedata.E1166:.E1298])" office:value-type="float" office:value="2022184" calcext:value-type="float">
            <text:p>2022184</text:p>
          </table:table-cell>
          <table:table-cell table:formula="of:=AVERAGE([$devicedata.F1166:.F1298])" office:value-type="float" office:value="2097148" calcext:value-type="float">
            <text:p>2097148</text:p>
          </table:table-cell>
          <table:table-cell table:formula="of:=AVERAGE([$devicedata.G1166:.G1298])" office:value-type="float" office:value="6942195.19548872" calcext:value-type="float">
            <text:p>6942195.19548872</text:p>
          </table:table-cell>
          <table:table-cell table:formula="of:=AVERAGE([$devicedata.H1166:.H1298])" office:value-type="float" office:value="1217977.9924812" calcext:value-type="float">
            <text:p>1217977.9924812</text:p>
          </table:table-cell>
          <table:table-cell table:formula="of:=AVERAGE([$devicedata.I1166:.I1298])" office:value-type="float" office:value="5724217.20300752" calcext:value-type="float">
            <text:p>5724217.20300752</text:p>
          </table:table-cell>
          <table:table-cell table:formula="of:=AVERAGE([$devicedata.J1166:.J1298])" office:value-type="float" office:value="8" calcext:value-type="float">
            <text:p>8</text:p>
          </table:table-cell>
          <table:table-cell table:formula="of:=AVERAGE([$devicedata.K1166:.K1298])" office:value-type="float" office:value="1664000" calcext:value-type="float">
            <text:p>1664000</text:p>
          </table:table-cell>
          <table:table-cell table:formula="of:=AVERAGE([$devicedata.L1166:.L1298])" office:value-type="float" office:value="23591.6390977444" calcext:value-type="float">
            <text:p>23591.6390977444</text:p>
          </table:table-cell>
          <table:table-cell table:formula="of:=AVERAGE([$devicedata.M1166:.M1298])" office:value-type="float" office:value="-671.172932330827" calcext:value-type="float">
            <text:p>-671.172932330827</text:p>
          </table:table-cell>
          <table:table-cell table:formula="of:=AVERAGE([$devicedata.N1166:.N1298])" office:value-type="float" office:value="3718" calcext:value-type="float">
            <text:p>3718</text:p>
          </table:table-cell>
          <table:table-cell office:value-type="float" office:value="20" calcext:value-type="float">
            <text:p>20</text:p>
          </table:table-cell>
          <table:table-cell office:value-type="float" office:value="15505" calcext:value-type="float">
            <text:p>15505</text:p>
          </table:table-cell>
          <table:table-cell table:formula="of:=([.L13]*[.M13]*(-1)*[.O13])/(1000000)" office:value-type="float" office:value="38691.5020221053" calcext:value-type="float">
            <text:p>38691.5020221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4T13:24:59.063931700</dc:date>
    <meta:editing-duration>PT3M4S</meta:editing-duration>
    <meta:editing-cycles>1</meta:editing-cycles>
    <meta:generator>LibreOffice/6.0.7.3$Linux_X86_64 LibreOffice_project/00m0$Build-3</meta:generator>
    <meta:document-statistic meta:table-count="2" meta:cell-count="19678" meta:object-count="0"/>
  </office:meta>
</office:document-meta>
</file>